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9154in"/>
    </style:style>
    <style:style style:name="co46" style:family="table-column">
      <style:table-column-properties fo:break-before="auto" style:column-width="1.5839in"/>
    </style:style>
    <style:style style:name="co47" style:family="table-column">
      <style:table-column-properties fo:break-before="auto" style:column-width="2.0835in"/>
    </style:style>
    <style:style style:name="co48" style:family="table-column">
      <style:table-column-properties fo:break-before="auto" style:column-width="1.289in"/>
    </style:style>
    <style:style style:name="co49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2.252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874in"/>
    </style:style>
    <style:style style:name="co14" style:family="table-column">
      <style:table-column-properties fo:break-before="auto" style:column-width="2.3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0854in"/>
    </style:style>
    <style:style style:name="co17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626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1.6492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1.1299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5291in"/>
    </style:style>
    <style:style style:name="co32" style:family="table-column">
      <style:table-column-properties fo:break-before="auto" style:column-width="1.628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1.6055in"/>
    </style:style>
    <style:style style:name="co36" style:family="table-column">
      <style:table-column-properties fo:break-before="auto" style:column-width="1.5728in"/>
    </style:style>
    <style:style style:name="co37" style:family="table-column">
      <style:table-column-properties fo:break-before="auto" style:column-width="0.7646in"/>
    </style:style>
    <style:style style:name="co38" style:family="table-column">
      <style:table-column-properties fo:break-before="auto" style:column-width="0.8083in"/>
    </style:style>
    <style:style style:name="co39" style:family="table-column">
      <style:table-column-properties fo:break-before="auto" style:column-width="1.6819in"/>
    </style:style>
    <style:style style:name="co40" style:family="table-column">
      <style:table-column-properties fo:break-before="auto" style:column-width="1.7146in"/>
    </style:style>
    <style:style style:name="co41" style:family="table-column">
      <style:table-column-properties fo:break-before="auto" style:column-width="1.7256in"/>
    </style:style>
    <style:style style:name="co42" style:family="table-column">
      <style:table-column-properties fo:break-before="auto" style:column-width="1.7583in"/>
    </style:style>
    <style:style style:name="co43" style:family="table-column">
      <style:table-column-properties fo:break-before="auto" style:column-width="1.4201in"/>
    </style:style>
    <style:style style:name="co44" style:family="table-column">
      <style:table-column-properties fo:break-before="auto" style:column-width="1.9984in"/>
    </style:style>
    <style:style style:name="co45" style:family="table-column">
      <style:table-column-properties fo:break-before="auto" style:column-width="2.3264in"/>
    </style:style>
    <style:style style:name="co50" style:family="table-column">
      <style:table-column-properties fo:break-before="auto" style:column-width="2.2835in"/>
    </style:style>
    <style:style style:name="ro41" style:family="table-row">
      <style:table-row-properties style:row-height="0.6736in" fo:break-before="auto" style:use-optimal-row-height="false"/>
    </style:style>
    <style:style style:name="ro42" style:family="table-row">
      <style:table-row-properties style:row-height="0.2591in" fo:break-before="auto" style:use-optimal-row-height="false"/>
    </style:style>
    <style:style style:name="ro43" style:family="table-row">
      <style:table-row-properties style:row-height="0.1839in" fo:break-before="auto" style:use-optimal-row-height="true"/>
    </style:style>
    <style:style style:name="ro44" style:family="table-row">
      <style:table-row-properties style:row-height="0.33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53" style:family="table-row">
      <style:table-row-properties style:row-height="0.2484in" fo:break-before="auto" style:use-optimal-row-height="false"/>
    </style:style>
    <style:style style:name="ro54" style:family="table-row">
      <style:table-row-properties style:row-height="0.5075in" fo:break-before="auto" style:use-optimal-row-height="false"/>
    </style:style>
    <style:style style:name="ro55" style:family="table-row">
      <style:table-row-properties style:row-height="0.5492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57" style:family="table-row">
      <style:table-row-properties style:row-height="0.4346in" fo:break-before="auto" style:use-optimal-row-height="false"/>
    </style:style>
    <style:style style:name="ro58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1.0154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1965in" fo:break-before="auto" style:use-optimal-row-height="false"/>
    </style:style>
    <style:style style:name="ro28" style:family="table-row">
      <style:table-row-properties style:row-height="0.2083in" fo:break-before="auto" style:use-optimal-row-height="false"/>
    </style:style>
    <style:style style:name="ro29" style:family="table-row">
      <style:table-row-properties style:row-height="0.79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1.5752in" fo:break-before="auto" style:use-optimal-row-height="true"/>
    </style:style>
    <style:style style:name="ro35" style:family="table-row">
      <style:table-row-properties style:row-height="1.7307in" fo:break-before="auto" style:use-optimal-row-height="true"/>
    </style:style>
    <style:style style:name="ro36" style:family="table-row">
      <style:table-row-properties style:row-height="2.1972in" fo:break-before="auto" style:use-optimal-row-height="true"/>
    </style:style>
    <style:style style:name="ro37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ackground-color="#cccccc"/>
      <style:text-properties fo:color="#0000ff" style:text-position="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fo:color="#0000ff" style:text-position="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2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3" style:family="table-cell" style:parent-style-name="Default">
      <style:table-cell-properties fo:background-color="transparent"/>
      <style:text-properties style:text-position="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weight-asian="bold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bold" style:font-name-asian="Arial" style:font-weight-asian="normal" style:font-name-complex="Tahoma2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normal" style:font-name-asian="Arial" style:font-weight-asian="normal" style:font-name-complex="Tahoma2" style:font-weight-complex="normal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8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bold" style:font-weight-asian="bold" style:font-weight-complex="bold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9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9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1" fo:font-size="10pt" style:font-name-asian="ＭＳ Ｐゴシック" style:font-size-asian="11pt" style:font-name-complex="Arial1" style:font-size-complex="11pt"/>
    </style:style>
    <style:style style:name="ce47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0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67">
      <style:table-cell-properties fo:background-color="#e6e6e6"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167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72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cell-protect="hidden-and-protected" style:print-content="true"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style:cell-protect="protected" style:print-content="tru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4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03" style:family="table-cell" style:parent-style-name="Default">
      <style:text-properties fo:font-weight="normal"/>
    </style:style>
    <style:style style:name="ce10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4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46" style:family="table-cell" style:parent-style-name="Default">
      <style:table-cell-properties fo:background-color="transparent"/>
    </style:style>
    <style:style style:name="ce1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6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9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1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size-asian="10pt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-asian="Arial" style:font-name-complex="Tahoma"/>
    </style:style>
    <style:style style:name="ce20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size-asian="10pt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size-asian="10pt"/>
    </style:style>
    <style:style style:name="ce2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20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6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style:font-size-asian="12pt" style:font-size-complex="6.80000019073486pt"/>
    </style:style>
    <style:style style:name="T12" style:family="text">
      <style:text-properties style:font-name="Arial" fo:font-size="10pt" fo:font-weight="normal"/>
    </style:style>
    <style:style style:name="T13" style:family="text">
      <style:text-properties style:font-name="Arial" fo:font-size="10pt" fo:font-weight="normal" style:font-size-asian="12pt" style:font-size-complex="6.80000019073486pt"/>
    </style:style>
    <style:style style:name="T14" style:family="text">
      <style:text-properties fo:font-size="10pt" style:font-size-asian="12pt" style:font-size-complex="6.80000019073486pt"/>
    </style:style>
    <style:style style:name="T15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54"/>
        <table:table-column table:style-name="co11" table:default-cell-style-name="ce54"/>
        <table:table-column table:style-name="co12" table:default-cell-style-name="ce74"/>
        <table:table-column table:style-name="co13" table:default-cell-style-name="ce54"/>
        <table:table-column table:style-name="co14" table:default-cell-style-name="ce54"/>
        <table:table-column table:style-name="co15" table:default-cell-style-name="ce49"/>
        <table:table-column table:style-name="co16" table:default-cell-style-name="ce86"/>
        <table:table-column table:style-name="co17" table:default-cell-style-name="ce50"/>
        <table:table-column table:style-name="co19" table:number-columns-repeated="248" table:default-cell-style-name="ce54"/>
        <table:table-row table:style-name="ro17">
          <table:table-cell table:style-name="ce47">
            <draw:frame table:end-cell-address="Cover.C5" table:end-x="0.1567in" table:end-y="0.1012in" draw:z-index="0" draw:name="Graphics 1" draw:style-name="gr1" draw:text-style-name="P1" svg:width="2.439in" svg:height="0.9783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7"/>
          <table:table-cell table:style-name="ce47" table:number-columns-repeated="2"/>
          <table:table-cell table:style-name="ce50" table:number-columns-repeated="3"/>
          <table:table-cell table:number-columns-repeated="249"/>
        </table:table-row>
        <table:table-row table:style-name="ro18" table:number-rows-repeated="4">
          <table:table-cell table:style-name="ce47"/>
          <table:table-cell table:style-name="ce57"/>
          <table:table-cell table:style-name="ce47" table:number-columns-repeated="2"/>
          <table:table-cell table:style-name="ce50" table:number-columns-repeated="3"/>
          <table:table-cell table:number-columns-repeated="249"/>
        </table:table-row>
        <table:table-row table:style-name="ro19">
          <table:table-cell table:style-name="ce47"/>
          <table:table-cell table:style-name="ce59" office:value-type="string">
            <text:p>DMS_Admin TEST CASES</text:p>
          </table:table-cell>
          <table:table-cell table:style-name="ce49" table:number-columns-repeated="3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7"/>
          <table:table-cell table:style-name="ce60" office:value-type="string">
            <text:p>Version:</text:p>
          </table:table-cell>
          <table:table-cell table:style-name="ce67" office:value-type="float" office:value="2.3">
            <text:p>2.3</text:p>
          </table:table-cell>
          <table:table-cell table:style-name="ce47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Issue date:</text:p>
          </table:table-cell>
          <table:table-cell table:style-name="ce68" office:value-type="date" office:date-value="2011-12-26">
            <text:p>26-Dec-11</text:p>
          </table:table-cell>
          <table:table-cell table:style-name="ce75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Project Name:</text:p>
          </table:table-cell>
          <table:table-cell table:style-name="ce69" office:value-type="string">
            <text:p>Enterprise Content Management System</text:p>
          </table:table-cell>
          <table:table-cell table:style-name="ce76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Project Code:</text:p>
          </table:table-cell>
          <table:table-cell table:style-name="ce69" office:value-type="string">
            <text:p>ECMS</text:p>
          </table:table-cell>
          <table:table-cell table:style-name="ce76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Module:</text:p>
          </table:table-cell>
          <table:table-cell table:style-name="ce69" office:value-type="string">
            <text:p>ECMS Administration</text:p>
          </table:table-cell>
          <table:table-cell table:style-name="ce76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Total Cases:</text:p>
          </table:table-cell>
          <table:table-cell table:style-name="ce70" table:formula="of:=SUM([Manage_Tags.C4:Manage_Locks.C4])" office:value-type="float" office:value="200">
            <text:p>200</text:p>
          </table:table-cell>
          <table:table-cell table:style-name="ce76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 office:value-type="string">
            <text:p>Test Status</text:p>
          </table:table-cell>
          <table:table-cell table:style-name="ce71" office:value-type="string">
            <text:p>Passed</text:p>
          </table:table-cell>
          <table:table-cell table:style-name="ce77" office:value-type="string">
            <text:p><text:s/>Test is OK</text:p>
          </table:table-cell>
          <table:table-cell table:style-name="ce72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/>
          <table:table-cell table:style-name="ce71" office:value-type="string">
            <text:p>Blocked</text:p>
          </table:table-cell>
          <table:table-cell table:style-name="ce77" office:value-type="string">
            <text:p>Could not run the test (another bug is blocking)</text:p>
          </table:table-cell>
          <table:table-cell table:style-name="ce72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/>
          <table:table-cell table:style-name="ce71" office:value-type="string">
            <text:p>Failed</text:p>
          </table:table-cell>
          <table:table-cell table:style-name="ce78" office:value-type="string">
            <text:p>Test failed, a bug is entered on it (please add the bug ID)</text:p>
          </table:table-cell>
          <table:table-cell table:style-name="ce72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/>
          <table:table-cell table:style-name="ce71" office:value-type="string">
            <text:p>N/A</text:p>
          </table:table-cell>
          <table:table-cell table:style-name="ce78" office:value-type="string">
            <text:p>Test is not possible to run on this version </text:p>
          </table:table-cell>
          <table:table-cell table:style-name="ce72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/>
          <table:table-cell table:style-name="ce72" table:number-columns-repeated="3"/>
          <table:table-cell/>
          <table:table-cell table:style-name="ce49"/>
          <table:table-cell table:number-columns-repeated="249"/>
        </table:table-row>
        <table:table-row table:style-name="ro18">
          <table:table-cell table:style-name="ce50"/>
          <table:table-cell table:style-name="ce62" office:value-type="string">
            <text:p>Record of change:</text:p>
          </table:table-cell>
          <table:table-cell table:style-name="ce50" table:number-columns-repeated="5"/>
          <table:table-cell table:number-columns-repeated="249"/>
        </table:table-row>
        <table:table-row table:style-name="ro20">
          <table:table-cell table:style-name="ce51"/>
          <table:table-cell table:style-name="ce63" office:value-type="string">
            <text:p>Effective Date</text:p>
          </table:table-cell>
          <table:table-cell table:style-name="ce73" office:value-type="string">
            <text:p>Version</text:p>
          </table:table-cell>
          <table:table-cell table:style-name="ce73" office:value-type="string">
            <text:p>Change location</text:p>
          </table:table-cell>
          <table:table-cell table:style-name="ce73" office:value-type="string">
            <text:p>Change description</text:p>
          </table:table-cell>
          <table:table-cell table:style-name="ce73" office:value-type="string">
            <text:p>Originator</text:p>
          </table:table-cell>
          <table:table-cell table:style-name="ce88" office:value-type="string">
            <text:p>Reviewer/</text:p>
            <text:p>Approver</text:p>
          </table:table-cell>
          <table:table-cell table:style-name="ce89" office:value-type="string">
            <text:p>Reference</text:p>
          </table:table-cell>
          <table:table-cell table:style-name="ce51" table:number-columns-repeated="248"/>
        </table:table-row>
        <table:table-row table:style-name="ro21">
          <table:table-cell table:style-name="ce51"/>
          <table:table-cell table:style-name="ce64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79"/>
          <table:table-cell table:style-name="ce81" office:value-type="string">
            <text:p>Update test case based on ECM 2.1</text:p>
          </table:table-cell>
          <table:table-cell table:style-name="ce86" office:value-type="string">
            <text:p>Hanh.Ly</text:p>
          </table:table-cell>
          <table:table-cell/>
          <table:table-cell table:style-name="ce90"/>
          <table:table-cell table:style-name="ce51" table:number-columns-repeated="248"/>
        </table:table-row>
        <table:table-row table:style-name="ro22">
          <table:table-cell table:style-name="ce51"/>
          <table:table-cell table:style-name="ce65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79"/>
          <table:table-cell table:style-name="ce82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86" office:value-type="string">
            <text:p>Hanh.Ly</text:p>
          </table:table-cell>
          <table:table-cell/>
          <table:table-cell table:style-name="ce90"/>
          <table:table-cell table:style-name="ce51" table:number-columns-repeated="248"/>
        </table:table-row>
        <table:table-row table:style-name="ro23">
          <table:table-cell table:style-name="ce52"/>
          <table:table-cell table:style-name="ce65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79"/>
          <table:table-cell table:style-name="ce82" office:value-type="string">
            <text:p>Update test case based on ECM 2.2</text:p>
          </table:table-cell>
          <table:table-cell table:style-name="ce86" office:value-type="string">
            <text:p>Hanh.Ly</text:p>
          </table:table-cell>
          <table:table-cell/>
          <table:table-cell table:style-name="ce91"/>
          <table:table-cell table:style-name="ce52" table:number-columns-repeated="248"/>
        </table:table-row>
        <table:table-row table:style-name="ro20">
          <table:table-cell table:style-name="ce52"/>
          <table:table-cell table:style-name="ce65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79"/>
          <table:table-cell table:style-name="ce82" office:value-type="string">
            <text:p>Update test case: Manage node type, Add permission for category</text:p>
          </table:table-cell>
          <table:table-cell table:style-name="ce86"/>
          <table:table-cell/>
          <table:table-cell table:style-name="ce91"/>
          <table:table-cell table:style-name="ce52" table:number-columns-repeated="248"/>
        </table:table-row>
        <table:table-row table:style-name="ro20">
          <table:table-cell table:style-name="ce52"/>
          <table:table-cell table:style-name="ce65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79"/>
          <table:table-cell table:style-name="ce82" office:value-type="string">
            <text:p>Add new function: Manage Taxonomy Tree (ADM_15)</text:p>
          </table:table-cell>
          <table:table-cell table:style-name="ce86" office:value-type="string">
            <text:p>Hanh.Ly</text:p>
          </table:table-cell>
          <table:table-cell/>
          <table:table-cell table:style-name="ce91"/>
          <table:table-cell table:style-name="ce52" table:number-columns-repeated="248"/>
        </table:table-row>
        <table:table-row table:style-name="ro24">
          <table:table-cell/>
          <table:table-cell table:style-name="ce65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79"/>
          <table:table-cell table:style-name="ce82" office:value-type="string">
            <text:p>- Add Affect column to comment when one case is not in used at current version with N/A</text:p>
          </table:table-cell>
          <table:table-cell table:style-name="ce86" office:value-type="string">
            <text:p>minh.nguyen</text:p>
          </table:table-cell>
          <table:table-cell/>
          <table:table-cell table:style-name="ce86"/>
          <table:table-cell table:number-columns-repeated="248"/>
        </table:table-row>
        <table:table-row table:style-name="ro24">
          <table:table-cell/>
          <table:table-cell table:style-name="ce65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79"/>
          <table:table-cell table:style-name="ce82" office:value-type="string">
            <text:p>- ADM_05: N/A</text:p>
            <text:p>- Add cases ADM_15_05_01 -&gt;ADM_15_05_05</text:p>
          </table:table-cell>
          <table:table-cell table:style-name="ce86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5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79"/>
          <table:table-cell table:style-name="ce82" office:value-type="string">
            <text:p>Add ADM_16</text:p>
          </table:table-cell>
          <table:table-cell table:style-name="ce86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5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79"/>
          <table:table-cell table:style-name="ce82" office:value-type="string">
            <text:p>Add ADM_17</text:p>
          </table:table-cell>
          <table:table-cell table:style-name="ce86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5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79"/>
          <table:table-cell table:style-name="ce82" office:value-type="string">
            <text:p>ADM_11_05: Lookup Node Type</text:p>
          </table:table-cell>
          <table:table-cell table:style-name="ce86" office:value-type="string">
            <text:p>dung.nguyenthi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6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80"/>
          <table:table-cell table:style-name="ce83" office:value-type="string">
            <text:p>Update Priority for test case</text:p>
          </table:table-cell>
          <table:table-cell table:style-name="ce85" office:value-type="string">
            <text:p>Dung.nguyenthi</text:p>
          </table:table-cell>
          <table:table-cell/>
          <table:table-cell table:style-name="ce86"/>
          <table:table-cell table:number-columns-repeated="248"/>
        </table:table-row>
        <table:table-row table:style-name="ro25">
          <table:table-cell/>
          <table:table-cell table:style-name="ce66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80"/>
          <table:table-cell table:style-name="ce84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85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6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80"/>
          <table:table-cell table:style-name="ce85" office:value-type="string">
            <text:p>Update Related function </text:p>
          </table:table-cell>
          <table:table-cell table:style-name="ce85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0">
          <table:table-cell/>
          <table:table-cell table:style-name="ce66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74"/>
          <table:table-cell table:style-name="ce81" office:value-type="string">
            <text:p>Update test case based on ECM 2.3.x</text:p>
          </table:table-cell>
          <table:table-cell table:style-name="ce87" office:value-type="string">
            <text:p>Ha.Khuat</text:p>
          </table:table-cell>
          <table:table-cell table:style-name="ce87" table:number-columns-repeated="2"/>
          <table:table-cell table:number-columns-repeated="248"/>
        </table:table-row>
        <table:table-row table:style-name="ro21" table:number-rows-repeated="10">
          <table:table-cell table:number-columns-repeated="2"/>
          <table:table-cell table:style-name="ce54"/>
          <table:table-cell table:number-columns-repeated="2"/>
          <table:table-cell table:style-name="ce54" table:number-columns-repeated="3"/>
          <table:table-cell table:number-columns-repeated="248"/>
        </table:table-row>
        <table:table-row table:style-name="ro21">
          <table:table-cell table:number-columns-repeated="2"/>
          <table:table-cell table:style-name="ce54"/>
          <table:table-cell table:number-columns-repeated="2"/>
          <table:table-cell table:style-name="ce54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0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735];[.$K1])" office:value-type="float" office:value="0">
            <text:p>0</text:p>
          </table:table-cell>
          <table:table-cell table:style-name="ce140" table:formula="of:=COUNTIF([.M$7:.M$735];[.$K1])" office:value-type="float" office:value="0">
            <text:p>0</text:p>
          </table:table-cell>
          <table:table-cell table:style-name="ce140" table:formula="of:=COUNTIF([.N$7:.N$735];[.$K1])" office:value-type="float" office:value="0">
            <text:p>0</text:p>
          </table:table-cell>
          <table:table-cell table:style-name="ce140" table:formula="of:=COUNTIF([.O$7:.O$735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49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Failed</text:p>
          </table:table-cell>
          <table:table-cell table:style-name="ce140" table:formula="of:=COUNTIF([.L$7:.L$735];[.$K2])" office:value-type="float" office:value="0">
            <text:p>0</text:p>
          </table:table-cell>
          <table:table-cell table:style-name="ce140" table:formula="of:=COUNTIF([.M$7:.M$735];[.$K2])" office:value-type="float" office:value="0">
            <text:p>0</text:p>
          </table:table-cell>
          <table:table-cell table:style-name="ce140" table:formula="of:=COUNTIF([.N$7:.N$735];[.$K2])" office:value-type="float" office:value="0">
            <text:p>0</text:p>
          </table:table-cell>
          <table:table-cell table:style-name="ce140" table:formula="of:=COUNTIF([.O$7:.O$735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49"/>
        </table:table-row>
        <table:table-row table:style-name="ro27">
          <table:table-cell/>
          <table:table-cell table:style-name="ce98" office:value-type="string">
            <text:p>Function List</text:p>
          </table:table-cell>
          <table:table-cell table:style-name="ce105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105"/>
          <table:table-cell/>
          <table:table-cell table:style-name="ce138" table:number-columns-repeated="4"/>
          <table:table-cell table:style-name="ce140" office:value-type="string">
            <text:p>Blocked</text:p>
          </table:table-cell>
          <table:table-cell table:style-name="ce140" table:formula="of:=COUNTIF([.L$7:.L$735];[.$K3])" office:value-type="float" office:value="0">
            <text:p>0</text:p>
          </table:table-cell>
          <table:table-cell table:style-name="ce140" table:formula="of:=COUNTIF([.M$7:.M$735];[.$K3])" office:value-type="float" office:value="0">
            <text:p>0</text:p>
          </table:table-cell>
          <table:table-cell table:style-name="ce140" table:formula="of:=COUNTIF([.N$7:.N$735];[.$K3])" office:value-type="float" office:value="0">
            <text:p>0</text:p>
          </table:table-cell>
          <table:table-cell table:style-name="ce140" table:formula="of:=COUNTIF([.O$7:.O$735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49"/>
        </table:table-row>
        <table:table-row table:style-name="ro28">
          <table:table-cell/>
          <table:table-cell table:style-name="ce98" office:value-type="string">
            <text:p>Total main cases:</text:p>
          </table:table-cell>
          <table:table-cell table:style-name="ce105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118"/>
          <table:table-cell/>
          <table:table-cell table:style-name="ce138" table:number-columns-repeated="4"/>
          <table:table-cell table:style-name="ce141" office:value-type="string">
            <text:p>Untested</text:p>
          </table:table-cell>
          <table:table-cell table:style-name="ce140" table:formula="of:=COUNTIF([.L$7:.L$735];[.$K4])" office:value-type="float" office:value="0">
            <text:p>0</text:p>
          </table:table-cell>
          <table:table-cell table:style-name="ce140" table:formula="of:=COUNTIF([.M$7:.M$735];[.$K4])" office:value-type="float" office:value="0">
            <text:p>0</text:p>
          </table:table-cell>
          <table:table-cell table:style-name="ce140" table:formula="of:=COUNTIF([.N$7:.N$735];[.$K4])" office:value-type="float" office:value="0">
            <text:p>0</text:p>
          </table:table-cell>
          <table:table-cell table:style-name="ce140" table:formula="of:=COUNTIF([.O$7:.O$735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49"/>
        </table:table-row>
        <table:table-row table:style-name="ro26">
          <table:table-cell/>
          <table:table-cell table:style-name="ce99"/>
          <table:table-cell table:style-name="ce106"/>
          <table:table-cell table:style-name="ce120" table:number-columns-repeated="7"/>
          <table:table-cell office:value-type="string">
            <text:p>N/A</text:p>
          </table:table-cell>
          <table:table-cell table:style-name="ce140" table:formula="of:=COUNTIF([.L$7:.L$735];[.$K5])" office:value-type="float" office:value="0">
            <text:p>0</text:p>
          </table:table-cell>
          <table:table-cell table:style-name="ce140" table:formula="of:=COUNTIF([.M$7:.M$735];[.$K5])" office:value-type="float" office:value="0">
            <text:p>0</text:p>
          </table:table-cell>
          <table:table-cell table:style-name="ce140" table:formula="of:=COUNTIF([.N$7:.N$735];[.$K5])" office:value-type="float" office:value="0">
            <text:p>0</text:p>
          </table:table-cell>
          <table:table-cell table:style-name="ce140" table:formula="of:=COUNTIF([.O$7:.O$735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87"/>
          <table:table-cell table:number-columns-repeated="49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  <table:table-cell table:number-columns-repeated="32"/>
        </table:table-row>
        <table:table-row table:style-name="ro29">
          <table:table-cell table:style-name="ce93" office:value-type="float" office:value="1">
            <text:p>001</text:p>
          </table:table-cell>
          <table:table-cell table:style-name="ce101" office:value-type="string">
            <text:p>FNC_ECMS_ADM_TAG_01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3" office:value-type="string">
            <text:p>Test Edit Tags Function when input valid data </text:p>
          </table:table-cell>
          <table:table-cell table:style-name="ce134" office:value-type="string">
            <text:p>Step 1: Open Manage Tags form</text:p>
          </table:table-cell>
          <table:table-cell table:style-name="ce13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39" office:value-type="string">
            <text:p>Manage Tag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14">
          <table:table-cell table:style-name="ce9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Test Edit Tags Function when input valid data </text:p>
          </table:table-cell>
          <table:table-cell table:style-name="ce134" office:value-type="string">
            <text:p>Step 2: Open form to edit tag's style</text:p>
          </table:table-cell>
          <table:table-cell table:style-name="ce134" office:value-type="string">
            <text:p>Click 'Edit' icon on a tag's style you want to edit</text:p>
          </table:table-cell>
          <table:table-cell table:style-name="ce139" office:value-type="string">
            <text:p>Edit tag style configuration' pop-up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14">
          <table:table-cell table:style-name="ce94" table:formula="of:=IF(MID([.F9];6;1)&gt;MID([.F8];6;1);&quot;&quot;;MAX([.A$7:.A8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Test Edit Tags Function when input valid data </text:p>
          </table:table-cell>
          <table:table-cell table:style-name="ce134" office:value-type="string">
            <text:p>Step 3: Edit Tags</text:p>
          </table:table-cell>
          <table:table-cell table:style-name="ce134" office:value-type="string">
            <text:p>- Change the properties you want</text:p>
            <text:p>- Click ''Update'' button</text:p>
          </table:table-cell>
          <table:table-cell table:style-name="ce139" office:value-type="string">
            <text:p>Style of tag is edited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30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3" office:value-type="string">
            <text:p>Test Edit Tags Function when format of 'document range' field is <text:s/>a..b or a..* with a,b is not positive integer</text:p>
          </table:table-cell>
          <table:table-cell table:style-name="ce134" office:value-type="string">
            <text:p>Step 1: Open Manage Tags form</text:p>
          </table:table-cell>
          <table:table-cell table:style-name="ce13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39" office:value-type="string">
            <text:p>Manage Tag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Test Edit Tags Function when format of 'document range' field is <text:s/>a..b or a..* with a,b is not positive integer</text:p>
          </table:table-cell>
          <table:table-cell table:style-name="ce134" office:value-type="string">
            <text:p>Step 2: Open form to edit tag's style</text:p>
          </table:table-cell>
          <table:table-cell table:style-name="ce134" office:value-type="string">
            <text:p>Click 'Edit' icon on a tag's style you want to edit</text:p>
          </table:table-cell>
          <table:table-cell table:style-name="ce139" office:value-type="string">
            <text:p>Edit tag style configuration' pop-up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12];6;1)&gt;MID([.F11];6;1);&quot;&quot;;MAX([.A$7:.A11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Test Edit Tags Function when format of 'document range' field is <text:s/>a..b or a..* with a,b is not positive integer</text:p>
          </table:table-cell>
          <table:table-cell table:style-name="ce134" office:value-type="string">
            <text:p>Step 3: Edit Tags</text:p>
          </table:table-cell>
          <table:table-cell table:style-name="ce134" office:value-type="string">
            <text:p>- Put <text:span text:style-name="T2">invalid data in 'Document </text:span><text:span text:style-name="T2">range' field like 0..j</text:span></text:p>
            <text:p>- Click ''Update'' button</text:p>
          </table:table-cell>
          <table:table-cell table:style-name="ce139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3" office:value-type="string">
            <text:p>Test Edit Tags Function when 'document range' field is blank</text:p>
          </table:table-cell>
          <table:table-cell table:style-name="ce134" office:value-type="string">
            <text:p>Step 1: Open Manage Tags form</text:p>
          </table:table-cell>
          <table:table-cell table:style-name="ce13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39" office:value-type="string">
            <text:p>Manage Tag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14">
          <table:table-cell table:style-name="ce94" table:formula="of:=IF(MID([.F14];6;1)&gt;MID([.F13];6;1);&quot;&quot;;MAX([.A$7:.A13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Test Edit Tags Function when 'document range' field is blank</text:p>
          </table:table-cell>
          <table:table-cell table:style-name="ce134" office:value-type="string">
            <text:p>Step 2: Open form to edit tag's style</text:p>
          </table:table-cell>
          <table:table-cell table:style-name="ce134" office:value-type="string">
            <text:p>Click 'Edit' icon on a tag's style you want to edit</text:p>
          </table:table-cell>
          <table:table-cell table:style-name="ce139" office:value-type="string">
            <text:p>Edit tag style configuration' pop-up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15];6;1)&gt;MID([.F14];6;1);&quot;&quot;;MAX([.A$7:.A14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Test Edit Tags Function when 'document range' field is blank</text:p>
          </table:table-cell>
          <table:table-cell table:style-name="ce134" office:value-type="string">
            <text:p>Step 3: Edit Tags</text:p>
          </table:table-cell>
          <table:table-cell table:style-name="ce134" office:value-type="string">
            <text:p>- Do not put data in 'Document range' field</text:p>
            <text:p>- Click ''Update'' button</text:p>
          </table:table-cell>
          <table:table-cell table:style-name="ce139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3" office:value-type="string">
            <text:p>Test Edit Tags Function when 'Html style' is bank.</text:p>
          </table:table-cell>
          <table:table-cell table:style-name="ce134" office:value-type="string">
            <text:p>Step 1: Open Manage Tags form</text:p>
          </table:table-cell>
          <table:table-cell table:style-name="ce13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39" office:value-type="string">
            <text:p>Manage Tag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4" table:number-columns-repeated="10"/>
          <table:table-cell table:style-name="ce95" table:number-columns-repeated="204"/>
          <table:table-cell table:number-columns-repeated="32"/>
        </table:table-row>
        <table:table-row table:style-name="ro14">
          <table:table-cell table:style-name="ce94" table:formula="of:=IF(MID([.F17];6;1)&gt;MID([.F16];6;1);&quot;&quot;;MAX([.A$7:.A16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Test Edit Tags Function when 'Html style' is bank.</text:p>
          </table:table-cell>
          <table:table-cell table:style-name="ce134" office:value-type="string">
            <text:p>Step 2: Open form to edit tag's style</text:p>
          </table:table-cell>
          <table:table-cell table:style-name="ce134" office:value-type="string">
            <text:p>Click 'Edit' icon on a tag's style you want to edit</text:p>
          </table:table-cell>
          <table:table-cell table:style-name="ce139" office:value-type="string">
            <text:p>Edit tag style configuration' pop-up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5" table:number-columns-repeated="10"/>
          <table:table-cell table:style-name="ce95" table:number-columns-repeated="204"/>
          <table:table-cell table:number-columns-repeated="32"/>
        </table:table-row>
        <table:table-row table:style-name="ro14">
          <table:table-cell table:style-name="ce94" table:formula="of:=IF(MID([.F18];6;1)&gt;MID([.F17];6;1);&quot;&quot;;MAX([.A$7:.A17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Test Edit Tags Function when 'Html style' is bank.</text:p>
          </table:table-cell>
          <table:table-cell table:style-name="ce134" office:value-type="string">
            <text:p>Step 3: Edit Tags</text:p>
          </table:table-cell>
          <table:table-cell table:style-name="ce134" office:value-type="string">
            <text:p>- Leave the content of 'Html style' blank</text:p>
            <text:p>- Click ''Update'' button</text:p>
          </table:table-cell>
          <table:table-cell table:style-name="ce139" office:value-type="string">
            <text:p>Show message “The field "HTML Style" is required. ”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3" office:value-type="string">
            <text:p>Check the displaying of tag after add tag for document in Content Explorer</text:p>
          </table:table-cell>
          <table:table-cell table:style-name="ce134" office:value-type="string">
            <text:p>Step 1: Create node</text:p>
          </table:table-cell>
          <table:table-cell table:style-name="ce134" office:value-type="string">
            <text:p>- Go to Content Explorer </text:p>
            <text:p>- Create 1 document </text:p>
          </table:table-cell>
          <table:table-cell table:style-name="ce139" office:value-type="string">
            <text:p>Document is created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20];6;1)&gt;MID([.F19];6;1);&quot;&quot;;MAX([.A$7:.A19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Check the displaying of tag after add tag for document in Content Explorer</text:p>
          </table:table-cell>
          <table:table-cell table:style-name="ce134" office:value-type="string">
            <text:p>Step 2: Add tag for document</text:p>
          </table:table-cell>
          <table:table-cell table:style-name="ce134" office:value-type="string">
            <text:p>Add tag for document</text:p>
          </table:table-cell>
          <table:table-cell table:style-name="ce139" office:value-type="string">
            <text:p>Document is added tag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21];6;1)&gt;MID([.F20];6;1);&quot;&quot;;MAX([.A$7:.A20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Check the displaying of tag after add tag for document in Content Explorer</text:p>
          </table:table-cell>
          <table:table-cell table:style-name="ce134" office:value-type="string">
            <text:p>Step 3: View the displaying of tag's style</text:p>
          </table:table-cell>
          <table:table-cell table:style-name="ce134" office:value-type="string">
            <text:p>In Control Sidebar, select 'Tag cloud'</text:p>
          </table:table-cell>
          <table:table-cell table:style-name="ce139" office:value-type="string">
            <text:p>Depend on the number document which added this tag, the style of tag is displaying as the definition in Manage Tags 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5"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3" office:value-type="string">
            <text:p>Check the displaying of tag after edit its properties in Content Explorer</text:p>
          </table:table-cell>
          <table:table-cell table:style-name="ce134" office:value-type="string">
            <text:p>Step 1: Edit a Tags</text:p>
          </table:table-cell>
          <table:table-cell table:style-name="ce134" office:value-type="string">
            <text:p>- Go to Group/ Content Manager's pages/ Administration \Manage Tags</text:p>
            <text:p>- Edit style of normal Tags </text:p>
          </table:table-cell>
          <table:table-cell table:style-name="ce139" office:value-type="string">
            <text:p>The style of normal is edited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23];6;1)&gt;MID([.F22];6;1);&quot;&quot;;MAX([.A$7:.A22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Check the displaying of tag after edit its properties in Content Explorer</text:p>
          </table:table-cell>
          <table:table-cell table:style-name="ce134" office:value-type="string">
            <text:p>Step 2: Add tag for document</text:p>
          </table:table-cell>
          <table:table-cell table:style-name="ce134" office:value-type="string">
            <text:p>- Go to Content Explorer</text:p>
            <text:p>- Create 1 document</text:p>
            <text:p>- Add tag for this document</text:p>
          </table:table-cell>
          <table:table-cell table:style-name="ce139" office:value-type="string">
            <text:p>Document is added tag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24];6;1)&gt;MID([.F23];6;1);&quot;&quot;;MAX([.A$7:.A23])+1)">
            <text:p/>
          </table:table-cell>
          <table:table-cell table:style-name="ce102" office:value-type="string">
            <text:p>FNC_ECMS_ADM_TAG_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23" office:value-type="string">
            <text:p>ECMS\Admin\Categories &amp; Tags\Manage Tags\Edit</text:p>
          </table:table-cell>
          <table:table-cell table:style-name="ce134" office:value-type="string">
            <text:p>Check the displaying of tag after edit its properties in Content Explorer</text:p>
          </table:table-cell>
          <table:table-cell table:style-name="ce134" office:value-type="string">
            <text:p>Step 3: View the edited tag's style</text:p>
          </table:table-cell>
          <table:table-cell table:style-name="ce134" office:value-type="string">
            <text:p>In Control Sidebar, select 'Tag cloud'</text:p>
          </table:table-cell>
          <table:table-cell table:style-name="ce139" office:value-type="string">
            <text:p>Tag's style is edited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25];6;1)&gt;MID([.F24];6;1);&quot;&quot;;MAX([.A$7:.A24])+1)" office:value-type="float" office:value="7">
            <text:p>007</text:p>
          </table:table-cell>
          <table:table-cell table:style-name="ce101" office:value-type="string">
            <text:p>FNC_ECMS_ADM_TAG_02</text:p>
          </table:table-cell>
          <table:table-cell table:style-name="ce11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4" office:value-type="string">
            <text:p>ECMS\Admin\Categories &amp; Tags\Manage Tags\ Management</text:p>
          </table:table-cell>
          <table:table-cell table:style-name="ce135" office:value-type="string">
            <text:p>Add group to edit public tag</text:p>
          </table:table-cell>
          <table:table-cell table:style-name="ce95" office:value-type="string">
            <text:p>Step 1: Open form to add group</text:p>
          </table:table-cell>
          <table:table-cell table:style-name="ce95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5" office:value-type="string">
            <text:p>All groups having permission to edit public tag are listed here</text:p>
          </table:table-cell>
          <table:table-cell table:style-name="ce139" office:value-type="string">
            <text:p>Medium</text:p>
          </table:table-cell>
          <table:table-cell table:style-name="ce95"/>
          <table:table-cell table:number-columns-repeated="246"/>
        </table:table-row>
        <table:table-row table:style-name="ro32">
          <table:table-cell table:style-name="ce94" table:formula="of:=IF(MID([.F26];6;1)&gt;MID([.F25];6;1);&quot;&quot;;MAX([.A$7:.A25])+1)">
            <text:p/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99" office:value-type="string">
            <text:p>Add group to edit public tag</text:p>
          </table:table-cell>
          <table:table-cell table:style-name="ce95" office:value-type="string">
            <text:p>Step 2: Add group </text:p>
          </table:table-cell>
          <table:table-cell table:style-name="ce95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95" office:value-type="string">
            <text:p>Selected membership are listed </text:p>
          </table:table-cell>
          <table:table-cell table:style-name="ce139" office:value-type="string">
            <text:p>Medium</text:p>
          </table:table-cell>
          <table:table-cell table:style-name="ce95"/>
          <table:table-cell table:number-columns-repeated="246"/>
        </table:table-row>
        <table:table-row table:style-name="ro32">
          <table:table-cell table:style-name="ce94" table:formula="of:=IF(MID([.F27];6;1)&gt;MID([.F26];6;1);&quot;&quot;;MAX([.A$7:.A26])+1)" office:value-type="float" office:value="8">
            <text:p>008</text:p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135" office:value-type="string">
            <text:p>Add group when membership field is blank</text:p>
          </table:table-cell>
          <table:table-cell table:style-name="ce95" office:value-type="string">
            <text:p>Step 1: Open form to add group</text:p>
          </table:table-cell>
          <table:table-cell table:style-name="ce95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5" office:value-type="string">
            <text:p>All groups having permission to edit public tag are listed here</text:p>
          </table:table-cell>
          <table:table-cell table:style-name="ce139" office:value-type="string">
            <text:p>Medium</text:p>
          </table:table-cell>
          <table:table-cell table:style-name="ce95"/>
          <table:table-cell table:number-columns-repeated="246"/>
        </table:table-row>
        <table:table-row table:style-name="ro14">
          <table:table-cell table:style-name="ce94" table:formula="of:=IF(MID([.F28];6;1)&gt;MID([.F27];6;1);&quot;&quot;;MAX([.A$7:.A27])+1)">
            <text:p/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99" office:value-type="string">
            <text:p>Add group when membership field is blank</text:p>
          </table:table-cell>
          <table:table-cell table:style-name="ce95" office:value-type="string">
            <text:p>Step 2: Add group when membership field is blank</text:p>
          </table:table-cell>
          <table:table-cell table:style-name="ce95" office:value-type="string">
            <text:p>- Leave the membership field is blank</text:p>
            <text:p>- Click Save</text:p>
          </table:table-cell>
          <table:table-cell table:style-name="ce95" office:value-type="string">
            <text:p>Show message “The field "Memberships: " is required.”</text:p>
          </table:table-cell>
          <table:table-cell table:style-name="ce139" office:value-type="string">
            <text:p>Medium</text:p>
          </table:table-cell>
          <table:table-cell table:style-name="ce95"/>
          <table:table-cell table:number-columns-repeated="246"/>
        </table:table-row>
        <table:table-row table:style-name="ro32">
          <table:table-cell table:style-name="ce94" table:formula="of:=IF(MID([.F29];6;1)&gt;MID([.F28];6;1);&quot;&quot;;MAX([.A$7:.A28])+1)" office:value-type="float" office:value="9">
            <text:p>009</text:p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135" office:value-type="string">
            <text:p>Add group is the same with existing group in the table's list</text:p>
          </table:table-cell>
          <table:table-cell table:style-name="ce95" office:value-type="string">
            <text:p>Step 1: Open form to add group</text:p>
          </table:table-cell>
          <table:table-cell table:style-name="ce95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5" office:value-type="string">
            <text:p>All groups having permission to edit public tag are listed here</text:p>
          </table:table-cell>
          <table:table-cell table:style-name="ce139" office:value-type="string">
            <text:p>Medium</text:p>
          </table:table-cell>
          <table:table-cell table:style-name="ce95"/>
          <table:table-cell table:number-columns-repeated="246"/>
        </table:table-row>
        <table:table-row table:style-name="ro32">
          <table:table-cell table:style-name="ce94" table:formula="of:=IF(MID([.F30];6;1)&gt;MID([.F29];6;1);&quot;&quot;;MAX([.A$7:.A29])+1)">
            <text:p/>
          </table:table-cell>
          <table:table-cell table:style-name="ce102" office:value-type="string">
            <text:p>FNC_ECMS_ADM_TAG_02</text:p>
          </table:table-cell>
          <table:table-cell table:style-name="ce117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136" office:value-type="string">
            <text:p>Add group is the same with existing group in the table's list</text:p>
          </table:table-cell>
          <table:table-cell table:style-name="ce137" office:value-type="string">
            <text:p>Step 2: Add group </text:p>
          </table:table-cell>
          <table:table-cell table:style-name="ce137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37" office:value-type="string">
            <text:p>Show message alert that this group has been existed</text:p>
          </table:table-cell>
          <table:table-cell table:style-name="ce139" office:value-type="string">
            <text:p>Medium</text:p>
          </table:table-cell>
          <table:table-cell table:style-name="ce137"/>
          <table:table-cell table:style-name="ce146" table:number-columns-repeated="246"/>
        </table:table-row>
        <table:table-row table:style-name="ro32">
          <table:table-cell table:style-name="ce94" table:formula="of:=IF(MID([.F31];6;1)&gt;MID([.F30];6;1);&quot;&quot;;MAX([.A$7:.A30])+1)" office:value-type="float" office:value="10">
            <text:p>010</text:p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135" office:value-type="string">
            <text:p>Delete group when click OK on confirm message</text:p>
          </table:table-cell>
          <table:table-cell table:style-name="ce95" office:value-type="string">
            <text:p>Step 1: Open list group form</text:p>
          </table:table-cell>
          <table:table-cell table:style-name="ce95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5" office:value-type="string">
            <text:p>All groups having permission to edit public tag are listed here</text:p>
          </table:table-cell>
          <table:table-cell table:style-name="ce139" office:value-type="string">
            <text:p>Medium</text:p>
          </table:table-cell>
          <table:table-cell table:style-name="ce95"/>
          <table:table-cell table:number-columns-repeated="246"/>
        </table:table-row>
        <table:table-row table:style-name="ro29">
          <table:table-cell table:style-name="ce94" table:formula="of:=IF(MID([.F32];6;1)&gt;MID([.F31];6;1);&quot;&quot;;MAX([.A$7:.A31])+1)">
            <text:p/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99" office:value-type="string">
            <text:p>Delete group when click OK on confirm message</text:p>
          </table:table-cell>
          <table:table-cell table:style-name="ce95" office:value-type="string">
            <text:p>Step 2: Delete group when click OK on confirm message</text:p>
          </table:table-cell>
          <table:table-cell table:style-name="ce95" office:value-type="string">
            <text:p>- Click Delete icon corresponding with group you want to delete</text:p>
            <text:p>- Click OK on confirm message</text:p>
          </table:table-cell>
          <table:table-cell table:style-name="ce95" office:value-type="string">
            <text:p>Group is deleted</text:p>
          </table:table-cell>
          <table:table-cell table:style-name="ce139" office:value-type="string">
            <text:p>Medium</text:p>
          </table:table-cell>
          <table:table-cell table:style-name="ce95"/>
          <table:table-cell table:number-columns-repeated="246"/>
        </table:table-row>
        <table:table-row table:style-name="ro32">
          <table:table-cell table:style-name="ce94" table:formula="of:=IF(MID([.F33];6;1)&gt;MID([.F32];6;1);&quot;&quot;;MAX([.A$7:.A32])+1)" office:value-type="float" office:value="11">
            <text:p>011</text:p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135" office:value-type="string">
            <text:p>Delete group when cancel confirm message</text:p>
          </table:table-cell>
          <table:table-cell table:style-name="ce95" office:value-type="string">
            <text:p>Step 1: Open list group form</text:p>
          </table:table-cell>
          <table:table-cell table:style-name="ce95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5" office:value-type="string">
            <text:p>All groups having permission to edit public tag are listed here</text:p>
          </table:table-cell>
          <table:table-cell table:style-name="ce139" office:value-type="string">
            <text:p>Medium</text:p>
          </table:table-cell>
          <table:table-cell table:style-name="ce95"/>
          <table:table-cell table:number-columns-repeated="246"/>
        </table:table-row>
        <table:table-row table:style-name="ro29">
          <table:table-cell table:style-name="ce94" table:formula="of:=IF(MID([.F34];6;1)&gt;MID([.F33];6;1);&quot;&quot;;MAX([.A$7:.A33])+1)">
            <text:p/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99" office:value-type="string">
            <text:p>Delete group when cancel confirm message</text:p>
          </table:table-cell>
          <table:table-cell table:style-name="ce95" office:value-type="string">
            <text:p>Step 2: Delete group when cancel confirm message</text:p>
          </table:table-cell>
          <table:table-cell table:style-name="ce95" office:value-type="string">
            <text:p>- Click Delete icon corresponding with group you want to delete</text:p>
            <text:p>- Click Cancel on confirm message</text:p>
          </table:table-cell>
          <table:table-cell table:style-name="ce95" office:value-type="string">
            <text:p>Group is not deleted</text:p>
          </table:table-cell>
          <table:table-cell table:style-name="ce139" office:value-type="string">
            <text:p>Medium</text:p>
          </table:table-cell>
          <table:table-cell table:style-name="ce95"/>
          <table:table-cell table:number-columns-repeated="246"/>
        </table:table-row>
        <table:table-row table:style-name="ro32">
          <table:table-cell table:style-name="ce94" table:formula="of:=IF(MID([.F35];6;1)&gt;MID([.F34];6;1);&quot;&quot;;MAX([.A$7:.A34])+1)" office:value-type="float" office:value="12">
            <text:p>012</text:p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135" office:value-type="string">
            <text:p>Check right of group in Content Explorer</text:p>
          </table:table-cell>
          <table:table-cell table:style-name="ce95" office:value-type="string">
            <text:p>Step 1: Open form to add group</text:p>
          </table:table-cell>
          <table:table-cell table:style-name="ce95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95" office:value-type="string">
            <text:p>All groups having permission to edit public tag are listed here</text:p>
          </table:table-cell>
          <table:table-cell table:style-name="ce95" office:value-type="string">
            <text:p>High</text:p>
          </table:table-cell>
          <table:table-cell table:style-name="ce95"/>
          <table:table-cell table:number-columns-repeated="246"/>
        </table:table-row>
        <table:table-row table:style-name="ro32">
          <table:table-cell table:style-name="ce94" table:formula="of:=IF(MID([.F36];6;1)&gt;MID([.F35];6;1);&quot;&quot;;MAX([.A$7:.A35])+1)">
            <text:p/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99" office:value-type="string">
            <text:p>Check right of group in Content Explorer</text:p>
          </table:table-cell>
          <table:table-cell table:style-name="ce95" office:value-type="string">
            <text:p>Step 2: Add group </text:p>
          </table:table-cell>
          <table:table-cell table:style-name="ce95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95" office:value-type="string">
            <text:p>Add group when membership field is blank</text:p>
          </table:table-cell>
          <table:table-cell table:style-name="ce95" office:value-type="string">
            <text:p>High</text:p>
          </table:table-cell>
          <table:table-cell table:style-name="ce95"/>
          <table:table-cell table:number-columns-repeated="246"/>
        </table:table-row>
        <table:table-row table:style-name="ro32">
          <table:table-cell table:style-name="ce94" table:formula="of:=IF(MID([.F37];6;1)&gt;MID([.F36];6;1);&quot;&quot;;MAX([.A$7:.A36])+1)">
            <text:p/>
          </table:table-cell>
          <table:table-cell table:style-name="ce102" office:value-type="string">
            <text:p>FNC_ECMS_ADM_TAG_02</text:p>
          </table:table-cell>
          <table:table-cell table:style-name="ce115"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132" office:value-type="string">
            <text:p>ECMS\Admin\Categories &amp; Tags\Manage Tags\ Management</text:p>
          </table:table-cell>
          <table:table-cell table:style-name="ce99" office:value-type="string">
            <text:p>Check right of group in Content Explorer</text:p>
          </table:table-cell>
          <table:table-cell table:style-name="ce95" office:value-type="string">
            <text:p>Step 3: Check right of group</text:p>
          </table:table-cell>
          <table:table-cell table:style-name="ce95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95" office:value-type="string">
            <text:p>“Edit Tag form” is shown</text:p>
          </table:table-cell>
          <table:table-cell table:style-name="ce95" office:value-type="string">
            <text:p>High</text:p>
          </table:table-cell>
          <table:table-cell table:style-name="ce95"/>
          <table:table-cell table:number-columns-repeated="246"/>
        </table:table-row>
        <table:table-row table:style-name="ro41" table:number-rows-repeated="58">
          <table:table-cell table:style-name="ce95"/>
          <table:table-cell table:style-name="ce99"/>
          <table:table-cell table:style-name="ce95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3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0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855];[.$K1])" office:value-type="float" office:value="0">
            <text:p>0</text:p>
          </table:table-cell>
          <table:table-cell table:style-name="ce140" table:formula="of:=COUNTIF([.M$7:.M$855];[.$K1])" office:value-type="float" office:value="0">
            <text:p>0</text:p>
          </table:table-cell>
          <table:table-cell table:style-name="ce140" table:formula="of:=COUNTIF([.N$7:.N$855];[.$K1])" office:value-type="float" office:value="0">
            <text:p>0</text:p>
          </table:table-cell>
          <table:table-cell table:style-name="ce140" table:formula="of:=COUNTIF([.O$7:.O$855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49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Failed</text:p>
          </table:table-cell>
          <table:table-cell table:style-name="ce140" table:formula="of:=COUNTIF([.L$7:.L$855];[.$K2])" office:value-type="float" office:value="0">
            <text:p>0</text:p>
          </table:table-cell>
          <table:table-cell table:style-name="ce140" table:formula="of:=COUNTIF([.M$7:.M$855];[.$K2])" office:value-type="float" office:value="0">
            <text:p>0</text:p>
          </table:table-cell>
          <table:table-cell table:style-name="ce140" table:formula="of:=COUNTIF([.N$7:.N$855];[.$K2])" office:value-type="float" office:value="0">
            <text:p>0</text:p>
          </table:table-cell>
          <table:table-cell table:style-name="ce140" table:formula="of:=COUNTIF([.O$7:.O$855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49"/>
        </table:table-row>
        <table:table-row table:style-name="ro27">
          <table:table-cell/>
          <table:table-cell table:style-name="ce98" office:value-type="string">
            <text:p>Function List</text:p>
          </table:table-cell>
          <table:table-cell table:style-name="ce105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105"/>
          <table:table-cell/>
          <table:table-cell table:style-name="ce138" table:number-columns-repeated="4"/>
          <table:table-cell table:style-name="ce140" office:value-type="string">
            <text:p>Blocked</text:p>
          </table:table-cell>
          <table:table-cell table:style-name="ce140" table:formula="of:=COUNTIF([.L$7:.L$855];[.$K3])" office:value-type="float" office:value="0">
            <text:p>0</text:p>
          </table:table-cell>
          <table:table-cell table:style-name="ce140" table:formula="of:=COUNTIF([.M$7:.M$855];[.$K3])" office:value-type="float" office:value="0">
            <text:p>0</text:p>
          </table:table-cell>
          <table:table-cell table:style-name="ce140" table:formula="of:=COUNTIF([.N$7:.N$855];[.$K3])" office:value-type="float" office:value="0">
            <text:p>0</text:p>
          </table:table-cell>
          <table:table-cell table:style-name="ce140" table:formula="of:=COUNTIF([.O$7:.O$855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49"/>
        </table:table-row>
        <table:table-row table:style-name="ro28">
          <table:table-cell/>
          <table:table-cell table:style-name="ce98" office:value-type="string">
            <text:p>Total main cases:</text:p>
          </table:table-cell>
          <table:table-cell table:style-name="ce105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118"/>
          <table:table-cell/>
          <table:table-cell table:style-name="ce138" table:number-columns-repeated="4"/>
          <table:table-cell table:style-name="ce141" office:value-type="string">
            <text:p>Untested</text:p>
          </table:table-cell>
          <table:table-cell table:style-name="ce140" table:formula="of:=COUNTIF([.L$7:.L$855];[.$K4])" office:value-type="float" office:value="0">
            <text:p>0</text:p>
          </table:table-cell>
          <table:table-cell table:style-name="ce140" table:formula="of:=COUNTIF([.M$7:.M$855];[.$K4])" office:value-type="float" office:value="0">
            <text:p>0</text:p>
          </table:table-cell>
          <table:table-cell table:style-name="ce140" table:formula="of:=COUNTIF([.N$7:.N$855];[.$K4])" office:value-type="float" office:value="0">
            <text:p>0</text:p>
          </table:table-cell>
          <table:table-cell table:style-name="ce140" table:formula="of:=COUNTIF([.O$7:.O$855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49"/>
        </table:table-row>
        <table:table-row table:style-name="ro26">
          <table:table-cell/>
          <table:table-cell table:style-name="ce99"/>
          <table:table-cell table:style-name="ce106"/>
          <table:table-cell table:style-name="ce120" table:number-columns-repeated="7"/>
          <table:table-cell office:value-type="string">
            <text:p>N/A</text:p>
          </table:table-cell>
          <table:table-cell table:style-name="ce140" table:formula="of:=COUNTIF([.L$7:.L$855];[.$K5])" office:value-type="float" office:value="0">
            <text:p>0</text:p>
          </table:table-cell>
          <table:table-cell table:style-name="ce140" table:formula="of:=COUNTIF([.M$7:.M$855];[.$K5])" office:value-type="float" office:value="0">
            <text:p>0</text:p>
          </table:table-cell>
          <table:table-cell table:style-name="ce140" table:formula="of:=COUNTIF([.N$7:.N$855];[.$K5])" office:value-type="float" office:value="0">
            <text:p>0</text:p>
          </table:table-cell>
          <table:table-cell table:style-name="ce140" table:formula="of:=COUNTIF([.O$7:.O$855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87"/>
          <table:table-cell table:number-columns-repeated="49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  <table:table-cell table:number-columns-repeated="32"/>
        </table:table-row>
        <table:table-row table:style-name="ro32">
          <table:table-cell table:style-name="ce94" office:value-type="float" office:value="1">
            <text:p>001</text:p>
          </table:table-cell>
          <table:table-cell table:style-name="ce102" office:value-type="string">
            <text:p>FNC_ECMS_ADM_CAT_01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Add new Category Tree when put valid data in all fields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8];6;1)&gt;MID([.F7];6;1);&quot;&quot;;MAX([.A$7:.A7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8];6;1)&gt;MID([.F7];6;1);[.C7];[.C7]+1)" office:value-type="float" office:value="1">
            <text:p>001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new Category Tree when put valid data in all <text:s/>fields</text:p>
          </table:table-cell>
          <table:table-cell table:style-name="ce118" office:value-type="string">
            <text:p>Step 2: Select Category name, workspace, home path</text:p>
          </table:table-cell>
          <table:table-cell table:style-name="ce118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118" office:value-type="string">
            <text:p>Fields are inputted values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9];6;1)&gt;MID([.F8];6;1);&quot;&quot;;MAX([.A$7:.A8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9];6;1)&gt;MID([.F8];6;1);[.C8];[.C8]+1)" office:value-type="float" office:value="1">
            <text:p>001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new Category Tree when put valid data in all <text:s/>fields</text:p>
          </table:table-cell>
          <table:table-cell table:style-name="ce118" office:value-type="string">
            <text:p>Step 3: Select permission for Category tree</text:p>
          </table:table-cell>
          <table:table-cell table:style-name="ce118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118" office:value-type="string">
            <text:p>Category tree is added permission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10];6;1)&gt;MID([.F9];6;1);&quot;&quot;;MAX([.A$7:.A9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10];6;1)&gt;MID([.F9];6;1);[.C9];[.C9]+1)" office:value-type="float" office:value="1">
            <text:p>001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new Category Tree when put valid data in all <text:s/>fields</text:p>
          </table:table-cell>
          <table:table-cell table:style-name="ce118" office:value-type="string">
            <text:p>Step 4: Add action for Category tree</text:p>
          </table:table-cell>
          <table:table-cell table:style-name="ce118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118" office:value-type="string">
            <text:p>The Category is created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11];6;1)&gt;MID([.F10];6;1);[.C10];[.C10]+1)" office:value-type="float" office:value="1">
            <text:p>001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new Category Tree when put valid data in all <text:s/>fields</text:p>
          </table:table-cell>
          <table:table-cell table:style-name="ce118" office:value-type="string">
            <text:p>Step 5: Finish adding Category tree by add, copy, cut, paste, set permission for Category </text:p>
          </table:table-cell>
          <table:table-cell table:style-name="ce118" office:value-type="string">
            <text:p>- Add new/ cut/ copy/ delete/ add permission in Category tree</text:p>
          </table:table-cell>
          <table:table-cell table:style-name="ce118" office:value-type="string">
            <text:p>A new Category is added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12];6;1)&gt;MID([.F11];6;1);&quot;&quot;;MAX([.A$7:.A11])+1)" office:value-type="float" office:value="2">
            <text:p>002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12];6;1)&gt;MID([.F11];6;1);[.C11];[.C11]+1)" office:value-type="float" office:value="2">
            <text:p>002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Add new Category Tree when “Name” field is blank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14">
          <table:table-cell table:style-name="ce94" table:formula="of:=IF(MID([.F13];6;1)&gt;MID([.F12];6;1);&quot;&quot;;MAX([.A$7:.A12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13];6;1)&gt;MID([.F12];6;1);[.C12];[.C12]+1)" office:value-type="float" office:value="2">
            <text:p>002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new Category Tree when “Name” field is blank</text:p>
          </table:table-cell>
          <table:table-cell table:style-name="ce118" office:value-type="string">
            <text:p>Step 2: Add new Category tree with blank name</text:p>
          </table:table-cell>
          <table:table-cell table:style-name="ce118" office:value-type="string">
            <text:p>- Do not value in “Name” field</text:p>
            <text:p>- Click Next button</text:p>
          </table:table-cell>
          <table:table-cell table:style-name="ce118" office:value-type="string">
            <text:p>Show message alert that you must put value in “Name” field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14];6;1)&gt;MID([.F13];6;1);&quot;&quot;;MAX([.A$7:.A13])+1)" office:value-type="float" office:value="3">
            <text:p>003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14];6;1)&gt;MID([.F13];6;1);[.C13];[.C13]+1)" office:value-type="float" office:value="3">
            <text:p>003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33" office:value-type="string">
            <text:p>Add Category when name field contain special characters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15];6;1)&gt;MID([.F14];6;1);&quot;&quot;;MAX([.A$7:.A14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15];6;1)&gt;MID([.F14];6;1);[.C14];[.C14]+1)" office:value-type="float" office:value="3">
            <text:p>003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34" office:value-type="string">
            <text:p>Add Category when name field contain special characters</text:p>
          </table:table-cell>
          <table:table-cell table:style-name="ce118" office:value-type="string">
            <text:p>Step 2: Add new Category tree's name with special characters </text:p>
          </table:table-cell>
          <table:table-cell table:style-name="ce118" office:value-type="string">
            <text:p>- Put some special characters in “Name” field like @,#,$,%...</text:p>
            <text:p>- Click Next button</text:p>
          </table:table-cell>
          <table:table-cell table:style-name="ce118" office:value-type="string">
            <text:p>Show message alert that the “Name” field cannot contain special characte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16];6;1)&gt;MID([.F15];6;1);[.C15];[.C15]+1)" office:value-type="float" office:value="4">
            <text:p>004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33" office:value-type="string">
            <text:p>Add new Category has the same name with existing Category 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17];6;1)&gt;MID([.F16];6;1);&quot;&quot;;MAX([.A$7:.A16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17];6;1)&gt;MID([.F16];6;1);[.C16];[.C16]+1)" office:value-type="float" office:value="4">
            <text:p>004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34" office:value-type="string">
            <text:p>Add new Category has the same name with existing Category </text:p>
          </table:table-cell>
          <table:table-cell table:style-name="ce118" office:value-type="string">
            <text:p>Step 2: Add Category has the same name with existing Category</text:p>
          </table:table-cell>
          <table:table-cell table:style-name="ce118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118" office:value-type="string">
            <text:p>Show message alert that this Category is the same name with existing Category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18];6;1)&gt;MID([.F17];6;1);&quot;&quot;;MAX([.A$7:.A17])+1)" office:value-type="float" office:value="5">
            <text:p>005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18];6;1)&gt;MID([.F17];6;1);[.C17];[.C17]+1)" office:value-type="float" office:value="5">
            <text:p>005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Add Category when “Home path” field is blank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19];6;1)&gt;MID([.F18];6;1);&quot;&quot;;MAX([.A$7:.A18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19];6;1)&gt;MID([.F18];6;1);[.C18];[.C18]+1)" office:value-type="float" office:value="5">
            <text:p>005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Category when “Home path” field is blank</text:p>
          </table:table-cell>
          <table:table-cell table:style-name="ce118" office:value-type="string">
            <text:p>Step 2: Add new Category tree when Home path is blank</text:p>
          </table:table-cell>
          <table:table-cell table:style-name="ce118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118" office:value-type="string">
            <text:p>Move to Set permission screen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20];6;1)&gt;MID([.F19];6;1);&quot;&quot;;MAX([.A$7:.A19])+1)" office:value-type="float" office:value="6">
            <text:p>006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20];6;1)&gt;MID([.F19];6;1);[.C19];[.C19]+1)" office:value-type="float" office:value="6">
            <text:p>006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Add Category when “Permission” field is blank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21];6;1)&gt;MID([.F20];6;1);&quot;&quot;;MAX([.A$7:.A20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21];6;1)&gt;MID([.F20];6;1);[.C20];[.C20]+1)" office:value-type="float" office:value="6">
            <text:p>006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Category when “Permission” field is blank</text:p>
          </table:table-cell>
          <table:table-cell table:style-name="ce118" office:value-type="string">
            <text:p>Step 2: Do not set permission for Category tree</text:p>
          </table:table-cell>
          <table:table-cell table:style-name="ce118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118" office:value-type="string">
            <text:p>Show message alert that you must add the permission for this Category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22];6;1)&gt;MID([.F21];6;1);&quot;&quot;;MAX([.A$7:.A21])+1)" office:value-type="float" office:value="7">
            <text:p>007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22];6;1)&gt;MID([.F21];6;1);[.C21];[.C21]+1)" office:value-type="float" office:value="7">
            <text:p>007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Add new Category when the action's name of Category is blank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23];6;1)&gt;MID([.F22];6;1);&quot;&quot;;MAX([.A$7:.A22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23];6;1)&gt;MID([.F22];6;1);[.C22];[.C22]+1)" office:value-type="float" office:value="7">
            <text:p>007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new Category when the action's name of Category is blank</text:p>
          </table:table-cell>
          <table:table-cell table:style-name="ce118" office:value-type="string">
            <text:p>Step 2: Leave the action's name is empty</text:p>
          </table:table-cell>
          <table:table-cell table:style-name="ce118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118" office:value-type="string">
            <text:p>Show message alert that you must put the name of action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24];6;1)&gt;MID([.F23];6;1);&quot;&quot;;MAX([.A$7:.A23])+1)" office:value-type="float" office:value="8">
            <text:p>008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24];6;1)&gt;MID([.F23];6;1);[.C23];[.C23]+1)" office:value-type="float" office:value="8">
            <text:p>008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Add new Category when the action's name of Category contain special characters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25];6;1)&gt;MID([.F24];6;1);&quot;&quot;;MAX([.A$7:.A24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25];6;1)&gt;MID([.F24];6;1);[.C24];[.C24]+1)" office:value-type="float" office:value="8">
            <text:p>008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new Category when the action's name of Category contain special characters</text:p>
          </table:table-cell>
          <table:table-cell table:style-name="ce118" office:value-type="string">
            <text:p>Step 2: Add action when the name of action contain special characters</text:p>
          </table:table-cell>
          <table:table-cell table:style-name="ce118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118" office:value-type="string">
            <text:p>Show message alert that the action's name cannot contain special characte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26];6;1)&gt;MID([.F25];6;1);&quot;&quot;;MAX([.A$7:.A25])+1)" office:value-type="float" office:value="9">
            <text:p>009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26];6;1)&gt;MID([.F25];6;1);[.C25];[.C25]+1)" office:value-type="float" office:value="9">
            <text:p>009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Add action for Category when do not select the target node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3">
          <table:table-cell table:style-name="ce94" table:formula="of:=IF(MID([.F27];6;1)&gt;MID([.F26];6;1);&quot;&quot;;MAX([.A$7:.A26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27];6;1)&gt;MID([.F26];6;1);[.C26];[.C26]+1)" office:value-type="float" office:value="9">
            <text:p>009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Add action for Category when do not select the target node</text:p>
          </table:table-cell>
          <table:table-cell table:style-name="ce118" office:value-type="string">
            <text:p>Step 2: Add action when the name of action contain special characters</text:p>
          </table:table-cell>
          <table:table-cell table:style-name="ce118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118" office:value-type="string">
            <text:p>Show message alert that you must choose the target node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28];6;1)&gt;MID([.F27];6;1);&quot;&quot;;MAX([.A$7:.A27])+1)" office:value-type="float" office:value="10">
            <text:p>010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28];6;1)&gt;MID([.F27];6;1);[.C27];[.C27]+1)" office:value-type="float" office:value="10">
            <text:p>010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Add action for Category when do not select Lifecycle field</text:p>
          </table:table-cell>
          <table:table-cell table:style-name="ce118" office:value-type="string">
            <text:p>Step 1: Open form to add new Category</text:p>
          </table:table-cell>
          <table:table-cell table:style-name="ce11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18" office:value-type="string">
            <text:p><text:s/>“Add Category Tree” form appears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3">
          <table:table-cell table:style-name="ce94" table:formula="of:=IF(MID([.F29];6;1)&gt;MID([.F28];6;1);&quot;&quot;;MAX([.A$7:.A28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29];6;1)&gt;MID([.F28];6;1);[.C28];[.C28]+1)" office:value-type="float" office:value="10">
            <text:p>010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3" office:value-type="string">
            <text:p>Add action for Category when do not select Lifecycle field</text:p>
          </table:table-cell>
          <table:table-cell table:style-name="ce118" office:value-type="string">
            <text:p>Step 2: Add action when the name of action contain special characters</text:p>
          </table:table-cell>
          <table:table-cell table:style-name="ce118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118" office:value-type="string">
            <text:p>Show message alert that you must choose Lifecycle field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30];6;1)&gt;MID([.F29];6;1);&quot;&quot;;MAX([.A$7:.A29])+1)" office:value-type="float" office:value="11">
            <text:p>011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30];6;1)&gt;MID([.F29];6;1);[.C29];[.C29]+1)" office:value-type="float" office:value="11">
            <text:p>011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Edit Category</text:p>
          </table:table-cell>
          <table:table-cell table:style-name="ce118" office:value-type="string">
            <text:p>Step 1: Open form to edit category</text:p>
          </table:table-cell>
          <table:table-cell table:style-name="ce118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118" office:value-type="string">
            <text:p>Form to edit Category appears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31];6;1)&gt;MID([.F30];6;1);&quot;&quot;;MAX([.A$7:.A30])+1)">
            <text:p/>
          </table:table-cell>
          <table:table-cell table:style-name="ce102" office:value-type="string">
            <text:p>FNC_ECMS_ADM_CAT_01</text:p>
          </table:table-cell>
          <table:table-cell table:style-name="ce115" table:formula="of:=IF(MID([.F31];6;1)&gt;MID([.F30];6;1);[.C30];[.C30]+1)" office:value-type="float" office:value="11">
            <text:p>011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2" office:value-type="string">
            <text:p>Edit Category</text:p>
          </table:table-cell>
          <table:table-cell table:style-name="ce118" office:value-type="string">
            <text:p>Step 2: Edit Category</text:p>
          </table:table-cell>
          <table:table-cell table:style-name="ce118" office:value-type="string">
            <text:p>Change the information of this Category or do action (copy/cut, delete) with categories in its</text:p>
          </table:table-cell>
          <table:table-cell table:style-name="ce118" office:value-type="string">
            <text:p>Actions are done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4">
          <table:table-cell table:style-name="ce94" table:formula="of:=IF(MID([.F32];6;1)&gt;MID([.F31];6;1);&quot;&quot;;MAX([.A$7:.A31])+1)" office:value-type="float" office:value="12">
            <text:p>012</text:p>
          </table:table-cell>
          <table:table-cell table:style-name="ce102" office:value-type="string">
            <text:p>FNC_ECMS_ADM_CAT_01</text:p>
          </table:table-cell>
          <table:table-cell table:style-name="ce115" table:formula="of:=IF(MID([.F32];6;1)&gt;MID([.F31];6;1);[.C31];[.C31]+1)" office:value-type="float" office:value="12">
            <text:p>012</text:p>
          </table:table-cell>
          <table:table-cell table:style-name="ce123" office:value-type="string">
            <text:p>ECMS\Admin\Categories &amp; Tags\Manage Categories \Create</text:p>
          </table:table-cell>
          <table:table-cell table:style-name="ce151" office:value-type="string">
            <text:p>Delete Category Tree</text:p>
          </table:table-cell>
          <table:table-cell table:style-name="ce118" office:value-type="string">
            <text:p>Step 1: Delete Category tree</text:p>
          </table:table-cell>
          <table:table-cell table:style-name="ce118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118" office:value-type="string">
            <text:p>Category tree is deleted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14">
          <table:table-cell table:style-name="ce94" table:formula="of:=IF(MID([.F33];6;1)&gt;MID([.F32];6;1);&quot;&quot;;MAX([.A$7:.A32])+1)" office:value-type="float" office:value="13">
            <text:p>013</text:p>
          </table:table-cell>
          <table:table-cell table:style-name="ce101" office:value-type="string">
            <text:p>FNC_ECMS_ADM_CAT_02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33" office:value-type="string">
            <text:p>Check the displaying of Category in Sites Explorer/ System drive</text:p>
          </table:table-cell>
          <table:table-cell table:style-name="ce134" office:value-type="string">
            <text:p>Step 1: Create new Category tree</text:p>
          </table:table-cell>
          <table:table-cell table:style-name="ce134" office:value-type="string">
            <text:p>Create new Category tree</text:p>
          </table:table-cell>
          <table:table-cell table:style-name="ce139" office:value-type="string">
            <text:p>New Category tree is created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0">
          <table:table-cell table:style-name="ce94" table:formula="of:=IF(MID([.F34];6;1)&gt;MID([.F33];6;1);&quot;&quot;;MAX([.A$7:.A33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34];6;1)&gt;MID([.F33];6;1);[.C33];[.C33]+1)" office:value-type="float" office:value="1">
            <text:p>001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34" office:value-type="string">
            <text:p>Check the displaying of Category in Sites Explorer/ System drive</text:p>
          </table:table-cell>
          <table:table-cell table:style-name="ce134" office:value-type="string">
            <text:p>Step 2: Check the displaying of Category tree</text:p>
          </table:table-cell>
          <table:table-cell table:style-name="ce134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39" office:value-type="string">
            <text:p>Link of The Category tree and it's child nodes are listed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35];6;1)&gt;MID([.F34];6;1);&quot;&quot;;MAX([.A$7:.A34])+1)" office:value-type="float" office:value="14">
            <text:p>014</text:p>
          </table:table-cell>
          <table:table-cell table:style-name="ce102" office:value-type="string">
            <text:p>FNC_ECMS_ADM_CAT_02</text:p>
          </table:table-cell>
          <table:table-cell table:style-name="ce115" table:formula="of:=IF(MID([.F35];6;1)&gt;MID([.F34];6;1);[.C34];[.C34]+1)" office:value-type="float" office:value="2">
            <text:p>002</text:p>
          </table:table-cell>
          <table:table-cell table:style-name="ce150" office:value-type="string">
            <text:p>ECMS\Admin\Categories &amp; Tags\Manage Categories \Display</text:p>
          </table:table-cell>
          <table:table-cell table:style-name="ce154" office:value-type="string">
            <text:p>Check the displaying of Category when add category for node (document/uploaded file)</text:p>
          </table:table-cell>
          <table:table-cell table:style-name="ce162" office:value-type="string">
            <text:p>Step 1: Create new Category tree</text:p>
          </table:table-cell>
          <table:table-cell table:style-name="ce162" office:value-type="string">
            <text:p>Create new Category tree</text:p>
          </table:table-cell>
          <table:table-cell table:style-name="ce139" office:value-type="string">
            <text:p>New Category tree is created successfully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46" table:number-columns-repeated="10"/>
          <table:table-cell table:style-name="ce137" table:number-columns-repeated="204"/>
          <table:table-cell table:style-name="ce146" table:number-columns-repeated="32"/>
        </table:table-row>
        <table:table-row table:style-name="ro25">
          <table:table-cell table:style-name="ce94" table:formula="of:=IF(MID([.F36];6;1)&gt;MID([.F35];6;1);&quot;&quot;;MAX([.A$7:.A35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36];6;1)&gt;MID([.F35];6;1);[.C35];[.C35]+1)" office:value-type="float" office:value="2">
            <text:p>002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when add category for node (document/uploaded file)</text:p>
          </table:table-cell>
          <table:table-cell table:style-name="ce155" office:value-type="string">
            <text:p>Step 2: Create node</text:p>
          </table:table-cell>
          <table:table-cell table:style-name="ce155" office:value-type="string">
            <text:p>- Go to Sites Explorer / Private drive</text:p>
            <text:p>- Create a document or upload a file</text:p>
          </table:table-cell>
          <table:table-cell table:style-name="ce139" office:value-type="string">
            <text:p>Node is created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37];6;1)&gt;MID([.F36];6;1);&quot;&quot;;MAX([.A$7:.A36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37];6;1)&gt;MID([.F36];6;1);[.C36];[.C36]+1)" office:value-type="float" office:value="2">
            <text:p>002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when add category for node (document/uploaded file)</text:p>
          </table:table-cell>
          <table:table-cell table:style-name="ce155" office:value-type="string">
            <text:p>Step 3: Check the displaying of Category </text:p>
          </table:table-cell>
          <table:table-cell table:style-name="ce155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39" office:value-type="string">
            <text:p>Add Category form is shown. At Select Category Tab, we can see all Category trees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38];6;1)&gt;MID([.F37];6;1);&quot;&quot;;MAX([.A$7:.A37])+1)" office:value-type="float" office:value="15">
            <text:p>015</text:p>
          </table:table-cell>
          <table:table-cell table:style-name="ce102" office:value-type="string">
            <text:p>FNC_ECMS_ADM_CAT_02</text:p>
          </table:table-cell>
          <table:table-cell table:style-name="ce115" table:formula="of:=IF(MID([.F38];6;1)&gt;MID([.F37];6;1);[.C37];[.C37]+1)" office:value-type="float" office:value="3">
            <text:p>003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6" office:value-type="string">
            <text:p>Check the displaying of Category tree when user does not have permission to view when add category for node (document/uploaded file) </text:p>
          </table:table-cell>
          <table:table-cell table:style-name="ce134" office:value-type="string">
            <text:p>Step 1: Create new Category tree</text:p>
          </table:table-cell>
          <table:table-cell table:style-name="ce134" office:value-type="string">
            <text:p>- Create new Category tree</text:p>
            <text:p>- Set permission for this Category tree that some users cannot see it</text:p>
          </table:table-cell>
          <table:table-cell table:style-name="ce139" office:value-type="string">
            <text:p>New Category tree is created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0">
          <table:table-cell table:style-name="ce94" table:formula="of:=IF(MID([.F39];6;1)&gt;MID([.F38];6;1);&quot;&quot;;MAX([.A$7:.A38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39];6;1)&gt;MID([.F38];6;1);[.C38];[.C38]+1)" office:value-type="float" office:value="3">
            <text:p>003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tree when user does not have permission to view when add category for node (document/uploaded file) </text:p>
          </table:table-cell>
          <table:table-cell table:style-name="ce155" office:value-type="string">
            <text:p>Step 2: Create node</text:p>
          </table:table-cell>
          <table:table-cell table:style-name="ce155" office:value-type="string">
            <text:p>- Login by user who does not have permission to view this Category above</text:p>
            <text:p>- Create a document or upload a file</text:p>
          </table:table-cell>
          <table:table-cell table:style-name="ce139" office:value-type="string">
            <text:p>Node is created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0">
          <table:table-cell table:style-name="ce94" table:formula="of:=IF(MID([.F40];6;1)&gt;MID([.F39];6;1);&quot;&quot;;MAX([.A$7:.A39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40];6;1)&gt;MID([.F39];6;1);[.C39];[.C39]+1)" office:value-type="float" office:value="3">
            <text:p>003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tree when user does not have permission to view when add category for node (document/uploaded file) </text:p>
          </table:table-cell>
          <table:table-cell table:style-name="ce155" office:value-type="string">
            <text:p>Step 3: Check the displaying of Category </text:p>
          </table:table-cell>
          <table:table-cell table:style-name="ce155" office:value-type="string">
            <text:p>- Select 'Admin' tab</text:p>
            <text:p>- Click on Manage Categories Tree icon in action bar </text:p>
          </table:table-cell>
          <table:table-cell table:style-name="ce166" office:value-type="string">
            <text:p>- User can't see Category tree which user does not have permission on it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41];6;1)&gt;MID([.F40];6;1);&quot;&quot;;MAX([.A$7:.A40])+1)" office:value-type="float" office:value="16">
            <text:p>016</text:p>
          </table:table-cell>
          <table:table-cell table:style-name="ce102" office:value-type="string">
            <text:p>FNC_ECMS_ADM_CAT_02</text:p>
          </table:table-cell>
          <table:table-cell table:style-name="ce115" table:formula="of:=IF(MID([.F41];6;1)&gt;MID([.F40];6;1);[.C40];[.C40]+1)" office:value-type="float" office:value="4">
            <text:p>004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6" office:value-type="string">
            <text:p>Check the displaying of Category in Sites Explorer while creating document or uploading file</text:p>
          </table:table-cell>
          <table:table-cell table:style-name="ce134" office:value-type="string">
            <text:p>Step 1: Create new Category tree</text:p>
          </table:table-cell>
          <table:table-cell table:style-name="ce134" office:value-type="string">
            <text:p>Create new Category tree</text:p>
          </table:table-cell>
          <table:table-cell table:style-name="ce139" office:value-type="string">
            <text:p>New Category tree is created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42];6;1)&gt;MID([.F41];6;1);&quot;&quot;;MAX([.A$7:.A41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42];6;1)&gt;MID([.F41];6;1);[.C41];[.C41]+1)" office:value-type="float" office:value="4">
            <text:p>004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in Sites Explorer while creating document or uploading file</text:p>
          </table:table-cell>
          <table:table-cell table:style-name="ce155" office:value-type="string">
            <text:p>Step 2: Check the displaying of Category in Sites Explorer</text:p>
          </table:table-cell>
          <table:table-cell table:style-name="ce155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39" office:value-type="string">
            <text:p>All category that created in Manage Category trees are listed 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43];6;1)&gt;MID([.F42];6;1);&quot;&quot;;MAX([.A$7:.A42])+1)" office:value-type="float" office:value="17">
            <text:p>017</text:p>
          </table:table-cell>
          <table:table-cell table:style-name="ce102" office:value-type="string">
            <text:p>FNC_ECMS_ADM_CAT_02</text:p>
          </table:table-cell>
          <table:table-cell table:style-name="ce115" table:formula="of:=IF(MID([.F43];6;1)&gt;MID([.F42];6;1);[.C42];[.C42]+1)" office:value-type="float" office:value="5">
            <text:p>005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6" office:value-type="string">
            <text:p>Check the displaying of Category when do advanced search using category</text:p>
          </table:table-cell>
          <table:table-cell table:style-name="ce134" office:value-type="string">
            <text:p>Step 1: Create new Category tree</text:p>
          </table:table-cell>
          <table:table-cell table:style-name="ce134" office:value-type="string">
            <text:p>Create new Category tree</text:p>
          </table:table-cell>
          <table:table-cell table:style-name="ce139" office:value-type="string">
            <text:p>New Category tree is create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44];6;1)&gt;MID([.F43];6;1);&quot;&quot;;MAX([.A$7:.A43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44];6;1)&gt;MID([.F43];6;1);[.C43];[.C43]+1)" office:value-type="float" office:value="5">
            <text:p>005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when do advanced search using category</text:p>
          </table:table-cell>
          <table:table-cell table:style-name="ce118" office:value-type="string">
            <text:p>Step 2: Open form to do advanced search</text:p>
          </table:table-cell>
          <table:table-cell table:style-name="ce118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18" office:value-type="string">
            <text:p>Form to search appears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45];6;1)&gt;MID([.F44];6;1);&quot;&quot;;MAX([.A$7:.A44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45];6;1)&gt;MID([.F44];6;1);[.C44];[.C44]+1)" office:value-type="float" office:value="5">
            <text:p>005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when do advanced search using category</text:p>
          </table:table-cell>
          <table:table-cell table:style-name="ce118" office:value-type="string">
            <text:p>Step 3: Check the displaying of Category </text:p>
          </table:table-cell>
          <table:table-cell table:style-name="ce118" office:value-type="string">
            <text:p>- Tick on the sixth check-box</text:p>
            <text:p>- Click on “Add Category” icon</text:p>
          </table:table-cell>
          <table:table-cell table:style-name="ce118" office:value-type="string">
            <text:p>All Category tree and its child nodes appears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46];6;1)&gt;MID([.F45];6;1);&quot;&quot;;MAX([.A$7:.A45])+1)" office:value-type="float" office:value="18">
            <text:p>018</text:p>
          </table:table-cell>
          <table:table-cell table:style-name="ce102" office:value-type="string">
            <text:p>FNC_ECMS_ADM_CAT_02</text:p>
          </table:table-cell>
          <table:table-cell table:style-name="ce115" table:formula="of:=IF(MID([.F46];6;1)&gt;MID([.F45];6;1);[.C45];[.C45]+1)" office:value-type="float" office:value="6">
            <text:p>006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33" office:value-type="string">
            <text:p>Check the displaying of Category when do advanced search using category in case user does not have permission to view Category tree</text:p>
          </table:table-cell>
          <table:table-cell table:style-name="ce134" office:value-type="string">
            <text:p>Step 1: Create new Category tree</text:p>
          </table:table-cell>
          <table:table-cell table:style-name="ce134" office:value-type="string">
            <text:p>- Create new Category tree</text:p>
            <text:p>- Set permission for this Category tree that some users cannot see it</text:p>
          </table:table-cell>
          <table:table-cell table:style-name="ce139" office:value-type="string">
            <text:p>New Category tree is created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5">
          <table:table-cell table:style-name="ce94" table:formula="of:=IF(MID([.F47];6;1)&gt;MID([.F46];6;1);&quot;&quot;;MAX([.A$7:.A46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47];6;1)&gt;MID([.F46];6;1);[.C46];[.C46]+1)" office:value-type="float" office:value="6">
            <text:p>006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when do advanced search using category in case user does not have permission to view Category tree</text:p>
          </table:table-cell>
          <table:table-cell table:style-name="ce118" office:value-type="string">
            <text:p>Step 2: Open form to do advanced search</text:p>
          </table:table-cell>
          <table:table-cell table:style-name="ce118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18" office:value-type="string">
            <text:p>Form to search appears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48];6;1)&gt;MID([.F47];6;1);&quot;&quot;;MAX([.A$7:.A47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48];6;1)&gt;MID([.F47];6;1);[.C47];[.C47]+1)" office:value-type="float" office:value="6">
            <text:p>006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when do advanced search using category in case user does not have permission to view Category tree</text:p>
          </table:table-cell>
          <table:table-cell table:style-name="ce118" office:value-type="string">
            <text:p>Step 3: Check the displaying of Category </text:p>
          </table:table-cell>
          <table:table-cell table:style-name="ce118" office:value-type="string">
            <text:p>- Tick on the sixth check-box</text:p>
            <text:p>- Click on “Add Category” icon</text:p>
          </table:table-cell>
          <table:table-cell table:style-name="ce167" office:value-type="string">
            <text:p>The Category is not shown here . User does not have permission can't <text:s/>see this Categor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1">
          <table:table-cell table:style-name="ce94" table:formula="of:=IF(MID([.F49];6;1)&gt;MID([.F48];6;1);&quot;&quot;;MAX([.A$7:.A48])+1)" office:value-type="float" office:value="19">
            <text:p>019</text:p>
          </table:table-cell>
          <table:table-cell table:style-name="ce102" office:value-type="string">
            <text:p>FNC_ECMS_ADM_CAT_02</text:p>
          </table:table-cell>
          <table:table-cell table:style-name="ce115" table:formula="of:=IF(MID([.F49];6;1)&gt;MID([.F48];6;1);[.C48];[.C48]+1)" office:value-type="float" office:value="7">
            <text:p>007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33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4" office:value-type="string">
            <text:p>Step 1: Create new Category tree</text:p>
          </table:table-cell>
          <table:table-cell table:style-name="ce134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39" office:value-type="string">
            <text:p>New Category tree is created successfull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5">
          <table:table-cell table:style-name="ce94" table:formula="of:=IF(MID([.F50];6;1)&gt;MID([.F49];6;1);&quot;&quot;;MAX([.A$7:.A49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50];6;1)&gt;MID([.F49];6;1);[.C49];[.C49]+1)" office:value-type="float" office:value="7">
            <text:p>007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18" office:value-type="string">
            <text:p>Step 2: Open form to do advanced search</text:p>
          </table:table-cell>
          <table:table-cell table:style-name="ce118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18" office:value-type="string">
            <text:p>Form to search appears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51];6;1)&gt;MID([.F50];6;1);&quot;&quot;;MAX([.A$7:.A50])+1)">
            <text:p/>
          </table:table-cell>
          <table:table-cell table:style-name="ce102" office:value-type="string">
            <text:p>FNC_ECMS_ADM_CAT_02</text:p>
          </table:table-cell>
          <table:table-cell table:style-name="ce115" table:formula="of:=IF(MID([.F51];6;1)&gt;MID([.F50];6;1);[.C50];[.C50]+1)" office:value-type="float" office:value="7">
            <text:p>007</text:p>
          </table:table-cell>
          <table:table-cell table:style-name="ce123" office:value-type="string">
            <text:p>ECMS\Admin\Categories &amp; Tags\Manage Categories \Display</text:p>
          </table:table-cell>
          <table:table-cell table:style-name="ce155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18" office:value-type="string">
            <text:p>Step 3: Check the displaying of Category </text:p>
          </table:table-cell>
          <table:table-cell table:style-name="ce118" office:value-type="string">
            <text:p>- Tick on the sixth check-box</text:p>
            <text:p>- Click on “Add Category” icon</text:p>
          </table:table-cell>
          <table:table-cell table:style-name="ce167" office:value-type="string">
            <text:p>User can't see category here <text:s/>which user does not have permission on it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52];6;1)&gt;MID([.F51];6;1);&quot;&quot;;MAX([.A$7:.A51])+1)" office:value-type="float" office:value="20">
            <text:p>020</text:p>
          </table:table-cell>
          <table:table-cell table:style-name="ce101" office:value-type="string">
            <text:p>FNC_ECMS_ADM_CAT_03</text:p>
          </table:table-cell>
          <table:table-cell table:style-name="ce115" office:value-type="float" office:value="1">
            <text:p>001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57" office:value-type="string">
            <text:p>Add category in Category tree when put valid data into name field</text:p>
          </table:table-cell>
          <table:table-cell table:style-name="ce162" office:value-type="string">
            <text:p>Step 1: Create new Category tree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6" office:value-type="string">
            <text:p>New Category tree is created successfully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46" table:number-columns-repeated="10"/>
          <table:table-cell table:style-name="ce137" table:number-columns-repeated="204"/>
          <table:table-cell table:style-name="ce146" table:number-columns-repeated="32"/>
        </table:table-row>
        <table:table-row table:style-name="ro30">
          <table:table-cell table:style-name="ce94" table:formula="of:=IF(MID([.F53];6;1)&gt;MID([.F52];6;1);&quot;&quot;;MAX([.A$7:.A52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53];6;1)&gt;MID([.F52];6;1);[.C52];[.C52]+1)" office:value-type="float" office:value="1">
            <text:p>001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Category when put valid data into name field</text:p>
          </table:table-cell>
          <table:table-cell table:style-name="ce134" office:value-type="string">
            <text:p>Step 2: Open form to add category</text:p>
          </table:table-cell>
          <table:table-cell table:style-name="ce134" office:value-type="string">
            <text:p>- Click edit icon corresponding with Category tree you want to edit</text:p>
            <text:p>- Click 'Add' icon in the left pane</text:p>
          </table:table-cell>
          <table:table-cell table:style-name="ce139" office:value-type="string">
            <text:p>A Pop-up appears to create category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54];6;1)&gt;MID([.F53];6;1);&quot;&quot;;MAX([.A$7:.A53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54];6;1)&gt;MID([.F53];6;1);[.C53];[.C53]+1)" office:value-type="float" office:value="1">
            <text:p>001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Category when put valid data into name field</text:p>
          </table:table-cell>
          <table:table-cell table:style-name="ce134" office:value-type="string">
            <text:p>Step 3: Add Category</text:p>
          </table:table-cell>
          <table:table-cell table:style-name="ce134" office:value-type="string">
            <text:p>- <text:s/>Put valid data into 'Category Name ' field</text:p>
            <text:p>- Click ''Save'' button</text:p>
          </table:table-cell>
          <table:table-cell table:style-name="ce139" office:value-type="string">
            <text:p>A new Category is added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55];6;1)&gt;MID([.F54];6;1);&quot;&quot;;MAX([.A$7:.A54])+1)" office:value-type="float" office:value="21">
            <text:p>021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55];6;1)&gt;MID([.F54];6;1);[.C54];[.C54]+1)" office:value-type="float" office:value="2">
            <text:p>002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Add Category when name field is blank</text:p>
          </table:table-cell>
          <table:table-cell table:style-name="ce134" office:value-type="string">
            <text:p>Step 1: Create new Category tree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New Category tree is created successfully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0">
          <table:table-cell table:style-name="ce94" table:formula="of:=IF(MID([.F56];6;1)&gt;MID([.F55];6;1);&quot;&quot;;MAX([.A$7:.A55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56];6;1)&gt;MID([.F55];6;1);[.C55];[.C55]+1)" office:value-type="float" office:value="2">
            <text:p>002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Category when name field is blank</text:p>
          </table:table-cell>
          <table:table-cell table:style-name="ce134" office:value-type="string">
            <text:p>Step 2: Open form to add category</text:p>
          </table:table-cell>
          <table:table-cell table:style-name="ce134" office:value-type="string">
            <text:p>- Click edit icon corresponding with Category tree you want to edit</text:p>
            <text:p>- Click 'Add' icon in the left pane</text:p>
          </table:table-cell>
          <table:table-cell table:style-name="ce139" office:value-type="string">
            <text:p>A Pop-up appears to create category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57];6;1)&gt;MID([.F56];6;1);&quot;&quot;;MAX([.A$7:.A56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57];6;1)&gt;MID([.F56];6;1);[.C56];[.C56]+1)" office:value-type="float" office:value="2">
            <text:p>002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Category when name field is blank</text:p>
          </table:table-cell>
          <table:table-cell table:style-name="ce134" office:value-type="string">
            <text:p>Step 3: Add Category</text:p>
          </table:table-cell>
          <table:table-cell table:style-name="ce134" office:value-type="string">
            <text:p>- <text:s/>Do not input data into ' Category Name ' field</text:p>
            <text:p>- Click ''Save'' button</text:p>
          </table:table-cell>
          <table:table-cell table:style-name="ce139" office:value-type="string">
            <text:p>Show message to inform that The field 'Category Name' is required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58];6;1)&gt;MID([.F57];6;1);&quot;&quot;;MAX([.A$7:.A57])+1)" office:value-type="float" office:value="22">
            <text:p>022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58];6;1)&gt;MID([.F57];6;1);[.C57];[.C57]+1)" office:value-type="float" office:value="3">
            <text:p>003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Add Category when name field contain special character `~# $ % &amp; * {}\/= | &lt; &gt; <text:s text:c="2"/>. <text:s/>? ; ' "</text:p>
          </table:table-cell>
          <table:table-cell table:style-name="ce134" office:value-type="string">
            <text:p>Step 1: Create new Category tree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New Category tree is created successfully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0">
          <table:table-cell table:style-name="ce94" table:formula="of:=IF(MID([.F59];6;1)&gt;MID([.F58];6;1);&quot;&quot;;MAX([.A$7:.A58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59];6;1)&gt;MID([.F58];6;1);[.C58];[.C58]+1)" office:value-type="float" office:value="3">
            <text:p>003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Category when name field contain special character `~# $ % &amp; * {}\/= | &lt; &gt; <text:s text:c="2"/>. <text:s/>? ; ' "</text:p>
          </table:table-cell>
          <table:table-cell table:style-name="ce134" office:value-type="string">
            <text:p>Step 2: Open form to add category</text:p>
          </table:table-cell>
          <table:table-cell table:style-name="ce134" office:value-type="string">
            <text:p>- Click edit icon corresponding with Category tree you want to edit</text:p>
            <text:p>- Click 'Add' icon in the left pane</text:p>
          </table:table-cell>
          <table:table-cell table:style-name="ce139" office:value-type="string">
            <text:p>A Pop-up appears to create category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60];6;1)&gt;MID([.F59];6;1);&quot;&quot;;MAX([.A$7:.A59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60];6;1)&gt;MID([.F59];6;1);[.C59];[.C59]+1)" office:value-type="float" office:value="3">
            <text:p>003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Category when name field contain special character `~# $ % &amp; * {}\/= | &lt; &gt; <text:s text:c="2"/>. <text:s/>? ; ' "</text:p>
          </table:table-cell>
          <table:table-cell table:style-name="ce134" office:value-type="string">
            <text:p>Step 3: Add Category</text:p>
          </table:table-cell>
          <table:table-cell table:style-name="ce134" office:value-type="string">
            <text:p>- <text:s/>Put some special characters into ' Category Name ' field</text:p>
            <text:p>- Click ''Save'' button</text:p>
          </table:table-cell>
          <table:table-cell table:style-name="ce139" office:value-type="string">
            <text:p>Show message to inform that There are some invalid characters in field 'Category name'.Type another <text:s/>value, please.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61];6;1)&gt;MID([.F60];6;1);&quot;&quot;;MAX([.A$7:.A60])+1)" office:value-type="float" office:value="23">
            <text:p>023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61];6;1)&gt;MID([.F60];6;1);[.C60];[.C60]+1)" office:value-type="float" office:value="4">
            <text:p>004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Add new Category has the same name,level with <text:s/>existing Category in one node</text:p>
          </table:table-cell>
          <table:table-cell table:style-name="ce134" office:value-type="string">
            <text:p>Step 1: Create new Category tree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New Category tree is created successfully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0">
          <table:table-cell table:style-name="ce94" table:formula="of:=IF(MID([.F62];6;1)&gt;MID([.F61];6;1);&quot;&quot;;MAX([.A$7:.A61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62];6;1)&gt;MID([.F61];6;1);[.C61];[.C61]+1)" office:value-type="float" office:value="4">
            <text:p>004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new Category has the same name,level with <text:s/>existing Category in one node</text:p>
          </table:table-cell>
          <table:table-cell table:style-name="ce134" office:value-type="string">
            <text:p>Step 2: Open form to add category</text:p>
          </table:table-cell>
          <table:table-cell table:style-name="ce134" office:value-type="string">
            <text:p>- Click edit icon corresponding with Category tree you want to edit</text:p>
            <text:p>- Click 'Add' icon in the left pane</text:p>
          </table:table-cell>
          <table:table-cell table:style-name="ce139" office:value-type="string">
            <text:p>A Pop-up appears to create category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9">
          <table:table-cell table:style-name="ce94" table:formula="of:=IF(MID([.F63];6;1)&gt;MID([.F62];6;1);&quot;&quot;;MAX([.A$7:.A62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63];6;1)&gt;MID([.F62];6;1);[.C62];[.C62]+1)" office:value-type="float" office:value="4">
            <text:p>004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new Category has the same name,level with <text:s/>existing Category in one node</text:p>
          </table:table-cell>
          <table:table-cell table:style-name="ce134" office:value-type="string">
            <text:p>Step 3: Add Category</text:p>
          </table:table-cell>
          <table:table-cell table:style-name="ce134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39" office:value-type="string">
            <text:p>Show message to inform that the name already exists 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64];6;1)&gt;MID([.F63];6;1);&quot;&quot;;MAX([.A$7:.A63])+1)" office:value-type="float" office:value="24">
            <text:p>024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64];6;1)&gt;MID([.F63];6;1);[.C63];[.C63]+1)" office:value-type="float" office:value="5">
            <text:p>005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Check max length of name field</text:p>
          </table:table-cell>
          <table:table-cell table:style-name="ce134" office:value-type="string">
            <text:p>Step 1: Open Manage Category trees form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<text:s/>'Manage Category tre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0">
          <table:table-cell table:style-name="ce94" table:formula="of:=IF(MID([.F65];6;1)&gt;MID([.F64];6;1);&quot;&quot;;MAX([.A$7:.A64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65];6;1)&gt;MID([.F64];6;1);[.C64];[.C64]+1)" office:value-type="float" office:value="5">
            <text:p>005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Check max length of name field</text:p>
          </table:table-cell>
          <table:table-cell table:style-name="ce134" office:value-type="string">
            <text:p>Step 2: Open 'Add Category' <text:s/>pop-up</text:p>
          </table:table-cell>
          <table:table-cell table:style-name="ce134" office:value-type="string">
            <text:p>- Click edit icon corresponding with Category tree you want to edit</text:p>
            <text:p>- Click 'Add' icon in the left pane</text:p>
          </table:table-cell>
          <table:table-cell table:style-name="ce139" office:value-type="string">
            <text:p>A Pop-up appears to create category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66];6;1)&gt;MID([.F65];6;1);&quot;&quot;;MAX([.A$7:.A65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66];6;1)&gt;MID([.F65];6;1);[.C65];[.C65]+1)" office:value-type="float" office:value="5">
            <text:p>005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Check max length of name field</text:p>
          </table:table-cell>
          <table:table-cell table:style-name="ce134" office:value-type="string">
            <text:p>Step 3: Add Category</text:p>
          </table:table-cell>
          <table:table-cell table:style-name="ce134" office:value-type="string">
            <text:p>- <text:s/>Put name for new Category more than 150 characters</text:p>
            <text:p>- Click ''Save'' button</text:p>
          </table:table-cell>
          <table:table-cell table:style-name="ce139" office:value-type="string">
            <text:p>Show message alert that Category name must not have more than 150 characters. 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67];6;1)&gt;MID([.F66];6;1);&quot;&quot;;MAX([.A$7:.A66])+1)" office:value-type="float" office:value="25">
            <text:p>025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67];6;1)&gt;MID([.F66];6;1);[.C66];[.C66]+1)" office:value-type="float" office:value="6">
            <text:p>006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57" office:value-type="string">
            <text:p>Add permission for Category to user</text:p>
          </table:table-cell>
          <table:table-cell table:style-name="ce162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6" office:value-type="string">
            <text:p>A new Category tree and its sub nodes are created successfully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46" table:number-columns-repeated="10"/>
          <table:table-cell table:style-name="ce137" table:number-columns-repeated="204"/>
          <table:table-cell table:style-name="ce146" table:number-columns-repeated="32"/>
        </table:table-row>
        <table:table-row table:style-name="ro30">
          <table:table-cell table:style-name="ce94" table:formula="of:=IF(MID([.F68];6;1)&gt;MID([.F67];6;1);&quot;&quot;;MAX([.A$7:.A67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68];6;1)&gt;MID([.F67];6;1);[.C67];[.C67]+1)" office:value-type="float" office:value="6">
            <text:p>006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user</text:p>
          </table:table-cell>
          <table:table-cell table:style-name="ce134" office:value-type="string">
            <text:p>Step 2: Open form to add permission</text:p>
          </table:table-cell>
          <table:table-cell table:style-name="ce134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39" office:value-type="string">
            <text:p><text:s/>'Permission Management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69];6;1)&gt;MID([.F68];6;1);&quot;&quot;;MAX([.A$7:.A68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69];6;1)&gt;MID([.F68];6;1);[.C68];[.C68]+1)" office:value-type="float" office:value="6">
            <text:p>006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user</text:p>
          </table:table-cell>
          <table:table-cell table:style-name="ce163" office:value-type="string">
            <text:p>Step 3: Add permission for user</text:p>
          </table:table-cell>
          <table:table-cell table:style-name="ce164" office:value-type="string">
            <text:p>Select icon of user <text:s/>in 'Add a permission to that node form' </text:p>
          </table:table-cell>
          <table:table-cell table:style-name="ce163" office:value-type="string">
            <text:p><text:s/>'Select user' pop-up appears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70];6;1)&gt;MID([.F69];6;1);&quot;&quot;;MAX([.A$7:.A69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70];6;1)&gt;MID([.F69];6;1);[.C69];[.C69]+1)" office:value-type="float" office:value="6">
            <text:p>006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user</text:p>
          </table:table-cell>
          <table:table-cell table:style-name="ce163" office:value-type="string">
            <text:p>Step 4: Select user to add permission</text:p>
          </table:table-cell>
          <table:table-cell table:style-name="ce163" office:value-type="string">
            <text:p>Click icon corresponding with user you want to add permission</text:p>
          </table:table-cell>
          <table:table-cell table:style-name="ce163" office:value-type="string">
            <text:p><text:s/>User is selected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25">
          <table:table-cell table:style-name="ce94" table:formula="of:=IF(MID([.F71];6;1)&gt;MID([.F70];6;1);&quot;&quot;;MAX([.A$7:.A70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71];6;1)&gt;MID([.F70];6;1);[.C70];[.C70]+1)" office:value-type="float" office:value="6">
            <text:p>006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user</text:p>
          </table:table-cell>
          <table:table-cell table:style-name="ce163" office:value-type="string">
            <text:p>Step 5: Select permission for user</text:p>
          </table:table-cell>
          <table:table-cell table:style-name="ce163" office:value-type="string">
            <text:p>- Select the right for user that node</text:p>
            <text:p>- Click Save button</text:p>
          </table:table-cell>
          <table:table-cell table:style-name="ce163" office:value-type="string">
            <text:p>Category is added permission</text:p>
          </table:table-cell>
          <table:table-cell table:style-name="ce139" office:value-type="string">
            <text:p>High</text:p>
          </table:table-cell>
          <table:table-cell table:style-name="ce139"/>
          <table:table-cell table:number-columns-repeated="10"/>
          <table:table-cell table:style-name="ce95" table:number-columns-repeated="204"/>
          <table:table-cell table:number-columns-repeated="32"/>
        </table:table-row>
        <table:table-row table:style-name="ro32">
          <table:table-cell table:style-name="ce94" table:formula="of:=IF(MID([.F72];6;1)&gt;MID([.F71];6;1);&quot;&quot;;MAX([.A$7:.A71])+1)" office:value-type="float" office:value="26">
            <text:p>026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72];6;1)&gt;MID([.F71];6;1);[.C71];[.C71]+1)" office:value-type="float" office:value="7">
            <text:p>007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Add permission for Category to group (1)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94" table:formula="of:=IF(MID([.F73];6;1)&gt;MID([.F72];6;1);&quot;&quot;;MAX([.A$7:.A72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73];6;1)&gt;MID([.F72];6;1);[.C72];[.C72]+1)" office:value-type="float" office:value="7">
            <text:p>007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group (1)</text:p>
          </table:table-cell>
          <table:table-cell table:style-name="ce134" office:value-type="string">
            <text:p>Step 2: Open form to add permission</text:p>
          </table:table-cell>
          <table:table-cell table:style-name="ce134" office:value-type="string">
            <text:p>- Go to child node</text:p>
            <text:p>- Click 'Permission Management' icon corresponding with Category you want to add permission</text:p>
          </table:table-cell>
          <table:table-cell table:style-name="ce139" office:value-type="string">
            <text:p><text:s/>'Permission Management' form appears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74];6;1)&gt;MID([.F73];6;1);&quot;&quot;;MAX([.A$7:.A73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74];6;1)&gt;MID([.F73];6;1);[.C73];[.C73]+1)" office:value-type="float" office:value="7">
            <text:p>007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group (1)</text:p>
          </table:table-cell>
          <table:table-cell table:style-name="ce163" office:value-type="string">
            <text:p>Step 3: Add permission for group</text:p>
          </table:table-cell>
          <table:table-cell table:style-name="ce164" office:value-type="string">
            <text:p>Click on icon of group <text:s/>in 'Add a permission to that node form' </text:p>
          </table:table-cell>
          <table:table-cell table:style-name="ce163" office:value-type="string">
            <text:p><text:s/>'Select member' pop-up appears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75];6;1)&gt;MID([.F74];6;1);&quot;&quot;;MAX([.A$7:.A74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75];6;1)&gt;MID([.F74];6;1);[.C74];[.C74]+1)" office:value-type="float" office:value="7">
            <text:p>007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group (1)</text:p>
          </table:table-cell>
          <table:table-cell table:style-name="ce163" office:value-type="string">
            <text:p>Step 4: Select group in form to add permission</text:p>
          </table:table-cell>
          <table:table-cell table:style-name="ce163" office:value-type="string">
            <text:p>- Select the group in 'Select group' form</text:p>
            <text:p>- Select membership of this group</text:p>
          </table:table-cell>
          <table:table-cell table:style-name="ce163" office:value-type="string">
            <text:p><text:s/>Member of group is select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76];6;1)&gt;MID([.F75];6;1);&quot;&quot;;MAX([.A$7:.A75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76];6;1)&gt;MID([.F75];6;1);[.C75];[.C75]+1)" office:value-type="float" office:value="7">
            <text:p>007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group (1)</text:p>
          </table:table-cell>
          <table:table-cell table:style-name="ce163" office:value-type="string">
            <text:p>Step 5: Select permission for group</text:p>
          </table:table-cell>
          <table:table-cell table:style-name="ce163" office:value-type="string">
            <text:p>- Select the right for group that node</text:p>
            <text:p>- Click Save button</text:p>
          </table:table-cell>
          <table:table-cell table:style-name="ce163" office:value-type="string">
            <text:p>Category is added permission. All the users with added membership can do these <text:s/>actions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77];6;1)&gt;MID([.F76];6;1);&quot;&quot;;MAX([.A$7:.A76])+1)" office:value-type="float" office:value="27">
            <text:p>027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77];6;1)&gt;MID([.F76];6;1);[.C76];[.C76]+1)" office:value-type="float" office:value="8">
            <text:p>008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2)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94" table:formula="of:=IF(MID([.F78];6;1)&gt;MID([.F77];6;1);&quot;&quot;;MAX([.A$7:.A77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78];6;1)&gt;MID([.F77];6;1);[.C77];[.C77]+1)" office:value-type="float" office:value="8">
            <text:p>008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59" office:value-type="string">
            <text:p>Add permission for Category to group (2)</text:p>
          </table:table-cell>
          <table:table-cell table:style-name="ce134" office:value-type="string">
            <text:p>Step 2: Open form to add permission</text:p>
          </table:table-cell>
          <table:table-cell table:style-name="ce134" office:value-type="string">
            <text:p>- Go to child node</text:p>
            <text:p>- Click 'Permission Management' icon corresponding with Category you want to add permission</text:p>
          </table:table-cell>
          <table:table-cell table:style-name="ce139" office:value-type="string">
            <text:p><text:s/>'Permission Management' form appears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79];6;1)&gt;MID([.F78];6;1);&quot;&quot;;MAX([.A$7:.A78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79];6;1)&gt;MID([.F78];6;1);[.C78];[.C78]+1)" office:value-type="float" office:value="8">
            <text:p>008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59" office:value-type="string">
            <text:p>Add permission for Category to group (2)</text:p>
          </table:table-cell>
          <table:table-cell table:style-name="ce163" office:value-type="string">
            <text:p>Step 3: Add permission for group</text:p>
          </table:table-cell>
          <table:table-cell table:style-name="ce164" office:value-type="string">
            <text:p>Click on icon of group <text:s/>in 'Add a permission to that node form' </text:p>
          </table:table-cell>
          <table:table-cell table:style-name="ce163" office:value-type="string">
            <text:p><text:s/>'Select member' pop-up appears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80];6;1)&gt;MID([.F79];6;1);&quot;&quot;;MAX([.A$7:.A79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80];6;1)&gt;MID([.F79];6;1);[.C79];[.C79]+1)" office:value-type="float" office:value="8">
            <text:p>008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59" office:value-type="string">
            <text:p>Add permission for Category to group (2)</text:p>
          </table:table-cell>
          <table:table-cell table:style-name="ce163" office:value-type="string">
            <text:p>Step 4: Select group in form to add permission</text:p>
          </table:table-cell>
          <table:table-cell table:style-name="ce163" office:value-type="string">
            <text:p>- Select the group in 'Select group' form</text:p>
            <text:p>- Select membership is *</text:p>
          </table:table-cell>
          <table:table-cell table:style-name="ce163" office:value-type="string">
            <text:p><text:s/>Member of group is select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81];6;1)&gt;MID([.F80];6;1);&quot;&quot;;MAX([.A$7:.A80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81];6;1)&gt;MID([.F80];6;1);[.C80];[.C80]+1)" office:value-type="float" office:value="8">
            <text:p>008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59" office:value-type="string">
            <text:p>Add permission for Category to group (2)</text:p>
          </table:table-cell>
          <table:table-cell table:style-name="ce163" office:value-type="string">
            <text:p>Step 5: Select permission for group</text:p>
          </table:table-cell>
          <table:table-cell table:style-name="ce163" office:value-type="string">
            <text:p>- Select the right for group </text:p>
            <text:p>- Click Save button</text:p>
          </table:table-cell>
          <table:table-cell table:style-name="ce163" office:value-type="string">
            <text:p>Category is added permission. All the users in the group at step 5 can do these <text:s/>actions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82];6;1)&gt;MID([.F81];6;1);&quot;&quot;;MAX([.A$7:.A81])+1)" office:value-type="float" office:value="28">
            <text:p>028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82];6;1)&gt;MID([.F81];6;1);[.C81];[.C81]+1)" office:value-type="float" office:value="9">
            <text:p>009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Add permission for Category to everybody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94" table:formula="of:=IF(MID([.F83];6;1)&gt;MID([.F82];6;1);&quot;&quot;;MAX([.A$7:.A82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83];6;1)&gt;MID([.F82];6;1);[.C82];[.C82]+1)" office:value-type="float" office:value="9">
            <text:p>009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everybody</text:p>
          </table:table-cell>
          <table:table-cell table:style-name="ce134" office:value-type="string">
            <text:p>Step 2: Open form to add permission</text:p>
          </table:table-cell>
          <table:table-cell table:style-name="ce134" office:value-type="string">
            <text:p>- Go to child node</text:p>
            <text:p>- Click 'Permission Management' icon corresponding with Category you want to add permission</text:p>
          </table:table-cell>
          <table:table-cell table:style-name="ce139" office:value-type="string">
            <text:p><text:s/>'Permission Management' form appears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84];6;1)&gt;MID([.F83];6;1);&quot;&quot;;MAX([.A$7:.A83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84];6;1)&gt;MID([.F83];6;1);[.C83];[.C83]+1)" office:value-type="float" office:value="9">
            <text:p>009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everybody</text:p>
          </table:table-cell>
          <table:table-cell table:style-name="ce163" office:value-type="string">
            <text:p>Step 3: Add permission for users</text:p>
          </table:table-cell>
          <table:table-cell table:style-name="ce164" office:value-type="string">
            <text:p>Select icon of everyone in 'Add a permission to that node form' </text:p>
          </table:table-cell>
          <table:table-cell table:style-name="ce163" office:value-type="string">
            <text:p>Users are automatically added 'Read' permission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85];6;1)&gt;MID([.F84];6;1);&quot;&quot;;MAX([.A$7:.A84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85];6;1)&gt;MID([.F84];6;1);[.C84];[.C84]+1)" office:value-type="float" office:value="9">
            <text:p>009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Add permission for Category to everybody</text:p>
          </table:table-cell>
          <table:table-cell table:style-name="ce163" office:value-type="string">
            <text:p>Step 4: Select permission for users</text:p>
          </table:table-cell>
          <table:table-cell table:style-name="ce163" office:value-type="string">
            <text:p>- Select the right for users </text:p>
            <text:p>- Click Save button</text:p>
          </table:table-cell>
          <table:table-cell table:style-name="ce163" office:value-type="string">
            <text:p>Category is added permission. Everybody can see this Categor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86];6;1)&gt;MID([.F85];6;1);&quot;&quot;;MAX([.A$7:.A85])+1)" office:value-type="float" office:value="29">
            <text:p>029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86];6;1)&gt;MID([.F85];6;1);[.C85];[.C85]+1)" office:value-type="float" office:value="10">
            <text:p>010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Edit permission of user/group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94" table:formula="of:=IF(MID([.F87];6;1)&gt;MID([.F86];6;1);&quot;&quot;;MAX([.A$7:.A86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87];6;1)&gt;MID([.F86];6;1);[.C86];[.C86]+1)" office:value-type="float" office:value="10">
            <text:p>010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Edit permission of user/group</text:p>
          </table:table-cell>
          <table:table-cell table:style-name="ce163" office:value-type="string">
            <text:p>Step 2: Add permission for Category</text:p>
          </table:table-cell>
          <table:table-cell table:style-name="ce13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63" office:value-type="string">
            <text:p>Category is added permission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4">
          <table:table-cell table:style-name="ce94" table:formula="of:=IF(MID([.F88];6;1)&gt;MID([.F87];6;1);&quot;&quot;;MAX([.A$7:.A87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88];6;1)&gt;MID([.F87];6;1);[.C87];[.C87]+1)" office:value-type="float" office:value="10">
            <text:p>010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Edit permission of user/group</text:p>
          </table:table-cell>
          <table:table-cell table:style-name="ce163" office:value-type="string">
            <text:p>Step 3: Edit permission of Category</text:p>
          </table:table-cell>
          <table:table-cell table:style-name="ce165" office:value-type="string">
            <text:p><text:span text:style-name="T3">- Click 'Permission Management' </text:span><text:span text:style-name="T3">icon again</text:span></text:p>
            <text:p><text:span text:style-name="T3">- In 'Permission Management' form, </text:span><text:span text:style-name="T3">click 'Edit' icon corresponding with </text:span><text:span text:style-name="T3">the permission of user/group you </text:span><text:span text:style-name="T3">want to edit</text:span></text:p>
            <text:p><text:span text:style-name="T3">- Select the right for user/group</text:span></text:p>
            <text:p><text:span text:style-name="T3">- Click Save button</text:span></text:p>
          </table:table-cell>
          <table:table-cell table:style-name="ce163" office:value-type="string">
            <text:p>Permission of Category to user/group is edit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89];6;1)&gt;MID([.F88];6;1);&quot;&quot;;MAX([.A$7:.A88])+1)" office:value-type="float" office:value="30">
            <text:p>030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89];6;1)&gt;MID([.F88];6;1);[.C88];[.C88]+1)" office:value-type="float" office:value="11">
            <text:p>011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Edit permission of system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94" table:formula="of:=IF(MID([.F90];6;1)&gt;MID([.F89];6;1);&quot;&quot;;MAX([.A$7:.A89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90];6;1)&gt;MID([.F89];6;1);[.C89];[.C89]+1)" office:value-type="float" office:value="11">
            <text:p>011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Edit permission of system</text:p>
          </table:table-cell>
          <table:table-cell table:style-name="ce163" office:value-type="string">
            <text:p>Step 2: Add permission for Category</text:p>
          </table:table-cell>
          <table:table-cell table:style-name="ce13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63" office:value-type="string">
            <text:p>Category is added permission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91];6;1)&gt;MID([.F90];6;1);&quot;&quot;;MAX([.A$7:.A90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91];6;1)&gt;MID([.F90];6;1);[.C90];[.C90]+1)" office:value-type="float" office:value="11">
            <text:p>011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Edit permission of system</text:p>
          </table:table-cell>
          <table:table-cell table:style-name="ce163" office:value-type="string">
            <text:p>Step 3: Edit permission of Category</text:p>
          </table:table-cell>
          <table:table-cell table:style-name="ce165" office:value-type="string">
            <text:p><text:span text:style-name="T3">- Click 'Permission Management' </text:span><text:span text:style-name="T3">icon again</text:span></text:p>
            <text:p><text:span text:style-name="T3">- In 'Permission Management' form, </text:span><text:span text:style-name="T3">click 'Edit' icon corresponding with </text:span><text:span text:style-name="T3">the permission of system</text:span></text:p>
          </table:table-cell>
          <table:table-cell table:style-name="ce163" office:value-type="string">
            <text:p>You can not edit permission of system with this Categor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92];6;1)&gt;MID([.F91];6;1);&quot;&quot;;MAX([.A$7:.A91])+1)" office:value-type="float" office:value="31">
            <text:p>031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92];6;1)&gt;MID([.F91];6;1);[.C91];[.C91]+1)" office:value-type="float" office:value="12">
            <text:p>012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Delete permission of user/group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93];6;1)&gt;MID([.F92];6;1);&quot;&quot;;MAX([.A$7:.A92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93];6;1)&gt;MID([.F92];6;1);[.C92];[.C92]+1)" office:value-type="float" office:value="12">
            <text:p>012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Delete permission of user/group</text:p>
          </table:table-cell>
          <table:table-cell table:style-name="ce163" office:value-type="string">
            <text:p>Step 2: Add permission for Category</text:p>
          </table:table-cell>
          <table:table-cell table:style-name="ce134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63" office:value-type="string">
            <text:p>Category is added permission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94];6;1)&gt;MID([.F93];6;1);&quot;&quot;;MAX([.A$7:.A93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94];6;1)&gt;MID([.F93];6;1);[.C93];[.C93]+1)" office:value-type="float" office:value="12">
            <text:p>012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Delete permission of user/group</text:p>
          </table:table-cell>
          <table:table-cell table:style-name="ce163" office:value-type="string">
            <text:p>Step 3: Delete permission of Category</text:p>
          </table:table-cell>
          <table:table-cell table:style-name="ce165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63" office:value-type="string">
            <text:p>Permission of Category to user/group is delet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94" table:formula="of:=IF(MID([.F95];6;1)&gt;MID([.F94];6;1);&quot;&quot;;MAX([.A$7:.A94])+1)" office:value-type="float" office:value="32">
            <text:p>032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95];6;1)&gt;MID([.F94];6;1);[.C94];[.C94]+1)" office:value-type="float" office:value="13">
            <text:p>013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Delete permission of system</text:p>
          </table:table-cell>
          <table:table-cell table:style-name="ce134" office:value-type="string">
            <text:p>Step 1: Create a Category</text:p>
          </table:table-cell>
          <table:table-cell table:style-name="ce134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96];6;1)&gt;MID([.F95];6;1);&quot;&quot;;MAX([.A$7:.A95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96];6;1)&gt;MID([.F95];6;1);[.C95];[.C95]+1)" office:value-type="float" office:value="13">
            <text:p>013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Delete permission of system</text:p>
          </table:table-cell>
          <table:table-cell table:style-name="ce163" office:value-type="string">
            <text:p>Step 2: Add permission for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Category is added permission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97];6;1)&gt;MID([.F96];6;1);&quot;&quot;;MAX([.A$7:.A96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97];6;1)&gt;MID([.F96];6;1);[.C96];[.C96]+1)" office:value-type="float" office:value="13">
            <text:p>013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Delete permission of system</text:p>
          </table:table-cell>
          <table:table-cell table:style-name="ce163" office:value-type="string">
            <text:p>Step 3: Delete permission of Category</text:p>
          </table:table-cell>
          <table:table-cell table:style-name="ce165" office:value-type="string">
            <text:p><text:span text:style-name="T3">- Go to Child node</text:span></text:p>
            <text:p><text:span text:style-name="T3">- Click 'Permission Management' </text:span><text:span text:style-name="T3">icon </text:span></text:p>
            <text:p><text:span text:style-name="T3">- In 'Permission Management' form, </text:span><text:span text:style-name="T3">click 'Delete' icon corresponding </text:span><text:span text:style-name="T3">with system</text:span></text:p>
          </table:table-cell>
          <table:table-cell table:style-name="ce163" office:value-type="string">
            <text:p>Show message alert that you don't can not delete permission of the owner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98];6;1)&gt;MID([.F97];6;1);&quot;&quot;;MAX([.A$7:.A97])+1)" office:value-type="float" office:value="33">
            <text:p>033</text:p>
          </table:table-cell>
          <table:table-cell table:style-name="ce102" office:value-type="string">
            <text:p>FNC_ECMS_ADM_CAT_03</text:p>
          </table:table-cell>
          <table:table-cell table:style-name="ce115" table:formula="of:=IF(MID([.F98];6;1)&gt;MID([.F97];6;1);[.C97];[.C97]+1)" office:value-type="float" office:value="14">
            <text:p>014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3" office:value-type="string">
            <text:p>Delete permission of Category in case there is only one permission of this Category (except system)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94" table:formula="of:=IF(MID([.F99];6;1)&gt;MID([.F98];6;1);&quot;&quot;;MAX([.A$7:.A98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99];6;1)&gt;MID([.F98];6;1);[.C98];[.C98]+1)" office:value-type="float" office:value="14">
            <text:p>014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Delete permission of Category in case there is only one permission of this Category (except system)</text:p>
          </table:table-cell>
          <table:table-cell table:style-name="ce163" office:value-type="string">
            <text:p>Step 2: Add permission for Category</text:p>
          </table:table-cell>
          <table:table-cell table:style-name="ce13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63" office:value-type="string">
            <text:p>Category is added permission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00];6;1)&gt;MID([.F99];6;1);&quot;&quot;;MAX([.A$7:.A99])+1)">
            <text:p/>
          </table:table-cell>
          <table:table-cell table:style-name="ce102" office:value-type="string">
            <text:p>FNC_ECMS_ADM_CAT_03</text:p>
          </table:table-cell>
          <table:table-cell table:style-name="ce115" table:formula="of:=IF(MID([.F100];6;1)&gt;MID([.F99];6;1);[.C99];[.C99]+1)" office:value-type="float" office:value="14">
            <text:p>014</text:p>
          </table:table-cell>
          <table:table-cell table:style-name="ce150" office:value-type="string">
            <text:p>ECMS\Admin\Categories &amp; Tags\Manage Categories \Category\Create</text:p>
          </table:table-cell>
          <table:table-cell table:style-name="ce134" office:value-type="string">
            <text:p>Delete permission of Category in case there is only one permission of this Category (except system)</text:p>
          </table:table-cell>
          <table:table-cell table:style-name="ce163" office:value-type="string">
            <text:p>Step 3: Delete permission of Category</text:p>
          </table:table-cell>
          <table:table-cell table:style-name="ce165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63" office:value-type="string">
            <text:p>Show message alert that you don't cannot delete permission of this user/group 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01];6;1)&gt;MID([.F100];6;1);&quot;&quot;;MAX([.A$7:.A100])+1)" office:value-type="float" office:value="34">
            <text:p>034</text:p>
          </table:table-cell>
          <table:table-cell table:style-name="ce101" office:value-type="string">
            <text:p>FNC_ECMS_ADM_CAT_04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3" office:value-type="string">
            <text:p>Copy/Paste <text:s/>a Category to a Category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02];6;1)&gt;MID([.F101];6;1);&quot;&quot;;MAX([.A$7:.A101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02];6;1)&gt;MID([.F101];6;1);[.C101];[.C101]+1)" office:value-type="float" office:value="1">
            <text:p>001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opy/Paste <text:s/>a Category to a Category</text:p>
          </table:table-cell>
          <table:table-cell table:style-name="ce134" office:value-type="string">
            <text:p>Step 2: Copy a Category</text:p>
          </table:table-cell>
          <table:table-cell table:style-name="ce134" office:value-type="string">
            <text:p>- Click 'Copy' icon on a Category you want to copy</text:p>
          </table:table-cell>
          <table:table-cell table:style-name="ce139" office:value-type="string">
            <text:p>Category is copi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03];6;1)&gt;MID([.F102];6;1);&quot;&quot;;MAX([.A$7:.A102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03];6;1)&gt;MID([.F102];6;1);[.C102];[.C102]+1)" office:value-type="float" office:value="1">
            <text:p>001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opy/Paste <text:s/>a Category to a Category</text:p>
          </table:table-cell>
          <table:table-cell table:style-name="ce134" office:value-type="string">
            <text:p>Step 3: Paste a copied Category</text:p>
          </table:table-cell>
          <table:table-cell table:style-name="ce134" office:value-type="string">
            <text:p>- Select destination path you want to paste Category</text:p>
            <text:p>- Click ' Paste' icon</text:p>
          </table:table-cell>
          <table:table-cell table:style-name="ce139" office:value-type="string">
            <text:p>Category is pasted successfully 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04];6;1)&gt;MID([.F103];6;1);&quot;&quot;;MAX([.A$7:.A103])+1)" office:value-type="float" office:value="35">
            <text:p>035</text:p>
          </table:table-cell>
          <table:table-cell table:style-name="ce102" office:value-type="string">
            <text:p>FNC_ECMS_ADM_CAT_04</text:p>
          </table:table-cell>
          <table:table-cell table:style-name="ce115" table:formula="of:=IF(MID([.F104];6;1)&gt;MID([.F103];6;1);[.C103];[.C103]+1)" office:value-type="float" office:value="2">
            <text:p>002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3" office:value-type="string">
            <text:p>Copy a Category and paste into its child node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05];6;1)&gt;MID([.F104];6;1);&quot;&quot;;MAX([.A$7:.A104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05];6;1)&gt;MID([.F104];6;1);[.C104];[.C104]+1)" office:value-type="float" office:value="2">
            <text:p>002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opy a Category and paste into its child node</text:p>
          </table:table-cell>
          <table:table-cell table:style-name="ce134" office:value-type="string">
            <text:p>Step 2: Copy a Category</text:p>
          </table:table-cell>
          <table:table-cell table:style-name="ce134" office:value-type="string">
            <text:p>- Click 'Copy' icon on a Category you want to copy</text:p>
          </table:table-cell>
          <table:table-cell table:style-name="ce139" office:value-type="string">
            <text:p>Category is copi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06];6;1)&gt;MID([.F105];6;1);&quot;&quot;;MAX([.A$7:.A105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06];6;1)&gt;MID([.F105];6;1);[.C105];[.C105]+1)" office:value-type="float" office:value="2">
            <text:p>002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opy a Category and paste into its child node</text:p>
          </table:table-cell>
          <table:table-cell table:style-name="ce134" office:value-type="string">
            <text:p>Step 3: Paste copied Category into its child node</text:p>
          </table:table-cell>
          <table:table-cell table:style-name="ce134" office:value-type="string">
            <text:p>- Select its child node</text:p>
            <text:p>- Click ' Paste' icon</text:p>
          </table:table-cell>
          <table:table-cell table:style-name="ce139" office:value-type="string">
            <text:p>Parent Category is pasted into it child node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07];6;1)&gt;MID([.F106];6;1);&quot;&quot;;MAX([.A$7:.A106])+1)" office:value-type="float" office:value="36">
            <text:p>036</text:p>
          </table:table-cell>
          <table:table-cell table:style-name="ce102" office:value-type="string">
            <text:p>FNC_ECMS_ADM_CAT_04</text:p>
          </table:table-cell>
          <table:table-cell table:style-name="ce115" table:formula="of:=IF(MID([.F107];6;1)&gt;MID([.F106];6;1);[.C106];[.C106]+1)" office:value-type="float" office:value="3">
            <text:p>003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3" office:value-type="string">
            <text:p>Copy a Category and paste into itself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08];6;1)&gt;MID([.F107];6;1);&quot;&quot;;MAX([.A$7:.A107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08];6;1)&gt;MID([.F107];6;1);[.C107];[.C107]+1)" office:value-type="float" office:value="3">
            <text:p>003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opy a Category and paste into itself</text:p>
          </table:table-cell>
          <table:table-cell table:style-name="ce134" office:value-type="string">
            <text:p>Step 2: Copy a Category</text:p>
          </table:table-cell>
          <table:table-cell table:style-name="ce134" office:value-type="string">
            <text:p>- Click 'Copy' icon on a Category you want to copy</text:p>
          </table:table-cell>
          <table:table-cell table:style-name="ce139" office:value-type="string">
            <text:p>Category is copi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09];6;1)&gt;MID([.F108];6;1);&quot;&quot;;MAX([.A$7:.A108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09];6;1)&gt;MID([.F108];6;1);[.C108];[.C108]+1)" office:value-type="float" office:value="3">
            <text:p>003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opy a Category and paste into itself</text:p>
          </table:table-cell>
          <table:table-cell table:style-name="ce134" office:value-type="string">
            <text:p>Step 3: Paste copied Category into itself</text:p>
          </table:table-cell>
          <table:table-cell table:style-name="ce134" office:value-type="string">
            <text:p>- Click ' Paste' icon</text:p>
          </table:table-cell>
          <table:table-cell table:style-name="ce139" office:value-type="string">
            <text:p>Category is pasted into itself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10];6;1)&gt;MID([.F109];6;1);&quot;&quot;;MAX([.A$7:.A109])+1)" office:value-type="float" office:value="37">
            <text:p>037</text:p>
          </table:table-cell>
          <table:table-cell table:style-name="ce102" office:value-type="string">
            <text:p>FNC_ECMS_ADM_CAT_04</text:p>
          </table:table-cell>
          <table:table-cell table:style-name="ce115" table:formula="of:=IF(MID([.F110];6;1)&gt;MID([.F109];6;1);[.C109];[.C109]+1)" office:value-type="float" office:value="4">
            <text:p>004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0" office:value-type="string">
            <text:p>Copy/Paste a deleted Category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11];6;1)&gt;MID([.F110];6;1);&quot;&quot;;MAX([.A$7:.A110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11];6;1)&gt;MID([.F110];6;1);[.C110];[.C110]+1)" office:value-type="float" office:value="4">
            <text:p>004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1" office:value-type="string">
            <text:p>Copy/Paste a deleted Category</text:p>
          </table:table-cell>
          <table:table-cell table:style-name="ce134" office:value-type="string">
            <text:p>Step 2: Copy a Category</text:p>
          </table:table-cell>
          <table:table-cell table:style-name="ce134" office:value-type="string">
            <text:p>- Click 'Copy' icon on a Category you want to copy</text:p>
          </table:table-cell>
          <table:table-cell table:style-name="ce139" office:value-type="string">
            <text:p>Category is copi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12];6;1)&gt;MID([.F111];6;1);&quot;&quot;;MAX([.A$7:.A111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12];6;1)&gt;MID([.F111];6;1);[.C111];[.C111]+1)" office:value-type="float" office:value="4">
            <text:p>004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1" office:value-type="string">
            <text:p>Copy/Paste a deleted Category</text:p>
          </table:table-cell>
          <table:table-cell table:style-name="ce134" office:value-type="string">
            <text:p>Step 3: Delete Category</text:p>
          </table:table-cell>
          <table:table-cell table:style-name="ce134" office:value-type="string">
            <text:p>Click 'Delete' icon</text:p>
          </table:table-cell>
          <table:table-cell table:style-name="ce139" office:value-type="string">
            <text:p>Category is delet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13];6;1)&gt;MID([.F112];6;1);&quot;&quot;;MAX([.A$7:.A112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13];6;1)&gt;MID([.F112];6;1);[.C112];[.C112]+1)" office:value-type="float" office:value="4">
            <text:p>004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1" office:value-type="string">
            <text:p>Copy/Paste a deleted Category</text:p>
          </table:table-cell>
          <table:table-cell table:style-name="ce134" office:value-type="string">
            <text:p>Step 4: Paste deleted Category</text:p>
          </table:table-cell>
          <table:table-cell table:style-name="ce134" office:value-type="string">
            <text:p>- Select destination path you want to paste Category</text:p>
            <text:p>- Click ' Paste' icon</text:p>
          </table:table-cell>
          <table:table-cell table:style-name="ce139" office:value-type="string">
            <text:p>Show message “Can not read from source file or destination category is subcategory”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14];6;1)&gt;MID([.F113];6;1);&quot;&quot;;MAX([.A$7:.A113])+1)" office:value-type="float" office:value="38">
            <text:p>038</text:p>
          </table:table-cell>
          <table:table-cell table:style-name="ce102" office:value-type="string">
            <text:p>FNC_ECMS_ADM_CAT_04</text:p>
          </table:table-cell>
          <table:table-cell table:style-name="ce115" table:formula="of:=IF(MID([.F114];6;1)&gt;MID([.F113];6;1);[.C113];[.C113]+1)" office:value-type="float" office:value="5">
            <text:p>005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3" office:value-type="string">
            <text:p>Cut a Category and paste into other Category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15];6;1)&gt;MID([.F114];6;1);&quot;&quot;;MAX([.A$7:.A114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15];6;1)&gt;MID([.F114];6;1);[.C114];[.C114]+1)" office:value-type="float" office:value="5">
            <text:p>005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ut a Category and paste into other Category</text:p>
          </table:table-cell>
          <table:table-cell table:style-name="ce134" office:value-type="string">
            <text:p>Step 2: Copy a Category</text:p>
          </table:table-cell>
          <table:table-cell table:style-name="ce134" office:value-type="string">
            <text:p>- Click 'Cut' icon on a Category you want to cut</text:p>
          </table:table-cell>
          <table:table-cell table:style-name="ce139" office:value-type="string">
            <text:p>Category is cut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16];6;1)&gt;MID([.F115];6;1);&quot;&quot;;MAX([.A$7:.A115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16];6;1)&gt;MID([.F115];6;1);[.C115];[.C115]+1)" office:value-type="float" office:value="5">
            <text:p>005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ut a Category and paste into other Category</text:p>
          </table:table-cell>
          <table:table-cell table:style-name="ce134" office:value-type="string">
            <text:p>Step 3: Paste a cut Category</text:p>
          </table:table-cell>
          <table:table-cell table:style-name="ce134" office:value-type="string">
            <text:p>- Select destination path you want to paste Category</text:p>
            <text:p>- Click ' Paste' icon</text:p>
          </table:table-cell>
          <table:table-cell table:style-name="ce139" office:value-type="string">
            <text:p>Category is pasted successfully 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17];6;1)&gt;MID([.F116];6;1);&quot;&quot;;MAX([.A$7:.A116])+1)" office:value-type="float" office:value="39">
            <text:p>039</text:p>
          </table:table-cell>
          <table:table-cell table:style-name="ce102" office:value-type="string">
            <text:p>FNC_ECMS_ADM_CAT_04</text:p>
          </table:table-cell>
          <table:table-cell table:style-name="ce115" table:formula="of:=IF(MID([.F117];6;1)&gt;MID([.F116];6;1);[.C116];[.C116]+1)" office:value-type="float" office:value="6">
            <text:p>006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3" office:value-type="string">
            <text:p>Cut a Category and paste into its child node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18];6;1)&gt;MID([.F117];6;1);&quot;&quot;;MAX([.A$7:.A117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18];6;1)&gt;MID([.F117];6;1);[.C117];[.C117]+1)" office:value-type="float" office:value="6">
            <text:p>006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ut a Category and paste into its child node</text:p>
          </table:table-cell>
          <table:table-cell table:style-name="ce134" office:value-type="string">
            <text:p>Step 2: Copy a Category</text:p>
          </table:table-cell>
          <table:table-cell table:style-name="ce134" office:value-type="string">
            <text:p>- Click 'Cut' icon on a Category you want to cut</text:p>
          </table:table-cell>
          <table:table-cell table:style-name="ce139" office:value-type="string">
            <text:p>Category is cut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19];6;1)&gt;MID([.F118];6;1);&quot;&quot;;MAX([.A$7:.A118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19];6;1)&gt;MID([.F118];6;1);[.C118];[.C118]+1)" office:value-type="float" office:value="6">
            <text:p>006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Cut a Category and paste into its child node</text:p>
          </table:table-cell>
          <table:table-cell table:style-name="ce134" office:value-type="string">
            <text:p>Step 3: Paste copied Category into its child node</text:p>
          </table:table-cell>
          <table:table-cell table:style-name="ce134" office:value-type="string">
            <text:p>- Select its child node</text:p>
            <text:p>- Click ' Paste' icon</text:p>
          </table:table-cell>
          <table:table-cell table:style-name="ce139" office:value-type="string">
            <text:p>Show message “Can not read from source file or destination category is subcategory”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20];6;1)&gt;MID([.F119];6;1);&quot;&quot;;MAX([.A$7:.A119])+1)" office:value-type="float" office:value="40">
            <text:p>040</text:p>
          </table:table-cell>
          <table:table-cell table:style-name="ce102" office:value-type="string">
            <text:p>FNC_ECMS_ADM_CAT_04</text:p>
          </table:table-cell>
          <table:table-cell table:style-name="ce115" table:formula="of:=IF(MID([.F120];6;1)&gt;MID([.F119];6;1);[.C119];[.C119]+1)" office:value-type="float" office:value="7">
            <text:p>007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0" office:value-type="string">
            <text:p>Cut a Category and paste into itself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21];6;1)&gt;MID([.F120];6;1);&quot;&quot;;MAX([.A$7:.A120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21];6;1)&gt;MID([.F120];6;1);[.C120];[.C120]+1)" office:value-type="float" office:value="7">
            <text:p>007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1" office:value-type="string">
            <text:p>Cut a Category and paste into itself</text:p>
          </table:table-cell>
          <table:table-cell table:style-name="ce134" office:value-type="string">
            <text:p>Step 2: Copy a Category</text:p>
          </table:table-cell>
          <table:table-cell table:style-name="ce134" office:value-type="string">
            <text:p>- Click 'Cut' icon on a Category you want to cut</text:p>
          </table:table-cell>
          <table:table-cell table:style-name="ce139" office:value-type="string">
            <text:p>Category is cut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94" table:formula="of:=IF(MID([.F122];6;1)&gt;MID([.F121];6;1);&quot;&quot;;MAX([.A$7:.A121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22];6;1)&gt;MID([.F121];6;1);[.C121];[.C121]+1)" office:value-type="float" office:value="7">
            <text:p>007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1" office:value-type="string">
            <text:p>Cut a Category and paste into itself</text:p>
          </table:table-cell>
          <table:table-cell table:style-name="ce134" office:value-type="string">
            <text:p>Step 3: Paste cut <text:s/>Category into itself</text:p>
          </table:table-cell>
          <table:table-cell table:style-name="ce134" office:value-type="string">
            <text:p>- Click ' Paste' icon</text:p>
          </table:table-cell>
          <table:table-cell table:style-name="ce139" office:value-type="string">
            <text:p>Show message “You can not paste here. May be the Category node [the path of this <text:s/>Category] is cutting”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23];6;1)&gt;MID([.F122];6;1);&quot;&quot;;MAX([.A$7:.A122])+1)" office:value-type="float" office:value="41">
            <text:p>041</text:p>
          </table:table-cell>
          <table:table-cell table:style-name="ce102" office:value-type="string">
            <text:p>FNC_ECMS_ADM_CAT_04</text:p>
          </table:table-cell>
          <table:table-cell table:style-name="ce115" table:formula="of:=IF(MID([.F123];6;1)&gt;MID([.F122];6;1);[.C122];[.C122]+1)" office:value-type="float" office:value="8">
            <text:p>008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0" office:value-type="string">
            <text:p>Cut/Paste a deleted Category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24];6;1)&gt;MID([.F123];6;1);&quot;&quot;;MAX([.A$7:.A123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24];6;1)&gt;MID([.F123];6;1);[.C123];[.C123]+1)" office:value-type="float" office:value="8">
            <text:p>008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1" office:value-type="string">
            <text:p>Cut/Paste a deleted Category</text:p>
          </table:table-cell>
          <table:table-cell table:style-name="ce134" office:value-type="string">
            <text:p>Step 2: Copy a Category</text:p>
          </table:table-cell>
          <table:table-cell table:style-name="ce134" office:value-type="string">
            <text:p>- Click 'Cut' icon on a Category you want to cut</text:p>
          </table:table-cell>
          <table:table-cell table:style-name="ce139" office:value-type="string">
            <text:p>Category is cut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25];6;1)&gt;MID([.F124];6;1);&quot;&quot;;MAX([.A$7:.A124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25];6;1)&gt;MID([.F124];6;1);[.C124];[.C124]+1)" office:value-type="float" office:value="8">
            <text:p>008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1" office:value-type="string">
            <text:p>Cut/Paste a deleted Category</text:p>
          </table:table-cell>
          <table:table-cell table:style-name="ce134" office:value-type="string">
            <text:p>Step 3: Delete Category</text:p>
          </table:table-cell>
          <table:table-cell table:style-name="ce134" office:value-type="string">
            <text:p>Click 'Delete' icon</text:p>
          </table:table-cell>
          <table:table-cell table:style-name="ce139" office:value-type="string">
            <text:p>Category is delet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26];6;1)&gt;MID([.F125];6;1);&quot;&quot;;MAX([.A$7:.A125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26];6;1)&gt;MID([.F125];6;1);[.C125];[.C125]+1)" office:value-type="float" office:value="8">
            <text:p>008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1" office:value-type="string">
            <text:p>Cut/Paste a deleted Category</text:p>
          </table:table-cell>
          <table:table-cell table:style-name="ce134" office:value-type="string">
            <text:p>Step 4: Paste deleted Category</text:p>
          </table:table-cell>
          <table:table-cell table:style-name="ce134" office:value-type="string">
            <text:p>- Select destination path you want to paste Category</text:p>
            <text:p>- Click ' Paste' icon</text:p>
          </table:table-cell>
          <table:table-cell table:style-name="ce139" office:value-type="string">
            <text:p>Show message “Can not read from source file or destination category is subcategory”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27];6;1)&gt;MID([.F126];6;1);&quot;&quot;;MAX([.A$7:.A126])+1)" office:value-type="float" office:value="42">
            <text:p>042</text:p>
          </table:table-cell>
          <table:table-cell table:style-name="ce102" office:value-type="string">
            <text:p>FNC_ECMS_ADM_CAT_04</text:p>
          </table:table-cell>
          <table:table-cell table:style-name="ce115" table:formula="of:=IF(MID([.F127];6;1)&gt;MID([.F126];6;1);[.C126];[.C126]+1)" office:value-type="float" office:value="9">
            <text:p>009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0" office:value-type="string">
            <text:p>Delete Category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28];6;1)&gt;MID([.F127];6;1);&quot;&quot;;MAX([.A$7:.A127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28];6;1)&gt;MID([.F127];6;1);[.C127];[.C127]+1)" office:value-type="float" office:value="9">
            <text:p>009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61" office:value-type="string">
            <text:p>Delete Category</text:p>
          </table:table-cell>
          <table:table-cell table:style-name="ce134" office:value-type="string">
            <text:p>Step 2: Delete Category</text:p>
          </table:table-cell>
          <table:table-cell table:style-name="ce134" office:value-type="string">
            <text:p>- Select a Category</text:p>
            <text:p>- Click 'Delete' icon</text:p>
            <text:p>- Click OK on confirm message</text:p>
          </table:table-cell>
          <table:table-cell table:style-name="ce139" office:value-type="string">
            <text:p>Category is deleted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29];6;1)&gt;MID([.F128];6;1);&quot;&quot;;MAX([.A$7:.A128])+1)" office:value-type="float" office:value="43">
            <text:p>043</text:p>
          </table:table-cell>
          <table:table-cell table:style-name="ce102" office:value-type="string">
            <text:p>FNC_ECMS_ADM_CAT_04</text:p>
          </table:table-cell>
          <table:table-cell table:style-name="ce115" table:formula="of:=IF(MID([.F129];6;1)&gt;MID([.F128];6;1);[.C128];[.C128]+1)" office:value-type="float" office:value="10">
            <text:p>010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3" office:value-type="string">
            <text:p>Delete a Category when it is added for a document</text:p>
          </table:table-cell>
          <table:table-cell table:style-name="ce134" office:value-type="string">
            <text:p>Step 1: Create a Category</text:p>
          </table:table-cell>
          <table:table-cell table:style-name="ce162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9" office:value-type="string">
            <text:p>A new Category tree and its sub nodes are created successfull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4" table:formula="of:=IF(MID([.F130];6;1)&gt;MID([.F129];6;1);&quot;&quot;;MAX([.A$7:.A129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30];6;1)&gt;MID([.F129];6;1);[.C129];[.C129]+1)" office:value-type="float" office:value="10">
            <text:p>010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Delete a Category when it is added for a document</text:p>
          </table:table-cell>
          <table:table-cell table:style-name="ce134" office:value-type="string">
            <text:p>Step 2: Add category for document</text:p>
          </table:table-cell>
          <table:table-cell table:style-name="ce134" office:value-type="string">
            <text:p>Add category for document</text:p>
          </table:table-cell>
          <table:table-cell table:style-name="ce139" office:value-type="string">
            <text:p>Document is added category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32">
          <table:table-cell table:style-name="ce94" table:formula="of:=IF(MID([.F131];6;1)&gt;MID([.F130];6;1);&quot;&quot;;MAX([.A$7:.A130])+1)">
            <text:p/>
          </table:table-cell>
          <table:table-cell table:style-name="ce102" office:value-type="string">
            <text:p>FNC_ECMS_ADM_CAT_04</text:p>
          </table:table-cell>
          <table:table-cell table:style-name="ce115" table:formula="of:=IF(MID([.F131];6;1)&gt;MID([.F130];6;1);[.C130];[.C130]+1)" office:value-type="float" office:value="10">
            <text:p>010</text:p>
          </table:table-cell>
          <table:table-cell table:style-name="ce123" office:value-type="string">
            <text:p>ECMS\Admin\Categories &amp; Tags\Manage Categories \Category\Action</text:p>
          </table:table-cell>
          <table:table-cell table:style-name="ce134" office:value-type="string">
            <text:p>Delete a Category when it is added for a document</text:p>
          </table:table-cell>
          <table:table-cell table:style-name="ce134" office:value-type="string">
            <text:p>Step 3: Delete Category</text:p>
          </table:table-cell>
          <table:table-cell table:style-name="ce134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39" office:value-type="string">
            <text:p>Show message “Can not delete this Category node because it is current the target of a REFERENCE property ”</text:p>
          </table:table-cell>
          <table:table-cell table:style-name="ce139" office:value-type="string">
            <text:p>High</text:p>
          </table:table-cell>
          <table:table-cell table:number-columns-repeated="247"/>
        </table:table-row>
        <table:table-row table:style-name="ro41" table:number-rows-repeated="19">
          <table:table-cell/>
          <table:table-cell table:style-name="Default"/>
          <table:table-cell table:number-columns-repeated="254"/>
        </table:table-row>
        <table:table-row table:style-name="ro41" table:number-rows-repeated="65">
          <table:table-cell table:style-name="ce95"/>
          <table:table-cell table:style-name="ce99"/>
          <table:table-cell table:style-name="ce95" table:number-columns-repeated="8"/>
          <table:table-cell table:number-columns-repeated="246"/>
        </table:table-row>
        <table:table-row table:style-name="ro41" table:number-rows-repeated="195">
          <table:table-cell table:number-columns-repeated="256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36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3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03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857];[.$K1])" office:value-type="float" office:value="0">
            <text:p>0</text:p>
          </table:table-cell>
          <table:table-cell table:style-name="ce140" table:formula="of:=COUNTIF([.M$7:.M$857];[.$K1])" office:value-type="float" office:value="0">
            <text:p>0</text:p>
          </table:table-cell>
          <table:table-cell table:style-name="ce140" table:formula="of:=COUNTIF([.N$7:.N$857];[.$K1])" office:value-type="float" office:value="0">
            <text:p>0</text:p>
          </table:table-cell>
          <table:table-cell table:style-name="ce140" table:formula="of:=COUNTIF([.O$7:.O$857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17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857];[.$K2])" office:value-type="float" office:value="0">
            <text:p>0</text:p>
          </table:table-cell>
          <table:table-cell table:style-name="ce140" table:formula="of:=COUNTIF([.M$7:.M$857];[.$K2])" office:value-type="float" office:value="0">
            <text:p>0</text:p>
          </table:table-cell>
          <table:table-cell table:style-name="ce140" table:formula="of:=COUNTIF([.N$7:.N$857];[.$K2])" office:value-type="float" office:value="0">
            <text:p>0</text:p>
          </table:table-cell>
          <table:table-cell table:style-name="ce140" table:formula="of:=COUNTIF([.O$7:.O$857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17"/>
        </table:table-row>
        <table:table-row table:style-name="ro27">
          <table:table-cell/>
          <table:table-cell table:style-name="ce98" office:value-type="string">
            <text:p>Function List</text:p>
          </table:table-cell>
          <table:table-cell table:style-name="ce105" office:value-type="string" table:number-columns-spanned="3" table:number-rows-spanned="1">
            <text:p>Manage Template</text:p>
          </table:table-cell>
          <table:covered-table-cell table:number-columns-repeated="2" table:style-name="ce105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857];[.$K3])" office:value-type="float" office:value="0">
            <text:p>0</text:p>
          </table:table-cell>
          <table:table-cell table:style-name="ce140" table:formula="of:=COUNTIF([.M$7:.M$857];[.$K3])" office:value-type="float" office:value="0">
            <text:p>0</text:p>
          </table:table-cell>
          <table:table-cell table:style-name="ce140" table:formula="of:=COUNTIF([.N$7:.N$857];[.$K3])" office:value-type="float" office:value="0">
            <text:p>0</text:p>
          </table:table-cell>
          <table:table-cell table:style-name="ce140" table:formula="of:=COUNTIF([.O$7:.O$857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17"/>
        </table:table-row>
        <table:table-row table:style-name="ro28">
          <table:table-cell/>
          <table:table-cell table:style-name="ce98" office:value-type="string">
            <text:p>Total main cases:</text:p>
          </table:table-cell>
          <table:table-cell table:style-name="ce105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118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857];[.$K4])" office:value-type="float" office:value="0">
            <text:p>0</text:p>
          </table:table-cell>
          <table:table-cell table:style-name="ce140" table:formula="of:=COUNTIF([.M$7:.M$857];[.$K4])" office:value-type="float" office:value="0">
            <text:p>0</text:p>
          </table:table-cell>
          <table:table-cell table:style-name="ce140" table:formula="of:=COUNTIF([.N$7:.N$857];[.$K4])" office:value-type="float" office:value="0">
            <text:p>0</text:p>
          </table:table-cell>
          <table:table-cell table:style-name="ce140" table:formula="of:=COUNTIF([.O$7:.O$857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17"/>
        </table:table-row>
        <table:table-row table:style-name="ro26">
          <table:table-cell/>
          <table:table-cell table:style-name="ce95"/>
          <table:table-cell table:style-name="ce106"/>
          <table:table-cell table:style-name="ce169"/>
          <table:table-cell table:style-name="ce120" table:number-columns-repeated="5"/>
          <table:table-cell table:style-name="ce141"/>
          <table:table-cell office:value-type="string">
            <text:p>N/A</text:p>
          </table:table-cell>
          <table:table-cell table:style-name="ce140" table:formula="of:=COUNTIF([.L$7:.L$857];[.$K5])" office:value-type="float" office:value="0">
            <text:p>0</text:p>
          </table:table-cell>
          <table:table-cell table:style-name="ce140" table:formula="of:=COUNTIF([.M$7:.M$857];[.$K5])" office:value-type="float" office:value="0">
            <text:p>0</text:p>
          </table:table-cell>
          <table:table-cell table:style-name="ce140" table:formula="of:=COUNTIF([.N$7:.N$857];[.$K5])" office:value-type="float" office:value="0">
            <text:p>0</text:p>
          </table:table-cell>
          <table:table-cell table:style-name="ce140" table:formula="of:=COUNTIF([.O$7:.O$857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87"/>
          <table:table-cell table:number-columns-repeated="17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</table:table-row>
        <table:table-row table:style-name="ro32">
          <table:table-cell table:style-name="ce93" office:value-type="float" office:value="1">
            <text:p>001</text:p>
          </table:table-cell>
          <table:table-cell table:style-name="ce101" office:value-type="string">
            <text:p>FNC_ECMS_ADM_TEM_01</text:p>
          </table:table-cell>
          <table:table-cell table:style-name="ce115" office:value-type="float" office:value="1">
            <text:p>001</text:p>
          </table:table-cell>
          <table:table-cell table:style-name="ce124" office:value-type="string">
            <text:p>ECMS\Admin\Content_Presentation\Manage Templates\Add</text:p>
          </table:table-cell>
          <table:table-cell table:style-name="ce160" office:value-type="string">
            <text:p>Add new template when input valid data into all required fields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Add new template when input valid data into all required fields</text:p>
          </table:table-cell>
          <table:table-cell table:style-name="ce134" office:value-type="string">
            <text:p>Step 2: Open 'Add New Template' pop-up</text:p>
          </table:table-cell>
          <table:table-cell table:style-name="ce134" office:value-type="string">
            <text:p>Click 'Add' button</text:p>
          </table:table-cell>
          <table:table-cell table:style-name="ce139" office:value-type="string">
            <text:p><text:s/>Add New Template' pop-up appears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9];6;1)&gt;MID([.F8];6;1);&quot;&quot;;MAX([.A$7:.A8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Add new template when input valid data into all required fields</text:p>
          </table:table-cell>
          <table:table-cell table:style-name="ce134" office:value-type="string">
            <text:p>Step 3:Put data in 'Template' tab</text:p>
          </table:table-cell>
          <table:table-cell table:style-name="ce134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39" office:value-type="string">
            <text:p>Fields in 'Template' tab are inputted data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10];6;1)&gt;MID([.F9];6;1);&quot;&quot;;MAX([.A$7:.A9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Add new template when input valid data into all required fields</text:p>
          </table:table-cell>
          <table:table-cell table:style-name="ce134" office:value-type="string">
            <text:p>Step 4:View data in 'Dialog' tab</text:p>
          </table:table-cell>
          <table:table-cell table:style-name="ce134" office:value-type="string">
            <text:p>Click Dialog tab</text:p>
          </table:table-cell>
          <table:table-cell table:style-name="ce139" office:value-type="string">
            <text:p>Sample data in 'Dialog' tab is availabl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Add new template when input valid data into all required fields</text:p>
          </table:table-cell>
          <table:table-cell table:style-name="ce134" office:value-type="string">
            <text:p>Step 5: View data in 'View' tab</text:p>
          </table:table-cell>
          <table:table-cell table:style-name="ce134" office:value-type="string">
            <text:p>Click View Tab</text:p>
          </table:table-cell>
          <table:table-cell table:style-name="ce139" office:value-type="string">
            <text:p>Sample data in 'View' tab is availabl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/>
          <table:table-cell table:style-name="ce102" office:value-type="string">
            <text:p>FNC_ECMS_ADM_TEM_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Add new template when input valid data into all required fields</text:p>
          </table:table-cell>
          <table:table-cell table:style-name="ce134" office:value-type="string">
            <text:p>Step 6: View data in 'CSS' tab</text:p>
          </table:table-cell>
          <table:table-cell table:style-name="ce134" office:value-type="string">
            <text:p>Click CSS tab</text:p>
          </table:table-cell>
          <table:table-cell table:style-name="ce139" office:value-type="string">
            <text:p>Sample data in 'CSS' tab is available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13];6;1)&gt;MID([.F11];6;1);&quot;&quot;;MAX([.A$7:.A11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Add new template when input valid data into all required fields</text:p>
          </table:table-cell>
          <table:table-cell table:style-name="ce134" office:value-type="string">
            <text:p>Step 7: Complete add new template</text:p>
          </table:table-cell>
          <table:table-cell table:style-name="ce134" office:value-type="string">
            <text:p>Click Save button</text:p>
          </table:table-cell>
          <table:table-cell table:style-name="ce139" office:value-type="string">
            <text:p><text:s/>A new template is created</text:p>
          </table:table-cell>
          <table:table-cell table:style-name="ce139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14];6;1)&gt;MID([.F13];6;1);&quot;&quot;;MAX([.A$7:.A13])+1)" office:value-type="float" office:value="2">
            <text:p>002</text:p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0" office:value-type="string">
            <text:p>Add new template when label field is bank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15];6;1)&gt;MID([.F14];6;1);&quot;&quot;;MAX([.A$7:.A14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70" office:value-type="string">
            <text:p>Add new template when label field is bank</text:p>
          </table:table-cell>
          <table:table-cell table:style-name="ce134" office:value-type="string">
            <text:p>Step 2: Open 'Add New Template' pop-up</text:p>
          </table:table-cell>
          <table:table-cell table:style-name="ce134" office:value-type="string">
            <text:p>Click 'Add' icon</text:p>
          </table:table-cell>
          <table:table-cell table:style-name="ce139" office:value-type="string">
            <text:p><text:s/>Add New Template' pop-up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29">
          <table:table-cell table:style-name="ce94" table:formula="of:=IF(MID([.F16];6;1)&gt;MID([.F15];6;1);&quot;&quot;;MAX([.A$7:.A15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70" office:value-type="string">
            <text:p>Add new template when label field is bank</text:p>
          </table:table-cell>
          <table:table-cell table:style-name="ce134" office:value-type="string">
            <text:p>Step 3:Put data in 'Template' tab</text:p>
          </table:table-cell>
          <table:table-cell table:style-name="ce134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39" office:value-type="string">
            <text:p>Show message “ The field 'Label' is required.”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17];6;1)&gt;MID([.F16];6;1);&quot;&quot;;MAX([.A$7:.A16])+1)" office:value-type="float" office:value="3">
            <text:p>003</text:p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0" office:value-type="string">
            <text:p>Add new template when do not select permission for this template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4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18];6;1)&gt;MID([.F17];6;1);&quot;&quot;;MAX([.A$7:.A17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Add new template when do not select permission for this template</text:p>
          </table:table-cell>
          <table:table-cell table:style-name="ce134" office:value-type="string">
            <text:p>Step 2: Open 'Add New Template' pop-up</text:p>
          </table:table-cell>
          <table:table-cell table:style-name="ce134" office:value-type="string">
            <text:p>Click 'Add' icon</text:p>
          </table:table-cell>
          <table:table-cell table:style-name="ce139" office:value-type="string">
            <text:p><text:s/>Add New Template' pop-up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5" table:number-columns-repeated="10"/>
          <table:table-cell table:style-name="ce95" table:number-columns-repeated="204"/>
        </table:table-row>
        <table:table-row table:style-name="ro35">
          <table:table-cell table:style-name="ce94" table:formula="of:=IF(MID([.F19];6;1)&gt;MID([.F18];6;1);&quot;&quot;;MAX([.A$7:.A18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Add new template when do not select permission for this template</text:p>
          </table:table-cell>
          <table:table-cell table:style-name="ce134" office:value-type="string">
            <text:p>Step 3:Put data in 'Template' tab</text:p>
          </table:table-cell>
          <table:table-cell table:style-name="ce134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39" office:value-type="string">
            <text:p>Show message “The field "Permission" is required.”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20];6;1)&gt;MID([.F19];6;1);&quot;&quot;;MAX([.A$7:.A19])+1)" office:value-type="float" office:value="4">
            <text:p>004</text:p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0" office:value-type="string">
            <text:p>Edit label of existing template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21];6;1)&gt;MID([.F20];6;1);&quot;&quot;;MAX([.A$7:.A20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Edit label of existing template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22];6;1)&gt;MID([.F21];6;1);&quot;&quot;;MAX([.A$7:.A21])+1)">
            <text:p/>
          </table:table-cell>
          <table:table-cell table:style-name="ce102" office:value-type="string">
            <text:p>FNC_ECMS_ADM_TEM_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1" office:value-type="string">
            <text:p>Edit label of existing template</text:p>
          </table:table-cell>
          <table:table-cell table:style-name="ce171" office:value-type="string">
            <text:p>Step 3: Edit label</text:p>
          </table:table-cell>
          <table:table-cell table:style-name="ce150" office:value-type="string">
            <text:p>Put new value for label</text:p>
          </table:table-cell>
          <table:table-cell table:style-name="ce150" office:value-type="string">
            <text:p>The label of template is changed successfully</text:p>
          </table:table-cell>
          <table:table-cell table:style-name="ce139" office:value-type="string">
            <text:p>Medium</text:p>
          </table:table-cell>
          <table:table-cell table:style-name="ce150"/>
          <table:table-cell table:style-name="ce142"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23];6;1)&gt;MID([.F22];6;1);&quot;&quot;;MAX([.A$7:.A22])+1)" office:value-type="float" office:value="5">
            <text:p>005</text:p>
          </table:table-cell>
          <table:table-cell table:style-name="ce102" office:value-type="string">
            <text:p>FNC_ECMS_ADM_TEM_02</text:p>
          </table:table-cell>
          <table:table-cell table:style-name="ce115" office:value-type="float" office:value="5">
            <text:p>005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60" office:value-type="string">
            <text:p>Edit existing dialog of template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24];6;1)&gt;MID([.F23];6;1);&quot;&quot;;MAX([.A$7:.A23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70" office:value-type="string">
            <text:p>Edit existing dialog of template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style-name="ce142" table:number-columns-repeated="10"/>
          <table:table-cell table:style-name="ce95" table:number-columns-repeated="204"/>
        </table:table-row>
        <table:table-row table:style-name="ro29">
          <table:table-cell table:style-name="ce94" table:formula="of:=IF(MID([.F25];6;1)&gt;MID([.F24];6;1);&quot;&quot;;MAX([.A$7:.A24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23" office:value-type="string">
            <text:p>ECMS\Admin\Content_Presentation\Manage Templates\Add</text:p>
          </table:table-cell>
          <table:table-cell table:style-name="ce170" office:value-type="string">
            <text:p>Edit existing dialog of template</text:p>
          </table:table-cell>
          <table:table-cell table:style-name="ce171" office:value-type="string">
            <text:p>Step 3: Edit existing dialog of template</text:p>
          </table:table-cell>
          <table:table-cell table:style-name="ce150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50" office:value-type="string">
            <text:p>Dialog is changed successfully</text:p>
          </table:table-cell>
          <table:table-cell table:style-name="ce139" office:value-type="string">
            <text:p>Medium</text:p>
          </table:table-cell>
          <table:table-cell table:style-name="ce150"/>
          <table:table-cell table:style-name="ce142"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26];6;1)&gt;MID([.F25];6;1);&quot;&quot;;MAX([.A$7:.A25])+1)" office:value-type="float" office:value="6">
            <text:p>006</text:p>
          </table:table-cell>
          <table:table-cell table:style-name="ce101" office:value-type="string">
            <text:p>FNC_ECMS_ADM_TEM_02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0" office:value-type="string">
            <text:p>Add new dialog for template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27];6;1)&gt;MID([.F26];6;1);&quot;&quot;;MAX([.A$7:.A26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for template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28];6;1)&gt;MID([.F27];6;1);&quot;&quot;;MAX([.A$7:.A27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for template</text:p>
          </table:table-cell>
          <table:table-cell table:style-name="ce142" office:value-type="string">
            <text:p>Step 3: Open 'Dialog' form</text:p>
          </table:table-cell>
          <table:table-cell table:style-name="ce142" office:value-type="string">
            <text:p>Select ' Dialog' tab</text:p>
          </table:table-cell>
          <table:table-cell table:style-name="ce142" office:value-type="string">
            <text:p>Dialog' form appears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0">
          <table:table-cell table:style-name="ce94" table:formula="of:=IF(MID([.F29];6;1)&gt;MID([.F28];6;1);&quot;&quot;;MAX([.A$7:.A28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for template</text:p>
          </table:table-cell>
          <table:table-cell table:style-name="ce142" office:value-type="string">
            <text:p>Step 4: Add new dialog for template</text:p>
          </table:table-cell>
          <table:table-cell table:style-name="ce142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42" office:value-type="string">
            <text:p>New dialog is created successfully 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2">
          <table:table-cell table:style-name="ce94" table:formula="of:=IF(MID([.F30];6;1)&gt;MID([.F29];6;1);&quot;&quot;;MAX([.A$7:.A29])+1)" office:value-type="float" office:value="7">
            <text:p>007</text:p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0" office:value-type="string">
            <text:p>Add new dialog when 'Name' field is blank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31];6;1)&gt;MID([.F30];6;1);&quot;&quot;;MAX([.A$7:.A30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when 'Name' field is blank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32];6;1)&gt;MID([.F31];6;1);&quot;&quot;;MAX([.A$7:.A31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when 'Name' field is blank</text:p>
          </table:table-cell>
          <table:table-cell table:style-name="ce142" office:value-type="string">
            <text:p>Step 3: Open 'Dialog' form</text:p>
          </table:table-cell>
          <table:table-cell table:style-name="ce142" office:value-type="string">
            <text:p>Select ' Dialog' tab</text:p>
          </table:table-cell>
          <table:table-cell table:style-name="ce142" office:value-type="string">
            <text:p>Dialog' form appears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2">
          <table:table-cell table:style-name="ce94" table:formula="of:=IF(MID([.F33];6;1)&gt;MID([.F32];6;1);&quot;&quot;;MAX([.A$7:.A32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when 'Name' field is blank</text:p>
          </table:table-cell>
          <table:table-cell table:style-name="ce142" office:value-type="string">
            <text:p>Step 4: Add new dialog for template</text:p>
          </table:table-cell>
          <table:table-cell table:style-name="ce142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42" office:value-type="string">
            <text:p>Show message “The field "Name" is required.“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2">
          <table:table-cell table:style-name="ce94" table:formula="of:=IF(MID([.F34];6;1)&gt;MID([.F33];6;1);&quot;&quot;;MAX([.A$7:.A33])+1)" office:value-type="float" office:value="8">
            <text:p>008</text:p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0" office:value-type="string">
            <text:p>Add new dialog when <text:s/>'Name' field contain special characters <text:s/>%^&amp;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5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35];6;1)&gt;MID([.F34];6;1);&quot;&quot;;MAX([.A$7:.A34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70" office:value-type="string">
            <text:p>Add new dialog when <text:s/>'Name' field contain special characters <text:s/>%^&amp;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style-name="ce145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36];6;1)&gt;MID([.F35];6;1);&quot;&quot;;MAX([.A$7:.A35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0" office:value-type="string">
            <text:p>Add new dialog when <text:s/>'Name' field contain special characters <text:s/>%^&amp;</text:p>
          </table:table-cell>
          <table:table-cell table:style-name="ce142" office:value-type="string">
            <text:p>Step 3: Open 'Dialog' form</text:p>
          </table:table-cell>
          <table:table-cell table:style-name="ce142" office:value-type="string">
            <text:p>Select ' Dialog' tab</text:p>
          </table:table-cell>
          <table:table-cell table:style-name="ce142" office:value-type="string">
            <text:p>Dialog' form appears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2">
          <table:table-cell table:style-name="ce94" table:formula="of:=IF(MID([.F37];6;1)&gt;MID([.F36];6;1);&quot;&quot;;MAX([.A$7:.A36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70" office:value-type="string">
            <text:p>Add new dialog when <text:s/>'Name' field contain special characters <text:s/>%^&amp;</text:p>
          </table:table-cell>
          <table:table-cell table:style-name="ce142" office:value-type="string">
            <text:p>Step 4: Add new dialog for template</text:p>
          </table:table-cell>
          <table:table-cell table:style-name="ce142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42" office:value-type="string">
            <text:p>Show message “The field name must not contain special characters.”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2">
          <table:table-cell table:style-name="ce94" table:formula="of:=IF(MID([.F38];6;1)&gt;MID([.F37];6;1);&quot;&quot;;MAX([.A$7:.A37])+1)" office:value-type="float" office:value="9">
            <text:p>009</text:p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0" office:value-type="string">
            <text:p>Add new dialog when <text:s/>name field of dialog tab is existing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39];6;1)&gt;MID([.F38];6;1);&quot;&quot;;MAX([.A$7:.A38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when <text:s/>name field of dialog tab is existing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40];6;1)&gt;MID([.F39];6;1);&quot;&quot;;MAX([.A$7:.A39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when <text:s/>name field of dialog tab is existing</text:p>
          </table:table-cell>
          <table:table-cell table:style-name="ce142" office:value-type="string">
            <text:p>Step 3: Open 'Dialog' form</text:p>
          </table:table-cell>
          <table:table-cell table:style-name="ce142" office:value-type="string">
            <text:p>Select ' Dialog' tab</text:p>
          </table:table-cell>
          <table:table-cell table:style-name="ce142" office:value-type="string">
            <text:p>Dialog' form appears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1">
          <table:table-cell table:style-name="ce94" table:formula="of:=IF(MID([.F41];6;1)&gt;MID([.F40];6;1);&quot;&quot;;MAX([.A$7:.A40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when <text:s/>name field of dialog tab is existing</text:p>
          </table:table-cell>
          <table:table-cell table:style-name="ce142" office:value-type="string">
            <text:p>Step 4: Add new dialog for template</text:p>
          </table:table-cell>
          <table:table-cell table:style-name="ce142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42" office:value-type="string">
            <text:p>Show message “The [name of dialog] already exists.”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2">
          <table:table-cell table:style-name="ce94" table:formula="of:=IF(MID([.F42];6;1)&gt;MID([.F41];6;1);&quot;&quot;;MAX([.A$7:.A41])+1)" office:value-type="float" office:value="10">
            <text:p>010</text:p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0" office:value-type="string">
            <text:p>Add new dialog when <text:s/>do not select permission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43];6;1)&gt;MID([.F42];6;1);&quot;&quot;;MAX([.A$7:.A42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when <text:s/>do not select permission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style-name="ce142"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44];6;1)&gt;MID([.F43];6;1);&quot;&quot;;MAX([.A$7:.A43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when <text:s/>do not select permission</text:p>
          </table:table-cell>
          <table:table-cell table:style-name="ce142" office:value-type="string">
            <text:p>Step 3: Open 'Dialog' form</text:p>
          </table:table-cell>
          <table:table-cell table:style-name="ce142" office:value-type="string">
            <text:p>Select ' Dialog' tab</text:p>
          </table:table-cell>
          <table:table-cell table:style-name="ce142" office:value-type="string">
            <text:p>Dialog' form appears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2">
          <table:table-cell table:style-name="ce94" table:formula="of:=IF(MID([.F45];6;1)&gt;MID([.F44];6;1);&quot;&quot;;MAX([.A$7:.A44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Add new dialog when <text:s/>do not select permission</text:p>
          </table:table-cell>
          <table:table-cell table:style-name="ce142" office:value-type="string">
            <text:p>Step 4: Add new dialog for template</text:p>
          </table:table-cell>
          <table:table-cell table:style-name="ce142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42" office:value-type="string">
            <text:p>Show message “The field "Permission" is required.”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04"/>
        </table:table-row>
        <table:table-row table:style-name="ro32">
          <table:table-cell table:style-name="ce94" table:formula="of:=IF(MID([.F46];6;1)&gt;MID([.F45];6;1);&quot;&quot;;MAX([.A$7:.A45])+1)" office:value-type="float" office:value="11">
            <text:p>011</text:p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0" office:value-type="string">
            <text:p>Delete dialog 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47];6;1)&gt;MID([.F46];6;1);&quot;&quot;;MAX([.A$7:.A46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Delete dialog 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48];6;1)&gt;MID([.F47];6;1);&quot;&quot;;MAX([.A$7:.A47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Delete dialog </text:p>
          </table:table-cell>
          <table:table-cell table:style-name="ce142" office:value-type="string">
            <text:p>Step 3: Delete Dialog</text:p>
          </table:table-cell>
          <table:table-cell table:style-name="ce142" office:value-type="string">
            <text:p>- Select ' Dialog' tab</text:p>
            <text:p>- Click 'Delete' icon on a dialog you want to delete</text:p>
          </table:table-cell>
          <table:table-cell table:style-name="ce142" office:value-type="string">
            <text:p>Dialog is deleted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49];6;1)&gt;MID([.F48];6;1);&quot;&quot;;MAX([.A$7:.A48])+1)" office:value-type="float" office:value="12">
            <text:p>012</text:p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0" office:value-type="string">
            <text:p>Delete default dialog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50];6;1)&gt;MID([.F49];6;1);&quot;&quot;;MAX([.A$7:.A49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Delete default dialog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25">
          <table:table-cell table:style-name="ce94" table:formula="of:=IF(MID([.F51];6;1)&gt;MID([.F50];6;1);&quot;&quot;;MAX([.A$7:.A50])+1)">
            <text:p/>
          </table:table-cell>
          <table:table-cell table:style-name="ce102" office:value-type="string">
            <text:p>FNC_ECMS_ADM_TEM_02</text:p>
          </table:table-cell>
          <table:table-cell table:style-name="ce115"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table:style-name="ce123" office:value-type="string">
            <text:p>ECMS\Admin\Content_Presentation\Manage Templates\Edit\Dialog</text:p>
          </table:table-cell>
          <table:table-cell table:style-name="ce161" office:value-type="string">
            <text:p>Delete default dialog</text:p>
          </table:table-cell>
          <table:table-cell table:style-name="ce142" office:value-type="string">
            <text:p>Step 3: Delete Dialog</text:p>
          </table:table-cell>
          <table:table-cell table:style-name="ce142" office:value-type="string">
            <text:p>- Select ' Dialog' tab</text:p>
            <text:p>- Click 'Delete' icon</text:p>
          </table:table-cell>
          <table:table-cell table:style-name="ce142" office:value-type="string">
            <text:p>Show message “You cannot delete 'dialog1' because it is the default one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52];6;1)&gt;MID([.F51];6;1);&quot;&quot;;MAX([.A$7:.A51])+1)" office:value-type="float" office:value="13">
            <text:p>013</text:p>
          </table:table-cell>
          <table:table-cell table:style-name="ce168" office:value-type="string">
            <text:p>FNC_ECMS_ADM_TEM_03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0" office:value-type="string">
            <text:p><text:s/>Edit Existing view of template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53];6;1)&gt;MID([.F52];6;1);&quot;&quot;;MAX([.A$7:.A52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<text:s/>Edit Existing view of template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29">
          <table:table-cell table:style-name="ce94" table:formula="of:=IF(MID([.F54];6;1)&gt;MID([.F53];6;1);&quot;&quot;;MAX([.A$7:.A53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<text:s/>Edit Existing view of template</text:p>
          </table:table-cell>
          <table:table-cell table:style-name="ce171" office:value-type="string">
            <text:p>Step 3: Edit existing view of template</text:p>
          </table:table-cell>
          <table:table-cell table:style-name="ce150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50" office:value-type="string">
            <text:p>View is changed successfully</text:p>
          </table:table-cell>
          <table:table-cell table:style-name="ce139" office:value-type="string">
            <text:p>Medium</text:p>
          </table:table-cell>
          <table:table-cell table:style-name="ce150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55];6;1)&gt;MID([.F54];6;1);&quot;&quot;;MAX([.A$7:.A54])+1)" office:value-type="float" office:value="14">
            <text:p>014</text:p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0" office:value-type="string">
            <text:p>Add new view for template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56];6;1)&gt;MID([.F55];6;1);&quot;&quot;;MAX([.A$7:.A55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Add new view for template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57];6;1)&gt;MID([.F56];6;1);&quot;&quot;;MAX([.A$7:.A56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Add new view for template</text:p>
          </table:table-cell>
          <table:table-cell table:style-name="ce142" office:value-type="string">
            <text:p>Step 3: Open 'View' form</text:p>
          </table:table-cell>
          <table:table-cell table:style-name="ce142" office:value-type="string">
            <text:p>Select ' View' tab</text:p>
          </table:table-cell>
          <table:table-cell table:style-name="ce142" office:value-type="string">
            <text:p><text:s/>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>
          <table:table-cell table:style-name="ce94" table:formula="of:=IF(MID([.F58];6;1)&gt;MID([.F57];6;1);&quot;&quot;;MAX([.A$7:.A57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Add new view for template</text:p>
          </table:table-cell>
          <table:table-cell table:style-name="ce142" office:value-type="string">
            <text:p>Step 4: Add new view for template</text:p>
          </table:table-cell>
          <table:table-cell table:style-name="ce142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42" office:value-type="string">
            <text:p>New view is created successfully 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59];6;1)&gt;MID([.F58];6;1);&quot;&quot;;MAX([.A$7:.A58])+1)" office:value-type="float" office:value="15">
            <text:p>015</text:p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0" office:value-type="string">
            <text:p>Add new view when 'Name' field is blank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60];6;1)&gt;MID([.F59];6;1);&quot;&quot;;MAX([.A$7:.A59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Add new view when 'Name' field is blank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61];6;1)&gt;MID([.F60];6;1);&quot;&quot;;MAX([.A$7:.A60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Add new view when 'Name' field is blank</text:p>
          </table:table-cell>
          <table:table-cell table:style-name="ce142" office:value-type="string">
            <text:p>Step 3: Open 'View' form</text:p>
          </table:table-cell>
          <table:table-cell table:style-name="ce142" office:value-type="string">
            <text:p>Select 'View' tab</text:p>
          </table:table-cell>
          <table:table-cell table:style-name="ce142" office:value-type="string">
            <text:p>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62];6;1)&gt;MID([.F61];6;1);&quot;&quot;;MAX([.A$7:.A61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Add new view when 'Name' field is blank</text:p>
          </table:table-cell>
          <table:table-cell table:style-name="ce142" office:value-type="string">
            <text:p>Step 4: Add new view for template</text:p>
          </table:table-cell>
          <table:table-cell table:style-name="ce142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42" office:value-type="string">
            <text:p>Show message “The field "Name" is required. “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63];6;1)&gt;MID([.F62];6;1);&quot;&quot;;MAX([.A$7:.A62])+1)" office:value-type="float" office:value="16">
            <text:p>016</text:p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0" office:value-type="string">
            <text:p>Add new view when <text:s/>'Name' field contain special characters %^&amp;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64];6;1)&gt;MID([.F63];6;1);&quot;&quot;;MAX([.A$7:.A63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Add new view when <text:s/>'Name' field contain special characters %^&amp;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65];6;1)&gt;MID([.F64];6;1);&quot;&quot;;MAX([.A$7:.A64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Add new view when <text:s/>'Name' field contain special characters %^&amp;</text:p>
          </table:table-cell>
          <table:table-cell table:style-name="ce142" office:value-type="string">
            <text:p>Step 3: Open 'View' form</text:p>
          </table:table-cell>
          <table:table-cell table:style-name="ce142" office:value-type="string">
            <text:p>Select 'View' tab</text:p>
          </table:table-cell>
          <table:table-cell table:style-name="ce142" office:value-type="string">
            <text:p>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66];6;1)&gt;MID([.F65];6;1);&quot;&quot;;MAX([.A$7:.A65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Add new view when <text:s/>'Name' field contain special characters %^&amp;</text:p>
          </table:table-cell>
          <table:table-cell table:style-name="ce142" office:value-type="string">
            <text:p>Step 4: Add new view for template</text:p>
          </table:table-cell>
          <table:table-cell table:style-name="ce142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42" office:value-type="string">
            <text:p>Show message “The field name must not contain special characters. 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67];6;1)&gt;MID([.F66];6;1);&quot;&quot;;MAX([.A$7:.A66])+1)" office:value-type="float" office:value="17">
            <text:p>017</text:p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0" office:value-type="string">
            <text:p>Add new view when <text:s/>name field of view tab is existing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68];6;1)&gt;MID([.F67];6;1);&quot;&quot;;MAX([.A$7:.A67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70" office:value-type="string">
            <text:p>Add new view when <text:s/>name field of view tab is existing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69];6;1)&gt;MID([.F68];6;1);&quot;&quot;;MAX([.A$7:.A68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70" office:value-type="string">
            <text:p>Add new view when <text:s/>name field of view tab is existing</text:p>
          </table:table-cell>
          <table:table-cell table:style-name="ce142" office:value-type="string">
            <text:p>Step 3: Open 'View' form</text:p>
          </table:table-cell>
          <table:table-cell table:style-name="ce142" office:value-type="string">
            <text:p>Select 'View' tab</text:p>
          </table:table-cell>
          <table:table-cell table:style-name="ce142" office:value-type="string">
            <text:p>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1">
          <table:table-cell table:style-name="ce94" table:formula="of:=IF(MID([.F70];6;1)&gt;MID([.F69];6;1);&quot;&quot;;MAX([.A$7:.A69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70" office:value-type="string">
            <text:p>Add new view when <text:s/>name field of view tab is existing</text:p>
          </table:table-cell>
          <table:table-cell table:style-name="ce142" office:value-type="string">
            <text:p>Step 4: Add new view for template</text:p>
          </table:table-cell>
          <table:table-cell table:style-name="ce142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42" office:value-type="string">
            <text:p>Show message “The name [name of view] already exists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71];6;1)&gt;MID([.F70];6;1);&quot;&quot;;MAX([.A$7:.A70])+1)" office:value-type="float" office:value="18">
            <text:p>018</text:p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0" office:value-type="string">
            <text:p>Add new view when <text:s/>do not select permission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72];6;1)&gt;MID([.F71];6;1);&quot;&quot;;MAX([.A$7:.A71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70" office:value-type="string">
            <text:p>Add new view when <text:s/>do not select permission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73];6;1)&gt;MID([.F72];6;1);&quot;&quot;;MAX([.A$7:.A72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70" office:value-type="string">
            <text:p>Add new view when <text:s/>do not select permission</text:p>
          </table:table-cell>
          <table:table-cell table:style-name="ce142" office:value-type="string">
            <text:p>Step 3: Open 'View' form</text:p>
          </table:table-cell>
          <table:table-cell table:style-name="ce142" office:value-type="string">
            <text:p>Select 'View'' tab</text:p>
          </table:table-cell>
          <table:table-cell table:style-name="ce142" office:value-type="string">
            <text:p>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74];6;1)&gt;MID([.F73];6;1);&quot;&quot;;MAX([.A$7:.A73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70" office:value-type="string">
            <text:p>Add new view when <text:s/>do not select permission</text:p>
          </table:table-cell>
          <table:table-cell table:style-name="ce142" office:value-type="string">
            <text:p>Step 4: Add new view for template</text:p>
          </table:table-cell>
          <table:table-cell table:style-name="ce142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42" office:value-type="string">
            <text:p>Show message “The field "Permission" is required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75];6;1)&gt;MID([.F74];6;1);&quot;&quot;;MAX([.A$7:.A74])+1)" office:value-type="float" office:value="19">
            <text:p>019</text:p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0" office:value-type="string">
            <text:p>Delete view 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76];6;1)&gt;MID([.F75];6;1);&quot;&quot;;MAX([.A$7:.A75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Delete view 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77];6;1)&gt;MID([.F76];6;1);&quot;&quot;;MAX([.A$7:.A76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Delete view </text:p>
          </table:table-cell>
          <table:table-cell table:style-name="ce142" office:value-type="string">
            <text:p>Step 3: Delete View</text:p>
          </table:table-cell>
          <table:table-cell table:style-name="ce142" office:value-type="string">
            <text:p>- Select 'View' tab</text:p>
            <text:p>- Click 'Delete' icon on a view you want to delete</text:p>
          </table:table-cell>
          <table:table-cell table:style-name="ce142" office:value-type="string">
            <text:p>View is deleted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78];6;1)&gt;MID([.F77];6;1);&quot;&quot;;MAX([.A$7:.A77])+1)" office:value-type="float" office:value="20">
            <text:p>020</text:p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0" office:value-type="string">
            <text:p>Delete default view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79];6;1)&gt;MID([.F78];6;1);&quot;&quot;;MAX([.A$7:.A78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79];6;FIND(&quot;:&quot;;[.F79];1)-FIND(&quot; &quot;;[.F79];1)-1))&gt;VALUE(MID([.F78];6;FIND(&quot;:&quot;;[.F78];1)-FIND(&quot; &quot;;[.F78];1)-1));[.C78];[.C78]+1)" office:value-type="float" office:value="8">
            <text:p>008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Delete default view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80];6;1)&gt;MID([.F79];6;1);&quot;&quot;;MAX([.A$7:.A79])+1)">
            <text:p/>
          </table:table-cell>
          <table:table-cell table:style-name="ce123" office:value-type="string">
            <text:p>FNC_ECMS_ADM_TEM_03</text:p>
          </table:table-cell>
          <table:table-cell table:style-name="ce115"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table:style-name="ce123" office:value-type="string">
            <text:p>ECMS\Admin\Content_Presentation\Manage Templates\Edit\View</text:p>
          </table:table-cell>
          <table:table-cell table:style-name="ce161" office:value-type="string">
            <text:p>Delete default view</text:p>
          </table:table-cell>
          <table:table-cell table:style-name="ce142" office:value-type="string">
            <text:p>Step 3: Delete View</text:p>
          </table:table-cell>
          <table:table-cell table:style-name="ce142" office:value-type="string">
            <text:p>- Select 'View' tab</text:p>
            <text:p>- Click 'Delete' icon</text:p>
          </table:table-cell>
          <table:table-cell table:style-name="ce142" office:value-type="string">
            <text:p>Show message “'view1' can not be deleted, it is the default one!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81];6;1)&gt;MID([.F80];6;1);&quot;&quot;;MAX([.A$7:.A80])+1)" office:value-type="float" office:value="21">
            <text:p>021</text:p>
          </table:table-cell>
          <table:table-cell table:style-name="ce168" office:value-type="string">
            <text:p>FNC_ECMS_ADM_TEM_04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0" office:value-type="string">
            <text:p>Edit Existing CSS of template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82];6;1)&gt;MID([.F81];6;1);&quot;&quot;;MAX([.A$7:.A81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Edit Existing CSS of template</text:p>
          </table:table-cell>
          <table:table-cell table:style-name="ce171" office:value-type="string">
            <text:p>Step 2: Open 'View &amp; Edit 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29">
          <table:table-cell table:style-name="ce94" table:formula="of:=IF(MID([.F83];6;1)&gt;MID([.F82];6;1);&quot;&quot;;MAX([.A$7:.A82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Edit Existing CSS of template</text:p>
          </table:table-cell>
          <table:table-cell table:style-name="ce171" office:value-type="string">
            <text:p>Step 3: Edit existing CSS of template</text:p>
          </table:table-cell>
          <table:table-cell table:style-name="ce150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50" office:value-type="string">
            <text:p>CSS is changed successfully</text:p>
          </table:table-cell>
          <table:table-cell table:style-name="ce139" office:value-type="string">
            <text:p>Medium</text:p>
          </table:table-cell>
          <table:table-cell table:style-name="ce150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84];6;1)&gt;MID([.F83];6;1);&quot;&quot;;MAX([.A$7:.A83])+1)" office:value-type="float" office:value="22">
            <text:p>022</text:p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0" office:value-type="string">
            <text:p>Add new CSS for template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85];6;1)&gt;MID([.F84];6;1);&quot;&quot;;MAX([.A$7:.A84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Add new CSS for template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86];6;1)&gt;MID([.F85];6;1);&quot;&quot;;MAX([.A$7:.A85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Add new CSS for template</text:p>
          </table:table-cell>
          <table:table-cell table:style-name="ce142" office:value-type="string">
            <text:p>Step 3: Open 'CSS' form</text:p>
          </table:table-cell>
          <table:table-cell table:style-name="ce142" office:value-type="string">
            <text:p>Select ' CSS' tab</text:p>
          </table:table-cell>
          <table:table-cell table:style-name="ce142" office:value-type="string">
            <text:p><text:s/>CSS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>
          <table:table-cell table:style-name="ce94" table:formula="of:=IF(MID([.F87];6;1)&gt;MID([.F86];6;1);&quot;&quot;;MAX([.A$7:.A86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Add new CSS for template</text:p>
          </table:table-cell>
          <table:table-cell table:style-name="ce142" office:value-type="string">
            <text:p>Step 4: Add new CSS for template</text:p>
          </table:table-cell>
          <table:table-cell table:style-name="ce142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42" office:value-type="string">
            <text:p>New CSS is created successfully 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88];6;1)&gt;MID([.F87];6;1);&quot;&quot;;MAX([.A$7:.A87])+1)" office:value-type="float" office:value="23">
            <text:p>023</text:p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0" office:value-type="string">
            <text:p>Add new CSS when 'Name' field is blank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89];6;1)&gt;MID([.F88];6;1);&quot;&quot;;MAX([.A$7:.A88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Add new CSS when 'Name' field is blank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90];6;1)&gt;MID([.F89];6;1);&quot;&quot;;MAX([.A$7:.A89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Add new CSS when 'Name' field is blank</text:p>
          </table:table-cell>
          <table:table-cell table:style-name="ce142" office:value-type="string">
            <text:p>Step 3: Open 'CSS' form</text:p>
          </table:table-cell>
          <table:table-cell table:style-name="ce142" office:value-type="string">
            <text:p>Select 'CSS' tab</text:p>
          </table:table-cell>
          <table:table-cell table:style-name="ce142" office:value-type="string">
            <text:p>CSS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91];6;1)&gt;MID([.F90];6;1);&quot;&quot;;MAX([.A$7:.A90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Add new CSS when 'Name' field is blank</text:p>
          </table:table-cell>
          <table:table-cell table:style-name="ce142" office:value-type="string">
            <text:p>Step 4: Add new CSS for template</text:p>
          </table:table-cell>
          <table:table-cell table:style-name="ce142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42" office:value-type="string">
            <text:p>Show message “The field "Name" is required. “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92];6;1)&gt;MID([.F91];6;1);&quot;&quot;;MAX([.A$7:.A91])+1)" office:value-type="float" office:value="24">
            <text:p>024</text:p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0" office:value-type="string">
            <text:p>Add new CSS when <text:s/>'Name' field contain special characters %^&amp;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93];6;1)&gt;MID([.F92];6;1);&quot;&quot;;MAX([.A$7:.A92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Add new CSS when <text:s/>'Name' field contain special characters %^&amp;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94];6;1)&gt;MID([.F93];6;1);&quot;&quot;;MAX([.A$7:.A93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Add new CSS when <text:s/>'Name' field contain special characters %^&amp;</text:p>
          </table:table-cell>
          <table:table-cell table:style-name="ce142" office:value-type="string">
            <text:p>Step 3: Open 'CSS' form</text:p>
          </table:table-cell>
          <table:table-cell table:style-name="ce142" office:value-type="string">
            <text:p>Select 'CSS' tab</text:p>
          </table:table-cell>
          <table:table-cell table:style-name="ce142" office:value-type="string">
            <text:p>CSS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95];6;1)&gt;MID([.F94];6;1);&quot;&quot;;MAX([.A$7:.A94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Add new CSS when <text:s/>'Name' field contain special characters %^&amp;</text:p>
          </table:table-cell>
          <table:table-cell table:style-name="ce142" office:value-type="string">
            <text:p>Step 4: Add new CSS for template</text:p>
          </table:table-cell>
          <table:table-cell table:style-name="ce142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42" office:value-type="string">
            <text:p>Show message “The field name must not contain special characters. 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96];6;1)&gt;MID([.F95];6;1);&quot;&quot;;MAX([.A$7:.A95])+1)" office:value-type="float" office:value="25">
            <text:p>025</text:p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0" office:value-type="string">
            <text:p>Add new CSS when <text:s/>name field of CSS tab is existing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97];6;1)&gt;MID([.F96];6;1);&quot;&quot;;MAX([.A$7:.A96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Add new CSS when <text:s/>name field of CSS tab is existing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98];6;1)&gt;MID([.F97];6;1);&quot;&quot;;MAX([.A$7:.A97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Add new CSS when <text:s/>name field of CSS tab is existing</text:p>
          </table:table-cell>
          <table:table-cell table:style-name="ce142" office:value-type="string">
            <text:p>Step 3: Open 'CSS' form</text:p>
          </table:table-cell>
          <table:table-cell table:style-name="ce142" office:value-type="string">
            <text:p>Select 'CSS' tab</text:p>
          </table:table-cell>
          <table:table-cell table:style-name="ce142" office:value-type="string">
            <text:p>CSS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1">
          <table:table-cell table:style-name="ce94" table:formula="of:=IF(MID([.F99];6;1)&gt;MID([.F98];6;1);&quot;&quot;;MAX([.A$7:.A98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Add new CSS when <text:s/>name field of CSS tab is existing</text:p>
          </table:table-cell>
          <table:table-cell table:style-name="ce142" office:value-type="string">
            <text:p>Step 4: Add new CSS for template</text:p>
          </table:table-cell>
          <table:table-cell table:style-name="ce142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42" office:value-type="string">
            <text:p>Show message “The name [name of CSS] already exists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100];6;1)&gt;MID([.F99];6;1);&quot;&quot;;MAX([.A$7:.A99])+1)" office:value-type="float" office:value="26">
            <text:p>026</text:p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0" office:value-type="string">
            <text:p>Add new CSS when <text:s/>do not select permission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101];6;1)&gt;MID([.F100];6;1);&quot;&quot;;MAX([.A$7:.A100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Add new CSS when <text:s/>do not select permission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102];6;1)&gt;MID([.F101];6;1);&quot;&quot;;MAX([.A$7:.A101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Add new CSS when <text:s/>do not select permission</text:p>
          </table:table-cell>
          <table:table-cell table:style-name="ce142" office:value-type="string">
            <text:p>Step 3: Open 'CSS' form</text:p>
          </table:table-cell>
          <table:table-cell table:style-name="ce142" office:value-type="string">
            <text:p>Select 'CSS' tab</text:p>
          </table:table-cell>
          <table:table-cell table:style-name="ce142" office:value-type="string">
            <text:p>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214"/>
        </table:table-row>
        <table:table-row table:style-name="ro30">
          <table:table-cell table:style-name="ce94" table:formula="of:=IF(MID([.F103];6;1)&gt;MID([.F102];6;1);&quot;&quot;;MAX([.A$7:.A102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Add new CSS when <text:s/>do not select permission</text:p>
          </table:table-cell>
          <table:table-cell table:style-name="ce142" office:value-type="string">
            <text:p>Step 4: Add new CSS for template</text:p>
          </table:table-cell>
          <table:table-cell table:style-name="ce142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42" office:value-type="string">
            <text:p>Show message “The field "Permission" is required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214"/>
        </table:table-row>
        <table:table-row table:style-name="ro32">
          <table:table-cell table:style-name="ce94" table:formula="of:=IF(MID([.F104];6;1)&gt;MID([.F103];6;1);&quot;&quot;;MAX([.A$7:.A103])+1)" office:value-type="float" office:value="27">
            <text:p>027</text:p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0" office:value-type="string">
            <text:p>Delete CSS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214"/>
        </table:table-row>
        <table:table-row table:style-name="ro14">
          <table:table-cell table:style-name="ce94" table:formula="of:=IF(MID([.F105];6;1)&gt;MID([.F104];6;1);&quot;&quot;;MAX([.A$7:.A104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Delete CSS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214"/>
        </table:table-row>
        <table:table-row table:style-name="ro14">
          <table:table-cell table:style-name="ce94" table:formula="of:=IF(MID([.F106];6;1)&gt;MID([.F105];6;1);&quot;&quot;;MAX([.A$7:.A105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Delete CSS</text:p>
          </table:table-cell>
          <table:table-cell table:style-name="ce142" office:value-type="string">
            <text:p>Step 3: Delete CSS</text:p>
          </table:table-cell>
          <table:table-cell table:style-name="ce142" office:value-type="string">
            <text:p>- Select 'CSS' tab</text:p>
            <text:p>- Click 'Delete' icon on a CSS you want to delete</text:p>
          </table:table-cell>
          <table:table-cell table:style-name="ce142" office:value-type="string">
            <text:p>CSS is deleted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214"/>
        </table:table-row>
        <table:table-row table:style-name="ro32">
          <table:table-cell table:style-name="ce94" table:formula="of:=IF(MID([.F107];6;1)&gt;MID([.F106];6;1);&quot;&quot;;MAX([.A$7:.A106])+1)" office:value-type="float" office:value="28">
            <text:p>028</text:p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0" office:value-type="string">
            <text:p>Delete default CSS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214"/>
        </table:table-row>
        <table:table-row table:style-name="ro14">
          <table:table-cell table:style-name="ce94" table:formula="of:=IF(MID([.F108];6;1)&gt;MID([.F107];6;1);&quot;&quot;;MAX([.A$7:.A107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Delete default CSS</text:p>
          </table:table-cell>
          <table:table-cell table:style-name="ce171" office:value-type="string">
            <text:p>Step 2: Open 'View &amp; Edit <text:s/>Template' pop-up</text:p>
          </table:table-cell>
          <table:table-cell table:style-name="ce150" office:value-type="string">
            <text:p>Click ' Edit' icon on a template you want to edit</text:p>
          </table:table-cell>
          <table:table-cell table:style-name="ce172" office:value-type="string">
            <text:p>'<text:span text:style-name="T4">View &amp; Edit Template' pop-up </text:span><text:span text:style-name="T4">appears</text:span></text:p>
          </table:table-cell>
          <table:table-cell table:style-name="ce139" office:value-type="string">
            <text:p>Medium</text:p>
          </table:table-cell>
          <table:table-cell table:style-name="ce172"/>
          <table:table-cell table:number-columns-repeated="214"/>
        </table:table-row>
        <table:table-row table:style-name="ro14">
          <table:table-cell table:style-name="ce94" table:formula="of:=IF(MID([.F109];6;1)&gt;MID([.F108];6;1);&quot;&quot;;MAX([.A$7:.A108])+1)">
            <text:p/>
          </table:table-cell>
          <table:table-cell table:style-name="ce123" office:value-type="string">
            <text:p>FNC_ECMS_ADM_TEM_04</text:p>
          </table:table-cell>
          <table:table-cell table:style-name="ce115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70" office:value-type="string">
            <text:p>Delete default CSS</text:p>
          </table:table-cell>
          <table:table-cell table:style-name="ce142" office:value-type="string">
            <text:p>Step 3: Delete CSS</text:p>
          </table:table-cell>
          <table:table-cell table:style-name="ce142" office:value-type="string">
            <text:p>- Select 'CSS' tab</text:p>
            <text:p>- Click 'Delete' icon</text:p>
          </table:table-cell>
          <table:table-cell table:style-name="ce142" office:value-type="string">
            <text:p>Default CSS <text:s/>is deleted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214"/>
        </table:table-row>
        <table:table-row table:style-name="ro30">
          <table:table-cell table:style-name="ce94" table:formula="of:=IF(MID([.F110];6;1)&gt;MID([.F109];6;1);&quot;&quot;;MAX([.A$7:.A109])+1)" office:value-type="float" office:value="29">
            <text:p>029</text:p>
          </table:table-cell>
          <table:table-cell table:style-name="ce123" office:value-type="string">
            <text:p>FNC_ECMS_ADM_TEM_01</text:p>
          </table:table-cell>
          <table:table-cell table:style-name="ce115" office:value-type="float" office:value="9">
            <text:p>009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0" office:value-type="string">
            <text:p>Delete template</text:p>
          </table:table-cell>
          <table:table-cell table:style-name="ce134" office:value-type="string">
            <text:p>Step 1: Open Manage Templates form</text:p>
          </table:table-cell>
          <table:table-cell table:style-name="ce134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39" office:value-type="string">
            <text:p><text:s/>'Manage Templates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214"/>
        </table:table-row>
        <table:table-row table:style-name="ro14">
          <table:table-cell table:style-name="ce94" table:formula="of:=IF(MID([.F111];6;1)&gt;MID([.F110];6;1);&quot;&quot;;MAX([.A$7:.A110])+1)">
            <text:p/>
          </table:table-cell>
          <table:table-cell table:style-name="ce123" office:value-type="string">
            <text:p>FNC_ECMS_ADM_TEM_01</text:p>
          </table:table-cell>
          <table:table-cell table:style-name="ce115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123" office:value-type="string">
            <text:p>ECMS\Admin\Content_Presentation\Manage Templates\Edit\CSS</text:p>
          </table:table-cell>
          <table:table-cell table:style-name="ce161" office:value-type="string">
            <text:p>Delete template</text:p>
          </table:table-cell>
          <table:table-cell table:style-name="ce142" office:value-type="string">
            <text:p>Step 2: Delete Template</text:p>
          </table:table-cell>
          <table:table-cell table:style-name="ce142" office:value-type="string">
            <text:p>Click 'Delete' icon on a template you want to delete</text:p>
          </table:table-cell>
          <table:table-cell table:style-name="ce142" office:value-type="string">
            <text:p>The selected template is deleted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214"/>
        </table:table-row>
        <table:table-row table:style-name="ro41" table:number-rows-repeated="299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03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738];[.$K1])" office:value-type="float" office:value="0">
            <text:p>0</text:p>
          </table:table-cell>
          <table:table-cell table:style-name="ce140" table:formula="of:=COUNTIF([.M$7:.M$738];[.$K1])" office:value-type="float" office:value="0">
            <text:p>0</text:p>
          </table:table-cell>
          <table:table-cell table:style-name="ce140" table:formula="of:=COUNTIF([.N$7:.N$738];[.$K1])" office:value-type="float" office:value="0">
            <text:p>0</text:p>
          </table:table-cell>
          <table:table-cell table:style-name="ce140" table:formula="of:=COUNTIF([.O$7:.O$738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17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738];[.$K2])" office:value-type="float" office:value="0">
            <text:p>0</text:p>
          </table:table-cell>
          <table:table-cell table:style-name="ce140" table:formula="of:=COUNTIF([.M$7:.M$738];[.$K2])" office:value-type="float" office:value="0">
            <text:p>0</text:p>
          </table:table-cell>
          <table:table-cell table:style-name="ce140" table:formula="of:=COUNTIF([.N$7:.N$738];[.$K2])" office:value-type="float" office:value="0">
            <text:p>0</text:p>
          </table:table-cell>
          <table:table-cell table:style-name="ce140" table:formula="of:=COUNTIF([.O$7:.O$738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17"/>
        </table:table-row>
        <table:table-row table:style-name="ro27">
          <table:table-cell/>
          <table:table-cell table:style-name="ce98" office:value-type="string">
            <text:p>Function List</text:p>
          </table:table-cell>
          <table:table-cell table:style-name="ce105" office:value-type="string" table:number-columns-spanned="3" table:number-rows-spanned="1">
            <text:p><text:s/>Manage Metadata</text:p>
          </table:table-cell>
          <table:covered-table-cell table:number-columns-repeated="2" table:style-name="ce105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738];[.$K3])" office:value-type="float" office:value="0">
            <text:p>0</text:p>
          </table:table-cell>
          <table:table-cell table:style-name="ce140" table:formula="of:=COUNTIF([.M$7:.M$738];[.$K3])" office:value-type="float" office:value="0">
            <text:p>0</text:p>
          </table:table-cell>
          <table:table-cell table:style-name="ce140" table:formula="of:=COUNTIF([.N$7:.N$738];[.$K3])" office:value-type="float" office:value="0">
            <text:p>0</text:p>
          </table:table-cell>
          <table:table-cell table:style-name="ce140" table:formula="of:=COUNTIF([.O$7:.O$738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17"/>
        </table:table-row>
        <table:table-row table:style-name="ro28">
          <table:table-cell/>
          <table:table-cell table:style-name="ce98" office:value-type="string">
            <text:p>Total main cases:</text:p>
          </table:table-cell>
          <table:table-cell table:style-name="ce105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118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738];[.$K4])" office:value-type="float" office:value="0">
            <text:p>0</text:p>
          </table:table-cell>
          <table:table-cell table:style-name="ce140" table:formula="of:=COUNTIF([.M$7:.M$738];[.$K4])" office:value-type="float" office:value="0">
            <text:p>0</text:p>
          </table:table-cell>
          <table:table-cell table:style-name="ce140" table:formula="of:=COUNTIF([.N$7:.N$738];[.$K4])" office:value-type="float" office:value="0">
            <text:p>0</text:p>
          </table:table-cell>
          <table:table-cell table:style-name="ce140" table:formula="of:=COUNTIF([.O$7:.O$738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17"/>
        </table:table-row>
        <table:table-row table:style-name="ro26">
          <table:table-cell/>
          <table:table-cell table:style-name="ce95"/>
          <table:table-cell table:style-name="ce106"/>
          <table:table-cell table:style-name="ce169"/>
          <table:table-cell table:style-name="ce120" table:number-columns-repeated="5"/>
          <table:table-cell table:style-name="ce141"/>
          <table:table-cell office:value-type="string">
            <text:p>N/A</text:p>
          </table:table-cell>
          <table:table-cell table:style-name="ce140" table:formula="of:=COUNTIF([.L$7:.L$738];[.$K5])" office:value-type="float" office:value="0">
            <text:p>0</text:p>
          </table:table-cell>
          <table:table-cell table:style-name="ce140" table:formula="of:=COUNTIF([.M$7:.M$738];[.$K5])" office:value-type="float" office:value="0">
            <text:p>0</text:p>
          </table:table-cell>
          <table:table-cell table:style-name="ce140" table:formula="of:=COUNTIF([.N$7:.N$738];[.$K5])" office:value-type="float" office:value="0">
            <text:p>0</text:p>
          </table:table-cell>
          <table:table-cell table:style-name="ce140" table:formula="of:=COUNTIF([.O$7:.O$738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87"/>
          <table:table-cell table:number-columns-repeated="17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</table:table-row>
        <table:table-row table:style-name="ro32">
          <table:table-cell table:style-name="ce94" office:value-type="float" office:value="1">
            <text:p>001</text:p>
          </table:table-cell>
          <table:table-cell table:style-name="ce102" office:value-type="string">
            <text:p>FNC_ECMS_ADM_MET_01</text:p>
          </table:table-cell>
          <table:table-cell table:style-name="ce115" office:value-type="float" office:value="1">
            <text:p>001</text:p>
          </table:table-cell>
          <table:table-cell table:style-name="ce124" office:value-type="string">
            <text:p>ECMS\Admin\Content_Presentation\Manage Metadata\View</text:p>
          </table:table-cell>
          <table:table-cell table:style-name="ce160" office:value-type="string">
            <text:p>View Metadata</text:p>
          </table:table-cell>
          <table:table-cell table:style-name="ce134" office:value-type="string">
            <text:p>Step 1: Open Manage Metadata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39" office:value-type="string">
            <text:p>' Manage Metadata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8];6;1)&gt;MID([.F7];6;1);&quot;&quot;;MAX([.A$7:.A7])+1)">
            <text:p/>
          </table:table-cell>
          <table:table-cell table:style-name="ce102" office:value-type="string">
            <text:p>FNC_ECMS_ADM_MET_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ECMS\Admin\Content_Presentation\Manage Metadata\View</text:p>
          </table:table-cell>
          <table:table-cell table:style-name="ce161" office:value-type="string">
            <text:p>View Metadata</text:p>
          </table:table-cell>
          <table:table-cell table:style-name="ce142" office:value-type="string">
            <text:p>Step 2: <text:s/>View Metadata</text:p>
          </table:table-cell>
          <table:table-cell table:style-name="ce142" office:value-type="string">
            <text:p>Click ' View' icon on Metadata you want to view</text:p>
          </table:table-cell>
          <table:table-cell table:style-name="ce142" office:value-type="string">
            <text:p>'Metadata information' pop-up appears</text:p>
          </table:table-cell>
          <table:table-cell table:style-name="ce139" office:value-type="string">
            <text:p>Low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9];6;1)&gt;MID([.F8];6;1);&quot;&quot;;MAX([.A$7:.A8])+1)" office:value-type="float" office:value="2">
            <text:p>002</text:p>
          </table:table-cell>
          <table:table-cell table:style-name="ce102" office:value-type="string">
            <text:p>FNC_ECMS_ADM_MET_02</text:p>
          </table:table-cell>
          <table:table-cell table:style-name="ce115" office:value-type="float" office:value="1">
            <text:p>001</text:p>
          </table:table-cell>
          <table:table-cell table:style-name="ce124" office:value-type="string">
            <text:p>ECMS\Admin\Content_Presentation\Manage Metadata\Edit</text:p>
          </table:table-cell>
          <table:table-cell table:style-name="ce160" office:value-type="string">
            <text:p>Edit Metadata</text:p>
          </table:table-cell>
          <table:table-cell table:style-name="ce134" office:value-type="string">
            <text:p>Step 1: Open Manage Metadata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39" office:value-type="string">
            <text:p>' Manage Metadata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>
          <table:table-cell table:style-name="ce94" table:formula="of:=IF(MID([.F10];6;1)&gt;MID([.F9];6;1);&quot;&quot;;MAX([.A$7:.A9])+1)">
            <text:p/>
          </table:table-cell>
          <table:table-cell table:style-name="ce102" office:value-type="string">
            <text:p>FNC_ECMS_ADM_MET_02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2" office:value-type="string">
            <text:p>ECMS\Admin\Content_Presentation\Manage Metadata\Edit</text:p>
          </table:table-cell>
          <table:table-cell table:style-name="ce161" office:value-type="string">
            <text:p>Edit Metadata</text:p>
          </table:table-cell>
          <table:table-cell table:style-name="ce142" office:value-type="string">
            <text:p>Step 2: Open 'Edit Metadata's Template' pop-up</text:p>
          </table:table-cell>
          <table:table-cell table:style-name="ce142" office:value-type="string">
            <text:p>Click 'Edit' icon on a metadata you want to edit</text:p>
          </table:table-cell>
          <table:table-cell table:style-name="ce142" office:value-type="string">
            <text:p>' Edit Metadata's Template' pop-up appears</text:p>
          </table:table-cell>
          <table:table-cell table:style-name="ce139" office:value-type="string">
            <text:p>Low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MET_02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2" office:value-type="string">
            <text:p>ECMS\Admin\Content_Presentation\Manage Metadata\Edit</text:p>
          </table:table-cell>
          <table:table-cell table:style-name="ce161" office:value-type="string">
            <text:p>Edit Metadata</text:p>
          </table:table-cell>
          <table:table-cell table:style-name="ce142" office:value-type="string">
            <text:p>Step 3: Edit Metadata</text:p>
          </table:table-cell>
          <table:table-cell table:style-name="ce142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42" office:value-type="string">
            <text:p>Metadata is edited</text:p>
          </table:table-cell>
          <table:table-cell table:style-name="ce139" office:value-type="string">
            <text:p>Low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2">
          <table:table-cell table:style-name="ce94" table:formula="of:=IF(MID([.F12];6;1)&gt;MID([.F11];6;1);&quot;&quot;;MAX([.A$7:.A11])+1)" office:value-type="float" office:value="3">
            <text:p>003</text:p>
          </table:table-cell>
          <table:table-cell table:style-name="ce102" office:value-type="string">
            <text:p>FNC_ECMS_ADM_MET_03</text:p>
          </table:table-cell>
          <table:table-cell table:style-name="ce115" office:value-type="float" office:value="1">
            <text:p>001</text:p>
          </table:table-cell>
          <table:table-cell table:style-name="ce124" office:value-type="string">
            <text:p>ECMS\Admin\Content_Presentation\Manage Metadata\Delete</text:p>
          </table:table-cell>
          <table:table-cell table:style-name="ce160" office:value-type="string">
            <text:p>Delete metadata</text:p>
          </table:table-cell>
          <table:table-cell table:style-name="ce134" office:value-type="string">
            <text:p>Step 1: Open Manage Metadatas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39" office:value-type="string">
            <text:p>' Manage Metadata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29">
          <table:table-cell table:style-name="ce94" table:formula="of:=IF(MID([.F13];6;1)&gt;MID([.F12];6;1);&quot;&quot;;MAX([.A$7:.A12])+1)">
            <text:p/>
          </table:table-cell>
          <table:table-cell table:style-name="ce102" office:value-type="string">
            <text:p>FNC_ECMS_ADM_MET_03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3" office:value-type="string">
            <text:p>ECMS\Admin\Content_Presentation\Manage Metadata\Delete</text:p>
          </table:table-cell>
          <table:table-cell table:style-name="ce161" office:value-type="string">
            <text:p>Delete metadata</text:p>
          </table:table-cell>
          <table:table-cell table:style-name="ce142" office:value-type="string">
            <text:p>Step 2: Delete metadata</text:p>
          </table:table-cell>
          <table:table-cell table:style-name="ce142" office:value-type="string">
            <text:p>- Click 'Delete' icon on a metadata you want to delete</text:p>
            <text:p>- Click OK on confirm message</text:p>
          </table:table-cell>
          <table:table-cell table:style-name="ce142" office:value-type="string">
            <text:p>The 'Delete' icon of metadata is disappeared</text:p>
          </table:table-cell>
          <table:table-cell table:style-name="ce139" office:value-type="string">
            <text:p>Low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41" table:number-rows-repeated="278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03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843];[.$K1])" office:value-type="float" office:value="17">
            <text:p>17</text:p>
          </table:table-cell>
          <table:table-cell table:style-name="ce140" table:formula="of:=COUNTIF([.M$7:.M$843];[.$K1])" office:value-type="float" office:value="17">
            <text:p>17</text:p>
          </table:table-cell>
          <table:table-cell table:style-name="ce140" table:formula="of:=COUNTIF([.N$7:.N$843];[.$K1])" office:value-type="float" office:value="0">
            <text:p>0</text:p>
          </table:table-cell>
          <table:table-cell table:style-name="ce140" table:formula="of:=COUNTIF([.O$7:.O$843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17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843];[.$K2])" office:value-type="float" office:value="0">
            <text:p>0</text:p>
          </table:table-cell>
          <table:table-cell table:style-name="ce140" table:formula="of:=COUNTIF([.M$7:.M$843];[.$K2])" office:value-type="float" office:value="0">
            <text:p>0</text:p>
          </table:table-cell>
          <table:table-cell table:style-name="ce140" table:formula="of:=COUNTIF([.N$7:.N$843];[.$K2])" office:value-type="float" office:value="0">
            <text:p>0</text:p>
          </table:table-cell>
          <table:table-cell table:style-name="ce140" table:formula="of:=COUNTIF([.O$7:.O$843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17"/>
        </table:table-row>
        <table:table-row table:style-name="ro27">
          <table:table-cell/>
          <table:table-cell table:style-name="ce98" office:value-type="string">
            <text:p>Function List</text:p>
          </table:table-cell>
          <table:table-cell table:style-name="ce105" office:value-type="string" table:number-columns-spanned="3" table:number-rows-spanned="1">
            <text:p><text:s/>Manage View</text:p>
          </table:table-cell>
          <table:covered-table-cell table:number-columns-repeated="2" table:style-name="ce105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843];[.$K3])" office:value-type="float" office:value="0">
            <text:p>0</text:p>
          </table:table-cell>
          <table:table-cell table:style-name="ce140" table:formula="of:=COUNTIF([.M$7:.M$843];[.$K3])" office:value-type="float" office:value="0">
            <text:p>0</text:p>
          </table:table-cell>
          <table:table-cell table:style-name="ce140" table:formula="of:=COUNTIF([.N$7:.N$843];[.$K3])" office:value-type="float" office:value="0">
            <text:p>0</text:p>
          </table:table-cell>
          <table:table-cell table:style-name="ce140" table:formula="of:=COUNTIF([.O$7:.O$843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17"/>
        </table:table-row>
        <table:table-row table:style-name="ro28">
          <table:table-cell/>
          <table:table-cell table:style-name="ce98" office:value-type="string">
            <text:p>Total main cases:</text:p>
          </table:table-cell>
          <table:table-cell table:style-name="ce105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118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843];[.$K4])" office:value-type="float" office:value="0">
            <text:p>0</text:p>
          </table:table-cell>
          <table:table-cell table:style-name="ce140" table:formula="of:=COUNTIF([.M$7:.M$843];[.$K4])" office:value-type="float" office:value="0">
            <text:p>0</text:p>
          </table:table-cell>
          <table:table-cell table:style-name="ce140" table:formula="of:=COUNTIF([.N$7:.N$843];[.$K4])" office:value-type="float" office:value="0">
            <text:p>0</text:p>
          </table:table-cell>
          <table:table-cell table:style-name="ce140" table:formula="of:=COUNTIF([.O$7:.O$843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17"/>
        </table:table-row>
        <table:table-row table:style-name="ro26">
          <table:table-cell/>
          <table:table-cell table:style-name="ce95"/>
          <table:table-cell table:style-name="ce106"/>
          <table:table-cell table:style-name="ce169"/>
          <table:table-cell table:style-name="ce120" table:number-columns-repeated="5"/>
          <table:table-cell table:style-name="ce141"/>
          <table:table-cell office:value-type="string">
            <text:p>N/A</text:p>
          </table:table-cell>
          <table:table-cell table:style-name="ce140" table:formula="of:=COUNTIF([.L$7:.L$843];[.$K5])" office:value-type="float" office:value="0">
            <text:p>0</text:p>
          </table:table-cell>
          <table:table-cell table:style-name="ce140" table:formula="of:=COUNTIF([.M$7:.M$843];[.$K5])" office:value-type="float" office:value="0">
            <text:p>0</text:p>
          </table:table-cell>
          <table:table-cell table:style-name="ce140" table:formula="of:=COUNTIF([.N$7:.N$843];[.$K5])" office:value-type="float" office:value="0">
            <text:p>0</text:p>
          </table:table-cell>
          <table:table-cell table:style-name="ce140" table:formula="of:=COUNTIF([.O$7:.O$843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87"/>
          <table:table-cell table:number-columns-repeated="17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</table:table-row>
        <table:table-row table:style-name="ro30">
          <table:table-cell table:style-name="ce94" office:value-type="float" office:value="1">
            <text:p>001</text:p>
          </table:table-cell>
          <table:table-cell table:style-name="ce102" office:value-type="string">
            <text:p>FNC_ECMS_ADM_VIE_01</text:p>
          </table:table-cell>
          <table:table-cell table:style-name="ce115" office:value-type="float" office:value="1">
            <text:p>001</text:p>
          </table:table-cell>
          <table:table-cell table:style-name="ce124" office:value-type="string">
            <text:p>ECMS\Admin\Content_Presentation\Manage View\Views</text:p>
          </table:table-cell>
          <table:table-cell table:style-name="ce160" office:value-type="string">
            <text:p>Add new view when put <text:s/>valid data in all required fields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14">
          <table:table-cell table:style-name="ce94" table:formula="of:=IF(MID([.F8];6;1)&gt;MID([.F7];6;1);&quot;&quot;;MAX([.A$7:.A7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put <text:s/>valid data in all required fields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s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5">
          <table:table-cell table:style-name="ce94" table:formula="of:=IF(MID([.F9];6;1)&gt;MID([.F8];6;1);&quot;&quot;;MAX([.A$7:.A8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put <text:s/>valid data in all required fields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Put name for new view</text:p>
            <text:p>- Select permission for new view</text:p>
            <text:p>- Select template of view</text:p>
          </table:table-cell>
          <table:table-cell table:style-name="ce142" office:value-type="string">
            <text:p>Fields in 'View' form are inputted data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5">
          <table:table-cell table:style-name="ce94" table:formula="of:=IF(MID([.F10];6;1)&gt;MID([.F9];6;1);&quot;&quot;;MAX([.A$7:.A9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put <text:s/>valid data in all required fields</text:p>
          </table:table-cell>
          <table:table-cell table:style-name="ce142" office:value-type="string">
            <text:p>Step 4: Put data in 'Tab 'Form </text:p>
          </table:table-cell>
          <table:table-cell table:style-name="ce142" office:value-type="string">
            <text:p>- Put name for tab</text:p>
            <text:p>- Select properties for this tab</text:p>
            <text:p>- Click Save button</text:p>
          </table:table-cell>
          <table:table-cell table:style-name="ce142" office:value-type="string">
            <text:p>New tab is created successfully. Tab is displayed in 'Tab' of 'View Form'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14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put <text:s/>valid data in all required fields</text:p>
          </table:table-cell>
          <table:table-cell table:style-name="ce142" office:value-type="string">
            <text:p>Step 5: Complete add new view</text:p>
          </table:table-cell>
          <table:table-cell table:style-name="ce142" office:value-type="string">
            <text:p>- Select 'View Form' again</text:p>
            <text:p>- Click Save button</text:p>
          </table:table-cell>
          <table:table-cell table:style-name="ce142" office:value-type="string">
            <text:p>New view is created successfully 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0" table:visibility="filter">
          <table:table-cell table:style-name="ce94" table:formula="of:=IF(MID([.F12];6;1)&gt;MID([.F11];6;1);&quot;&quot;;MAX([.A$7:.A11])+1)" office:value-type="float" office:value="2">
            <text:p>002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Add new view when 'Name' field of 'View Form' tab is blank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13];6;1)&gt;MID([.F12];6;1);&quot;&quot;;MAX([.A$7:.A12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'Name' field of 'View Form' tab is blank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14];6;1)&gt;MID([.F13];6;1);&quot;&quot;;MAX([.A$7:.A13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'Name' field of 'View Form' tab is blank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Do not put name for new view</text:p>
            <text:p>- Click Save button</text:p>
          </table:table-cell>
          <table:table-cell table:style-name="ce142" office:value-type="string">
            <text:p>Show message “The field "Name" is required. 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15];6;1)&gt;MID([.F14];6;1);&quot;&quot;;MAX([.A$7:.A14])+1)" office:value-type="float" office:value="3">
            <text:p>003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Add new view when 'Name' field of 'View form' tab contain some special characters: %$^&amp;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16];6;1)&gt;MID([.F15];6;1);&quot;&quot;;MAX([.A$7:.A15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'Name' field of 'View form' tab contain some special characters: %$^&amp;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17];6;1)&gt;MID([.F16];6;1);&quot;&quot;;MAX([.A$7:.A16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'Name' field of 'View form' tab contain some special characters: %$^&amp;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Put some special characters in 'Name' field</text:p>
            <text:p>- Click Save button</text:p>
          </table:table-cell>
          <table:table-cell table:style-name="ce142" office:value-type="string">
            <text:p>Show message “The view name contains some invalid characters. 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18];6;1)&gt;MID([.F17];6;1);&quot;&quot;;MAX([.A$7:.A17])+1)" office:value-type="float" office:value="4">
            <text:p>004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Add new view when 'Name' field has the same name with existing view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19];6;1)&gt;MID([.F18];6;1);&quot;&quot;;MAX([.A$7:.A18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'Name' field has the same name with existing view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20];6;1)&gt;MID([.F19];6;1);&quot;&quot;;MAX([.A$7:.A19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'Name' field has the same name with existing view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Put name for new view has the same name with existing view</text:p>
            <text:p>- Click Save button</text:p>
          </table:table-cell>
          <table:table-cell table:style-name="ce142" office:value-type="string">
            <text:p>Show message “The view name already exists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21];6;1)&gt;MID([.F20];6;1);&quot;&quot;;MAX([.A$7:.A20])+1)" office:value-type="float" office:value="5">
            <text:p>005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Add new view when do not select permission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22];6;1)&gt;MID([.F21];6;1);&quot;&quot;;MAX([.A$7:.A21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do not select permission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23];6;1)&gt;MID([.F22];6;1);&quot;&quot;;MAX([.A$7:.A22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do not select permission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42" office:value-type="string">
            <text:p>Show message “The field "Permission" is required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24];6;1)&gt;MID([.F23];6;1);&quot;&quot;;MAX([.A$7:.A23])+1)" office:value-type="float" office:value="6">
            <text:p>006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Add new view when do not add tab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25];6;1)&gt;MID([.F24];6;1);&quot;&quot;;MAX([.A$7:.A24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do not add tab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9" table:visibility="filter">
          <table:table-cell table:style-name="ce94" table:formula="of:=IF(MID([.F26];6;1)&gt;MID([.F25];6;1);&quot;&quot;;MAX([.A$7:.A25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do not add tab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42" office:value-type="string">
            <text:p>Show message “Please add a tab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27];6;1)&gt;MID([.F26];6;1);&quot;&quot;;MAX([.A$7:.A26])+1)" office:value-type="float" office:value="7">
            <text:p>007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Add new view when do not put data in 'Name' <text:s/>of ' Tab Form' 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28];6;1)&gt;MID([.F27];6;1);&quot;&quot;;MAX([.A$7:.A27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do not put data in 'Name' <text:s/>of ' Tab Form' 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9" table:visibility="filter">
          <table:table-cell table:style-name="ce94" table:formula="of:=IF(MID([.F29];6;1)&gt;MID([.F28];6;1);&quot;&quot;;MAX([.A$7:.A28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do not put data in 'Name' <text:s/>of ' Tab Form' 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42" office:value-type="string">
            <text:p>Fields in 'View' form are inputted data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30];6;1)&gt;MID([.F29];6;1);&quot;&quot;;MAX([.A$7:.A29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do not put data in 'Name' <text:s/>of ' Tab Form' </text:p>
          </table:table-cell>
          <table:table-cell table:style-name="ce142" office:value-type="string">
            <text:p>Step 4: Put value in ' Tab Form' <text:s/></text:p>
          </table:table-cell>
          <table:table-cell table:style-name="ce142" office:value-type="string">
            <text:p>- <text:s/>Do not input data into 'Name ' field - Click ''Save'' button</text:p>
          </table:table-cell>
          <table:table-cell table:style-name="ce142" office:value-type="string">
            <text:p>Show message “The tab name is required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31];6;1)&gt;MID([.F30];6;1);&quot;&quot;;MAX([.A$7:.A30])+1)" office:value-type="float" office:value="8">
            <text:p>008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Add new view when put some special characters in 'Name' field of 'Tab Form'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32];6;1)&gt;MID([.F31];6;1);&quot;&quot;;MAX([.A$7:.A31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put some special characters in 'Name' field of 'Tab Form'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9" table:visibility="filter">
          <table:table-cell table:style-name="ce94" table:formula="of:=IF(MID([.F33];6;1)&gt;MID([.F32];6;1);&quot;&quot;;MAX([.A$7:.A32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put some special characters in 'Name' field of 'Tab Form'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42" office:value-type="string">
            <text:p>Fields in 'View' form are inputted data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34];6;1)&gt;MID([.F33];6;1);&quot;&quot;;MAX([.A$7:.A33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view when put some special characters in 'Name' field of 'Tab Form'</text:p>
          </table:table-cell>
          <table:table-cell table:style-name="ce142" office:value-type="string">
            <text:p>Step 4: Put value in ' Tab Form' <text:s/></text:p>
          </table:table-cell>
          <table:table-cell table:style-name="ce142" office:value-type="string">
            <text:p>- <text:s/>Put some special characters into 'Name ' field</text:p>
            <text:p><text:s/>- Click ''Save'' button</text:p>
          </table:table-cell>
          <table:table-cell table:style-name="ce142" office:value-type="string">
            <text:p>Show message “The tab name contains some invalid characters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35];6;1)&gt;MID([.F34];6;1);&quot;&quot;;MAX([.A$7:.A34])+1)" office:value-type="float" office:value="9">
            <text:p>009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Add new tab when the name of this tab has the same name with existing tab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36];6;1)&gt;MID([.F35];6;1);&quot;&quot;;MAX([.A$7:.A35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tab when the name of this tab has the same name with existing tab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9" table:visibility="filter">
          <table:table-cell table:style-name="ce94" table:formula="of:=IF(MID([.F37];6;1)&gt;MID([.F36];6;1);&quot;&quot;;MAX([.A$7:.A36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tab when the name of this tab has the same name with existing tab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42" office:value-type="string">
            <text:p>Fields in 'View' form are inputted data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38];6;1)&gt;MID([.F37];6;1);&quot;&quot;;MAX([.A$7:.A37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tab when the name of this tab has the same name with existing tab</text:p>
          </table:table-cell>
          <table:table-cell table:style-name="ce142" office:value-type="string">
            <text:p>Step 4: Put data in 'Tab 'Form </text:p>
          </table:table-cell>
          <table:table-cell table:style-name="ce142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42" office:value-type="string">
            <text:p>New tab replaces old tab.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39];6;1)&gt;MID([.F38];6;1);&quot;&quot;;MAX([.A$7:.A38])+1)" office:value-type="float" office:value="10">
            <text:p>010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Add new Tab when do not select any property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40];6;1)&gt;MID([.F39];6;1);&quot;&quot;;MAX([.A$7:.A39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Tab when do not select any property</text:p>
          </table:table-cell>
          <table:table-cell table:style-name="ce142" office:value-type="string">
            <text:p>Step 2: Open 'Add View' form</text:p>
          </table:table-cell>
          <table:table-cell table:style-name="ce142" office:value-type="string">
            <text:p>- Select 'View' tab</text:p>
            <text:p>- Click 'Add view' button</text:p>
          </table:table-cell>
          <table:table-cell table:style-name="ce142" office:value-type="string">
            <text:p><text:s/>'Add View' form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9" table:visibility="filter">
          <table:table-cell table:style-name="ce94" table:formula="of:=IF(MID([.F41];6;1)&gt;MID([.F40];6;1);&quot;&quot;;MAX([.A$7:.A40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Tab when do not select any property</text:p>
          </table:table-cell>
          <table:table-cell table:style-name="ce142" office:value-type="string">
            <text:p>Step 3: Put data in 'View Form'</text:p>
          </table:table-cell>
          <table:table-cell table:style-name="ce142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42" office:value-type="string">
            <text:p>Fields in 'View' form are inputted data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42];6;1)&gt;MID([.F41];6;1);&quot;&quot;;MAX([.A$7:.A41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Add new Tab when do not select any property</text:p>
          </table:table-cell>
          <table:table-cell table:style-name="ce142" office:value-type="string">
            <text:p>Step 4: Put data in 'Tab 'Form </text:p>
          </table:table-cell>
          <table:table-cell table:style-name="ce142" office:value-type="string">
            <text:p>- Put name for tab </text:p>
            <text:p>- Do not select properties for this tab</text:p>
            <text:p>- Click Save button</text:p>
          </table:table-cell>
          <table:table-cell table:style-name="ce142" office:value-type="string">
            <text:p>Show message “Please select at least one function in the list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43];6;1)&gt;MID([.F42];6;1);&quot;&quot;;MAX([.A$7:.A42])+1)" office:value-type="float" office:value="11">
            <text:p>011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Check the displaying of view after apply for drive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44];6;1)&gt;MID([.F43];6;1);&quot;&quot;;MAX([.A$7:.A43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Check the displaying of view after apply for drive</text:p>
          </table:table-cell>
          <table:table-cell table:style-name="ce142" office:value-type="string">
            <text:p>Step 2: Add new view</text:p>
          </table:table-cell>
          <table:table-cell table:style-name="ce142" office:value-type="string">
            <text:p>Add new view</text:p>
          </table:table-cell>
          <table:table-cell table:style-name="ce142" office:value-type="string">
            <text:p>New view is created successfully 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45];6;1)&gt;MID([.F44];6;1);&quot;&quot;;MAX([.A$7:.A44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Check the displaying of view after apply for drive</text:p>
          </table:table-cell>
          <table:table-cell table:style-name="ce142" office:value-type="string">
            <text:p>Step 3: Apply view for drive</text:p>
          </table:table-cell>
          <table:table-cell table:style-name="ce142" office:value-type="string">
            <text:p>- Select 1 drive</text:p>
            <text:p>- Apply new view for this drive</text:p>
          </table:table-cell>
          <table:table-cell table:style-name="ce142" office:value-type="string">
            <text:p>New view is applied for drive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46];6;1)&gt;MID([.F45];6;1);&quot;&quot;;MAX([.A$7:.A45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Check the displaying of view after apply for drive</text:p>
          </table:table-cell>
          <table:table-cell table:style-name="ce142" office:value-type="string">
            <text:p>Step 4: Check the displaying of view</text:p>
          </table:table-cell>
          <table:table-cell table:style-name="ce142" office:value-type="string">
            <text:p>- Go to Sites Explorer</text:p>
            <text:p>- Select drive that applied new view</text:p>
          </table:table-cell>
          <table:table-cell table:style-name="ce142" office:value-type="string">
            <text:p>In 'Select view', you can see the new view that applied for this drive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47];6;1)&gt;MID([.F46];6;1);&quot;&quot;;MAX([.A$7:.A46])+1)" office:value-type="float" office:value="12">
            <text:p>012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Check the displaying of view after apply for drive when user does not have permission with this drive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48];6;1)&gt;MID([.F47];6;1);&quot;&quot;;MAX([.A$7:.A47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Check the displaying of view after apply for drive when user does not have permission with this drive</text:p>
          </table:table-cell>
          <table:table-cell table:style-name="ce142" office:value-type="string">
            <text:p>Step 2: Add new view</text:p>
          </table:table-cell>
          <table:table-cell table:style-name="ce142" office:value-type="string">
            <text:p>Add new view</text:p>
          </table:table-cell>
          <table:table-cell table:style-name="ce142" office:value-type="string">
            <text:p>New view is created successfully 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49];6;1)&gt;MID([.F48];6;1);&quot;&quot;;MAX([.A$7:.A48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Check the displaying of view after apply for drive when user does not have permission with this drive</text:p>
          </table:table-cell>
          <table:table-cell table:style-name="ce142" office:value-type="string">
            <text:p>Step 3: Apply view for drive</text:p>
          </table:table-cell>
          <table:table-cell table:style-name="ce142" office:value-type="string">
            <text:p>- Select 1 drive</text:p>
            <text:p>- Apply new view for this drive</text:p>
          </table:table-cell>
          <table:table-cell table:style-name="ce142" office:value-type="string">
            <text:p>New view is applied for drive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50];6;1)&gt;MID([.F49];6;1);&quot;&quot;;MAX([.A$7:.A49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Check the displaying of view after apply for drive when user does not have permission with this drive</text:p>
          </table:table-cell>
          <table:table-cell table:style-name="ce142" office:value-type="string">
            <text:p>Step 4: Check the displaying of view</text:p>
          </table:table-cell>
          <table:table-cell table:style-name="ce142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42" office:value-type="string">
            <text:p>In 'Select view', you can not see the new view that applied for this drive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51];6;1)&gt;MID([.F50];6;1);&quot;&quot;;MAX([.A$7:.A50])+1)" office:value-type="float" office:value="13">
            <text:p>013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Preview a view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52];6;1)&gt;MID([.F51];6;1);&quot;&quot;;MAX([.A$7:.A51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Preview a view</text:p>
          </table:table-cell>
          <table:table-cell table:style-name="ce142" office:value-type="string">
            <text:p>Step 2: Preview a view</text:p>
          </table:table-cell>
          <table:table-cell table:style-name="ce142" office:value-type="string">
            <text:p>Click 'View' icon on a view you want</text:p>
          </table:table-cell>
          <table:table-cell table:style-name="ce142" office:value-type="string">
            <text:p><text:s/>'View' pop-up appears. You can see properties of this view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53];6;1)&gt;MID([.F52];6;1);&quot;&quot;;MAX([.A$7:.A52])+1)" office:value-type="float" office:value="14">
            <text:p>014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Edit a View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54];6;1)&gt;MID([.F53];6;1);&quot;&quot;;MAX([.A$7:.A53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Edit a View</text:p>
          </table:table-cell>
          <table:table-cell table:style-name="ce142" office:value-type="string">
            <text:p>Step 2: <text:s/>Open 'Edit View'</text:p>
          </table:table-cell>
          <table:table-cell table:style-name="ce142" office:value-type="string">
            <text:p>Click 'Edit' icon on a view you want to edit</text:p>
          </table:table-cell>
          <table:table-cell table:style-name="ce142" office:value-type="string">
            <text:p><text:s/>'Edit View' pop-up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55];6;1)&gt;MID([.F54];6;1);&quot;&quot;;MAX([.A$7:.A54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Edit a View</text:p>
          </table:table-cell>
          <table:table-cell table:style-name="ce142" office:value-type="string">
            <text:p>Step 3: Edit view</text:p>
          </table:table-cell>
          <table:table-cell table:style-name="ce142" office:value-type="string">
            <text:p>Edit the properties of view </text:p>
          </table:table-cell>
          <table:table-cell table:style-name="ce142" office:value-type="string">
            <text:p>View is changed successfully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>
          <table:table-cell table:style-name="ce94" table:formula="of:=IF(MID([.F56];6;1)&gt;MID([.F55];6;1);&quot;&quot;;MAX([.A$7:.A55])+1)" office:value-type="float" office:value="15">
            <text:p>015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Delete a view when it has not been using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5">
          <table:table-cell table:style-name="ce94" table:formula="of:=IF(MID([.F57];6;1)&gt;MID([.F56];6;1);&quot;&quot;;MAX([.A$7:.A56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Delete a view when it has not been using</text:p>
          </table:table-cell>
          <table:table-cell table:style-name="ce150" office:value-type="string">
            <text:p>Step 2: Delete a view</text:p>
          </table:table-cell>
          <table:table-cell table:style-name="ce150" office:value-type="string">
            <text:p>- Click 'Edit' icon on a view you want to delete</text:p>
            <text:p>- Click OK on confirm message</text:p>
          </table:table-cell>
          <table:table-cell table:style-name="ce150" office:value-type="string">
            <text:p>View is deleted</text:p>
          </table:table-cell>
          <table:table-cell table:style-name="ce139" office:value-type="string">
            <text:p>High</text:p>
          </table:table-cell>
          <table:table-cell table:style-name="ce150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0">
          <table:table-cell table:style-name="ce94" table:formula="of:=IF(MID([.F58];6;1)&gt;MID([.F57];6;1);&quot;&quot;;MAX([.A$7:.A57])+1)" office:value-type="float" office:value="16">
            <text:p>016</text:p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0" office:value-type="string">
            <text:p>Delete an using view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5">
          <table:table-cell table:style-name="ce94" table:formula="of:=IF(MID([.F59];6;1)&gt;MID([.F58];6;1);&quot;&quot;;MAX([.A$7:.A58])+1)">
            <text:p/>
          </table:table-cell>
          <table:table-cell table:style-name="ce102" office:value-type="string">
            <text:p>FNC_ECMS_ADM_VIE_01</text:p>
          </table:table-cell>
          <table:table-cell table:style-name="ce115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23" office:value-type="string">
            <text:p>ECMS\Admin\Content_Presentation\Manage View\Views</text:p>
          </table:table-cell>
          <table:table-cell table:style-name="ce161" office:value-type="string">
            <text:p>Delete an using view</text:p>
          </table:table-cell>
          <table:table-cell table:style-name="ce150" office:value-type="string">
            <text:p>Step 2: Delete a view</text:p>
          </table:table-cell>
          <table:table-cell table:style-name="ce150" office:value-type="string">
            <text:p>- Click 'Edit' icon on a view you want to delete</text:p>
            <text:p>- Click OK on confirm message</text:p>
          </table:table-cell>
          <table:table-cell table:style-name="ce150" office:value-type="string">
            <text:p>Show message “Cannot delete [name of view]. It is currently in use.“</text:p>
          </table:table-cell>
          <table:table-cell table:style-name="ce139" office:value-type="string">
            <text:p>High</text:p>
          </table:table-cell>
          <table:table-cell table:style-name="ce150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3" office:value-type="string">
            <text:p><text:a xlink:href="https://jira.exoplatform.org/browse/TESTVN-5311">TESTVN-5311</text:a></text:p>
          </table:table-cell>
          <table:table-cell table:number-columns-repeated="6"/>
          <table:table-cell table:style-name="ce95" table:number-columns-repeated="204"/>
        </table:table-row>
        <table:table-row table:style-name="ro30">
          <table:table-cell table:style-name="ce94" table:formula="of:=IF(MID([.F60];6;1)&gt;MID([.F59];6;1);&quot;&quot;;MAX([.A$7:.A59])+1)" office:value-type="float" office:value="17">
            <text:p>017</text:p>
          </table:table-cell>
          <table:table-cell table:style-name="ce101" office:value-type="string">
            <text:p>FNC_ECMS_ADM_VIE_02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0" office:value-type="string">
            <text:p>Add ECM template when put valid data into all required fields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14">
          <table:table-cell table:style-name="ce94" table:formula="of:=IF(MID([.F61];6;1)&gt;MID([.F60];6;1);&quot;&quot;;MAX([.A$7:.A60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when put valid data into all required fields</text:p>
          </table:table-cell>
          <table:table-cell table:style-name="ce142" office:value-type="string">
            <text:p>Step 2: Open 'Add ECM Template' pop-up</text:p>
          </table:table-cell>
          <table:table-cell table:style-name="ce142" office:value-type="string">
            <text:p>- Select 'ECM Template' tab</text:p>
            <text:p>- Click 'Add ' button</text:p>
          </table:table-cell>
          <table:table-cell table:style-name="ce142" office:value-type="string">
            <text:p><text:s/>'Add ECM Template' pop-up appears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0">
          <table:table-cell table:style-name="ce94" table:formula="of:=IF(MID([.F62];6;1)&gt;MID([.F61];6;1);&quot;&quot;;MAX([.A$7:.A61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when put valid data into all required fields</text:p>
          </table:table-cell>
          <table:table-cell table:style-name="ce142" office:value-type="string">
            <text:p>Step 3: Add ECM template</text:p>
          </table:table-cell>
          <table:table-cell table:style-name="ce142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42" office:value-type="string">
            <text:p>New ECM template is created successfully. 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0" table:visibility="filter">
          <table:table-cell table:style-name="ce94" table:formula="of:=IF(MID([.F63];6;1)&gt;MID([.F62];6;1);&quot;&quot;;MAX([.A$7:.A62])+1)" office:value-type="float" office:value="18">
            <text:p>018</text:p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0" office:value-type="string">
            <text:p>Add ECM template when content field is blank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64];6;1)&gt;MID([.F63];6;1);&quot;&quot;;MAX([.A$7:.A63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when content field is blank</text:p>
          </table:table-cell>
          <table:table-cell table:style-name="ce142" office:value-type="string">
            <text:p>Step 2: Open 'Add ECM Template' pop-up</text:p>
          </table:table-cell>
          <table:table-cell table:style-name="ce142" office:value-type="string">
            <text:p>- Select 'ECM Template' tab</text:p>
            <text:p>- Click 'Add ' button</text:p>
          </table:table-cell>
          <table:table-cell table:style-name="ce142" office:value-type="string">
            <text:p><text:s/>'Add ECM Template' pop-up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65];6;1)&gt;MID([.F64];6;1);&quot;&quot;;MAX([.A$7:.A64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when content field is blank</text:p>
          </table:table-cell>
          <table:table-cell table:style-name="ce142" office:value-type="string">
            <text:p>Step 3: Add ECM template</text:p>
          </table:table-cell>
          <table:table-cell table:style-name="ce142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42" office:value-type="string">
            <text:p>Show message “The field "Content" is required.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66];6;1)&gt;MID([.F65];6;1);&quot;&quot;;MAX([.A$7:.A65])+1)" office:value-type="float" office:value="19">
            <text:p>019</text:p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0" office:value-type="string">
            <text:p>Add ECM template when name field is blank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67];6;1)&gt;MID([.F66];6;1);&quot;&quot;;MAX([.A$7:.A66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when name field is blank</text:p>
          </table:table-cell>
          <table:table-cell table:style-name="ce142" office:value-type="string">
            <text:p>Step 2: Open 'Add ECM Template' pop-up</text:p>
          </table:table-cell>
          <table:table-cell table:style-name="ce142" office:value-type="string">
            <text:p>- Select 'ECM Template' tab</text:p>
            <text:p>- Click 'Add ' button</text:p>
          </table:table-cell>
          <table:table-cell table:style-name="ce142" office:value-type="string">
            <text:p><text:s/>'Add ECM Template' pop-up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68];6;1)&gt;MID([.F67];6;1);&quot;&quot;;MAX([.A$7:.A67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when name field is blank</text:p>
          </table:table-cell>
          <table:table-cell table:style-name="ce142" office:value-type="string">
            <text:p>Step 3: Add ECM template</text:p>
          </table:table-cell>
          <table:table-cell table:style-name="ce142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42" office:value-type="string">
            <text:p>Show message “The field "Name" is required.“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69];6;1)&gt;MID([.F68];6;1);&quot;&quot;;MAX([.A$7:.A68])+1)" office:value-type="float" office:value="20">
            <text:p>020</text:p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0" office:value-type="string">
            <text:p>Add ECM template when name field contain some special characters : $%^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70];6;1)&gt;MID([.F69];6;1);&quot;&quot;;MAX([.A$7:.A69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when name field contain some special characters : $%^</text:p>
          </table:table-cell>
          <table:table-cell table:style-name="ce142" office:value-type="string">
            <text:p>Step 2: Open 'Add ECM Template' pop-up</text:p>
          </table:table-cell>
          <table:table-cell table:style-name="ce142" office:value-type="string">
            <text:p>- Select 'ECM Template' tab</text:p>
            <text:p>- Click 'Add ' button</text:p>
          </table:table-cell>
          <table:table-cell table:style-name="ce142" office:value-type="string">
            <text:p><text:s/>'Add ECM Template' pop-up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71];6;1)&gt;MID([.F70];6;1);&quot;&quot;;MAX([.A$7:.A70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when name field contain some special characters : $%^</text:p>
          </table:table-cell>
          <table:table-cell table:style-name="ce142" office:value-type="string">
            <text:p>Step 3: Add ECM template</text:p>
          </table:table-cell>
          <table:table-cell table:style-name="ce142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42" office:value-type="string">
            <text:p>Show message “The field 'Name' has some invalid characters. Please type another value!”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72];6;1)&gt;MID([.F71];6;1);&quot;&quot;;MAX([.A$7:.A71])+1)" office:value-type="float" office:value="21">
            <text:p>021</text:p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0" office:value-type="string">
            <text:p>Add ECM template has the same name with existing</text:p>
            <text:p><text:s/>ECM template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73];6;1)&gt;MID([.F72];6;1);&quot;&quot;;MAX([.A$7:.A72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has the same name with existing</text:p>
            <text:p><text:s/>ECM template</text:p>
          </table:table-cell>
          <table:table-cell table:style-name="ce142" office:value-type="string">
            <text:p>Step 2: Open 'Add ECM Template' pop-up</text:p>
          </table:table-cell>
          <table:table-cell table:style-name="ce142" office:value-type="string">
            <text:p>- Select 'ECM Template' tab</text:p>
            <text:p>- Click 'Add ' button</text:p>
          </table:table-cell>
          <table:table-cell table:style-name="ce142" office:value-type="string">
            <text:p><text:s/>'Add ECM Template' pop-up appears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1" table:visibility="filter">
          <table:table-cell table:style-name="ce94" table:formula="of:=IF(MID([.F74];6;1)&gt;MID([.F73];6;1);&quot;&quot;;MAX([.A$7:.A73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Add ECM template has the same name with existing</text:p>
            <text:p><text:s/>ECM template</text:p>
          </table:table-cell>
          <table:table-cell table:style-name="ce142" office:value-type="string">
            <text:p>Step 3: Add ECM template</text:p>
          </table:table-cell>
          <table:table-cell table:style-name="ce142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42" office:value-type="string">
            <text:p>Show message “The template [the name of new ECM Template]already exists. “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75];6;1)&gt;MID([.F74];6;1);&quot;&quot;;MAX([.A$7:.A74])+1)" office:value-type="float" office:value="22">
            <text:p>022</text:p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0" office:value-type="string">
            <text:p>Check the displaying of ECM template 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76];6;1)&gt;MID([.F75];6;1);&quot;&quot;;MAX([.A$7:.A75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Check the displaying of ECM template </text:p>
          </table:table-cell>
          <table:table-cell table:style-name="ce142" office:value-type="string">
            <text:p>Step 2: Add new ECM template</text:p>
          </table:table-cell>
          <table:table-cell table:style-name="ce142" office:value-type="string">
            <text:p>Add new ECM template</text:p>
          </table:table-cell>
          <table:table-cell table:style-name="ce142" office:value-type="string">
            <text:p>New ECM template is created successfully. 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77];6;1)&gt;MID([.F76];6;1);&quot;&quot;;MAX([.A$7:.A76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Check the displaying of ECM template </text:p>
          </table:table-cell>
          <table:table-cell table:style-name="ce142" office:value-type="string">
            <text:p>Step 3: Apply new template for <text:s/>a view</text:p>
          </table:table-cell>
          <table:table-cell table:style-name="ce142" office:value-type="string">
            <text:p>Apply new template for <text:s/>a view</text:p>
          </table:table-cell>
          <table:table-cell table:style-name="ce142" office:value-type="string">
            <text:p>New template is applied for view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78];6;1)&gt;MID([.F77];6;1);&quot;&quot;;MAX([.A$7:.A77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Check the displaying of ECM template </text:p>
          </table:table-cell>
          <table:table-cell table:style-name="ce142" office:value-type="string">
            <text:p>Step 4: Check the displaying of new template</text:p>
          </table:table-cell>
          <table:table-cell table:style-name="ce142" office:value-type="string">
            <text:p>- Go to Sites Explorer</text:p>
            <text:p>- Select drive has view that applied new template</text:p>
          </table:table-cell>
          <table:table-cell table:style-name="ce142" office:value-type="string">
            <text:p>You can see new template at the top-left of Sites Explorer portlet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79];6;1)&gt;MID([.F78];6;1);&quot;&quot;;MAX([.A$7:.A78])+1)" office:value-type="float" office:value="23">
            <text:p>023</text:p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0" office:value-type="string">
            <text:p>Check version for ECM template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80];6;1)&gt;MID([.F79];6;1);&quot;&quot;;MAX([.A$7:.A79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Check version for ECM template</text:p>
          </table:table-cell>
          <table:table-cell table:style-name="ce142" office:value-type="string">
            <text:p>Step 2: Open 'Edit ECM template' pop-up</text:p>
          </table:table-cell>
          <table:table-cell table:style-name="ce142" office:value-type="string">
            <text:p>Click 'Edit' icon on a template you want to edit</text:p>
          </table:table-cell>
          <table:table-cell table:style-name="ce142" office:value-type="string">
            <text:p><text:s/>'Edit ECM template' pop-up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81];6;1)&gt;MID([.F80];6;1);&quot;&quot;;MAX([.A$7:.A80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Check version for ECM template</text:p>
          </table:table-cell>
          <table:table-cell table:style-name="ce142" office:value-type="string">
            <text:p>Step 3: Edit template</text:p>
          </table:table-cell>
          <table:table-cell table:style-name="ce142" office:value-type="string">
            <text:p>- Edit the content of template</text:p>
            <text:p>- Check on 'Enable version'</text:p>
          </table:table-cell>
          <table:table-cell table:style-name="ce142" office:value-type="string">
            <text:p>The number version is displaying in 'Base version' column</text:p>
          </table:table-cell>
          <table:table-cell table:style-name="ce139" office:value-type="string">
            <text:p>Medium</text:p>
          </table:table-cell>
          <table:table-cell table:style-name="ce142"/>
          <table:table-cell table:number-columns-repeated="10"/>
          <table:table-cell table:style-name="ce95" table:number-columns-repeated="204"/>
        </table:table-row>
        <table:table-row table:style-name="ro30">
          <table:table-cell table:style-name="ce94" table:formula="of:=IF(MID([.F82];6;1)&gt;MID([.F81];6;1);&quot;&quot;;MAX([.A$7:.A81])+1)" office:value-type="float" office:value="24">
            <text:p>024</text:p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0" office:value-type="string">
            <text:p>Test Restore Version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5">
          <table:table-cell table:style-name="ce94" table:formula="of:=IF(MID([.F83];6;1)&gt;MID([.F82];6;1);&quot;&quot;;MAX([.A$7:.A82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Test Restore Version</text:p>
          </table:table-cell>
          <table:table-cell table:style-name="ce142" office:value-type="string">
            <text:p>Step 2: Edit template</text:p>
          </table:table-cell>
          <table:table-cell table:style-name="ce142" office:value-type="string">
            <text:p>- Click 'Edit' icon on a template you want to edit</text:p>
            <text:p>- Create at least 2 versions for this template</text:p>
          </table:table-cell>
          <table:table-cell table:style-name="ce142" office:value-type="string">
            <text:p>The number version is displaying in 'Base version' column 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9">
          <table:table-cell table:style-name="ce94" table:formula="of:=IF(MID([.F84];6;1)&gt;MID([.F83];6;1);&quot;&quot;;MAX([.A$7:.A83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Test Restore Version</text:p>
          </table:table-cell>
          <table:table-cell table:style-name="ce142" office:value-type="string">
            <text:p>Step 3: Restore version</text:p>
          </table:table-cell>
          <table:table-cell table:style-name="ce142" office:value-type="string">
            <text:p>- Select version of template you want to restore in ' Edit ECM Template' pop-up</text:p>
            <text:p>- Click 'Restore' version</text:p>
          </table:table-cell>
          <table:table-cell table:style-name="ce142" office:value-type="string">
            <text:p>The number of restore version is displaying in 'Base version' column 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0">
          <table:table-cell table:style-name="ce94" table:formula="of:=IF(MID([.F85];6;1)&gt;MID([.F84];6;1);&quot;&quot;;MAX([.A$7:.A84])+1)" office:value-type="float" office:value="25">
            <text:p>025</text:p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0" office:value-type="string">
            <text:p>Delete ECM Template</text:p>
          </table:table-cell>
          <table:table-cell table:style-name="ce134" office:value-type="string">
            <text:p>Step 1: Open Manage View form</text:p>
          </table:table-cell>
          <table:table-cell table:style-name="ce13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9" office:value-type="string">
            <text:p><text:s/>Manage View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3" office:value-type="string">
            <text:p><text:a xlink:href="https://jira.exoplatform.org/browse/TESTVN-5313">TESTVN-5313</text:a></text:p>
          </table:table-cell>
          <table:table-cell table:number-columns-repeated="6"/>
          <table:table-cell table:style-name="ce95" table:number-columns-repeated="204"/>
        </table:table-row>
        <table:table-row table:style-name="ro30">
          <table:table-cell table:style-name="ce94" table:formula="of:=IF(MID([.F86];6;1)&gt;MID([.F85];6;1);&quot;&quot;;MAX([.A$7:.A85])+1)">
            <text:p/>
          </table:table-cell>
          <table:table-cell table:style-name="ce102" office:value-type="string">
            <text:p>FNC_ECMS_ADM_VIE_02</text:p>
          </table:table-cell>
          <table:table-cell table:style-name="ce115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23" office:value-type="string">
            <text:p>ECMS\Admin\Content_Presentation\Manage View\ECM Template</text:p>
          </table:table-cell>
          <table:table-cell table:style-name="ce161" office:value-type="string">
            <text:p>Delete ECM Template</text:p>
          </table:table-cell>
          <table:table-cell table:style-name="ce142" office:value-type="string">
            <text:p>Step 2: Delete Template</text:p>
          </table:table-cell>
          <table:table-cell table:style-name="ce142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42" office:value-type="string">
            <text:p>Template is deleted successfully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03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807];[.$K1])" office:value-type="float" office:value="13">
            <text:p>13</text:p>
          </table:table-cell>
          <table:table-cell table:style-name="ce140" table:formula="of:=COUNTIF([.M$7:.M$807];[.$K1])" office:value-type="float" office:value="13">
            <text:p>13</text:p>
          </table:table-cell>
          <table:table-cell table:style-name="ce140" table:formula="of:=COUNTIF([.N$7:.N$807];[.$K1])" office:value-type="float" office:value="0">
            <text:p>0</text:p>
          </table:table-cell>
          <table:table-cell table:style-name="ce140" table:formula="of:=COUNTIF([.O$7:.O$807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17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807];[.$K2])" office:value-type="float" office:value="0">
            <text:p>0</text:p>
          </table:table-cell>
          <table:table-cell table:style-name="ce140" table:formula="of:=COUNTIF([.M$7:.M$807];[.$K2])" office:value-type="float" office:value="0">
            <text:p>0</text:p>
          </table:table-cell>
          <table:table-cell table:style-name="ce140" table:formula="of:=COUNTIF([.N$7:.N$807];[.$K2])" office:value-type="float" office:value="0">
            <text:p>0</text:p>
          </table:table-cell>
          <table:table-cell table:style-name="ce140" table:formula="of:=COUNTIF([.O$7:.O$807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87"/>
          <table:table-cell table:number-columns-repeated="17"/>
        </table:table-row>
        <table:table-row table:style-name="ro27">
          <table:table-cell/>
          <table:table-cell table:style-name="ce98" office:value-type="string">
            <text:p>Function List</text:p>
          </table:table-cell>
          <table:table-cell table:style-name="ce105" office:value-type="string" table:number-columns-spanned="3" table:number-rows-spanned="1">
            <text:p><text:s/>Manage Drive</text:p>
          </table:table-cell>
          <table:covered-table-cell table:number-columns-repeated="2" table:style-name="ce105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807];[.$K3])" office:value-type="float" office:value="0">
            <text:p>0</text:p>
          </table:table-cell>
          <table:table-cell table:style-name="ce140" table:formula="of:=COUNTIF([.M$7:.M$807];[.$K3])" office:value-type="float" office:value="0">
            <text:p>0</text:p>
          </table:table-cell>
          <table:table-cell table:style-name="ce140" table:formula="of:=COUNTIF([.N$7:.N$807];[.$K3])" office:value-type="float" office:value="0">
            <text:p>0</text:p>
          </table:table-cell>
          <table:table-cell table:style-name="ce140" table:formula="of:=COUNTIF([.O$7:.O$807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17"/>
        </table:table-row>
        <table:table-row table:style-name="ro28">
          <table:table-cell/>
          <table:table-cell table:style-name="ce98" office:value-type="string">
            <text:p>Total main cases:</text:p>
          </table:table-cell>
          <table:table-cell table:style-name="ce105" table:formula="of:=MAX([.A7:.A793])" office:value-type="float" office:value="11" table:number-columns-spanned="3" table:number-rows-spanned="1">
            <text:p>11</text:p>
          </table:table-cell>
          <table:covered-table-cell table:number-columns-repeated="2" table:style-name="ce118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807];[.$K4])" office:value-type="float" office:value="0">
            <text:p>0</text:p>
          </table:table-cell>
          <table:table-cell table:style-name="ce140" table:formula="of:=COUNTIF([.M$7:.M$807];[.$K4])" office:value-type="float" office:value="0">
            <text:p>0</text:p>
          </table:table-cell>
          <table:table-cell table:style-name="ce140" table:formula="of:=COUNTIF([.N$7:.N$807];[.$K4])" office:value-type="float" office:value="0">
            <text:p>0</text:p>
          </table:table-cell>
          <table:table-cell table:style-name="ce140" table:formula="of:=COUNTIF([.O$7:.O$807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87"/>
          <table:table-cell table:number-columns-repeated="17"/>
        </table:table-row>
        <table:table-row table:style-name="ro26">
          <table:table-cell/>
          <table:table-cell table:style-name="ce95"/>
          <table:table-cell table:style-name="ce106"/>
          <table:table-cell table:style-name="ce169"/>
          <table:table-cell table:style-name="ce120" table:number-columns-repeated="5"/>
          <table:table-cell table:style-name="ce141"/>
          <table:table-cell office:value-type="string">
            <text:p>N/A</text:p>
          </table:table-cell>
          <table:table-cell table:style-name="ce140" table:formula="of:=COUNTIF([.L$7:.L$807];[.$K5])" office:value-type="float" office:value="0">
            <text:p>0</text:p>
          </table:table-cell>
          <table:table-cell table:style-name="ce140" table:formula="of:=COUNTIF([.M$7:.M$807];[.$K5])" office:value-type="float" office:value="0">
            <text:p>0</text:p>
          </table:table-cell>
          <table:table-cell table:style-name="ce140" table:formula="of:=COUNTIF([.N$7:.N$807];[.$K5])" office:value-type="float" office:value="0">
            <text:p>0</text:p>
          </table:table-cell>
          <table:table-cell table:style-name="ce140" table:formula="of:=COUNTIF([.O$7:.O$807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87"/>
          <table:table-cell table:number-columns-repeated="17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</table:table-row>
        <table:table-row table:style-name="ro30" table:visibility="filter">
          <table:table-cell table:style-name="ce94" office:value-type="float" office:value="1">
            <text:p>001</text:p>
          </table:table-cell>
          <table:table-cell table:style-name="ce102" office:value-type="string">
            <text:p>FNC_ECMS_ADM_DRI_01</text:p>
          </table:table-cell>
          <table:table-cell table:style-name="ce115" office:value-type="float" office:value="1">
            <text:p>001</text:p>
          </table:table-cell>
          <table:table-cell table:style-name="ce174" office:value-type="string">
            <text:p>ECMS\Admin\Content_Presentation\\Manage Drives\Action</text:p>
          </table:table-cell>
          <table:table-cell table:style-name="ce193" office:value-type="string">
            <text:p>Add drive</text:p>
          </table:table-cell>
          <table:table-cell table:style-name="ce197" office:value-type="string">
            <text:p>Step 1: Open Manage Drive form</text:p>
          </table:table-cell>
          <table:table-cell table:style-name="ce19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0" office:value-type="string">
            <text:p><text:s/>Manage Drives form appears, list all existing drives</text:p>
          </table:table-cell>
          <table:table-cell table:style-name="ce139" office:value-type="string">
            <text:p>High</text:p>
          </table:table-cell>
          <table:table-cell table:style-name="ce200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8];6;1)&gt;MID([.F7];6;1);&quot;&quot;;MAX([.A$7:.A7])+1)">
            <text:p/>
          </table:table-cell>
          <table:table-cell table:style-name="ce102" office:value-type="string">
            <text:p>FNC_ECMS_ADM_DRI_01</text:p>
          </table:table-cell>
          <table:table-cell table:style-name="ce115" office:value-type="float" office:value="1">
            <text:p>001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</text:p>
          </table:table-cell>
          <table:table-cell table:style-name="ce198" office:value-type="string">
            <text:p>Step 2: Open 'Add drive' form</text:p>
          </table:table-cell>
          <table:table-cell table:style-name="ce198" office:value-type="string">
            <text:p>Click [Add Drive]</text:p>
          </table:table-cell>
          <table:table-cell table:style-name="ce198" office:value-type="string">
            <text:p><text:s/>'Add Drive' form appears. There are 2 tabs: Drive and <text:s/>Apply Views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9];6;1)&gt;MID([.F8];6;1);&quot;&quot;;MAX([.A$7:.A8])+1)">
            <text:p/>
          </table:table-cell>
          <table:table-cell table:style-name="ce102" office:value-type="string">
            <text:p>FNC_ECMS_ADM_DRI_01</text:p>
          </table:table-cell>
          <table:table-cell table:style-name="ce115" office:value-type="float" office:value="1">
            <text:p>001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</text:p>
          </table:table-cell>
          <table:table-cell table:style-name="ce198" office:value-type="string">
            <text:p>Step 3: Select workspace for new drive</text:p>
          </table:table-cell>
          <table:table-cell table:style-name="ce198" office:value-type="string">
            <text:p>- Select one workspace from existing workplaces list</text:p>
          </table:table-cell>
          <table:table-cell table:style-name="ce198" office:value-type="string">
            <text:p>Workspace is selected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10];6;1)&gt;MID([.F9];6;1);&quot;&quot;;MAX([.A$7:.A9])+1)">
            <text:p/>
          </table:table-cell>
          <table:table-cell table:style-name="ce102" office:value-type="string">
            <text:p>FNC_ECMS_ADM_DRI_01</text:p>
          </table:table-cell>
          <table:table-cell table:style-name="ce115" office:value-type="float" office:value="1">
            <text:p>001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</text:p>
          </table:table-cell>
          <table:table-cell table:style-name="ce198" office:value-type="string">
            <text:p>Step 4: Show form to select path for new drive</text:p>
          </table:table-cell>
          <table:table-cell table:style-name="ce198" office:value-type="string">
            <text:p>Click 'Home Path' icon </text:p>
          </table:table-cell>
          <table:table-cell table:style-name="ce198" office:value-type="string">
            <text:p>Select home path form appears, list all existing nodes in selected workspace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DRI_01</text:p>
          </table:table-cell>
          <table:table-cell table:style-name="ce115" office:value-type="float" office:value="1">
            <text:p>001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</text:p>
          </table:table-cell>
          <table:table-cell table:style-name="ce198" office:value-type="string">
            <text:p>Step 5: Select path to be root path of new drive</text:p>
          </table:table-cell>
          <table:table-cell table:style-name="ce198" office:value-type="string">
            <text:p>- Select a node from list above</text:p>
          </table:table-cell>
          <table:table-cell table:style-name="ce198" office:value-type="string">
            <text:p>Path of selected node will be displayed in 'Home path'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12];6;1)&gt;MID([.F11];6;1);&quot;&quot;;MAX([.A$7:.A11])+1)">
            <text:p/>
          </table:table-cell>
          <table:table-cell table:style-name="ce102" office:value-type="string">
            <text:p>FNC_ECMS_ADM_DRI_01</text:p>
          </table:table-cell>
          <table:table-cell table:style-name="ce115" office:value-type="float" office:value="1">
            <text:p>001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</text:p>
          </table:table-cell>
          <table:table-cell table:style-name="ce198" office:value-type="string">
            <text:p>Step 6: Set permission on new drive</text:p>
          </table:table-cell>
          <table:table-cell table:style-name="ce198" office:value-type="string">
            <text:p>- Click 'Add Permission' icon then select group with a specific membership type</text:p>
          </table:table-cell>
          <table:table-cell table:style-name="ce198" office:value-type="string">
            <text:p>Selected group &amp; membership type will be displayed in Permissions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/>
          <table:table-cell table:style-name="ce102" office:value-type="string">
            <text:p>FNC_ECMS_ADM_DRI_01</text:p>
          </table:table-cell>
          <table:table-cell table:style-name="ce115" office:value-type="float" office:value="1">
            <text:p>001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</text:p>
          </table:table-cell>
          <table:table-cell table:style-name="ce198" office:value-type="string">
            <text:p>Step 6: Select Allow Folder Creation</text:p>
          </table:table-cell>
          <table:table-cell table:style-name="ce198" office:value-type="string">
            <text:p>Choose one type of folder</text:p>
          </table:table-cell>
          <table:table-cell table:style-name="ce198" office:value-type="string">
            <text:p>Type of folder is selected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14];6;1)&gt;MID([.F12];6;1);&quot;&quot;;MAX([.A$7:.A12])+1)">
            <text:p/>
          </table:table-cell>
          <table:table-cell table:style-name="ce102" office:value-type="string">
            <text:p>FNC_ECMS_ADM_DRI_01</text:p>
          </table:table-cell>
          <table:table-cell table:style-name="ce115" office:value-type="float" office:value="1">
            <text:p>001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</text:p>
          </table:table-cell>
          <table:table-cell table:style-name="ce198" office:value-type="string">
            <text:p>Step 7: Choose applied view</text:p>
          </table:table-cell>
          <table:table-cell table:style-name="ce198" office:value-type="string">
            <text:p>- Select 'Apply views' tab</text:p>
            <text:p>- Check View(s) you want to use in this drive</text:p>
          </table:table-cell>
          <table:table-cell table:style-name="ce198" office:value-type="string">
            <text:p>View option(s) is checked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2" table:visibility="filter">
          <table:table-cell table:style-name="ce94" table:formula="of:=IF(MID([.F15];6;1)&gt;MID([.F14];6;1);&quot;&quot;;MAX([.A$7:.A14])+1)">
            <text:p/>
          </table:table-cell>
          <table:table-cell table:style-name="ce102" office:value-type="string">
            <text:p>FNC_ECMS_ADM_DRI_01</text:p>
          </table:table-cell>
          <table:table-cell table:style-name="ce115" office:value-type="float" office:value="1">
            <text:p>001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</text:p>
          </table:table-cell>
          <table:table-cell table:style-name="ce198" office:value-type="string">
            <text:p>Step 8: Complete add new drive</text:p>
          </table:table-cell>
          <table:table-cell table:style-name="ce198" office:value-type="string">
            <text:p>- Input drive Name</text:p>
            <text:p>- Choose others properties</text:p>
            <text:p>- Click [Save]</text:p>
          </table:table-cell>
          <table:table-cell table:style-name="ce198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16];6;1)&gt;MID([.F15];6;1);&quot;&quot;;MAX([.A$7:.A15])+1)" office:value-type="float" office:value="2">
            <text:p>002</text:p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74" office:value-type="string">
            <text:p>ECMS\Admin\Content_Presentation\\Manage Drives\Action</text:p>
          </table:table-cell>
          <table:table-cell table:style-name="ce193" office:value-type="string">
            <text:p>Add drive when 'Name' field is blank</text:p>
          </table:table-cell>
          <table:table-cell table:style-name="ce197" office:value-type="string">
            <text:p>Step 1: Open Manage Drive form</text:p>
          </table:table-cell>
          <table:table-cell table:style-name="ce19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0" office:value-type="string">
            <text:p><text:s/>Manage Drives form appears</text:p>
          </table:table-cell>
          <table:table-cell table:style-name="ce139" office:value-type="string">
            <text:p>Medium</text:p>
          </table:table-cell>
          <table:table-cell table:style-name="ce200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17];6;1)&gt;MID([.F16];6;1);&quot;&quot;;MAX([.A$7:.A16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 when 'Name' field is blank</text:p>
          </table:table-cell>
          <table:table-cell table:style-name="ce198" office:value-type="string">
            <text:p>Step 2: Open 'Add drive' form</text:p>
          </table:table-cell>
          <table:table-cell table:style-name="ce198" office:value-type="string">
            <text:p>Click 'Add Drive' button</text:p>
          </table:table-cell>
          <table:table-cell table:style-name="ce198" office:value-type="string">
            <text:p><text:s/>'Add Drive' form appears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29" table:visibility="filter">
          <table:table-cell table:style-name="ce94" table:formula="of:=IF(MID([.F18];6;1)&gt;MID([.F17];6;1);&quot;&quot;;MAX([.A$7:.A17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 when 'Name' field is blank</text:p>
          </table:table-cell>
          <table:table-cell table:style-name="ce198" office:value-type="string">
            <text:p>Step 3: Put data in 'Drive' form</text:p>
          </table:table-cell>
          <table:table-cell table:style-name="ce19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98" office:value-type="string">
            <text:p>Show message “The field "Name" is required.”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19];6;1)&gt;MID([.F18];6;1);&quot;&quot;;MAX([.A$7:.A18])+1)" office:value-type="float" office:value="3">
            <text:p>003</text:p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74" office:value-type="string">
            <text:p>ECMS\Admin\Content_Presentation\\Manage Drives\Action</text:p>
          </table:table-cell>
          <table:table-cell table:style-name="ce19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97" office:value-type="string">
            <text:p>Step 1: Open Manage Drive form</text:p>
          </table:table-cell>
          <table:table-cell table:style-name="ce197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200" office:value-type="string">
            <text:p><text:s/>Manage Drives' form appears</text:p>
          </table:table-cell>
          <table:table-cell table:style-name="ce139" office:value-type="string">
            <text:p>Medium</text:p>
          </table:table-cell>
          <table:table-cell table:style-name="ce200"/>
          <table:table-cell table:number-columns-repeated="10"/>
          <table:table-cell table:style-name="ce95" table:number-columns-repeated="204"/>
        </table:table-row>
        <table:table-row table:style-name="ro29" table:visibility="filter">
          <table:table-cell table:style-name="ce94" table:formula="of:=IF(MID([.F20];6;1)&gt;MID([.F19];6;1);&quot;&quot;;MAX([.A$7:.A19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98" office:value-type="string">
            <text:p>Step 2: Open 'Add drive' form</text:p>
          </table:table-cell>
          <table:table-cell table:style-name="ce198" office:value-type="string">
            <text:p>Click 'Add Drive' button</text:p>
          </table:table-cell>
          <table:table-cell table:style-name="ce198" office:value-type="string">
            <text:p><text:s/>'Add Drive' form appears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29" table:visibility="filter">
          <table:table-cell table:style-name="ce94" table:formula="of:=IF(MID([.F21];6;1)&gt;MID([.F20];6;1);&quot;&quot;;MAX([.A$7:.A20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98" office:value-type="string">
            <text:p>Step 3: Put data in 'Drive' form</text:p>
          </table:table-cell>
          <table:table-cell table:style-name="ce19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98" office:value-type="string">
            <text:p>Show message “The field 'Name' has some invalid characters. Please type another value.”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22];6;1)&gt;MID([.F21];6;1);&quot;&quot;;MAX([.A$7:.A21])+1)" office:value-type="float" office:value="4">
            <text:p>004</text:p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74" office:value-type="string">
            <text:p>ECMS\Admin\Content_Presentation\\Manage Drives\Action</text:p>
          </table:table-cell>
          <table:table-cell table:style-name="ce193" office:value-type="string">
            <text:p>Add new drive has the same name with existing Drive</text:p>
          </table:table-cell>
          <table:table-cell table:style-name="ce197" office:value-type="string">
            <text:p>Step 1: Open Manage Drive form</text:p>
          </table:table-cell>
          <table:table-cell table:style-name="ce19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0" office:value-type="string">
            <text:p><text:s/>Manage Drives' form appears</text:p>
          </table:table-cell>
          <table:table-cell table:style-name="ce139" office:value-type="string">
            <text:p>Medium</text:p>
          </table:table-cell>
          <table:table-cell table:style-name="ce200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23];6;1)&gt;MID([.F22];6;1);&quot;&quot;;MAX([.A$7:.A22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new drive has the same name with existing Drive</text:p>
          </table:table-cell>
          <table:table-cell table:style-name="ce198" office:value-type="string">
            <text:p>Step 2: Open 'Add drive' form</text:p>
          </table:table-cell>
          <table:table-cell table:style-name="ce198" office:value-type="string">
            <text:p>Click 'Add Drive' button</text:p>
          </table:table-cell>
          <table:table-cell table:style-name="ce198" office:value-type="string">
            <text:p><text:s/>'Add Drive' form appears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2" table:visibility="filter">
          <table:table-cell table:style-name="ce94" table:formula="of:=IF(MID([.F24];6;1)&gt;MID([.F23];6;1);&quot;&quot;;MAX([.A$7:.A23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new drive has the same name with existing Drive</text:p>
          </table:table-cell>
          <table:table-cell table:style-name="ce198" office:value-type="string">
            <text:p>Step 3: Put data in 'Drive' form</text:p>
          </table:table-cell>
          <table:table-cell table:style-name="ce19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98" office:value-type="string">
            <text:p>Fields in 'Drive' form are inputted data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25];6;1)&gt;MID([.F24];6;1);&quot;&quot;;MAX([.A$7:.A24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new drive has the same name with existing Drive</text:p>
          </table:table-cell>
          <table:table-cell table:style-name="ce198" office:value-type="string">
            <text:p>Step 4: Put data in 'Apply Views' form</text:p>
          </table:table-cell>
          <table:table-cell table:style-name="ce198" office:value-type="string">
            <text:p>- Select views you want to apply for new drive</text:p>
            <text:p>- Click Save button</text:p>
          </table:table-cell>
          <table:table-cell table:style-name="ce198" office:value-type="string">
            <text:p>Show message “The drive already exists.”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26];6;1)&gt;MID([.F25];6;1);&quot;&quot;;MAX([.A$7:.A25])+1)" office:value-type="float" office:value="5">
            <text:p>005</text:p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74" office:value-type="string">
            <text:p>ECMS\Admin\Content_Presentation\\Manage Drives\Action</text:p>
          </table:table-cell>
          <table:table-cell table:style-name="ce193" office:value-type="string">
            <text:p>Add drive <text:s/>when do not select any apply view</text:p>
          </table:table-cell>
          <table:table-cell table:style-name="ce197" office:value-type="string">
            <text:p>Step 1: Open Manage Drive form</text:p>
          </table:table-cell>
          <table:table-cell table:style-name="ce19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0" office:value-type="string">
            <text:p><text:s/>Manage Drives' form appears</text:p>
          </table:table-cell>
          <table:table-cell table:style-name="ce139" office:value-type="string">
            <text:p>Medium</text:p>
          </table:table-cell>
          <table:table-cell table:style-name="ce200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27];6;1)&gt;MID([.F26];6;1);&quot;&quot;;MAX([.A$7:.A26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 <text:s/>when do not select any apply view</text:p>
          </table:table-cell>
          <table:table-cell table:style-name="ce198" office:value-type="string">
            <text:p>Step 2: Open 'Add drive' form</text:p>
          </table:table-cell>
          <table:table-cell table:style-name="ce198" office:value-type="string">
            <text:p>Click 'Add Drive' button</text:p>
          </table:table-cell>
          <table:table-cell table:style-name="ce198" office:value-type="string">
            <text:p><text:s/>'Add Drive' form appears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2" table:visibility="filter">
          <table:table-cell table:style-name="ce94" table:formula="of:=IF(MID([.F28];6;1)&gt;MID([.F27];6;1);&quot;&quot;;MAX([.A$7:.A27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 <text:s/>when do not select any apply view</text:p>
          </table:table-cell>
          <table:table-cell table:style-name="ce198" office:value-type="string">
            <text:p>Step 3: Put data in 'Drive' form</text:p>
          </table:table-cell>
          <table:table-cell table:style-name="ce19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98" office:value-type="string">
            <text:p>Show message “Please select one view.”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29];6;1)&gt;MID([.F28];6;1);&quot;&quot;;MAX([.A$7:.A28])+1)" office:value-type="float" office:value="6">
            <text:p>006</text:p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74" office:value-type="string">
            <text:p>ECMS\Admin\Content_Presentation\\Manage Drives\Action</text:p>
          </table:table-cell>
          <table:table-cell table:style-name="ce193" office:value-type="string">
            <text:p>Add drive when don't select permission</text:p>
          </table:table-cell>
          <table:table-cell table:style-name="ce197" office:value-type="string">
            <text:p>Step 1: Open Manage Drive form</text:p>
          </table:table-cell>
          <table:table-cell table:style-name="ce19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0" office:value-type="string">
            <text:p><text:s/>Manage Drives' form appears</text:p>
          </table:table-cell>
          <table:table-cell table:style-name="ce139" office:value-type="string">
            <text:p>Medium</text:p>
          </table:table-cell>
          <table:table-cell table:style-name="ce200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30];6;1)&gt;MID([.F29];6;1);&quot;&quot;;MAX([.A$7:.A29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 when don't select permission</text:p>
          </table:table-cell>
          <table:table-cell table:style-name="ce198" office:value-type="string">
            <text:p>Step 2: Open 'Add drive' form</text:p>
          </table:table-cell>
          <table:table-cell table:style-name="ce198" office:value-type="string">
            <text:p>Click 'Add Drive' button</text:p>
          </table:table-cell>
          <table:table-cell table:style-name="ce198" office:value-type="string">
            <text:p><text:s/>'Add Drive' form appears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31];6;1)&gt;MID([.F30];6;1);&quot;&quot;;MAX([.A$7:.A30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 when don't select permission</text:p>
          </table:table-cell>
          <table:table-cell table:style-name="ce198" office:value-type="string">
            <text:p>Step 3: Put data in 'Drive' form</text:p>
          </table:table-cell>
          <table:table-cell table:style-name="ce19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98" office:value-type="string">
            <text:p>Fields in 'Drive' form are inputted data except permission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32];6;1)&gt;MID([.F31];6;1);&quot;&quot;;MAX([.A$7:.A31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Add drive when don't select permission</text:p>
          </table:table-cell>
          <table:table-cell table:style-name="ce198" office:value-type="string">
            <text:p>Step 4: Put data in 'Apply Views' form</text:p>
          </table:table-cell>
          <table:table-cell table:style-name="ce198" office:value-type="string">
            <text:p>- Select views you want to apply for new drive</text:p>
            <text:p>- Click Save button</text:p>
          </table:table-cell>
          <table:table-cell table:style-name="ce198" office:value-type="string">
            <text:p>Show message “The field "Permissions" is required.”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33];6;1)&gt;MID([.F32];6;1);&quot;&quot;;MAX([.A$7:.A32])+1)" office:value-type="float" office:value="7">
            <text:p>007</text:p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3" office:value-type="string">
            <text:p>Edit drive</text:p>
          </table:table-cell>
          <table:table-cell table:style-name="ce197" office:value-type="string">
            <text:p>Step 1: Open Manage Drive form</text:p>
          </table:table-cell>
          <table:table-cell table:style-name="ce19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0" office:value-type="string">
            <text:p><text:s/>Manage Drives' form appears</text:p>
          </table:table-cell>
          <table:table-cell table:style-name="ce139" office:value-type="string">
            <text:p>High</text:p>
          </table:table-cell>
          <table:table-cell table:style-name="ce200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34];6;1)&gt;MID([.F33];6;1);&quot;&quot;;MAX([.A$7:.A33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Edit drive</text:p>
          </table:table-cell>
          <table:table-cell table:style-name="ce198" office:value-type="string">
            <text:p>Step 2: <text:s/>Open 'Edit Drive'</text:p>
          </table:table-cell>
          <table:table-cell table:style-name="ce198" office:value-type="string">
            <text:p>Click ' Edit' icon on a drive you want to edit</text:p>
          </table:table-cell>
          <table:table-cell table:style-name="ce198" office:value-type="string">
            <text:p><text:s/>'Edit Drive' form appears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14" table:visibility="filter">
          <table:table-cell table:style-name="ce94" table:formula="of:=IF(MID([.F35];6;1)&gt;MID([.F34];6;1);&quot;&quot;;MAX([.A$7:.A34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Edit drive</text:p>
          </table:table-cell>
          <table:table-cell table:style-name="ce198" office:value-type="string">
            <text:p>Step 3: Edit drive</text:p>
          </table:table-cell>
          <table:table-cell table:style-name="ce198" office:value-type="string">
            <text:p>Edit the properties of drive you want <text:s/>except name of drive</text:p>
          </table:table-cell>
          <table:table-cell table:style-name="ce198" office:value-type="string">
            <text:p>Drive is edited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0" table:visibility="filter">
          <table:table-cell table:style-name="ce94" table:formula="of:=IF(MID([.F36];6;1)&gt;MID([.F35];6;1);&quot;&quot;;MAX([.A$7:.A35])+1)" office:value-type="float" office:value="8">
            <text:p>008</text:p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74" office:value-type="string">
            <text:p>ECMS\Admin\Content_Presentation\\Manage Drives\Action</text:p>
          </table:table-cell>
          <table:table-cell table:style-name="ce193" office:value-type="string">
            <text:p>Delete drive</text:p>
          </table:table-cell>
          <table:table-cell table:style-name="ce197" office:value-type="string">
            <text:p>Step 1: Open Manage Drive form</text:p>
          </table:table-cell>
          <table:table-cell table:style-name="ce19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0" office:value-type="string">
            <text:p><text:s/>Manage Drives' form appears</text:p>
          </table:table-cell>
          <table:table-cell table:style-name="ce139" office:value-type="string">
            <text:p>High</text:p>
          </table:table-cell>
          <table:table-cell table:style-name="ce200"/>
          <table:table-cell table:number-columns-repeated="10"/>
          <table:table-cell table:style-name="ce95" table:number-columns-repeated="204"/>
        </table:table-row>
        <table:table-row table:style-name="ro25" table:visibility="filter">
          <table:table-cell table:style-name="ce94" table:formula="of:=IF(MID([.F37];6;1)&gt;MID([.F36];6;1);&quot;&quot;;MAX([.A$7:.A36])+1)">
            <text:p/>
          </table:table-cell>
          <table:table-cell table:style-name="ce102" office:value-type="string">
            <text:p>FNC_ECMS_ADM_DRI_01</text:p>
          </table:table-cell>
          <table:table-cell table:style-name="ce115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92" office:value-type="string">
            <text:p>ECMS\Admin\Content_Presentation\\Manage Drives\Action</text:p>
          </table:table-cell>
          <table:table-cell table:style-name="ce194" office:value-type="string">
            <text:p>Delete drive</text:p>
          </table:table-cell>
          <table:table-cell table:style-name="ce198" office:value-type="string">
            <text:p>Step 2: Delete drive</text:p>
          </table:table-cell>
          <table:table-cell table:style-name="ce198" office:value-type="string">
            <text:p>- Click 'Delete' icon on a drive you want to delete</text:p>
            <text:p>- Click OK on confirm message form</text:p>
          </table:table-cell>
          <table:table-cell table:style-name="ce198" office:value-type="string">
            <text:p>Drive is deleted from drives list</text:p>
          </table:table-cell>
          <table:table-cell table:style-name="ce139" office:value-type="string">
            <text:p>High</text:p>
          </table:table-cell>
          <table:table-cell table:style-name="ce198"/>
          <table:table-cell table:number-columns-repeated="10"/>
          <table:table-cell table:style-name="ce95" table:number-columns-repeated="204"/>
        </table:table-row>
        <table:table-row table:style-name="ro31">
          <table:table-cell table:style-name="ce94" table:formula="of:=IF(MID([.F38];6;1)&gt;MID([.F37];6;1);&quot;&quot;;MAX([.A$7:.A37])+1)" office:value-type="float" office:value="9">
            <text:p>009</text:p>
          </table:table-cell>
          <table:table-cell table:style-name="ce101" office:value-type="string">
            <text:p>FNC_ECMS_ADM_DRI_02</text:p>
          </table:table-cell>
          <table:table-cell table:style-name="ce115" office:value-type="float" office:value="1">
            <text:p>001</text:p>
          </table:table-cell>
          <table:table-cell table:style-name="ce168" office:value-type="string">
            <text:p>ECMS\Admin\Content_Presentation\Manage Drives\Display</text:p>
          </table:table-cell>
          <table:table-cell table:style-name="ce160" office:value-type="string">
            <text:p>Check the displaying of drive after create <text:s/>by user has access right </text:p>
          </table:table-cell>
          <table:table-cell table:style-name="ce134" office:value-type="string">
            <text:p>Step 1: Open Manage Drive form</text:p>
          </table:table-cell>
          <table:table-cell table:style-name="ce13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39" office:value-type="string">
            <text:p><text:s/>Manage Drives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14">
          <table:table-cell table:style-name="ce94" table:formula="of:=IF(MID([.F39];6;1)&gt;MID([.F38];6;1);&quot;&quot;;MAX([.A$7:.A38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61" office:value-type="string">
            <text:p>Check the displaying of drive after create <text:s/>by user has access right </text:p>
          </table:table-cell>
          <table:table-cell table:style-name="ce142" office:value-type="string">
            <text:p>Step 2: Open 'Add drive' pop-up</text:p>
          </table:table-cell>
          <table:table-cell table:style-name="ce142" office:value-type="string">
            <text:p>Click 'Add Drive' button</text:p>
          </table:table-cell>
          <table:table-cell table:style-name="ce142" office:value-type="string">
            <text:p><text:s/>'Add Drive' pop-up appears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2">
          <table:table-cell table:style-name="ce94" table:formula="of:=IF(MID([.F40];6;1)&gt;MID([.F39];6;1);&quot;&quot;;MAX([.A$7:.A39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61" office:value-type="string">
            <text:p>Check the displaying of drive after create <text:s/>by user has access right </text:p>
          </table:table-cell>
          <table:table-cell table:style-name="ce142" office:value-type="string">
            <text:p>Step 3: Put data in 'Drive' form</text:p>
          </table:table-cell>
          <table:table-cell table:style-name="ce142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42" office:value-type="string">
            <text:p>Fields in 'Drive' form are inputted data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14">
          <table:table-cell table:style-name="ce94" table:formula="of:=IF(MID([.F41];6;1)&gt;MID([.F40];6;1);&quot;&quot;;MAX([.A$7:.A40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61" office:value-type="string">
            <text:p>Check the displaying of drive after create <text:s/>by user has access right </text:p>
          </table:table-cell>
          <table:table-cell table:style-name="ce142" office:value-type="string">
            <text:p>Step 4: Put data in 'Apply Views' form</text:p>
          </table:table-cell>
          <table:table-cell table:style-name="ce142" office:value-type="string">
            <text:p>- Select views you want to apply for new drive</text:p>
            <text:p>- Click Save button</text:p>
          </table:table-cell>
          <table:table-cell table:style-name="ce142" office:value-type="string">
            <text:p>New drive is created successfully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9">
          <table:table-cell table:style-name="ce94" table:formula="of:=IF(MID([.F42];6;1)&gt;MID([.F41];6;1);&quot;&quot;;MAX([.A$7:.A41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61" office:value-type="string">
            <text:p>Check the displaying of drive after create <text:s/>by user has access right </text:p>
          </table:table-cell>
          <table:table-cell table:style-name="ce142" office:value-type="string">
            <text:p>Step 5: Select new drive</text:p>
          </table:table-cell>
          <table:table-cell table:style-name="ce142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42" office:value-type="string">
            <text:p>All Function of this drive are listed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1">
          <table:table-cell table:style-name="ce94" table:formula="of:=IF(MID([.F43];6;1)&gt;MID([.F42];6;1);&quot;&quot;;MAX([.A$7:.A42])+1)" office:value-type="float" office:value="10">
            <text:p>010</text:p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68" office:value-type="string">
            <text:p>ECMS\Admin\Content_Presentation\Manage Drives\Display</text:p>
          </table:table-cell>
          <table:table-cell table:style-name="ce160" office:value-type="string">
            <text:p>Check the displaying of drive after create by user does not have access right with this drive</text:p>
          </table:table-cell>
          <table:table-cell table:style-name="ce134" office:value-type="string">
            <text:p>Step 1: Open Manage Drive form</text:p>
          </table:table-cell>
          <table:table-cell table:style-name="ce13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39" office:value-type="string">
            <text:p><text:s/>Manage Drives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5">
          <table:table-cell table:style-name="ce94" table:formula="of:=IF(MID([.F44];6;1)&gt;MID([.F43];6;1);&quot;&quot;;MAX([.A$7:.A43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61" office:value-type="string">
            <text:p>Check the displaying of drive after create by user does not have access right with this drive</text:p>
          </table:table-cell>
          <table:table-cell table:style-name="ce142" office:value-type="string">
            <text:p>Step 2: Open 'Add drive' pop-up</text:p>
          </table:table-cell>
          <table:table-cell table:style-name="ce142" office:value-type="string">
            <text:p>Click 'Add Drive' button</text:p>
          </table:table-cell>
          <table:table-cell table:style-name="ce142" office:value-type="string">
            <text:p><text:s/>'Add Drive' pop-up appears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2">
          <table:table-cell table:style-name="ce94" table:formula="of:=IF(MID([.F45];6;1)&gt;MID([.F44];6;1);&quot;&quot;;MAX([.A$7:.A44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61" office:value-type="string">
            <text:p>Check the displaying of drive after create by user does not have access right with this drive</text:p>
          </table:table-cell>
          <table:table-cell table:style-name="ce142" office:value-type="string">
            <text:p>Step 3: Put data in 'Drive' form</text:p>
          </table:table-cell>
          <table:table-cell table:style-name="ce142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42" office:value-type="string">
            <text:p>Fields in 'Drive' form are inputted data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5">
          <table:table-cell table:style-name="ce94" table:formula="of:=IF(MID([.F46];6;1)&gt;MID([.F45];6;1);&quot;&quot;;MAX([.A$7:.A45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61" office:value-type="string">
            <text:p>Check the displaying of drive after create by user does not have access right with this drive</text:p>
          </table:table-cell>
          <table:table-cell table:style-name="ce142" office:value-type="string">
            <text:p>Step 4: Put data in 'Apply Views' form</text:p>
          </table:table-cell>
          <table:table-cell table:style-name="ce142" office:value-type="string">
            <text:p>- Select views you want to apply for new drive</text:p>
            <text:p>- Click Save button</text:p>
          </table:table-cell>
          <table:table-cell table:style-name="ce142" office:value-type="string">
            <text:p>New drive is created successfully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0">
          <table:table-cell table:style-name="ce94" table:formula="of:=IF(MID([.F47];6;1)&gt;MID([.F46];6;1);&quot;&quot;;MAX([.A$7:.A46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61" office:value-type="string">
            <text:p>Check the displaying of drive after create by user does not have access right with this drive</text:p>
          </table:table-cell>
          <table:table-cell table:style-name="ce142" office:value-type="string">
            <text:p>Step 5: Select new drive</text:p>
          </table:table-cell>
          <table:table-cell table:style-name="ce142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42" office:value-type="string">
            <text:p>User can not see this drive</text:p>
          </table:table-cell>
          <table:table-cell table:style-name="ce139" office:value-type="string">
            <text:p>High</text:p>
          </table:table-cell>
          <table:table-cell table:style-name="ce14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31">
          <table:table-cell table:style-name="ce94" table:formula="of:=IF(MID([.F48];6;1)&gt;MID([.F47];6;1);&quot;&quot;;MAX([.A$7:.A47])+1)" office:value-type="float" office:value="11">
            <text:p>011</text:p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95" office:value-type="string">
            <text:p>Check the displaying of drive after being deleted it </text:p>
          </table:table-cell>
          <table:table-cell table:style-name="ce155" office:value-type="string">
            <text:p>Step 1: Open Manage Drive form</text:p>
          </table:table-cell>
          <table:table-cell table:style-name="ce155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39" office:value-type="string">
            <text:p><text:s/>Manage Drives' form appears</text:p>
          </table:table-cell>
          <table:table-cell table:style-name="ce139" office:value-type="string">
            <text:p>High</text:p>
          </table:table-cell>
          <table:table-cell table:style-name="ce13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5">
          <table:table-cell table:style-name="ce94" table:formula="of:=IF(MID([.F49];6;1)&gt;MID([.F48];6;1);&quot;&quot;;MAX([.A$7:.A48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96" office:value-type="string">
            <text:p>Check the displaying of drive after being deleted it </text:p>
          </table:table-cell>
          <table:table-cell table:style-name="ce199" office:value-type="string">
            <text:p>Step 2: Delete drive</text:p>
          </table:table-cell>
          <table:table-cell table:style-name="ce199" office:value-type="string">
            <text:p>- Click 'Delete' icon on a drive you want to delete</text:p>
            <text:p>- Click OK on confirm message form</text:p>
          </table:table-cell>
          <table:table-cell table:style-name="ce199" office:value-type="string">
            <text:p>Drive is deleted</text:p>
          </table:table-cell>
          <table:table-cell table:style-name="ce139" office:value-type="string">
            <text:p>High</text:p>
          </table:table-cell>
          <table:table-cell table:style-name="ce199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25">
          <table:table-cell table:style-name="ce94" table:formula="of:=IF(MID([.F50];6;1)&gt;MID([.F49];6;1);&quot;&quot;;MAX([.A$7:.A49])+1)">
            <text:p/>
          </table:table-cell>
          <table:table-cell table:style-name="ce102" office:value-type="string">
            <text:p>FNC_ECMS_ADM_DRI_02</text:p>
          </table:table-cell>
          <table:table-cell table:style-name="ce115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23" office:value-type="string">
            <text:p>ECMS\Admin\Content_Presentation\Manage Drives\Display</text:p>
          </table:table-cell>
          <table:table-cell table:style-name="ce196" office:value-type="string">
            <text:p>Check the displaying of drive after being deleted it </text:p>
          </table:table-cell>
          <table:table-cell table:style-name="ce145" office:value-type="string">
            <text:p>Step 3: view drive on Sites Explorer</text:p>
          </table:table-cell>
          <table:table-cell table:style-name="ce145" office:value-type="string">
            <text:p>- Go to Sites Explorer</text:p>
            <text:p>- Select repository which you has selected at step 1</text:p>
          </table:table-cell>
          <table:table-cell table:style-name="ce145" office:value-type="string">
            <text:p>User can not see the drive which you deleted at step 2</text:p>
          </table:table-cell>
          <table:table-cell table:style-name="ce139" office:value-type="string">
            <text:p>High</text:p>
          </table:table-cell>
          <table:table-cell table:style-name="ce145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95" table:number-columns-repeated="204"/>
        </table:table-row>
        <table:table-row table:style-name="ro41" table:number-rows-repeated="310">
          <table:table-cell table:number-columns-repeated="224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04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879];[.$K1])" office:value-type="float" office:value="0">
            <text:p>0</text:p>
          </table:table-cell>
          <table:table-cell table:style-name="ce140" table:formula="of:=COUNTIF([.M$7:.M$879];[.$K1])" office:value-type="float" office:value="0">
            <text:p>0</text:p>
          </table:table-cell>
          <table:table-cell table:style-name="ce140" table:formula="of:=COUNTIF([.N$7:.N$879];[.$K1])" office:value-type="float" office:value="0">
            <text:p>0</text:p>
          </table:table-cell>
          <table:table-cell table:style-name="ce140" table:formula="of:=COUNTIF([.O$7:.O$879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7"/>
          <table:table-cell table:number-columns-repeated="17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879];[.$K2])" office:value-type="float" office:value="0">
            <text:p>0</text:p>
          </table:table-cell>
          <table:table-cell table:style-name="ce140" table:formula="of:=COUNTIF([.M$7:.M$879];[.$K2])" office:value-type="float" office:value="0">
            <text:p>0</text:p>
          </table:table-cell>
          <table:table-cell table:style-name="ce140" table:formula="of:=COUNTIF([.N$7:.N$879];[.$K2])" office:value-type="float" office:value="0">
            <text:p>0</text:p>
          </table:table-cell>
          <table:table-cell table:style-name="ce140" table:formula="of:=COUNTIF([.O$7:.O$879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7"/>
          <table:table-cell table:number-columns-repeated="17"/>
        </table:table-row>
        <table:table-row table:style-name="ro27">
          <table:table-cell/>
          <table:table-cell table:style-name="ce98" office:value-type="string">
            <text:p>Function List</text:p>
          </table:table-cell>
          <table:table-cell table:style-name="ce105" office:value-type="string" table:number-columns-spanned="3" table:number-rows-spanned="1">
            <text:p>Namespace Registry</text:p>
          </table:table-cell>
          <table:covered-table-cell table:number-columns-repeated="2" table:style-name="ce105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879];[.$K3])" office:value-type="float" office:value="0">
            <text:p>0</text:p>
          </table:table-cell>
          <table:table-cell table:style-name="ce140" table:formula="of:=COUNTIF([.M$7:.M$879];[.$K3])" office:value-type="float" office:value="0">
            <text:p>0</text:p>
          </table:table-cell>
          <table:table-cell table:style-name="ce140" table:formula="of:=COUNTIF([.N$7:.N$879];[.$K3])" office:value-type="float" office:value="0">
            <text:p>0</text:p>
          </table:table-cell>
          <table:table-cell table:style-name="ce140" table:formula="of:=COUNTIF([.O$7:.O$879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7"/>
          <table:table-cell table:number-columns-repeated="17"/>
        </table:table-row>
        <table:table-row table:style-name="ro28">
          <table:table-cell/>
          <table:table-cell table:style-name="ce98" office:value-type="string">
            <text:p>Total main cases:</text:p>
          </table:table-cell>
          <table:table-cell table:style-name="ce105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118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879];[.$K4])" office:value-type="float" office:value="0">
            <text:p>0</text:p>
          </table:table-cell>
          <table:table-cell table:style-name="ce140" table:formula="of:=COUNTIF([.M$7:.M$879];[.$K4])" office:value-type="float" office:value="0">
            <text:p>0</text:p>
          </table:table-cell>
          <table:table-cell table:style-name="ce140" table:formula="of:=COUNTIF([.N$7:.N$879];[.$K4])" office:value-type="float" office:value="0">
            <text:p>0</text:p>
          </table:table-cell>
          <table:table-cell table:style-name="ce140" table:formula="of:=COUNTIF([.O$7:.O$879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7"/>
          <table:table-cell table:number-columns-repeated="17"/>
        </table:table-row>
        <table:table-row table:style-name="ro26">
          <table:table-cell/>
          <table:table-cell table:style-name="ce95"/>
          <table:table-cell table:style-name="ce106"/>
          <table:table-cell table:style-name="ce120" table:number-columns-repeated="6"/>
          <table:table-cell table:style-name="ce141"/>
          <table:table-cell office:value-type="string">
            <text:p>N/A</text:p>
          </table:table-cell>
          <table:table-cell table:style-name="ce140" table:formula="of:=COUNTIF([.L$7:.L$879];[.$K5])" office:value-type="float" office:value="0">
            <text:p>0</text:p>
          </table:table-cell>
          <table:table-cell table:style-name="ce140" table:formula="of:=COUNTIF([.M$7:.M$879];[.$K5])" office:value-type="float" office:value="0">
            <text:p>0</text:p>
          </table:table-cell>
          <table:table-cell table:style-name="ce140" table:formula="of:=COUNTIF([.N$7:.N$879];[.$K5])" office:value-type="float" office:value="0">
            <text:p>0</text:p>
          </table:table-cell>
          <table:table-cell table:style-name="ce140" table:formula="of:=COUNTIF([.O$7:.O$879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97"/>
          <table:table-cell table:number-columns-repeated="17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  <table:table-cell table:number-columns-repeated="10"/>
        </table:table-row>
        <table:table-row table:style-name="ro30">
          <table:table-cell table:style-name="ce93" office:value-type="float" office:value="1">
            <text:p>001</text:p>
          </table:table-cell>
          <table:table-cell table:style-name="ce102" office:value-type="string">
            <text:p>FNC_ECMS_ADM_NAM_01</text:p>
          </table:table-cell>
          <table:table-cell table:style-name="ce115" office:value-type="float" office:value="1">
            <text:p>001</text:p>
          </table:table-cell>
          <table:table-cell table:style-name="ce124" office:value-type="string">
            <text:p>ECMS\Admin\</text:p>
            <text:p>Content Types \Namespace Registry</text:p>
          </table:table-cell>
          <table:table-cell table:style-name="ce160" office:value-type="string">
            <text:p>Add new a namespace</text:p>
          </table:table-cell>
          <table:table-cell table:style-name="ce134" office:value-type="string">
            <text:p>Step 1: Open Namespace Registry form</text:p>
          </table:table-cell>
          <table:table-cell table:style-name="ce13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9" office:value-type="string">
            <text:p><text:s/>'Namespace Registry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70" office:value-type="string">
            <text:p>Add new a namespace</text:p>
          </table:table-cell>
          <table:table-cell table:style-name="ce134" office:value-type="string">
            <text:p>Step 2: Open 'Registry new Namespace'</text:p>
          </table:table-cell>
          <table:table-cell table:style-name="ce134" office:value-type="string">
            <text:p>Click Register button</text:p>
          </table:table-cell>
          <table:table-cell table:style-name="ce139" office:value-type="string">
            <text:p><text:s/>'Registry new Namespace' pop-up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25">
          <table:table-cell table:style-name="ce94" table:formula="of:=IF(MID([.F9];6;1)&gt;MID([.F8];6;1);&quot;&quot;;MAX([.A$7:.A8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70" office:value-type="string">
            <text:p>Add new a namespace</text:p>
          </table:table-cell>
          <table:table-cell table:style-name="ce142" office:value-type="string">
            <text:p>Step 3: Add new namespace</text:p>
          </table:table-cell>
          <table:table-cell table:style-name="ce142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42" office:value-type="string">
            <text:p>New namespace is registered successfully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14"/>
        </table:table-row>
        <table:table-row table:style-name="ro30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0" office:value-type="string">
            <text:p>Add a namespace when 'Namespace Prefix' field is blank</text:p>
          </table:table-cell>
          <table:table-cell table:style-name="ce134" office:value-type="string">
            <text:p>Step 1: Open Namespace Registry form</text:p>
          </table:table-cell>
          <table:table-cell table:style-name="ce13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9" office:value-type="string">
            <text:p><text:s/>'Namespace Registry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a namespace when 'Namespace Prefix' field is blank</text:p>
          </table:table-cell>
          <table:table-cell table:style-name="ce134" office:value-type="string">
            <text:p>Step 2: Open 'Registry new Namespace'</text:p>
          </table:table-cell>
          <table:table-cell table:style-name="ce134" office:value-type="string">
            <text:p>Click Register button</text:p>
          </table:table-cell>
          <table:table-cell table:style-name="ce139" office:value-type="string">
            <text:p><text:s/>'Registry new Namespace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25">
          <table:table-cell table:style-name="ce94" table:formula="of:=IF(MID([.F12];6;1)&gt;MID([.F11];6;1);&quot;&quot;;MAX([.A$7:.A11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a namespace when 'Namespace Prefix' field is blank</text:p>
          </table:table-cell>
          <table:table-cell table:style-name="ce142" office:value-type="string">
            <text:p>Step 3: Add new namespace</text:p>
          </table:table-cell>
          <table:table-cell table:style-name="ce142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42" office:value-type="string">
            <text:p>Show message “The field "Namespace Prefix" is required.”</text:p>
          </table:table-cell>
          <table:table-cell table:style-name="ce139" office:value-type="string">
            <text:p>Low</text:p>
          </table:table-cell>
          <table:table-cell table:style-name="ce142" table:number-columns-repeated="11"/>
          <table:table-cell table:style-name="ce95" table:number-columns-repeated="214"/>
        </table:table-row>
        <table:table-row table:style-name="ro30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0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4" office:value-type="string">
            <text:p>Step 1: Open Namespace Registry form</text:p>
          </table:table-cell>
          <table:table-cell table:style-name="ce13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9" office:value-type="string">
            <text:p><text:s/>'Namespace Registry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29">
          <table:table-cell table:style-name="ce94" table:formula="of:=IF(MID([.F14];6;1)&gt;MID([.F13];6;1);&quot;&quot;;MAX([.A$7:.A13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4" office:value-type="string">
            <text:p>Step 2: Open 'Registry new Namespace'</text:p>
          </table:table-cell>
          <table:table-cell table:style-name="ce134" office:value-type="string">
            <text:p>Click Register button</text:p>
          </table:table-cell>
          <table:table-cell table:style-name="ce139" office:value-type="string">
            <text:p><text:s/>'Registry new Namespace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29">
          <table:table-cell table:style-name="ce94" table:formula="of:=IF(MID([.F15];6;1)&gt;MID([.F14];6;1);&quot;&quot;;MAX([.A$7:.A14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42" office:value-type="string">
            <text:p>Step 3: Add new namespace</text:p>
          </table:table-cell>
          <table:table-cell table:style-name="ce142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42" office:value-type="string">
            <text:p>Show message “The field 'Namespace Prefix' has some invalid characters. Please type another value.”</text:p>
          </table:table-cell>
          <table:table-cell table:style-name="ce139" office:value-type="string">
            <text:p>Low</text:p>
          </table:table-cell>
          <table:table-cell table:style-name="ce142" table:number-columns-repeated="11"/>
          <table:table-cell table:style-name="ce95" table:number-columns-repeated="214"/>
        </table:table-row>
        <table:table-row table:style-name="ro30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0" office:value-type="string">
            <text:p>Add new namespace has the same name with existing namespace</text:p>
          </table:table-cell>
          <table:table-cell table:style-name="ce134" office:value-type="string">
            <text:p>Step 1: Open Namespace Registry form</text:p>
          </table:table-cell>
          <table:table-cell table:style-name="ce13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9" office:value-type="string">
            <text:p><text:s/>'Namespace Registry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4" table:number-columns-repeated="10"/>
          <table:table-cell table:style-name="ce95" table:number-columns-repeated="214"/>
        </table:table-row>
        <table:table-row table:style-name="ro14">
          <table:table-cell table:style-name="ce94" table:formula="of:=IF(MID([.F17];6;1)&gt;MID([.F16];6;1);&quot;&quot;;MAX([.A$7:.A16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new namespace has the same name with existing namespace</text:p>
          </table:table-cell>
          <table:table-cell table:style-name="ce134" office:value-type="string">
            <text:p>Step 2: Open 'Registry new Namespace'</text:p>
          </table:table-cell>
          <table:table-cell table:style-name="ce134" office:value-type="string">
            <text:p>Click Register button</text:p>
          </table:table-cell>
          <table:table-cell table:style-name="ce139" office:value-type="string">
            <text:p><text:s/>'Registry new Namespace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5" table:number-columns-repeated="10"/>
          <table:table-cell table:style-name="ce95" table:number-columns-repeated="214"/>
        </table:table-row>
        <table:table-row table:style-name="ro30">
          <table:table-cell table:style-name="ce94" table:formula="of:=IF(MID([.F18];6;1)&gt;MID([.F17];6;1);&quot;&quot;;MAX([.A$7:.A17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new namespace has the same name with existing namespace</text:p>
          </table:table-cell>
          <table:table-cell table:style-name="ce142" office:value-type="string">
            <text:p>Step 3: Add new namespace</text:p>
          </table:table-cell>
          <table:table-cell table:style-name="ce142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42" office:value-type="string">
            <text:p>Show message “ Namespace or URI already exists.”</text:p>
          </table:table-cell>
          <table:table-cell table:style-name="ce139" office:value-type="string">
            <text:p>Low</text:p>
          </table:table-cell>
          <table:table-cell table:style-name="ce142" table:number-columns-repeated="11"/>
          <table:table-cell table:style-name="ce95" table:number-columns-repeated="214"/>
        </table:table-row>
        <table:table-row table:style-name="ro30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0" office:value-type="string">
            <text:p>Add a new namespace when 'Uri' field is blank</text:p>
          </table:table-cell>
          <table:table-cell table:style-name="ce134" office:value-type="string">
            <text:p>Step 1: Open Namespace Registry form</text:p>
          </table:table-cell>
          <table:table-cell table:style-name="ce13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9" office:value-type="string">
            <text:p><text:s/>'Namespace Registry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 table:formula="of:=IF(MID([.F20];6;1)&gt;MID([.F19];6;1);&quot;&quot;;MAX([.A$7:.A19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a new namespace when 'Uri' field is blank</text:p>
          </table:table-cell>
          <table:table-cell table:style-name="ce134" office:value-type="string">
            <text:p>Step 2: Open 'Registry new Namespace'</text:p>
          </table:table-cell>
          <table:table-cell table:style-name="ce134" office:value-type="string">
            <text:p>Click Register button</text:p>
          </table:table-cell>
          <table:table-cell table:style-name="ce139" office:value-type="string">
            <text:p><text:s/>'Registry new Namespace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29">
          <table:table-cell table:style-name="ce94" table:formula="of:=IF(MID([.F21];6;1)&gt;MID([.F20];6;1);&quot;&quot;;MAX([.A$7:.A20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a new namespace when 'Uri' field is blank</text:p>
          </table:table-cell>
          <table:table-cell table:style-name="ce142" office:value-type="string">
            <text:p>Step 3: Add new namespace</text:p>
          </table:table-cell>
          <table:table-cell table:style-name="ce142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42" office:value-type="string">
            <text:p>Show message “The field "URI" is required.”</text:p>
          </table:table-cell>
          <table:table-cell table:style-name="ce139" office:value-type="string">
            <text:p>Low</text:p>
          </table:table-cell>
          <table:table-cell table:style-name="ce142"/>
          <table:table-cell table:style-name="ce145" table:number-columns-repeated="10"/>
          <table:table-cell table:style-name="ce95" table:number-columns-repeated="214"/>
        </table:table-row>
        <table:table-row table:style-name="ro30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0" office:value-type="string">
            <text:p>Add new namespace has the same uri with existing namespace</text:p>
          </table:table-cell>
          <table:table-cell table:style-name="ce134" office:value-type="string">
            <text:p>Step 1: Open Namespace Registry form</text:p>
          </table:table-cell>
          <table:table-cell table:style-name="ce13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9" office:value-type="string">
            <text:p><text:s/>'Namespace Registry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 table:formula="of:=IF(MID([.F23];6;1)&gt;MID([.F22];6;1);&quot;&quot;;MAX([.A$7:.A22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new namespace has the same uri with existing namespace</text:p>
          </table:table-cell>
          <table:table-cell table:style-name="ce134" office:value-type="string">
            <text:p>Step 2: Open 'Registry new Namespace'</text:p>
          </table:table-cell>
          <table:table-cell table:style-name="ce134" office:value-type="string">
            <text:p>Click Register button</text:p>
          </table:table-cell>
          <table:table-cell table:style-name="ce139" office:value-type="string">
            <text:p><text:s/>'Registry new Namespace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 table:formula="of:=IF(MID([.F24];6;1)&gt;MID([.F23];6;1);&quot;&quot;;MAX([.A$7:.A23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61" office:value-type="string">
            <text:p>Add new namespace has the same uri with existing namespace</text:p>
          </table:table-cell>
          <table:table-cell table:style-name="ce142" office:value-type="string">
            <text:p>Step 3: Add new namespace</text:p>
          </table:table-cell>
          <table:table-cell table:style-name="ce142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42" office:value-type="string">
            <text:p>Show message “ <text:s text:c="2"/>namspace or Namespace or URI already exists.”</text:p>
          </table:table-cell>
          <table:table-cell table:style-name="ce139" office:value-type="string">
            <text:p>Low</text:p>
          </table:table-cell>
          <table:table-cell table:style-name="ce142" table:number-columns-repeated="11"/>
          <table:table-cell table:style-name="ce95" table:number-columns-repeated="214"/>
        </table:table-row>
        <table:table-row table:style-name="ro36">
          <table:table-cell table:style-name="ce94" table:formula="of:=IF(MID([.F25];6;1)&gt;MID([.F24];6;1);&quot;&quot;;MAX([.A$7:.A24])+1)" office:value-type="float" office:value="7">
            <text:p>007</text:p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51" office:value-type="string">
            <text:p>Check the using of namespace</text:p>
          </table:table-cell>
          <table:table-cell table:style-name="ce118" office:value-type="string">
            <text:p>Step 1: Create 1 namespace</text:p>
          </table:table-cell>
          <table:table-cell table:style-name="ce201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118" office:value-type="string">
            <text:p>Namespace is registered</text:p>
          </table:table-cell>
          <table:table-cell table:style-name="ce139" office:value-type="string">
            <text:p>Medium</text:p>
          </table:table-cell>
          <table:table-cell table:style-name="ce118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 table:formula="of:=IF(MID([.F26];6;1)&gt;MID([.F25];6;1);&quot;&quot;;MAX([.A$7:.A25])+1)">
            <text:p/>
          </table:table-cell>
          <table:table-cell table:style-name="ce102" office:value-type="string">
            <text:p>FNC_ECMS_ADM_NAM_01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2" office:value-type="string">
            <text:p>ECMS\Admin\</text:p>
            <text:p>Content Types \Namespace Registry</text:p>
          </table:table-cell>
          <table:table-cell table:style-name="ce152" office:value-type="string">
            <text:p>Check the using of namespace</text:p>
          </table:table-cell>
          <table:table-cell table:style-name="ce118" office:value-type="string">
            <text:p>Step 2: Check the using of namespace</text:p>
          </table:table-cell>
          <table:table-cell table:style-name="ce118" office:value-type="string">
            <text:p>- Select Manage Node Type</text:p>
          </table:table-cell>
          <table:table-cell table:style-name="ce118" office:value-type="string">
            <text:p>You can see the namespace when add new node</text:p>
          </table:table-cell>
          <table:table-cell table:style-name="ce139" office:value-type="string">
            <text:p>Medium</text:p>
          </table:table-cell>
          <table:table-cell table:style-name="ce118"/>
          <table:table-cell table:style-name="ce142" table:number-columns-repeated="10"/>
          <table:table-cell table:style-name="ce95" table:number-columns-repeated="214"/>
        </table:table-row>
        <table:table-row table:style-name="ro41" table:number-rows-repeated="406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988];[.$K1])" office:value-type="float" office:value="0">
            <text:p>0</text:p>
          </table:table-cell>
          <table:table-cell table:style-name="ce140" table:formula="of:=COUNTIF([.M$7:.M$988];[.$K1])" office:value-type="float" office:value="0">
            <text:p>0</text:p>
          </table:table-cell>
          <table:table-cell table:style-name="ce140" table:formula="of:=COUNTIF([.N$7:.N$988];[.$K1])" office:value-type="float" office:value="0">
            <text:p>0</text:p>
          </table:table-cell>
          <table:table-cell table:style-name="ce140" table:formula="of:=COUNTIF([.O$7:.O$988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7"/>
          <table:table-cell table:number-columns-repeated="17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988];[.$K2])" office:value-type="float" office:value="0">
            <text:p>0</text:p>
          </table:table-cell>
          <table:table-cell table:style-name="ce140" table:formula="of:=COUNTIF([.M$7:.M$988];[.$K2])" office:value-type="float" office:value="0">
            <text:p>0</text:p>
          </table:table-cell>
          <table:table-cell table:style-name="ce140" table:formula="of:=COUNTIF([.N$7:.N$988];[.$K2])" office:value-type="float" office:value="0">
            <text:p>0</text:p>
          </table:table-cell>
          <table:table-cell table:style-name="ce140" table:formula="of:=COUNTIF([.O$7:.O$988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7"/>
          <table:table-cell table:number-columns-repeated="17"/>
        </table:table-row>
        <table:table-row table:style-name="ro27">
          <table:table-cell/>
          <table:table-cell table:style-name="ce98" office:value-type="string">
            <text:p>Function List</text:p>
          </table:table-cell>
          <table:table-cell table:style-name="ce105" office:value-type="string" table:number-columns-spanned="3" table:number-rows-spanned="1">
            <text:p><text:s/>Manage Node Type</text:p>
          </table:table-cell>
          <table:covered-table-cell table:number-columns-repeated="2" table:style-name="ce105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988];[.$K3])" office:value-type="float" office:value="0">
            <text:p>0</text:p>
          </table:table-cell>
          <table:table-cell table:style-name="ce140" table:formula="of:=COUNTIF([.M$7:.M$988];[.$K3])" office:value-type="float" office:value="0">
            <text:p>0</text:p>
          </table:table-cell>
          <table:table-cell table:style-name="ce140" table:formula="of:=COUNTIF([.N$7:.N$988];[.$K3])" office:value-type="float" office:value="0">
            <text:p>0</text:p>
          </table:table-cell>
          <table:table-cell table:style-name="ce140" table:formula="of:=COUNTIF([.O$7:.O$988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7"/>
          <table:table-cell table:number-columns-repeated="17"/>
        </table:table-row>
        <table:table-row table:style-name="ro28">
          <table:table-cell/>
          <table:table-cell table:style-name="ce98" office:value-type="string">
            <text:p>Total main cases:</text:p>
          </table:table-cell>
          <table:table-cell table:style-name="ce105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118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988];[.$K4])" office:value-type="float" office:value="0">
            <text:p>0</text:p>
          </table:table-cell>
          <table:table-cell table:style-name="ce140" table:formula="of:=COUNTIF([.M$7:.M$988];[.$K4])" office:value-type="float" office:value="0">
            <text:p>0</text:p>
          </table:table-cell>
          <table:table-cell table:style-name="ce140" table:formula="of:=COUNTIF([.N$7:.N$988];[.$K4])" office:value-type="float" office:value="0">
            <text:p>0</text:p>
          </table:table-cell>
          <table:table-cell table:style-name="ce140" table:formula="of:=COUNTIF([.O$7:.O$988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7"/>
          <table:table-cell table:number-columns-repeated="17"/>
        </table:table-row>
        <table:table-row table:style-name="ro26">
          <table:table-cell/>
          <table:table-cell table:style-name="ce95"/>
          <table:table-cell table:style-name="ce106"/>
          <table:table-cell table:style-name="ce120" table:number-columns-repeated="6"/>
          <table:table-cell table:style-name="ce141"/>
          <table:table-cell office:value-type="string">
            <text:p>N/A</text:p>
          </table:table-cell>
          <table:table-cell table:style-name="ce140" table:formula="of:=COUNTIF([.L$7:.L$988];[.$K5])" office:value-type="float" office:value="0">
            <text:p>0</text:p>
          </table:table-cell>
          <table:table-cell table:style-name="ce140" table:formula="of:=COUNTIF([.M$7:.M$988];[.$K5])" office:value-type="float" office:value="0">
            <text:p>0</text:p>
          </table:table-cell>
          <table:table-cell table:style-name="ce140" table:formula="of:=COUNTIF([.N$7:.N$988];[.$K5])" office:value-type="float" office:value="0">
            <text:p>0</text:p>
          </table:table-cell>
          <table:table-cell table:style-name="ce140" table:formula="of:=COUNTIF([.O$7:.O$988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97"/>
          <table:table-cell table:number-columns-repeated="17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  <table:table-cell table:number-columns-repeated="10"/>
        </table:table-row>
        <table:table-row table:style-name="ro30">
          <table:table-cell table:style-name="ce94" office:value-type="float" office:value="1">
            <text:p>001</text:p>
          </table:table-cell>
          <table:table-cell table:style-name="ce102" office:value-type="string">
            <text:p>FNC_ECMS_ADM_NOD_01</text:p>
          </table:table-cell>
          <table:table-cell table:style-name="ce115" office:value-type="float" office:value="1">
            <text:p>001</text:p>
          </table:table-cell>
          <table:table-cell table:style-name="ce202" office:value-type="string">
            <text:p>ECMS\Admin\Content_Types \Manage Node Type\Add</text:p>
          </table:table-cell>
          <table:table-cell table:style-name="ce151" office:value-type="string">
            <text:p>View node type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2" office:value-type="string">
            <text:p>ECMS\Admin\Content_Types \Manage Node Type\Add</text:p>
          </table:table-cell>
          <table:table-cell table:style-name="ce152" office:value-type="string">
            <text:p>View node type</text:p>
          </table:table-cell>
          <table:table-cell table:style-name="ce118" office:value-type="string">
            <text:p>Step 2: <text:s/>View node type</text:p>
          </table:table-cell>
          <table:table-cell table:style-name="ce118" office:value-type="string">
            <text:p>Click on 'View' icon on Action column </text:p>
          </table:table-cell>
          <table:table-cell table:style-name="ce118" office:value-type="string">
            <text:p><text:s/>'Node Type Information' pop-up appear</text:p>
          </table:table-cell>
          <table:table-cell table:style-name="ce200" office:value-type="string">
            <text:p>Low</text:p>
          </table:table-cell>
          <table:table-cell table:style-name="ce11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">
            <text:p>002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new Node type when put valid data in all required fields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Medium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ew Node type when put valid data in all required fields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Medium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ew Node type when put valid data in all required fields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8" office:value-type="string">
            <text:p>New node type is created successfully. You can not edit or delete it</text:p>
          </table:table-cell>
          <table:table-cell table:style-name="ce200" office:value-type="string">
            <text:p>Medium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3">
            <text:p>003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new draft node type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2" office:value-type="string">
            <text:p>ECMS\Admin\Content_Types \Manage Node Type\Add</text:p>
          </table:table-cell>
          <table:table-cell table:style-name="ce203" office:value-type="string">
            <text:p>Add new draft node type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2" office:value-type="string">
            <text:p>ECMS\Admin\Content_Types \Manage Node Type\Add</text:p>
          </table:table-cell>
          <table:table-cell table:style-name="ce203" office:value-type="string">
            <text:p>Add new draft node type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98" office:value-type="string">
            <text:p>New node type is created successfully. You can edit or delete it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4">
            <text:p>004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Node type when 'Node name' field </text:p>
            <text:p>is blank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ode type when 'Node name' field </text:p>
            <text:p>is blank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ode type when 'Node name' field </text:p>
            <text:p>is blank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8" office:value-type="string">
            <text:p>Show message “The field "Node Type Name" is required.”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5">
            <text:p>005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8" office:value-type="string">
            <text:p>Show message “The file name has some invalid characters.”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6">
            <text:p>006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new node type when put * in the 'Node Type Name' field with namespace field is empty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ew node type when put * in the 'Node Type Name' field with namespace field is empty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5" table:number-columns-repeated="10"/>
          <table:table-cell table:style-name="ce95" table:number-columns-repeated="214"/>
        </table:table-row>
        <table:table-row table:style-name="ro31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ew node type when put * in the 'Node Type Name' field with namespace field is empty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98" office:value-type="string">
            <text:p>Show message “The node type registration is unsuccessfully. It already exists or the super type is invalid.”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5"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7">
            <text:p>007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new node type when put * and other special characters in the 'Node Type Name' field with namespace field is empty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ew node type when put * and other special characters in the 'Node Type Name' field with namespace field is empty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3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ew node type when put * and other special characters in the 'Node Type Name' field with namespace field is empty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98" office:value-type="string">
            <text:p>Show message “The file name has some invalid characters.”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8">
            <text:p>008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Node type has the same name and namespace with existing node types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25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ode type has the same name and namespace with existing node types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1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Node type has the same name and namespace with existing node types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98" office:value-type="string">
            <text:p>Show message “The node type registration is unsuccessful. It already exists or the super type is invalid.”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9">
            <text:p>009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202" office:value-type="string">
            <text:p>ECMS\Admin\Content_Types \Manage Node Type\Add</text:p>
          </table:table-cell>
          <table:table-cell table:style-name="ce204" office:value-type="string">
            <text:p>Add new Node type when do not put value in 'Supper types' field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202" office:value-type="string">
            <text:p>ECMS\Admin\Content_Types \Manage Node Type\Add</text:p>
          </table:table-cell>
          <table:table-cell table:style-name="ce205" office:value-type="string">
            <text:p>Add new Node type when do not put value in 'Supper types' field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202" office:value-type="string">
            <text:p>ECMS\Admin\Content_Types \Manage Node Type\Add</text:p>
          </table:table-cell>
          <table:table-cell table:style-name="ce205" office:value-type="string">
            <text:p>Add new Node type when do not put value in 'Supper types' field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98" office:value-type="string">
            <text:p>Show message “The field "Super Types" is required.”</text:p>
          </table:table-cell>
          <table:table-cell table:style-name="ce200" office:value-type="string">
            <text:p>Low</text:p>
          </table:table-cell>
          <table:table-cell table:style-name="ce198"/>
          <table:table-cell table:style-name="ce142"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10">
            <text:p>010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properties for node with valid data.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ith valid data.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ith valid data.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98" office:value-type="string">
            <text:p><text:s/>Definition name of Property</text:p>
            <text:p><text:s/>is showed in 'property definitions ' in 'Node type' tab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11">
            <text:p>011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Properties for node when 'Definition name' field is blank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hen 'Definition name' field is blank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hen 'Definition name' field is blank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98" office:value-type="string">
            <text:p>Show message “ The property definition's name was invalid.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2">
          <table:table-cell table:style-name="ce94" office:value-type="float" office:value="12">
            <text:p>012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2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98" office:value-type="string">
            <text:p>Show message “The property definition's name was invalid.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13">
            <text:p>013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properties for node when <text:s/>'Definition name' field is existed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202" office:value-type="string">
            <text:p>ECMS\Admin\Content_Types \Manage Node Type\Add</text:p>
          </table:table-cell>
          <table:table-cell table:style-name="ce203" office:value-type="string">
            <text:p>Add properties for node when <text:s/>'Definition name' field is existed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2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202" office:value-type="string">
            <text:p>ECMS\Admin\Content_Types \Manage Node Type\Add</text:p>
          </table:table-cell>
          <table:table-cell table:style-name="ce203" office:value-type="string">
            <text:p>Add properties for node when <text:s/>'Definition name' field is existed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98" office:value-type="string">
            <text:p>Properties of node is created. And Definition name of Property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14">
            <text:p>014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Properties for node when 'Definition name' field contain <text:s/>* <text:s/>character while namespace is blank 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hen 'Definition name' field contain <text:s/>* <text:s/>character while namespace is blank 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1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hen 'Definition name' field contain <text:s/>* <text:s/>character while namespace is blank 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98" office:value-type="string">
            <text:p>Show message “The property definition's name was invalid.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15">
            <text:p>015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Properties for node when 'Definition name' field contain <text:s/>* <text:s/>character and other characters while namespace is blank 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hen 'Definition name' field contain <text:s/>* <text:s/>character and other characters while namespace is blank 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3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Properties for node when 'Definition name' field contain <text:s/>* <text:s/>character and other characters while namespace is blank </text:p>
          </table:table-cell>
          <table:table-cell table:style-name="ce198" office:value-type="string">
            <text:p>Step 3: Add new node type</text:p>
          </table:table-cell>
          <table:table-cell table:style-name="ce19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98" office:value-type="string">
            <text:p>Show message “The property definition's name was invalid.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16">
            <text:p>016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Delete Property Definition 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Delete Property Definition </text:p>
          </table:table-cell>
          <table:table-cell table:style-name="ce198" office:value-type="string">
            <text:p>Step 2: Add properties for node type</text:p>
          </table:table-cell>
          <table:table-cell table:style-name="ce198" office:value-type="string">
            <text:p>Add properties for node type</text:p>
          </table:table-cell>
          <table:table-cell table:style-name="ce198" office:value-type="string">
            <text:p>Node type is added propertie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25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Delete Property Definition </text:p>
          </table:table-cell>
          <table:table-cell table:style-name="ce198" office:value-type="string">
            <text:p>Step 3:; Delete properties</text:p>
          </table:table-cell>
          <table:table-cell table:style-name="ce198" office:value-type="string">
            <text:p>In 'Node type' tab, click 'Delete' icon on a property you want to delete</text:p>
          </table:table-cell>
          <table:table-cell table:style-name="ce198" office:value-type="string">
            <text:p>Property is deleted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17">
            <text:p>017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Child node <text:s/>with valid data.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<text:s/>with valid data.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25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<text:s/>with valid data.</text:p>
          </table:table-cell>
          <table:table-cell table:style-name="ce198" office:value-type="string">
            <text:p>Step 3: Add child node</text:p>
          </table:table-cell>
          <table:table-cell table:style-name="ce19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98" office:value-type="string">
            <text:p>A child node is created. And Definition name of child node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18">
            <text:p>018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child node <text:s/>when 'Definition name' field is blank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<text:s/>when 'Definition name' field is blank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25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<text:s/>when 'Definition name' field is blank</text:p>
          </table:table-cell>
          <table:table-cell table:style-name="ce198" office:value-type="string">
            <text:p>Step 3: Add child node</text:p>
          </table:table-cell>
          <table:table-cell table:style-name="ce19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98" office:value-type="string">
            <text:p>Show message “Definition name is required!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19">
            <text:p>019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98" office:value-type="string">
            <text:p>Step 3: Add child node</text:p>
          </table:table-cell>
          <table:table-cell table:style-name="ce19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98" office:value-type="string">
            <text:p>Show message “The child node name contains some invalid characters.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0">
            <text:p>020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child node when </text:p>
            <text:p>'Definition name' field contain * character while namespace is blank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25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when </text:p>
            <text:p>'Definition name' field contain * character while namespace is blank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25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when </text:p>
            <text:p>'Definition name' field contain * character while namespace is blank</text:p>
          </table:table-cell>
          <table:table-cell table:style-name="ce198" office:value-type="string">
            <text:p>Step 3: Add child node</text:p>
          </table:table-cell>
          <table:table-cell table:style-name="ce19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98" office:value-type="string">
            <text:p>Show message “The child node name contains some invalid characters.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1">
            <text:p>021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98" office:value-type="string">
            <text:p>Step 3: Add child node</text:p>
          </table:table-cell>
          <table:table-cell table:style-name="ce19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98" office:value-type="string">
            <text:p>Show message “The child node name contains some invalid characters.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2">
            <text:p>022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child node when <text:s/>'Definition name' field is existed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when <text:s/>'Definition name' field is existed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202" office:value-type="string">
            <text:p>ECMS\Admin\Content_Types \Manage Node Type\Add</text:p>
          </table:table-cell>
          <table:table-cell table:style-name="ce203" office:value-type="string">
            <text:p>Add child node when <text:s/>'Definition name' field is existed</text:p>
          </table:table-cell>
          <table:table-cell table:style-name="ce198" office:value-type="string">
            <text:p>Step 3: Add child node</text:p>
          </table:table-cell>
          <table:table-cell table:style-name="ce19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98" office:value-type="string">
            <text:p>Child node is created. And Definition name of Property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3">
            <text:p>023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child node when 'Default primary type' <text:s/>field is blank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when 'Default primary type'</text:p>
            <text:p><text:s/>field is blank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Add child node when 'Default primary type'</text:p>
            <text:p><text:s/>field is blank</text:p>
          </table:table-cell>
          <table:table-cell table:style-name="ce198" office:value-type="string">
            <text:p>Step 3: Add child node</text:p>
          </table:table-cell>
          <table:table-cell table:style-name="ce19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98" office:value-type="string">
            <text:p>Show message “Default Primary Type is required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4">
            <text:p>024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Add child node when 'Required primary type'</text:p>
            <text:p><text:s/>is blank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202" office:value-type="string">
            <text:p>ECMS\Admin\Content_Types \Manage Node Type\Add</text:p>
          </table:table-cell>
          <table:table-cell table:style-name="ce198" office:value-type="string">
            <text:p>Add child node when 'Required primary type'</text:p>
            <text:p><text:s/>is blank</text:p>
          </table:table-cell>
          <table:table-cell table:style-name="ce198" office:value-type="string">
            <text:p>Step 2: <text:s/>Open 'Add Node Type Definitions'</text:p>
          </table:table-cell>
          <table:table-cell table:style-name="ce198" office:value-type="string">
            <text:p>Click 'Add' button</text:p>
          </table:table-cell>
          <table:table-cell table:style-name="ce198" office:value-type="string">
            <text:p><text:s/>'Add Node Type Definitions' form appears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25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202" office:value-type="string">
            <text:p>ECMS\Admin\Content_Types \Manage Node Type\Add</text:p>
          </table:table-cell>
          <table:table-cell table:style-name="ce198" office:value-type="string">
            <text:p>Add child node when 'Required primary type'</text:p>
            <text:p><text:s/>is blank</text:p>
          </table:table-cell>
          <table:table-cell table:style-name="ce198" office:value-type="string">
            <text:p>Step 3: Add child node</text:p>
          </table:table-cell>
          <table:table-cell table:style-name="ce19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98" office:value-type="string">
            <text:p>Show message “Required Primary Type is required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5">
            <text:p>025</text:p>
          </table:table-cell>
          <table:table-cell table:style-name="ce102" office:value-type="string">
            <text:p>FNC_ECMS_ADM_NOD_01</text:p>
          </table:table-cell>
          <table:table-cell table:style-name="ce115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202" office:value-type="string">
            <text:p>ECMS\Admin\Content_Types \Manage Node Type\Add</text:p>
          </table:table-cell>
          <table:table-cell table:style-name="ce193" office:value-type="string">
            <text:p>Delete Child node Definition 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Delete Child node Definition </text:p>
          </table:table-cell>
          <table:table-cell table:style-name="ce198" office:value-type="string">
            <text:p>Step 2: Add child node for node type</text:p>
          </table:table-cell>
          <table:table-cell table:style-name="ce198" office:value-type="string">
            <text:p>Add child node for node type</text:p>
          </table:table-cell>
          <table:table-cell table:style-name="ce198" office:value-type="string">
            <text:p>Node type is added child node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1</text:p>
          </table:table-cell>
          <table:table-cell table:style-name="ce115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202" office:value-type="string">
            <text:p>ECMS\Admin\Content_Types \Manage Node Type\Add</text:p>
          </table:table-cell>
          <table:table-cell table:style-name="ce194" office:value-type="string">
            <text:p>Delete Child node Definition </text:p>
          </table:table-cell>
          <table:table-cell table:style-name="ce198" office:value-type="string">
            <text:p>Step 3: Delete node type</text:p>
          </table:table-cell>
          <table:table-cell table:style-name="ce198" office:value-type="string">
            <text:p>In 'Node type' tab,click 'Delete' icon on a child node you want to delete</text:p>
          </table:table-cell>
          <table:table-cell table:style-name="ce198" office:value-type="string">
            <text:p>Child node is deleted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6">
            <text:p>026</text:p>
          </table:table-cell>
          <table:table-cell table:style-name="ce101" office:value-type="string">
            <text:p>FNC_ECMS_ADM_NOD_02</text:p>
          </table:table-cell>
          <table:table-cell table:style-name="ce115" office:value-type="float" office:value="1">
            <text:p>001</text:p>
          </table:table-cell>
          <table:table-cell table:style-name="ce202" office:value-type="string">
            <text:p>ECMS\Admin\Content_Types \Manage Node Type\Export_Import</text:p>
          </table:table-cell>
          <table:table-cell table:style-name="ce193" office:value-type="string">
            <text:p>Export node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Medium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29">
          <table:table-cell table:style-name="ce94"/>
          <table:table-cell table:style-name="ce102" office:value-type="string">
            <text:p>FNC_ECMS_ADM_NOD_02</text:p>
          </table:table-cell>
          <table:table-cell table:style-name="ce11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02" office:value-type="string">
            <text:p>ECMS\Admin\Content_Types \Manage Node Type\Export_Import</text:p>
          </table:table-cell>
          <table:table-cell table:style-name="ce194" office:value-type="string">
            <text:p>Export node</text:p>
          </table:table-cell>
          <table:table-cell table:style-name="ce198" office:value-type="string">
            <text:p>Step 2: Export node</text:p>
          </table:table-cell>
          <table:table-cell table:style-name="ce19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98" office:value-type="string">
            <text:p>Node is exported successfully</text:p>
          </table:table-cell>
          <table:table-cell table:style-name="ce200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7">
            <text:p>027</text:p>
          </table:table-cell>
          <table:table-cell table:style-name="ce102" office:value-type="string">
            <text:p>FNC_ECMS_ADM_NOD_02</text:p>
          </table:table-cell>
          <table:table-cell table:style-name="ce115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02" office:value-type="string">
            <text:p>ECMS\Admin\Content_Types \Manage Node Type\Export_Import</text:p>
          </table:table-cell>
          <table:table-cell table:style-name="ce193" office:value-type="string">
            <text:p>Export node when do not select any node to export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/>
          <table:table-cell table:style-name="ce102" office:value-type="string">
            <text:p>FNC_ECMS_ADM_NOD_02</text:p>
          </table:table-cell>
          <table:table-cell table:style-name="ce115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02" office:value-type="string">
            <text:p>ECMS\Admin\Content_Types \Manage Node Type\Export_Import</text:p>
          </table:table-cell>
          <table:table-cell table:style-name="ce194" office:value-type="string">
            <text:p>Export node when do not select any node to export</text:p>
          </table:table-cell>
          <table:table-cell table:style-name="ce198" office:value-type="string">
            <text:p>Step 2: Export node</text:p>
          </table:table-cell>
          <table:table-cell table:style-name="ce19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98" office:value-type="string">
            <text:p>Show message <text:s/>“Browse a node type file that you want to import.” 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8">
            <text:p>028</text:p>
          </table:table-cell>
          <table:table-cell table:style-name="ce102" office:value-type="string">
            <text:p>FNC_ECMS_ADM_NOD_02</text:p>
          </table:table-cell>
          <table:table-cell table:style-name="ce115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02" office:value-type="string">
            <text:p>ECMS\Admin\Content_Types \Manage Node Type\Export_Import</text:p>
          </table:table-cell>
          <table:table-cell table:style-name="ce193" office:value-type="string">
            <text:p>Import node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Medium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2</text:p>
          </table:table-cell>
          <table:table-cell table:style-name="ce115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02" office:value-type="string">
            <text:p>ECMS\Admin\Content_Types \Manage Node Type\Export_Import</text:p>
          </table:table-cell>
          <table:table-cell table:style-name="ce194" office:value-type="string">
            <text:p>Import node</text:p>
          </table:table-cell>
          <table:table-cell table:style-name="ce198" office:value-type="string">
            <text:p>Step 2: Upload node</text:p>
          </table:table-cell>
          <table:table-cell table:style-name="ce198" office:value-type="string">
            <text:p>- Click 'Import' icon</text:p>
            <text:p>- Import an xml file</text:p>
            <text:p>- Click Upload button</text:p>
          </table:table-cell>
          <table:table-cell table:style-name="ce198" office:value-type="string">
            <text:p>File is uploaded successfully</text:p>
          </table:table-cell>
          <table:table-cell table:style-name="ce200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14">
          <table:table-cell table:style-name="ce94"/>
          <table:table-cell table:style-name="ce102" office:value-type="string">
            <text:p>FNC_ECMS_ADM_NOD_02</text:p>
          </table:table-cell>
          <table:table-cell table:style-name="ce115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202" office:value-type="string">
            <text:p>ECMS\Admin\Content_Types \Manage Node Type\Export_Import</text:p>
          </table:table-cell>
          <table:table-cell table:style-name="ce194" office:value-type="string">
            <text:p>Import node</text:p>
          </table:table-cell>
          <table:table-cell table:style-name="ce198" office:value-type="string">
            <text:p>Step 3: Import node</text:p>
          </table:table-cell>
          <table:table-cell table:style-name="ce198" office:value-type="string">
            <text:p>- Check on node you want to import</text:p>
            <text:p>- Click 'Import' button</text:p>
          </table:table-cell>
          <table:table-cell table:style-name="ce198" office:value-type="string">
            <text:p>New node is registered successfully</text:p>
          </table:table-cell>
          <table:table-cell table:style-name="ce200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30">
          <table:table-cell table:style-name="ce94" office:value-type="float" office:value="29">
            <text:p>029</text:p>
          </table:table-cell>
          <table:table-cell table:style-name="ce102" office:value-type="string">
            <text:p>FNC_ECMS_ADM_NOD_02</text:p>
          </table:table-cell>
          <table:table-cell table:style-name="ce115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202" office:value-type="string">
            <text:p>ECMS\Admin\Content_Types \Manage Node Type\Export_Import</text:p>
          </table:table-cell>
          <table:table-cell table:style-name="ce193" office:value-type="string">
            <text:p>Import node but uploaded node is not xml file</text:p>
          </table:table-cell>
          <table:table-cell table:style-name="ce197" office:value-type="string">
            <text:p>Step 1: Open 'Manage Node Type' form</text:p>
          </table:table-cell>
          <table:table-cell table:style-name="ce19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0" office:value-type="string">
            <text:p><text:s/>'Manage Node Type' form appears</text:p>
          </table:table-cell>
          <table:table-cell table:style-name="ce200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4"/>
        </table:table-row>
        <table:table-row table:style-name="ro25">
          <table:table-cell table:style-name="ce94"/>
          <table:table-cell table:style-name="ce102" office:value-type="string">
            <text:p>FNC_ECMS_ADM_NOD_02</text:p>
          </table:table-cell>
          <table:table-cell table:style-name="ce115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02" office:value-type="string">
            <text:p>ECMS\Admin\Content_Types \Manage Node Type\Export_Import</text:p>
          </table:table-cell>
          <table:table-cell table:style-name="ce194" office:value-type="string">
            <text:p>Import node but uploaded node is not xml file</text:p>
          </table:table-cell>
          <table:table-cell table:style-name="ce198" office:value-type="string">
            <text:p>Step 2: Upload node</text:p>
          </table:table-cell>
          <table:table-cell table:style-name="ce198" office:value-type="string">
            <text:p>- Click 'Import' icon</text:p>
            <text:p>- Import a file is not xml file</text:p>
            <text:p>- Click Upload button</text:p>
          </table:table-cell>
          <table:table-cell table:style-name="ce198" office:value-type="string">
            <text:p>Show message “Only xml file or zip file are supported to import.”</text:p>
          </table:table-cell>
          <table:table-cell table:style-name="ce200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4"/>
        </table:table-row>
        <table:table-row table:style-name="ro29">
          <table:table-cell table:style-name="ce94" office:value-type="float" office:value="30">
            <text:p>030</text:p>
          </table:table-cell>
          <table:table-cell table:style-name="ce101" office:value-type="string">
            <text:p>FNC_ECMS_ADM_NOD_03</text:p>
          </table:table-cell>
          <table:table-cell table:style-name="ce115" office:value-type="float" office:value="1">
            <text:p>001</text:p>
          </table:table-cell>
          <table:table-cell table:style-name="ce202" office:value-type="string">
            <text:p>ECMS\Admin\Content_Types \Manage Node Type\Search</text:p>
          </table:table-cell>
          <table:table-cell table:style-name="ce206" office:value-type="string">
            <text:p>Search Node Type when don't input keyword</text:p>
          </table:table-cell>
          <table:table-cell table:style-name="ce194" office:value-type="string">
            <text:p>Step 1: go to Manage Node type page</text:p>
          </table:table-cell>
          <table:table-cell table:style-name="ce194" office:value-type="string">
            <text:p>- Go to Group/ Content Manager's pages/ Administration/Content Types/Manage Node Type</text:p>
          </table:table-cell>
          <table:table-cell table:style-name="ce194" office:value-type="string">
            <text:p>this page is show with existing Node type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94"/>
          <table:table-cell table:style-name="ce102" office:value-type="string">
            <text:p>FNC_ECMS_ADM_NOD_03</text:p>
          </table:table-cell>
          <table:table-cell table:style-name="ce115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202" office:value-type="string">
            <text:p>ECMS\Admin\Content_Types \Manage Node Type\Search</text:p>
          </table:table-cell>
          <table:table-cell table:style-name="ce194" office:value-type="string">
            <text:p>Search Node Type when don't input keyword</text:p>
          </table:table-cell>
          <table:table-cell table:style-name="ce194" office:value-type="string">
            <text:p>Step 2: search</text:p>
          </table:table-cell>
          <table:table-cell table:style-name="ce194" office:value-type="string">
            <text:p>- Don't input keyword </text:p>
            <text:p>- Click Search button</text:p>
          </table:table-cell>
          <table:table-cell table:style-name="ce194" office:value-type="string">
            <text:p>Show alert message “The value of the field is empty.”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 office:value-type="float" office:value="31">
            <text:p>031</text:p>
          </table:table-cell>
          <table:table-cell table:style-name="ce102" office:value-type="string">
            <text:p>FNC_ECMS_ADM_NOD_03</text:p>
          </table:table-cell>
          <table:table-cell table:style-name="ce115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202" office:value-type="string">
            <text:p>ECMS\Admin\Content_Types \Manage Node Type\Search</text:p>
          </table:table-cell>
          <table:table-cell table:style-name="ce206" office:value-type="string">
            <text:p>Search Node Type when keyword includes some special characters</text:p>
          </table:table-cell>
          <table:table-cell table:style-name="ce194" office:value-type="string">
            <text:p>Step 1: go to Manage Node type page</text:p>
          </table:table-cell>
          <table:table-cell table:style-name="ce194" office:value-type="string">
            <text:p>- Go to Group/ Content Manager's pages/ Administration/Content Types/Manage Node Type</text:p>
          </table:table-cell>
          <table:table-cell table:style-name="ce194" office:value-type="string">
            <text:p>this page is show with existing Node type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/>
          <table:table-cell table:style-name="ce102" office:value-type="string">
            <text:p>FNC_ECMS_ADM_NOD_03</text:p>
          </table:table-cell>
          <table:table-cell table:style-name="ce115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202" office:value-type="string">
            <text:p>ECMS\Admin\Content_Types \Manage Node Type\Search</text:p>
          </table:table-cell>
          <table:table-cell table:style-name="ce194" office:value-type="string">
            <text:p>Search Node Type when keyword includes some special characters</text:p>
          </table:table-cell>
          <table:table-cell table:style-name="ce194" office:value-type="string">
            <text:p>Step 2: search</text:p>
          </table:table-cell>
          <table:table-cell table:style-name="ce194" office:value-type="string">
            <text:p>- Input keyword which includes some characters !@#$%^&amp;()_{}[]|\"/?&gt;&lt;,~`</text:p>
            <text:p>- Click Search icon</text:p>
          </table:table-cell>
          <table:table-cell table:style-name="ce194" office:value-type="string">
            <text:p>Show alert message “There are some invalid characters. Please enter another value. “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 office:value-type="float" office:value="32">
            <text:p>032</text:p>
          </table:table-cell>
          <table:table-cell table:style-name="ce102" office:value-type="string">
            <text:p>FNC_ECMS_ADM_NOD_03</text:p>
          </table:table-cell>
          <table:table-cell table:style-name="ce115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202" office:value-type="string">
            <text:p>ECMS\Admin\Content_Types \Manage Node Type\Search</text:p>
          </table:table-cell>
          <table:table-cell table:style-name="ce206" office:value-type="string">
            <text:p>Search Node Type when no Node type match with keyword</text:p>
          </table:table-cell>
          <table:table-cell table:style-name="ce194" office:value-type="string">
            <text:p>Step 1: go to Manage Node type page</text:p>
          </table:table-cell>
          <table:table-cell table:style-name="ce194" office:value-type="string">
            <text:p>- Go to Group/ Content Manager's pages/ Administration/Content Types/Manage Node Type</text:p>
          </table:table-cell>
          <table:table-cell table:style-name="ce194" office:value-type="string">
            <text:p>this page is show with existing Node type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25">
          <table:table-cell table:style-name="ce94"/>
          <table:table-cell table:style-name="ce102" office:value-type="string">
            <text:p>FNC_ECMS_ADM_NOD_03</text:p>
          </table:table-cell>
          <table:table-cell table:style-name="ce115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202" office:value-type="string">
            <text:p>ECMS\Admin\Content_Types \Manage Node Type\Search</text:p>
          </table:table-cell>
          <table:table-cell table:style-name="ce194" office:value-type="string">
            <text:p>Search Node Type when no Node type match with keyword</text:p>
          </table:table-cell>
          <table:table-cell table:style-name="ce194" office:value-type="string">
            <text:p>Step 2: search</text:p>
          </table:table-cell>
          <table:table-cell table:style-name="ce194" office:value-type="string">
            <text:p>- Input keyword which don't match any node type </text:p>
            <text:p>- Click Search</text:p>
          </table:table-cell>
          <table:table-cell table:style-name="ce194" office:value-type="string">
            <text:p>Return empty list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102" office:value-type="string">
            <text:p>FNC_ECMS_ADM_NOD_03</text:p>
          </table:table-cell>
          <table:table-cell table:style-name="ce115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202" office:value-type="string">
            <text:p>ECMS\Admin\Content_Types \Manage Node Type\Search</text:p>
          </table:table-cell>
          <table:table-cell table:style-name="ce206" office:value-type="string">
            <text:p>Search Node type when there are corresponding node types with keyword</text:p>
          </table:table-cell>
          <table:table-cell table:style-name="ce194" office:value-type="string">
            <text:p>Step 1: go to Manage Node type page</text:p>
          </table:table-cell>
          <table:table-cell table:style-name="ce194" office:value-type="string">
            <text:p>- Go to Group/ Content Manager's pages/ Administration/Content Types/Manage Node Type</text:p>
          </table:table-cell>
          <table:table-cell table:style-name="ce194" office:value-type="string">
            <text:p>this page is show with existing Node type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25">
          <table:table-cell table:style-name="ce94"/>
          <table:table-cell table:style-name="ce102" office:value-type="string">
            <text:p>FNC_ECMS_ADM_NOD_03</text:p>
          </table:table-cell>
          <table:table-cell table:style-name="ce115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202" office:value-type="string">
            <text:p>ECMS\Admin\Content_Types \Manage Node Type\Search</text:p>
          </table:table-cell>
          <table:table-cell table:style-name="ce194" office:value-type="string">
            <text:p>Search Node type when there are corresponding node types with keyword</text:p>
          </table:table-cell>
          <table:table-cell table:style-name="ce194" office:value-type="string">
            <text:p>Step 2: search </text:p>
          </table:table-cell>
          <table:table-cell table:style-name="ce194" office:value-type="string">
            <text:p>- Input keyword</text:p>
            <text:p>- Click search button</text:p>
          </table:table-cell>
          <table:table-cell table:style-name="ce194" office:value-type="string">
            <text:p>If existing node has name which include keyword, will be shown in search result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 office:value-type="float" office:value="34">
            <text:p>034</text:p>
          </table:table-cell>
          <table:table-cell table:style-name="ce102" office:value-type="string">
            <text:p>FNC_ECMS_ADM_NOD_03</text:p>
          </table:table-cell>
          <table:table-cell table:style-name="ce115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202" office:value-type="string">
            <text:p>ECMS\Admin\Content_Types \Manage Node Type\Search</text:p>
          </table:table-cell>
          <table:table-cell table:style-name="ce206" office:value-type="string">
            <text:p>Search <text:s/>all Node Type with keyword ' * '</text:p>
          </table:table-cell>
          <table:table-cell table:style-name="ce194" office:value-type="string">
            <text:p>Step 1: go to Manage Node type page</text:p>
          </table:table-cell>
          <table:table-cell table:style-name="ce194" office:value-type="string">
            <text:p>- Go to Group/ Content Manager's pages/ Administration/Content Types/Manage Node Type</text:p>
          </table:table-cell>
          <table:table-cell table:style-name="ce194" office:value-type="string">
            <text:p>this page is show with existing Node type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94"/>
          <table:table-cell table:style-name="ce102" office:value-type="string">
            <text:p>FNC_ECMS_ADM_NOD_03</text:p>
          </table:table-cell>
          <table:table-cell table:style-name="ce115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202" office:value-type="string">
            <text:p>ECMS\Admin\Content_Types \Manage Node Type\Search</text:p>
          </table:table-cell>
          <table:table-cell table:style-name="ce194" office:value-type="string">
            <text:p>Search <text:s/>all Node Type with keyword ' * '</text:p>
          </table:table-cell>
          <table:table-cell table:style-name="ce194" office:value-type="string">
            <text:p>Step 2: search</text:p>
          </table:table-cell>
          <table:table-cell table:style-name="ce194" office:value-type="string">
            <text:p>- Input keyword *</text:p>
            <text:p>- Click Search</text:p>
          </table:table-cell>
          <table:table-cell table:style-name="ce194" office:value-type="string">
            <text:p>Return all existing Node type</text:p>
          </table:table-cell>
          <table:table-cell table:style-name="ce200" office:value-type="string">
            <text:p>High</text:p>
          </table:table-cell>
          <table:table-cell table:number-columns-repeated="225"/>
        </table:table-row>
        <table:table-row table:style-name="ro12" table:number-rows-repeated="5">
          <table:table-cell table:number-columns-repeated="4"/>
          <table:table-cell table:style-name="ce194" table:number-columns-repeated="3"/>
          <table:table-cell table:number-columns-repeated="227"/>
        </table:table-row>
        <table:table-row table:style-name="ro41" table:number-rows-repeated="437">
          <table:table-cell table:number-columns-repeated="234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14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03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891];[.$K1])" office:value-type="float" office:value="0">
            <text:p>0</text:p>
          </table:table-cell>
          <table:table-cell table:style-name="ce140" table:formula="of:=COUNTIF([.M$7:.M$891];[.$K1])" office:value-type="float" office:value="0">
            <text:p>0</text:p>
          </table:table-cell>
          <table:table-cell table:style-name="ce140" table:formula="of:=COUNTIF([.N$7:.N$891];[.$K1])" office:value-type="float" office:value="0">
            <text:p>0</text:p>
          </table:table-cell>
          <table:table-cell table:style-name="ce140" table:formula="of:=COUNTIF([.O$7:.O$891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3"/>
          <table:table-cell table:number-columns-repeated="17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891];[.$K2])" office:value-type="float" office:value="0">
            <text:p>0</text:p>
          </table:table-cell>
          <table:table-cell table:style-name="ce140" table:formula="of:=COUNTIF([.M$7:.M$891];[.$K2])" office:value-type="float" office:value="0">
            <text:p>0</text:p>
          </table:table-cell>
          <table:table-cell table:style-name="ce140" table:formula="of:=COUNTIF([.N$7:.N$891];[.$K2])" office:value-type="float" office:value="0">
            <text:p>0</text:p>
          </table:table-cell>
          <table:table-cell table:style-name="ce140" table:formula="of:=COUNTIF([.O$7:.O$891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3"/>
          <table:table-cell table:number-columns-repeated="17"/>
        </table:table-row>
        <table:table-row table:style-name="ro27">
          <table:table-cell/>
          <table:table-cell table:style-name="ce207" office:value-type="string">
            <text:p>Function List</text:p>
          </table:table-cell>
          <table:table-cell table:style-name="ce208" office:value-type="string" table:number-columns-spanned="3" table:number-rows-spanned="1">
            <text:p>Manage Query</text:p>
          </table:table-cell>
          <table:covered-table-cell table:style-name="ce209"/>
          <table:covered-table-cell table:style-name="ce208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891];[.$K3])" office:value-type="float" office:value="0">
            <text:p>0</text:p>
          </table:table-cell>
          <table:table-cell table:style-name="ce140" table:formula="of:=COUNTIF([.M$7:.M$891];[.$K3])" office:value-type="float" office:value="0">
            <text:p>0</text:p>
          </table:table-cell>
          <table:table-cell table:style-name="ce140" table:formula="of:=COUNTIF([.N$7:.N$891];[.$K3])" office:value-type="float" office:value="0">
            <text:p>0</text:p>
          </table:table-cell>
          <table:table-cell table:style-name="ce140" table:formula="of:=COUNTIF([.O$7:.O$891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3"/>
          <table:table-cell table:number-columns-repeated="17"/>
        </table:table-row>
        <table:table-row table:style-name="ro28">
          <table:table-cell/>
          <table:table-cell table:style-name="ce207" office:value-type="string">
            <text:p>Total main cases:</text:p>
          </table:table-cell>
          <table:table-cell table:style-name="ce208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95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891];[.$K4])" office:value-type="float" office:value="0">
            <text:p>0</text:p>
          </table:table-cell>
          <table:table-cell table:style-name="ce140" table:formula="of:=COUNTIF([.M$7:.M$891];[.$K4])" office:value-type="float" office:value="0">
            <text:p>0</text:p>
          </table:table-cell>
          <table:table-cell table:style-name="ce140" table:formula="of:=COUNTIF([.N$7:.N$891];[.$K4])" office:value-type="float" office:value="0">
            <text:p>0</text:p>
          </table:table-cell>
          <table:table-cell table:style-name="ce140" table:formula="of:=COUNTIF([.O$7:.O$891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3"/>
          <table:table-cell table:number-columns-repeated="17"/>
        </table:table-row>
        <table:table-row table:style-name="ro26">
          <table:table-cell/>
          <table:table-cell table:style-name="ce95"/>
          <table:table-cell table:style-name="ce106"/>
          <table:table-cell table:style-name="ce169"/>
          <table:table-cell table:style-name="ce120" table:number-columns-repeated="5"/>
          <table:table-cell table:style-name="ce141"/>
          <table:table-cell office:value-type="string">
            <text:p>N/A</text:p>
          </table:table-cell>
          <table:table-cell table:style-name="ce140" table:formula="of:=COUNTIF([.L$7:.L$891];[.$K5])" office:value-type="float" office:value="0">
            <text:p>0</text:p>
          </table:table-cell>
          <table:table-cell table:style-name="ce140" table:formula="of:=COUNTIF([.M$7:.M$891];[.$K5])" office:value-type="float" office:value="0">
            <text:p>0</text:p>
          </table:table-cell>
          <table:table-cell table:style-name="ce140" table:formula="of:=COUNTIF([.N$7:.N$891];[.$K5])" office:value-type="float" office:value="0">
            <text:p>0</text:p>
          </table:table-cell>
          <table:table-cell table:style-name="ce140" table:formula="of:=COUNTIF([.O$7:.O$891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93"/>
          <table:table-cell table:number-columns-repeated="17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  <table:table-cell table:number-columns-repeated="6"/>
        </table:table-row>
        <table:table-row table:style-name="ro30">
          <table:table-cell table:style-name="ce93" office:value-type="float" office:value="1">
            <text:p>001</text:p>
          </table:table-cell>
          <table:table-cell table:style-name="ce101" office:value-type="string">
            <text:p>FNC_ECMS_ADM_QUE_01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Add queries When input valid data into all required fields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200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ies When input valid data into all required fields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200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9];6;1)&gt;MID([.F8];6;1);&quot;&quot;;MAX([.A$7:.A8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ies When input valid data into all required fields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39" office:value-type="string">
            <text:p>New query is created successfully</text:p>
          </table:table-cell>
          <table:table-cell table:style-name="ce200" office:value-type="string">
            <text:p>High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Create SQL query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Create SQL query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2];6;1)&gt;MID([.F11];6;1);&quot;&quot;;MAX([.A$7:.A11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Create SQL query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39" office:value-type="string">
            <text:p>New SQL query is created successfully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Create XPATH query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14];6;1)&gt;MID([.F13];6;1);&quot;&quot;;MAX([.A$7:.A13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Create XPATH query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5];6;1)&gt;MID([.F14];6;1);&quot;&quot;;MAX([.A$7:.A14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Create XPATH query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39" office:value-type="string">
            <text:p>New Xpath query is created successfully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Add query when 'Query name' field <text:s/>is blank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4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17];6;1)&gt;MID([.F16];6;1);&quot;&quot;;MAX([.A$7:.A16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y when 'Query name' field <text:s/>is blank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5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18];6;1)&gt;MID([.F17];6;1);&quot;&quot;;MAX([.A$7:.A17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y when 'Query name' field <text:s/>is blank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Do not put name for new query</text:p>
            <text:p>- Click Save button</text:p>
          </table:table-cell>
          <table:table-cell table:style-name="ce139" office:value-type="string">
            <text:p>Show message “The field "Query Name" is required.”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Add query when 'Query name' field <text:s/>contain some special characters: #$%..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20];6;1)&gt;MID([.F19];6;1);&quot;&quot;;MAX([.A$7:.A19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70" office:value-type="string">
            <text:p>Add query when 'Query name' field <text:s/>contain some special characters: #$%..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25">
          <table:table-cell table:style-name="ce94" table:formula="of:=IF(MID([.F21];6;1)&gt;MID([.F20];6;1);&quot;&quot;;MAX([.A$7:.A20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70" office:value-type="string">
            <text:p>Add query when 'Query name' field <text:s/>contain some special characters: #$%..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Put some special characters in 'Query name' field</text:p>
            <text:p>- Click Save button</text:p>
          </table:table-cell>
          <table:table-cell table:style-name="ce139" office:value-type="string">
            <text:p>Show message “The field 'Query Name' has some invalid characters. Please type another value.”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5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Add new query has the same name with existing query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23];6;1)&gt;MID([.F22];6;1);&quot;&quot;;MAX([.A$7:.A22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new query has the same name with existing query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25">
          <table:table-cell table:style-name="ce94" table:formula="of:=IF(MID([.F24];6;1)&gt;MID([.F23];6;1);&quot;&quot;;MAX([.A$7:.A23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new query has the same name with existing query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Put the name for new query has the same name with existing queries</text:p>
            <text:p>- Click Save button</text:p>
          </table:table-cell>
          <table:table-cell table:style-name="ce139" office:value-type="string">
            <text:p>Show message “This query name already exists. Please select another one.”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25];6;1)&gt;MID([.F24];6;1);&quot;&quot;;MAX([.A$7:.A24])+1)" office:value-type="float" office:value="7">
            <text:p>007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Add query when 'statement' field is invalid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26];6;1)&gt;MID([.F25];6;1);&quot;&quot;;MAX([.A$7:.A25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y when 'statement' field is invalid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27];6;1)&gt;MID([.F26];6;1);&quot;&quot;;MAX([.A$7:.A26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y when 'statement' field is invalid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39" office:value-type="string">
            <text:p>Show message “The query is invalid. Please check your query statement.”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28];6;1)&gt;MID([.F27];6;1);&quot;&quot;;MAX([.A$7:.A27])+1)" office:value-type="float" office:value="8">
            <text:p>008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Add query when 'statement' field is empty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29];6;1)&gt;MID([.F28];6;1);&quot;&quot;;MAX([.A$7:.A28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y when 'statement' field is empty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30];6;1)&gt;MID([.F29];6;1);&quot;&quot;;MAX([.A$7:.A29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y when 'statement' field is empty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39" office:value-type="string">
            <text:p>Show message “The field "Statement" is required.”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31];6;1)&gt;MID([.F30];6;1);&quot;&quot;;MAX([.A$7:.A30])+1)" office:value-type="float" office:value="9">
            <text:p>009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Add query when don't select permission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32];6;1)&gt;MID([.F31];6;1);&quot;&quot;;MAX([.A$7:.A31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y when don't select permission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33];6;1)&gt;MID([.F32];6;1);&quot;&quot;;MAX([.A$7:.A32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query when don't select permission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39" office:value-type="string">
            <text:p>Show message “The field "Permissions" is required.”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34];6;1)&gt;MID([.F33];6;1);&quot;&quot;;MAX([.A$7:.A33])+1)" office:value-type="float" office:value="10">
            <text:p>010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Check the displaying of query in Sites Explorer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35];6;1)&gt;MID([.F34];6;1);&quot;&quot;;MAX([.A$7:.A34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Check the displaying of query in Sites Explorer</text:p>
          </table:table-cell>
          <table:table-cell table:style-name="ce142" office:value-type="string">
            <text:p>Step 2: Add new query</text:p>
          </table:table-cell>
          <table:table-cell table:style-name="ce134" office:value-type="string">
            <text:p>Add new query</text:p>
          </table:table-cell>
          <table:table-cell table:style-name="ce139" office:value-type="string">
            <text:p>New query is created successfully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36];6;1)&gt;MID([.F35];6;1);&quot;&quot;;MAX([.A$7:.A35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Check the displaying of query in Sites Explorer</text:p>
          </table:table-cell>
          <table:table-cell table:style-name="ce142" office:value-type="string">
            <text:p>Step 3: Check the displaying of new query</text:p>
          </table:table-cell>
          <table:table-cell table:style-name="ce134" office:value-type="string">
            <text:p>- Go to Sites Explorer</text:p>
            <text:p>- Click Saved Searches icon on Side bar.</text:p>
          </table:table-cell>
          <table:table-cell table:style-name="ce139" office:value-type="string">
            <text:p>All queries that created in Manage Queries are shown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37];6;1)&gt;MID([.F36];6;1);&quot;&quot;;MAX([.A$7:.A36])+1)" office:value-type="float" office:value="11">
            <text:p>011</text:p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0" office:value-type="string">
            <text:p>Add new query when check in ' Enable cache results ' checked-box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38];6;1)&gt;MID([.F37];6;1);&quot;&quot;;MAX([.A$7:.A37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new query when check in ' Enable cache results ' checked-box</text:p>
          </table:table-cell>
          <table:table-cell table:style-name="ce142" office:value-type="string">
            <text:p>Step 2: Open 'Add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33">
          <table:table-cell table:style-name="ce94" table:formula="of:=IF(MID([.F39];6;1)&gt;MID([.F38];6;1);&quot;&quot;;MAX([.A$7:.A38])+1)">
            <text:p/>
          </table:table-cell>
          <table:table-cell table:style-name="ce102" office:value-type="string">
            <text:p>FNC_ECMS_ADM_QUE_01</text:p>
          </table:table-cell>
          <table:table-cell table:style-name="ce115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23" office:value-type="string">
            <text:p>ECMS\Admin\Advanced_Configuration\Manage Queries\Add</text:p>
          </table:table-cell>
          <table:table-cell table:style-name="ce161" office:value-type="string">
            <text:p>Add new query when check in ' Enable cache results ' checked-box</text:p>
          </table:table-cell>
          <table:table-cell table:style-name="ce142" office:value-type="string">
            <text:p>Step 3: Add new query</text:p>
          </table:table-cell>
          <table:table-cell table:style-name="ce134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39" office:value-type="string">
            <text:p>New query is created successfully. A<text:span text:style-name="T6">t the first time you use this query </text:span><text:span text:style-name="T6">to search, the result will be cached. </text:span><text:span text:style-name="T6">At the second time you search </text:span><text:span text:style-name="T6">using this query, it will show cached </text:span><text:span text:style-name="T6">result. After </text:span><text:span text:style-name="T7">45 minutes,</text:span><text:span text:style-name="T8"> </text:span><text:span text:style-name="T9">the cache </text:span><text:span text:style-name="T9">will be removed. </text:span></text:p>
          </table:table-cell>
          <table:table-cell table:style-name="ce139" office:value-type="string">
            <text:p>Low</text:p>
          </table:table-cell>
          <table:table-cell table:style-name="ce139"/>
          <table:table-cell table:style-name="ce145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40];6;1)&gt;MID([.F39];6;1);&quot;&quot;;MAX([.A$7:.A39])+1)" office:value-type="float" office:value="12">
            <text:p>012</text:p>
          </table:table-cell>
          <table:table-cell table:style-name="ce101" office:value-type="string">
            <text:p>FNC_ECMS_ADM_QUE_02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Advanced_Configuration\Manage Queries\Edit</text:p>
          </table:table-cell>
          <table:table-cell table:style-name="ce160" office:value-type="string">
            <text:p>Edit Query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5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41];6;1)&gt;MID([.F40];6;1);&quot;&quot;;MAX([.A$7:.A40])+1)">
            <text:p/>
          </table:table-cell>
          <table:table-cell table:style-name="ce102" office:value-type="string">
            <text:p>FNC_ECMS_ADM_QUE_02</text:p>
          </table:table-cell>
          <table:table-cell table:style-name="ce11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3" office:value-type="string">
            <text:p>ECMS\Admin\Advanced_Configuration\Manage Queries\Edit</text:p>
          </table:table-cell>
          <table:table-cell table:style-name="ce161" office:value-type="string">
            <text:p>Edit Query</text:p>
          </table:table-cell>
          <table:table-cell table:style-name="ce142" office:value-type="string">
            <text:p>Step 2: Open 'Edit query' pop-up</text:p>
          </table:table-cell>
          <table:table-cell table:style-name="ce134" office:value-type="string">
            <text:p>Click 'Add query' button</text:p>
          </table:table-cell>
          <table:table-cell table:style-name="ce139" office:value-type="string">
            <text:p><text:s/>'Add query' pop-up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42];6;1)&gt;MID([.F41];6;1);&quot;&quot;;MAX([.A$7:.A41])+1)">
            <text:p/>
          </table:table-cell>
          <table:table-cell table:style-name="ce102" office:value-type="string">
            <text:p>FNC_ECMS_ADM_QUE_02</text:p>
          </table:table-cell>
          <table:table-cell table:style-name="ce11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23" office:value-type="string">
            <text:p>ECMS\Admin\Advanced_Configuration\Manage Queries\Edit</text:p>
          </table:table-cell>
          <table:table-cell table:style-name="ce161" office:value-type="string">
            <text:p>Edit Query</text:p>
          </table:table-cell>
          <table:table-cell table:style-name="ce142" office:value-type="string">
            <text:p>Step 3: Edit query</text:p>
          </table:table-cell>
          <table:table-cell table:style-name="ce142" office:value-type="string">
            <text:p>Edit the properties of query you want <text:s/>except name of drive</text:p>
          </table:table-cell>
          <table:table-cell table:style-name="ce142" office:value-type="string">
            <text:p>Query is edited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10"/>
        </table:table-row>
        <table:table-row table:style-name="ro30">
          <table:table-cell table:style-name="ce94" table:formula="of:=IF(MID([.F43];6;1)&gt;MID([.F42];6;1);&quot;&quot;;MAX([.A$7:.A42])+1)" office:value-type="float" office:value="13">
            <text:p>013</text:p>
          </table:table-cell>
          <table:table-cell table:style-name="ce101" office:value-type="string">
            <text:p>FNC_ECMS_ADM_QUE_03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Advanced_Configuration\Manage Queries\Delete</text:p>
          </table:table-cell>
          <table:table-cell table:style-name="ce160" office:value-type="string">
            <text:p>Delete query</text:p>
          </table:table-cell>
          <table:table-cell table:style-name="ce142" office:value-type="string">
            <text:p>Step 1: Open 'Manage Queries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9" office:value-type="string">
            <text:p><text:s/>'Manage Queries'' form appears</text:p>
          </table:table-cell>
          <table:table-cell table:style-name="ce139" office:value-type="string">
            <text:p>Medium</text:p>
          </table:table-cell>
          <table:table-cell table:style-name="ce139"/>
          <table:table-cell table:style-name="ce142" table:number-columns-repeated="10"/>
          <table:table-cell table:style-name="ce95" table:number-columns-repeated="210"/>
        </table:table-row>
        <table:table-row table:style-name="ro25">
          <table:table-cell table:style-name="ce94" table:formula="of:=IF(MID([.F44];6;1)&gt;MID([.F43];6;1);&quot;&quot;;MAX([.A$7:.A43])+1)">
            <text:p/>
          </table:table-cell>
          <table:table-cell table:style-name="ce102" office:value-type="string">
            <text:p>FNC_ECMS_ADM_QUE_03</text:p>
          </table:table-cell>
          <table:table-cell table:style-name="ce11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23" office:value-type="string">
            <text:p>ECMS\Admin\Advanced_Configuration\Manage Queries\Delete</text:p>
          </table:table-cell>
          <table:table-cell table:style-name="ce161" office:value-type="string">
            <text:p>Delete query</text:p>
          </table:table-cell>
          <table:table-cell table:style-name="ce142" office:value-type="string">
            <text:p>Step 2: Delete query</text:p>
          </table:table-cell>
          <table:table-cell table:style-name="ce142" office:value-type="string">
            <text:p>Click 'Delete' icon on a query you want to delete</text:p>
            <text:p>- Click OK on confirm message </text:p>
          </table:table-cell>
          <table:table-cell table:style-name="ce142" office:value-type="string">
            <text:p>Query is deleted</text:p>
          </table:table-cell>
          <table:table-cell table:style-name="ce139" office:value-type="string">
            <text:p>Medium</text:p>
          </table:table-cell>
          <table:table-cell table:style-name="ce142" table:number-columns-repeated="11"/>
          <table:table-cell table:style-name="ce95" table:number-columns-repeated="210"/>
        </table:table-row>
        <table:table-row table:style-name="ro41" table:number-rows-repeated="40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03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900];[.$K1])" office:value-type="float" office:value="0">
            <text:p>0</text:p>
          </table:table-cell>
          <table:table-cell table:style-name="ce140" table:formula="of:=COUNTIF([.M$7:.M$900];[.$K1])" office:value-type="float" office:value="0">
            <text:p>0</text:p>
          </table:table-cell>
          <table:table-cell table:style-name="ce140" table:formula="of:=COUNTIF([.N$7:.N$900];[.$K1])" office:value-type="float" office:value="0">
            <text:p>0</text:p>
          </table:table-cell>
          <table:table-cell table:style-name="ce140" table:formula="of:=COUNTIF([.O$7:.O$900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3"/>
          <table:table-cell table:number-columns-repeated="17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900];[.$K2])" office:value-type="float" office:value="0">
            <text:p>0</text:p>
          </table:table-cell>
          <table:table-cell table:style-name="ce140" table:formula="of:=COUNTIF([.M$7:.M$900];[.$K2])" office:value-type="float" office:value="0">
            <text:p>0</text:p>
          </table:table-cell>
          <table:table-cell table:style-name="ce140" table:formula="of:=COUNTIF([.N$7:.N$900];[.$K2])" office:value-type="float" office:value="0">
            <text:p>0</text:p>
          </table:table-cell>
          <table:table-cell table:style-name="ce140" table:formula="of:=COUNTIF([.O$7:.O$900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3"/>
          <table:table-cell table:number-columns-repeated="17"/>
        </table:table-row>
        <table:table-row table:style-name="ro27">
          <table:table-cell/>
          <table:table-cell table:style-name="ce207" office:value-type="string">
            <text:p>Function List</text:p>
          </table:table-cell>
          <table:table-cell table:style-name="ce208" office:value-type="string" table:number-columns-spanned="3" table:number-rows-spanned="1">
            <text:p>Manage Script</text:p>
          </table:table-cell>
          <table:covered-table-cell table:style-name="ce209"/>
          <table:covered-table-cell table:style-name="ce208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900];[.$K3])" office:value-type="float" office:value="0">
            <text:p>0</text:p>
          </table:table-cell>
          <table:table-cell table:style-name="ce140" table:formula="of:=COUNTIF([.M$7:.M$900];[.$K3])" office:value-type="float" office:value="0">
            <text:p>0</text:p>
          </table:table-cell>
          <table:table-cell table:style-name="ce140" table:formula="of:=COUNTIF([.N$7:.N$900];[.$K3])" office:value-type="float" office:value="0">
            <text:p>0</text:p>
          </table:table-cell>
          <table:table-cell table:style-name="ce140" table:formula="of:=COUNTIF([.O$7:.O$900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3"/>
          <table:table-cell table:number-columns-repeated="17"/>
        </table:table-row>
        <table:table-row table:style-name="ro28">
          <table:table-cell/>
          <table:table-cell table:style-name="ce207" office:value-type="string">
            <text:p>Total main cases:</text:p>
          </table:table-cell>
          <table:table-cell table:style-name="ce208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95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900];[.$K4])" office:value-type="float" office:value="0">
            <text:p>0</text:p>
          </table:table-cell>
          <table:table-cell table:style-name="ce140" table:formula="of:=COUNTIF([.M$7:.M$900];[.$K4])" office:value-type="float" office:value="0">
            <text:p>0</text:p>
          </table:table-cell>
          <table:table-cell table:style-name="ce140" table:formula="of:=COUNTIF([.N$7:.N$900];[.$K4])" office:value-type="float" office:value="0">
            <text:p>0</text:p>
          </table:table-cell>
          <table:table-cell table:style-name="ce140" table:formula="of:=COUNTIF([.O$7:.O$900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3"/>
          <table:table-cell table:number-columns-repeated="17"/>
        </table:table-row>
        <table:table-row table:style-name="ro26">
          <table:table-cell/>
          <table:table-cell table:style-name="ce95"/>
          <table:table-cell table:style-name="ce106"/>
          <table:table-cell table:style-name="ce169"/>
          <table:table-cell table:style-name="ce120" table:number-columns-repeated="5"/>
          <table:table-cell table:style-name="ce141"/>
          <table:table-cell office:value-type="string">
            <text:p>N/A</text:p>
          </table:table-cell>
          <table:table-cell table:style-name="ce140" table:formula="of:=COUNTIF([.L$7:.L$900];[.$K5])" office:value-type="float" office:value="0">
            <text:p>0</text:p>
          </table:table-cell>
          <table:table-cell table:style-name="ce140" table:formula="of:=COUNTIF([.M$7:.M$900];[.$K5])" office:value-type="float" office:value="0">
            <text:p>0</text:p>
          </table:table-cell>
          <table:table-cell table:style-name="ce140" table:formula="of:=COUNTIF([.N$7:.N$900];[.$K5])" office:value-type="float" office:value="0">
            <text:p>0</text:p>
          </table:table-cell>
          <table:table-cell table:style-name="ce140" table:formula="of:=COUNTIF([.O$7:.O$900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93"/>
          <table:table-cell table:number-columns-repeated="17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  <table:table-cell table:number-columns-repeated="6"/>
        </table:table-row>
        <table:table-row table:style-name="ro30">
          <table:table-cell table:style-name="ce94" office:value-type="float" office:value="1">
            <text:p>001</text:p>
          </table:table-cell>
          <table:table-cell table:style-name="ce101" office:value-type="string">
            <text:p>FNC_ECMS_ADM_SCR_01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3" office:value-type="string">
            <text:p>Add ECM script when input valid data in required fields</text:p>
          </table:table-cell>
          <table:table-cell table:style-name="ce198" office:value-type="string">
            <text:p>Step 1: Open 'Manage Scripts' form</text:p>
          </table:table-cell>
          <table:table-cell table:style-name="ce19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0" office:value-type="string">
            <text:p><text:s/>'Manage Scripts'' form appears</text:p>
          </table:table-cell>
          <table:table-cell table:style-name="ce139" office:value-type="string">
            <text:p>Medium</text:p>
          </table:table-cell>
          <table:table-cell table:style-name="ce200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8];6;1)&gt;MID([.F7];6;1);&quot;&quot;;MAX([.A$7:.A7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4" office:value-type="string">
            <text:p>Add ECM script when input valid data in required fields</text:p>
          </table:table-cell>
          <table:table-cell table:style-name="ce198" office:value-type="string">
            <text:p>Step 2: Open “Add/Edit script” form</text:p>
          </table:table-cell>
          <table:table-cell table:style-name="ce197" office:value-type="string">
            <text:p>- Select ECM Script tab</text:p>
            <text:p>- Click Add button</text:p>
          </table:table-cell>
          <table:table-cell table:style-name="ce200" office:value-type="string">
            <text:p><text:s/>'Add/Edit Script' form appears</text:p>
          </table:table-cell>
          <table:table-cell table:style-name="ce139" office:value-type="string">
            <text:p>Medium</text:p>
          </table:table-cell>
          <table:table-cell table:style-name="ce200"/>
          <table:table-cell table:style-name="ce142"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9];6;1)&gt;MID([.F8];6;1);&quot;&quot;;MAX([.A$7:.A8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4" office:value-type="string">
            <text:p>Add ECM script when input valid data in required fields</text:p>
          </table:table-cell>
          <table:table-cell table:style-name="ce198" office:value-type="string">
            <text:p>Step 3: Add new script</text:p>
          </table:table-cell>
          <table:table-cell table:style-name="ce19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0" office:value-type="string">
            <text:p>New scripts is created successfully. Name of script is automatically added suffix .groovy</text:p>
          </table:table-cell>
          <table:table-cell table:style-name="ce139" office:value-type="string">
            <text:p>Medium</text:p>
          </table:table-cell>
          <table:table-cell table:style-name="ce200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3" office:value-type="string">
            <text:p>Add ECM script when 'script name ' field</text:p>
            <text:p><text:s/>is blank</text:p>
          </table:table-cell>
          <table:table-cell table:style-name="ce198" office:value-type="string">
            <text:p>Step 1: Open 'Manage Scripts' form</text:p>
          </table:table-cell>
          <table:table-cell table:style-name="ce19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0" office:value-type="string">
            <text:p><text:s/>'Manage Scripts'' form appears</text:p>
          </table:table-cell>
          <table:table-cell table:style-name="ce139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4" office:value-type="string">
            <text:p>Add ECM script when 'script name ' field</text:p>
            <text:p><text:s/>is blank</text:p>
          </table:table-cell>
          <table:table-cell table:style-name="ce198" office:value-type="string">
            <text:p>Step 2: Open “Add/Edit script” form</text:p>
          </table:table-cell>
          <table:table-cell table:style-name="ce197" office:value-type="string">
            <text:p>- Select ECM Script tab, select <text:span text:style-name="T10">Select category </text:span></text:p>
            <text:p>- Click Add button</text:p>
          </table:table-cell>
          <table:table-cell table:style-name="ce200" office:value-type="string">
            <text:p><text:s/>'Add/Edit Script' form appears</text:p>
          </table:table-cell>
          <table:table-cell table:style-name="ce139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12];6;1)&gt;MID([.F11];6;1);&quot;&quot;;MAX([.A$7:.A11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4" office:value-type="string">
            <text:p>Add ECM script when 'script name ' field</text:p>
            <text:p><text:s/>is blank</text:p>
          </table:table-cell>
          <table:table-cell table:style-name="ce198" office:value-type="string">
            <text:p>Step 3: Add new script</text:p>
          </table:table-cell>
          <table:table-cell table:style-name="ce19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0" office:value-type="string">
            <text:p>Show message “The field "Script Name" is required.”</text:p>
          </table:table-cell>
          <table:table-cell table:style-name="ce139" office:value-type="string">
            <text:p>Low</text:p>
          </table:table-cell>
          <table:table-cell table:style-name="ce200"/>
          <table:table-cell table:style-name="ce142"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8" office:value-type="string">
            <text:p>Step 1: Open 'Manage Scripts' form</text:p>
          </table:table-cell>
          <table:table-cell table:style-name="ce19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0" office:value-type="string">
            <text:p><text:s/>'Manage Scripts'' form appears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14];6;1)&gt;MID([.F13];6;1);&quot;&quot;;MAX([.A$7:.A13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4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8" office:value-type="string">
            <text:p>Step 2: Open “Add/Edit script” form</text:p>
          </table:table-cell>
          <table:table-cell table:style-name="ce197" office:value-type="string">
            <text:p>- Select ECM Script tab, select <text:span text:style-name="T10">Select category </text:span><text:s/></text:p>
            <text:p>- Click Add button</text:p>
          </table:table-cell>
          <table:table-cell table:style-name="ce200" office:value-type="string">
            <text:p><text:s/>'Add/Edit Script' form appears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5];6;1)&gt;MID([.F14];6;1);&quot;&quot;;MAX([.A$7:.A14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4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8" office:value-type="string">
            <text:p>Step 3: Add new script</text:p>
          </table:table-cell>
          <table:table-cell table:style-name="ce19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200" office:value-type="string">
            <text:p>Show message “Only alpha, digit, dot, dash and underscore characters are allowed for the field "Script Name".”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30">
          <table:table-cell table:style-name="ce198" table:formula="of:=IF(MID([.F16];6;1)&gt;MID([.F15];6;1);&quot;&quot;;MAX([.A$7:.A15])+1)" office:value-type="float" office:value="4">
            <text:p>4</text:p>
          </table:table-cell>
          <table:table-cell table:style-name="ce198" office:value-type="string">
            <text:p>FNC_ECMS_ADM_SCR_01</text:p>
          </table:table-cell>
          <table:table-cell table:style-name="ce198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198" office:value-type="string">
            <text:p>ECMS\Admin\Advanced_Configuration\Manage Script\ECM Script</text:p>
          </table:table-cell>
          <table:table-cell table:style-name="ce198" office:value-type="string">
            <text:p>Add new ECM script has the same name with existing scripts </text:p>
          </table:table-cell>
          <table:table-cell table:style-name="ce198" office:value-type="string">
            <text:p>Step 1: Open 'Manage Scripts' form</text:p>
          </table:table-cell>
          <table:table-cell table:style-name="ce19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8" office:value-type="string">
            <text:p><text:s/>'Manage Scripts'' form appears</text:p>
          </table:table-cell>
          <table:table-cell table:style-name="ce198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0"/>
        </table:table-row>
        <table:table-row table:style-name="ro14">
          <table:table-cell table:style-name="ce198" table:formula="of:=IF(MID([.F17];6;1)&gt;MID([.F16];6;1);&quot;&quot;;MAX([.A$7:.A16])+1)">
            <text:p/>
          </table:table-cell>
          <table:table-cell table:style-name="ce198" office:value-type="string">
            <text:p>FNC_ECMS_ADM_SCR_01</text:p>
          </table:table-cell>
          <table:table-cell table:style-name="ce198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198" office:value-type="string">
            <text:p>ECMS\Admin\Advanced_Configuration\Manage Script\ECM Script</text:p>
          </table:table-cell>
          <table:table-cell table:style-name="ce198" office:value-type="string">
            <text:p>Add new ECM script has the same name with existing scripts </text:p>
          </table:table-cell>
          <table:table-cell table:style-name="ce198" office:value-type="string">
            <text:p>Step 2: Open “Add/Edit script” form</text:p>
          </table:table-cell>
          <table:table-cell table:style-name="ce198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98" office:value-type="string">
            <text:p><text:s/>'Add/Edit Script' form appears</text:p>
          </table:table-cell>
          <table:table-cell table:style-name="ce198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0"/>
        </table:table-row>
        <table:table-row table:style-name="ro30">
          <table:table-cell table:style-name="ce198" table:formula="of:=IF(MID([.F18];6;1)&gt;MID([.F17];6;1);&quot;&quot;;MAX([.A$7:.A17])+1)">
            <text:p/>
          </table:table-cell>
          <table:table-cell table:style-name="ce198" office:value-type="string">
            <text:p>FNC_ECMS_ADM_SCR_01</text:p>
          </table:table-cell>
          <table:table-cell table:style-name="ce198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198" office:value-type="string">
            <text:p>ECMS\Admin\Advanced_Configuration\Manage Script\ECM Script</text:p>
          </table:table-cell>
          <table:table-cell table:style-name="ce198" office:value-type="string">
            <text:p>Add new ECM script has the same name with existing scripts </text:p>
          </table:table-cell>
          <table:table-cell table:style-name="ce198" office:value-type="string">
            <text:p>Step 3: Add new script</text:p>
          </table:table-cell>
          <table:table-cell table:style-name="ce198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98" office:value-type="string">
            <text:p>Show message “The script name [the name of scrip] is existing.”</text:p>
          </table:table-cell>
          <table:table-cell table:style-name="ce198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3" office:value-type="string">
            <text:p>Add script when 'script content' field is empty</text:p>
          </table:table-cell>
          <table:table-cell table:style-name="ce198" office:value-type="string">
            <text:p>Step 1: Open 'Manage Scripts' form</text:p>
          </table:table-cell>
          <table:table-cell table:style-name="ce19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0" office:value-type="string">
            <text:p><text:s/>'Manage Scripts'' form appears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20];6;1)&gt;MID([.F19];6;1);&quot;&quot;;MAX([.A$7:.A19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4" office:value-type="string">
            <text:p>Add script when 'script content' field is empty</text:p>
          </table:table-cell>
          <table:table-cell table:style-name="ce198" office:value-type="string">
            <text:p>Step 2: Open “Add/Edit script” form</text:p>
          </table:table-cell>
          <table:table-cell table:style-name="ce197" office:value-type="string">
            <text:p>- Select ECM Script tab, select <text:span text:style-name="T10">Select category </text:span></text:p>
            <text:p>- Click Add button</text:p>
          </table:table-cell>
          <table:table-cell table:style-name="ce200" office:value-type="string">
            <text:p><text:s/>'Add/Edit Script' form appears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21];6;1)&gt;MID([.F20];6;1);&quot;&quot;;MAX([.A$7:.A20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4" office:value-type="string">
            <text:p>Add script when 'script content' field is empty</text:p>
          </table:table-cell>
          <table:table-cell table:style-name="ce198" office:value-type="string">
            <text:p>Step 3: Add new script</text:p>
          </table:table-cell>
          <table:table-cell table:style-name="ce19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0" office:value-type="string">
            <text:p>Show message “The field "Script Contents" is required.”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5" office:value-type="string">
            <text:p>Using ECM script</text:p>
          </table:table-cell>
          <table:table-cell table:style-name="ce199" office:value-type="string">
            <text:p>Step 1: Open 'Manage Scripts' form</text:p>
          </table:table-cell>
          <table:table-cell table:style-name="ce210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0" office:value-type="string">
            <text:p><text:s/>'Manage Scripts'' form appears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25">
          <table:table-cell table:style-name="ce94" table:formula="of:=IF(MID([.F23];6;1)&gt;MID([.F22];6;1);&quot;&quot;;MAX([.A$7:.A22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6" office:value-type="string">
            <text:p>Using ECM script</text:p>
          </table:table-cell>
          <table:table-cell table:style-name="ce199" office:value-type="string">
            <text:p>Step 2: Open “Add/Edit script” form</text:p>
          </table:table-cell>
          <table:table-cell table:style-name="ce210" office:value-type="string">
            <text:p>- Select ECM Script tab or <text:span text:style-name="T12"><text:s/></text:span><text:span text:style-name="T13">BC </text:span><text:span text:style-name="T13">Scripts, select Select category: </text:span><text:span text:style-name="T13">action</text:span></text:p>
            <text:p>- Click Add button</text:p>
          </table:table-cell>
          <table:table-cell table:style-name="ce200" office:value-type="string">
            <text:p><text:s/>'Add/Edit Script' form appears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24];6;1)&gt;MID([.F23];6;1);&quot;&quot;;MAX([.A$7:.A23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6" office:value-type="string">
            <text:p>Using ECM script</text:p>
          </table:table-cell>
          <table:table-cell table:style-name="ce199" office:value-type="string">
            <text:p>Step 3: Add new script</text:p>
          </table:table-cell>
          <table:table-cell table:style-name="ce210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0" office:value-type="string">
            <text:p>New scripts is created successfully. Name of script is automatically added suffix .groovy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37">
          <table:table-cell table:style-name="ce94" table:formula="of:=IF(MID([.F25];6;1)&gt;MID([.F24];6;1);&quot;&quot;;MAX([.A$7:.A24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6" office:value-type="string">
            <text:p>Using ECM script</text:p>
          </table:table-cell>
          <table:table-cell table:style-name="ce145" office:value-type="string">
            <text:p>Step 4: reference a action to ECM script</text:p>
          </table:table-cell>
          <table:table-cell table:style-name="ce210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4">Extends Action Type: </text:span><text:span text:style-name="T14">exo:scriptaction , </text:span></text:p>
            <text:p><text:span text:style-name="T15"/></text:p>
          </table:table-cell>
          <table:table-cell table:style-name="ce145" office:value-type="string">
            <text:p>- New action has created</text:p>
            <text:p>- This action references to the ECM script has just created</text:p>
          </table:table-cell>
          <table:table-cell table:style-name="ce139" office:value-type="string">
            <text:p>Low</text:p>
          </table:table-cell>
          <table:table-cell table:style-name="ce145"/>
          <table:table-cell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26];6;1)&gt;MID([.F25];6;1);&quot;&quot;;MAX([.A$7:.A25])+1)" office:value-type="float" office:value="7">
            <text:p>007</text:p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3" office:value-type="string">
            <text:p>Edit Script when check 'is enable version' field</text:p>
          </table:table-cell>
          <table:table-cell table:style-name="ce198" office:value-type="string">
            <text:p>Step 1: Open 'Manage Scripts' form</text:p>
          </table:table-cell>
          <table:table-cell table:style-name="ce19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0" office:value-type="string">
            <text:p><text:s/>'Manage Scripts'' form appears</text:p>
          </table:table-cell>
          <table:table-cell table:style-name="ce139" office:value-type="string">
            <text:p>Low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31">
          <table:table-cell table:style-name="ce94" table:formula="of:=IF(MID([.F27];6;1)&gt;MID([.F26];6;1);&quot;&quot;;MAX([.A$7:.A26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194" office:value-type="string">
            <text:p>Edit Script when check 'is enable version' field</text:p>
          </table:table-cell>
          <table:table-cell table:style-name="ce198" office:value-type="string">
            <text:p>Step 2: Edit script</text:p>
          </table:table-cell>
          <table:table-cell table:style-name="ce198" office:value-type="string">
            <text:p>- Select <text:span text:style-name="T10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98" office:value-type="string">
            <text:p>The script is edited. The number script is displayed in 'Base version' column</text:p>
          </table:table-cell>
          <table:table-cell table:style-name="ce139" office:value-type="string">
            <text:p>Low</text:p>
          </table:table-cell>
          <table:table-cell table:style-name="ce198"/>
          <table:table-cell table:number-columns-repeated="10"/>
          <table:table-cell table:style-name="ce95" table:number-columns-repeated="210"/>
        </table:table-row>
        <table:table-row table:style-name="ro30">
          <table:table-cell table:style-name="ce94" table:formula="of:=IF(MID([.F28];6;1)&gt;MID([.F27];6;1);&quot;&quot;;MAX([.A$7:.A27])+1)" office:value-type="float" office:value="8">
            <text:p>008</text:p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204" office:value-type="string">
            <text:p>Delete ECM script</text:p>
          </table:table-cell>
          <table:table-cell table:style-name="ce198" office:value-type="string">
            <text:p>Step 1: Open 'Manage Scripts' form</text:p>
          </table:table-cell>
          <table:table-cell table:style-name="ce19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0" office:value-type="string">
            <text:p><text:s/>'Manage Scripts'' form appears</text:p>
          </table:table-cell>
          <table:table-cell table:style-name="ce139" office:value-type="string">
            <text:p>Medium</text:p>
          </table:table-cell>
          <table:table-cell table:style-name="ce200"/>
          <table:table-cell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29];6;1)&gt;MID([.F28];6;1);&quot;&quot;;MAX([.A$7:.A28])+1)">
            <text:p/>
          </table:table-cell>
          <table:table-cell table:style-name="ce102" office:value-type="string">
            <text:p>FNC_ECMS_ADM_SCR_01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3" office:value-type="string">
            <text:p>ECMS\Admin\Advanced_Configuration\Manage Script\ECM Script</text:p>
          </table:table-cell>
          <table:table-cell table:style-name="ce205" office:value-type="string">
            <text:p>Delete ECM script</text:p>
          </table:table-cell>
          <table:table-cell table:style-name="ce198" office:value-type="string">
            <text:p>Step 2: Delete script</text:p>
          </table:table-cell>
          <table:table-cell table:style-name="ce198" office:value-type="string">
            <text:p>- Select <text:span text:style-name="T10">Select category </text:span></text:p>
            <text:p>- Click 'Delete' icon on a script you want to delete</text:p>
            <text:p>- Click OK on confirm message</text:p>
          </table:table-cell>
          <table:table-cell table:style-name="ce198" office:value-type="string">
            <text:p>The script is deleted</text:p>
          </table:table-cell>
          <table:table-cell table:style-name="ce139" office:value-type="string">
            <text:p>Medium</text:p>
          </table:table-cell>
          <table:table-cell table:style-name="ce198"/>
          <table:table-cell table:number-columns-repeated="10"/>
          <table:table-cell table:style-name="ce95" table:number-columns-repeated="210"/>
        </table:table-row>
        <table:table-row table:style-name="ro41" table:number-rows-repeated="424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03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96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920];[.$K1])" office:value-type="float" office:value="0">
            <text:p>0</text:p>
          </table:table-cell>
          <table:table-cell table:style-name="ce140" table:formula="of:=COUNTIF([.M$7:.M$920];[.$K1])" office:value-type="float" office:value="0">
            <text:p>0</text:p>
          </table:table-cell>
          <table:table-cell table:style-name="ce140" table:formula="of:=COUNTIF([.N$7:.N$920];[.$K1])" office:value-type="float" office:value="0">
            <text:p>0</text:p>
          </table:table-cell>
          <table:table-cell table:style-name="ce140" table:formula="of:=COUNTIF([.O$7:.O$920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3"/>
          <table:table-cell table:number-columns-repeated="17"/>
        </table:table-row>
        <table:table-row table:style-name="ro26">
          <table:table-cell/>
          <table:table-cell table:style-name="ce97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920];[.$K2])" office:value-type="float" office:value="0">
            <text:p>0</text:p>
          </table:table-cell>
          <table:table-cell table:style-name="ce140" table:formula="of:=COUNTIF([.M$7:.M$920];[.$K2])" office:value-type="float" office:value="0">
            <text:p>0</text:p>
          </table:table-cell>
          <table:table-cell table:style-name="ce140" table:formula="of:=COUNTIF([.N$7:.N$920];[.$K2])" office:value-type="float" office:value="0">
            <text:p>0</text:p>
          </table:table-cell>
          <table:table-cell table:style-name="ce140" table:formula="of:=COUNTIF([.O$7:.O$920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3"/>
          <table:table-cell table:number-columns-repeated="17"/>
        </table:table-row>
        <table:table-row table:style-name="ro27">
          <table:table-cell/>
          <table:table-cell table:style-name="ce207" office:value-type="string">
            <text:p>Function List</text:p>
          </table:table-cell>
          <table:table-cell table:style-name="ce208" office:value-type="string" table:number-columns-spanned="3" table:number-rows-spanned="1">
            <text:p>Create Action Type</text:p>
          </table:table-cell>
          <table:covered-table-cell table:style-name="ce209"/>
          <table:covered-table-cell table:style-name="ce208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920];[.$K3])" office:value-type="float" office:value="0">
            <text:p>0</text:p>
          </table:table-cell>
          <table:table-cell table:style-name="ce140" table:formula="of:=COUNTIF([.M$7:.M$920];[.$K3])" office:value-type="float" office:value="0">
            <text:p>0</text:p>
          </table:table-cell>
          <table:table-cell table:style-name="ce140" table:formula="of:=COUNTIF([.N$7:.N$920];[.$K3])" office:value-type="float" office:value="0">
            <text:p>0</text:p>
          </table:table-cell>
          <table:table-cell table:style-name="ce140" table:formula="of:=COUNTIF([.O$7:.O$920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3"/>
          <table:table-cell table:number-columns-repeated="17"/>
        </table:table-row>
        <table:table-row table:style-name="ro28">
          <table:table-cell/>
          <table:table-cell table:style-name="ce207" office:value-type="string">
            <text:p>Total main cases:</text:p>
          </table:table-cell>
          <table:table-cell table:style-name="ce208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95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920];[.$K4])" office:value-type="float" office:value="0">
            <text:p>0</text:p>
          </table:table-cell>
          <table:table-cell table:style-name="ce140" table:formula="of:=COUNTIF([.M$7:.M$920];[.$K4])" office:value-type="float" office:value="0">
            <text:p>0</text:p>
          </table:table-cell>
          <table:table-cell table:style-name="ce140" table:formula="of:=COUNTIF([.N$7:.N$920];[.$K4])" office:value-type="float" office:value="0">
            <text:p>0</text:p>
          </table:table-cell>
          <table:table-cell table:style-name="ce140" table:formula="of:=COUNTIF([.O$7:.O$920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3"/>
          <table:table-cell table:number-columns-repeated="17"/>
        </table:table-row>
        <table:table-row table:style-name="ro26">
          <table:table-cell/>
          <table:table-cell table:style-name="ce95"/>
          <table:table-cell table:style-name="ce106"/>
          <table:table-cell table:style-name="ce169"/>
          <table:table-cell table:style-name="ce120" table:number-columns-repeated="5"/>
          <table:table-cell table:style-name="ce141"/>
          <table:table-cell office:value-type="string">
            <text:p>N/A</text:p>
          </table:table-cell>
          <table:table-cell table:style-name="ce140" table:formula="of:=COUNTIF([.L$7:.L$920];[.$K5])" office:value-type="float" office:value="0">
            <text:p>0</text:p>
          </table:table-cell>
          <table:table-cell table:style-name="ce140" table:formula="of:=COUNTIF([.M$7:.M$920];[.$K5])" office:value-type="float" office:value="0">
            <text:p>0</text:p>
          </table:table-cell>
          <table:table-cell table:style-name="ce140" table:formula="of:=COUNTIF([.N$7:.N$920];[.$K5])" office:value-type="float" office:value="0">
            <text:p>0</text:p>
          </table:table-cell>
          <table:table-cell table:style-name="ce140" table:formula="of:=COUNTIF([.O$7:.O$920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93"/>
          <table:table-cell table:number-columns-repeated="17"/>
        </table:table-row>
        <table:table-row table:style-name="ro13">
          <table:table-cell table:style-name="ce92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  <table:table-cell table:number-columns-repeated="6"/>
        </table:table-row>
        <table:table-row table:style-name="ro32">
          <table:table-cell table:style-name="ce94" office:value-type="float" office:value="1">
            <text:p>001</text:p>
          </table:table-cell>
          <table:table-cell table:style-name="ce102" office:value-type="string">
            <text:p>FNC_ECMS_ADM_ACT_01</text:p>
          </table:table-cell>
          <table:table-cell table:style-name="ce115" office:value-type="float" office:value="1">
            <text:p>001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0" office:value-type="string">
            <text:p>Add an action type with valid data</text:p>
          </table:table-cell>
          <table:table-cell table:style-name="ce142" office:value-type="string">
            <text:p>Step 1: Open 'Create Action Type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9" office:value-type="string">
            <text:p><text:s/>'Create Action Type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8];6;1)&gt;MID([.F7];6;1);&quot;&quot;;MAX([.A$7:.A7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1" office:value-type="string">
            <text:p>Add an action type with valid data</text:p>
          </table:table-cell>
          <table:table-cell table:style-name="ce142" office:value-type="string">
            <text:p>Step 2: Open 'Action Type Form'</text:p>
          </table:table-cell>
          <table:table-cell table:style-name="ce134" office:value-type="string">
            <text:p>Click Add button</text:p>
          </table:table-cell>
          <table:table-cell table:style-name="ce139" office:value-type="string">
            <text:p>Action Type Form'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9];6;1)&gt;MID([.F8];6;1);&quot;&quot;;MAX([.A$7:.A8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1" office:value-type="string">
            <text:p>Add an action type with valid data</text:p>
          </table:table-cell>
          <table:table-cell table:style-name="ce142" office:value-type="string">
            <text:p>Step 3: Add action</text:p>
          </table:table-cell>
          <table:table-cell table:style-name="ce134" office:value-type="string">
            <text:p>- Put name for new action</text:p>
            <text:p>- Select properties</text:p>
            <text:p>- Click Save button</text:p>
          </table:table-cell>
          <table:table-cell table:style-name="ce139" office:value-type="string">
            <text:p>New action is created successfully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32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0" office:value-type="string">
            <text:p>Add Action type when Name field is blank</text:p>
          </table:table-cell>
          <table:table-cell table:style-name="ce142" office:value-type="string">
            <text:p>Step 1: Open 'Create Action Type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9" office:value-type="string">
            <text:p><text:s/>'Create Action Type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11];6;1)&gt;MID([.F10];6;1);&quot;&quot;;MAX([.A$7:.A10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1" office:value-type="string">
            <text:p>Add Action type when Name field is blank</text:p>
          </table:table-cell>
          <table:table-cell table:style-name="ce142" office:value-type="string">
            <text:p>Step 2: Open 'Action Type Form'</text:p>
          </table:table-cell>
          <table:table-cell table:style-name="ce134" office:value-type="string">
            <text:p>Click Add button</text:p>
          </table:table-cell>
          <table:table-cell table:style-name="ce139" office:value-type="string">
            <text:p>Action Type Form'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25">
          <table:table-cell table:style-name="ce94" table:formula="of:=IF(MID([.F12];6;1)&gt;MID([.F11];6;1);&quot;&quot;;MAX([.A$7:.A11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1" office:value-type="string">
            <text:p>Add Action type when Name field is blank</text:p>
          </table:table-cell>
          <table:table-cell table:style-name="ce142" office:value-type="string">
            <text:p>Step 3: Add action</text:p>
          </table:table-cell>
          <table:table-cell table:style-name="ce134" office:value-type="string">
            <text:p>- Do not put name for new action</text:p>
            <text:p>- Select properties</text:p>
            <text:p>- Click Save button</text:p>
          </table:table-cell>
          <table:table-cell table:style-name="ce139" office:value-type="string">
            <text:p>Show message “The field 'Name (start with ''exo:'')' is required”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32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0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42" office:value-type="string">
            <text:p>Step 1: Open 'Create Action Type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9" office:value-type="string">
            <text:p><text:s/>'Create Action Type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14];6;1)&gt;MID([.F13];6;1);&quot;&quot;;MAX([.A$7:.A13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42" office:value-type="string">
            <text:p>Step 2: Open 'Action Type Form'</text:p>
          </table:table-cell>
          <table:table-cell table:style-name="ce134" office:value-type="string">
            <text:p>Click Add button</text:p>
          </table:table-cell>
          <table:table-cell table:style-name="ce139" office:value-type="string">
            <text:p>Action Type Form'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15];6;1)&gt;MID([.F14];6;1);&quot;&quot;;MAX([.A$7:.A14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42" office:value-type="string">
            <text:p>Step 3: Add action</text:p>
          </table:table-cell>
          <table:table-cell table:style-name="ce134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39" office:value-type="string">
            <text:p>Show message “The action name contains some invalid characters.”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32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0" office:value-type="string">
            <text:p>Add action when name field does not start with ''exo:''</text:p>
          </table:table-cell>
          <table:table-cell table:style-name="ce142" office:value-type="string">
            <text:p>Step 1: Open 'Create Action Type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9" office:value-type="string">
            <text:p><text:s/>'Create Action Type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17];6;1)&gt;MID([.F16];6;1);&quot;&quot;;MAX([.A$7:.A16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1" office:value-type="string">
            <text:p>Add action when name field does not start with ''exo:''</text:p>
          </table:table-cell>
          <table:table-cell table:style-name="ce142" office:value-type="string">
            <text:p>Step 2: Open 'Action Type Form'</text:p>
          </table:table-cell>
          <table:table-cell table:style-name="ce134" office:value-type="string">
            <text:p>Click Add button</text:p>
          </table:table-cell>
          <table:table-cell table:style-name="ce139" office:value-type="string">
            <text:p>Action Type Form'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18];6;1)&gt;MID([.F17];6;1);&quot;&quot;;MAX([.A$7:.A17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1" office:value-type="string">
            <text:p>Add action when name field does not start with ''exo:''</text:p>
          </table:table-cell>
          <table:table-cell table:style-name="ce142" office:value-type="string">
            <text:p>Step 3: Add action</text:p>
          </table:table-cell>
          <table:table-cell table:style-name="ce134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39" office:value-type="string">
            <text:p>Show message “[name of action]is invalid. The name must begin with 'exo:''”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32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0" office:value-type="string">
            <text:p>Add An action type when name of action is existed</text:p>
          </table:table-cell>
          <table:table-cell table:style-name="ce161" office:value-type="string">
            <text:p>Step 1: Open 'Create Action Type' form</text:p>
          </table:table-cell>
          <table:table-cell table:style-name="ce13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9" office:value-type="string">
            <text:p><text:s/>'Create Action Type' form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20];6;1)&gt;MID([.F19];6;1);&quot;&quot;;MAX([.A$7:.A19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70" office:value-type="string">
            <text:p>Add An action type when name of action is existed</text:p>
          </table:table-cell>
          <table:table-cell table:style-name="ce161" office:value-type="string">
            <text:p>Step 2: Open 'Action Type Form'</text:p>
          </table:table-cell>
          <table:table-cell table:style-name="ce134" office:value-type="string">
            <text:p>Click Add button</text:p>
          </table:table-cell>
          <table:table-cell table:style-name="ce139" office:value-type="string">
            <text:p>Action Type Form' appears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21];6;1)&gt;MID([.F20];6;1);&quot;&quot;;MAX([.A$7:.A20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61" office:value-type="string">
            <text:p>Add An action type when name of action <text:s/>is existed</text:p>
          </table:table-cell>
          <table:table-cell table:style-name="ce161" office:value-type="string">
            <text:p>Step 3: Add action</text:p>
          </table:table-cell>
          <table:table-cell table:style-name="ce134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39" office:value-type="string">
            <text:p>Show message “This action existed in the ECM system'”</text:p>
          </table:table-cell>
          <table:table-cell table:style-name="ce139" office:value-type="string">
            <text:p>Low</text:p>
          </table:table-cell>
          <table:table-cell table:style-name="ce139"/>
          <table:table-cell table:number-columns-repeated="10"/>
          <table:table-cell table:style-name="ce95" table:number-columns-repeated="210"/>
        </table:table-row>
        <table:table-row table:style-name="ro14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51" office:value-type="string">
            <text:p>Check the using of action after created</text:p>
          </table:table-cell>
          <table:table-cell table:style-name="ce118" office:value-type="string">
            <text:p>Step 1: Create an action</text:p>
          </table:table-cell>
          <table:table-cell table:style-name="ce118" office:value-type="string">
            <text:p>Create an action </text:p>
          </table:table-cell>
          <table:table-cell table:style-name="ce118" office:value-type="string">
            <text:p>Action is created successfully</text:p>
          </table:table-cell>
          <table:table-cell table:style-name="ce139" office:value-type="string">
            <text:p>Low</text:p>
          </table:table-cell>
          <table:table-cell table:style-name="ce118"/>
          <table:table-cell table:number-columns-repeated="10"/>
          <table:table-cell table:style-name="ce95" table:number-columns-repeated="210"/>
        </table:table-row>
        <table:table-row table:style-name="ro29">
          <table:table-cell table:style-name="ce94" table:formula="of:=IF(MID([.F23];6;1)&gt;MID([.F22];6;1);&quot;&quot;;MAX([.A$7:.A22])+1)">
            <text:p/>
          </table:table-cell>
          <table:table-cell table:style-name="ce102" office:value-type="string">
            <text:p>FNC_ECMS_ADM_ACT_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3" office:value-type="string">
            <text:p>ECMS\Admin\Advanced_Configuration\Create Action Type</text:p>
          </table:table-cell>
          <table:table-cell table:style-name="ce152" office:value-type="string">
            <text:p>Check the using of action after created</text:p>
          </table:table-cell>
          <table:table-cell table:style-name="ce118" office:value-type="string">
            <text:p>Step 2: Check the displaying of action after created</text:p>
          </table:table-cell>
          <table:table-cell table:style-name="ce118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118" office:value-type="string">
            <text:p>You'll see the action that created in ECM admin in list 'Affected Node Types'</text:p>
          </table:table-cell>
          <table:table-cell table:style-name="ce139" office:value-type="string">
            <text:p>Low</text:p>
          </table:table-cell>
          <table:table-cell table:style-name="ce118"/>
          <table:table-cell table:number-columns-repeated="10"/>
          <table:table-cell table:style-name="ce95" table:number-columns-repeated="210"/>
        </table:table-row>
        <table:table-row table:style-name="ro41" table:number-rows-repeated="450">
          <table:table-cell table:number-columns-repeated="230"/>
        </table:table-row>
        <table:table-row table:style-name="ro41" table:number-rows-repeated="10">
          <table:table-cell table:number-columns-repeated="10"/>
          <table:table-cell table:style-name="ce95" table:number-columns-repeated="10"/>
          <table:table-cell table:number-columns-repeated="210"/>
        </table:table-row>
        <table:table-row table:style-name="ro41">
          <table:table-cell table:number-columns-repeated="10"/>
          <table:table-cell table:style-name="ce95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94"/>
        <table:table-column table:style-name="co10" table:default-cell-style-name="ce102"/>
        <table:table-column table:style-name="co10" table:default-cell-style-name="ce115"/>
        <table:table-column table:style-name="co43" table:default-cell-style-name="ce132"/>
        <table:table-column table:style-name="co41" table:default-cell-style-name="ce99"/>
        <table:table-column table:style-name="co44" table:default-cell-style-name="ce95"/>
        <table:table-column table:style-name="co45" table:default-cell-style-name="ce95"/>
        <table:table-column table:style-name="co50" table:default-cell-style-name="ce95"/>
        <table:table-column table:style-name="co10" table:number-columns-repeated="248" table:default-cell-style-name="ce95"/>
        <table:table-row table:style-name="ro26">
          <table:table-cell table:style-name="ce211"/>
          <table:table-cell table:style-name="ce212" office:value-type="string">
            <text:p>TEST CASE</text:p>
          </table:table-cell>
          <table:table-cell table:style-name="ce104" table:number-columns-repeated="3"/>
          <table:table-cell/>
          <table:table-cell table:style-name="ce104" table:number-columns-repeated="4"/>
          <table:table-cell table:style-name="ce140" office:value-type="string">
            <text:p>Passed</text:p>
          </table:table-cell>
          <table:table-cell table:style-name="ce140" table:formula="of:=COUNTIF([.L$7:.L$1008];[.$K1])" office:value-type="float" office:value="32">
            <text:p>32</text:p>
          </table:table-cell>
          <table:table-cell table:style-name="ce140" table:formula="of:=COUNTIF([.M$7:.M$1008];[.$K1])" office:value-type="float" office:value="32">
            <text:p>32</text:p>
          </table:table-cell>
          <table:table-cell table:style-name="ce140" table:formula="of:=COUNTIF([.N$7:.N$1008];[.$K1])" office:value-type="float" office:value="0">
            <text:p>0</text:p>
          </table:table-cell>
          <table:table-cell table:style-name="ce140" table:formula="of:=COUNTIF([.O$7:.O$1008];[.$K1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3"/>
          <table:table-cell table:style-name="Default" table:number-columns-repeated="43"/>
        </table:table-row>
        <table:table-row table:style-name="ro26">
          <table:table-cell table:style-name="ce211"/>
          <table:table-cell table:style-name="ce213"/>
          <table:table-cell table:style-name="ce104" table:number-columns-repeated="3"/>
          <table:table-cell/>
          <table:table-cell table:style-name="ce104" table:number-columns-repeated="3"/>
          <table:table-cell table:style-name="ce140"/>
          <table:table-cell table:style-name="ce140" office:value-type="string">
            <text:p>Failed</text:p>
          </table:table-cell>
          <table:table-cell table:style-name="ce140" table:formula="of:=COUNTIF([.L$7:.L$1008];[.$K2])" office:value-type="float" office:value="1">
            <text:p>1</text:p>
          </table:table-cell>
          <table:table-cell table:style-name="ce140" table:formula="of:=COUNTIF([.M$7:.M$1008];[.$K2])" office:value-type="float" office:value="1">
            <text:p>1</text:p>
          </table:table-cell>
          <table:table-cell table:style-name="ce140" table:formula="of:=COUNTIF([.N$7:.N$1008];[.$K2])" office:value-type="float" office:value="0">
            <text:p>0</text:p>
          </table:table-cell>
          <table:table-cell table:style-name="ce140" table:formula="of:=COUNTIF([.O$7:.O$1008];[.$K2])" office:value-type="float" office:value="0">
            <text:p>0</text:p>
          </table:table-cell>
          <table:table-cell table:style-name="ce104" table:number-columns-repeated="5"/>
          <table:table-cell table:style-name="ce147" table:number-columns-repeated="193"/>
          <table:table-cell table:style-name="Default" table:number-columns-repeated="43"/>
        </table:table-row>
        <table:table-row table:style-name="ro27">
          <table:table-cell table:style-name="ce211"/>
          <table:table-cell table:style-name="ce214" office:value-type="string">
            <text:p>Function List</text:p>
          </table:table-cell>
          <table:table-cell table:style-name="ce208" office:value-type="string" table:number-columns-spanned="3" table:number-rows-spanned="1">
            <text:p>Manage Locks</text:p>
          </table:table-cell>
          <table:covered-table-cell table:style-name="ce209"/>
          <table:covered-table-cell table:style-name="ce208"/>
          <table:table-cell/>
          <table:table-cell table:style-name="ce138" table:number-columns-repeated="3"/>
          <table:table-cell table:style-name="ce140"/>
          <table:table-cell table:style-name="ce140" office:value-type="string">
            <text:p>Blocked</text:p>
          </table:table-cell>
          <table:table-cell table:style-name="ce140" table:formula="of:=COUNTIF([.L$7:.L$1008];[.$K3])" office:value-type="float" office:value="0">
            <text:p>0</text:p>
          </table:table-cell>
          <table:table-cell table:style-name="ce140" table:formula="of:=COUNTIF([.M$7:.M$1008];[.$K3])" office:value-type="float" office:value="0">
            <text:p>0</text:p>
          </table:table-cell>
          <table:table-cell table:style-name="ce140" table:formula="of:=COUNTIF([.N$7:.N$1008];[.$K3])" office:value-type="float" office:value="0">
            <text:p>0</text:p>
          </table:table-cell>
          <table:table-cell table:style-name="ce140" table:formula="of:=COUNTIF([.O$7:.O$1008];[.$K3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3"/>
          <table:table-cell table:style-name="Default" table:number-columns-repeated="43"/>
        </table:table-row>
        <table:table-row table:style-name="ro28">
          <table:table-cell table:style-name="ce211"/>
          <table:table-cell table:style-name="ce214" office:value-type="string">
            <text:p>Total main cases:</text:p>
          </table:table-cell>
          <table:table-cell table:style-name="ce208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15"/>
          <table:table-cell/>
          <table:table-cell table:style-name="ce138" table:number-columns-repeated="3"/>
          <table:table-cell table:style-name="ce140"/>
          <table:table-cell table:style-name="ce141" office:value-type="string">
            <text:p>Untested</text:p>
          </table:table-cell>
          <table:table-cell table:style-name="ce140" table:formula="of:=COUNTIF([.L$7:.L$1008];[.$K4])" office:value-type="float" office:value="0">
            <text:p>0</text:p>
          </table:table-cell>
          <table:table-cell table:style-name="ce140" table:formula="of:=COUNTIF([.M$7:.M$1008];[.$K4])" office:value-type="float" office:value="0">
            <text:p>0</text:p>
          </table:table-cell>
          <table:table-cell table:style-name="ce140" table:formula="of:=COUNTIF([.N$7:.N$1008];[.$K4])" office:value-type="float" office:value="0">
            <text:p>0</text:p>
          </table:table-cell>
          <table:table-cell table:style-name="ce140" table:formula="of:=COUNTIF([.O$7:.O$1008];[.$K4])" office:value-type="float" office:value="0">
            <text:p>0</text:p>
          </table:table-cell>
          <table:table-cell table:style-name="ce138" table:number-columns-repeated="5"/>
          <table:table-cell table:style-name="ce147" table:number-columns-repeated="193"/>
          <table:table-cell table:style-name="Default" table:number-columns-repeated="43"/>
        </table:table-row>
        <table:table-row table:style-name="ro26">
          <table:table-cell table:style-name="ce211" table:number-columns-repeated="2"/>
          <table:table-cell table:style-name="ce106"/>
          <table:table-cell table:style-name="ce169"/>
          <table:table-cell table:style-name="ce120" table:number-columns-repeated="5"/>
          <table:table-cell table:style-name="ce141"/>
          <table:table-cell table:style-name="Default" office:value-type="string">
            <text:p>N/A</text:p>
          </table:table-cell>
          <table:table-cell table:style-name="ce140" table:formula="of:=COUNTIF([.L$7:.L$1008];[.$K5])" office:value-type="float" office:value="0">
            <text:p>0</text:p>
          </table:table-cell>
          <table:table-cell table:style-name="ce140" table:formula="of:=COUNTIF([.M$7:.M$1008];[.$K5])" office:value-type="float" office:value="0">
            <text:p>0</text:p>
          </table:table-cell>
          <table:table-cell table:style-name="ce140" table:formula="of:=COUNTIF([.N$7:.N$1008];[.$K5])" office:value-type="float" office:value="0">
            <text:p>0</text:p>
          </table:table-cell>
          <table:table-cell table:style-name="ce140" table:formula="of:=COUNTIF([.O$7:.O$1008];[.$K5])" office:value-type="float" office:value="0">
            <text:p>0</text:p>
          </table:table-cell>
          <table:table-cell table:style-name="ce120" table:number-columns-repeated="5"/>
          <table:table-cell table:style-name="ce147" table:number-columns-repeated="193"/>
          <table:table-cell table:style-name="Default" table:number-columns-repeated="43"/>
        </table:table-row>
        <table:table-row table:style-name="ro13">
          <table:table-cell table:style-name="ce92" office:value-type="string">
            <text:p>o</text:p>
          </table:table-cell>
          <table:table-cell table:style-name="ce100" office:value-type="string">
            <text:p>Related Function</text:p>
          </table:table-cell>
          <table:table-cell table:style-name="ce107" office:value-type="string">
            <text:p>Case No</text:p>
          </table:table-cell>
          <table:table-cell table:style-name="ce122" office:value-type="string">
            <text:p>Path</text:p>
          </table:table-cell>
          <table:table-cell table:style-name="ce122" office:value-type="string">
            <text:p>Case Description</text:p>
          </table:table-cell>
          <table:table-cell table:style-name="ce122" office:value-type="string">
            <text:p>Step Description</text:p>
          </table:table-cell>
          <table:table-cell table:style-name="ce122" office:value-type="string">
            <text:p>Steps to produce</text:p>
          </table:table-cell>
          <table:table-cell table:style-name="ce122" office:value-type="string">
            <text:p>Expected Output</text:p>
          </table:table-cell>
          <table:table-cell table:style-name="ce122" office:value-type="string">
            <text:p>Priority</text:p>
          </table:table-cell>
          <table:table-cell table:style-name="ce122" office:value-type="string">
            <text:p>Affect</text:p>
          </table:table-cell>
          <table:table-cell table:style-name="ce122" office:value-type="string">
            <text:p>Tester</text:p>
          </table:table-cell>
          <table:table-cell table:style-name="ce122" office:value-type="string">
            <text:p>IE7</text:p>
          </table:table-cell>
          <table:table-cell table:style-name="ce122" office:value-type="string">
            <text:p>FireFox3.5</text:p>
          </table:table-cell>
          <table:table-cell table:style-name="ce122" office:value-type="string">
            <text:p>Comment/Bug</text:p>
          </table:table-cell>
          <table:table-cell table:style-name="ce122" table:number-columns-repeated="6"/>
          <table:table-cell table:style-name="ce148" table:number-columns-repeated="198"/>
          <table:table-cell table:style-name="ce149" table:number-columns-repeated="6"/>
          <table:table-cell table:style-name="Default" table:number-columns-repeated="32"/>
        </table:table-row>
        <table:table-row table:style-name="ro25">
          <table:table-cell table:style-name="ce93" office:value-type="float" office:value="1">
            <text:p>001</text:p>
          </table:table-cell>
          <table:table-cell table:style-name="ce101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24" office:value-type="string">
            <text:p>ECMS\Admin\</text:p>
            <text:p>Advanced_Configuration\Manage_Locks\Check</text:p>
          </table:table-cell>
          <table:table-cell table:style-name="ce135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35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35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35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35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25];6;1)&gt;MID([.F24];6;1);&quot;&quot;;MAX([.A$7:.A24])+1)" office:value-type="float" office:value="6">
            <text:p>006</text:p>
          </table:table-cell>
          <table:table-cell table:style-name="ce101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68" office:value-type="string">
            <text:p>ECMS\Admin\Advanced_Configuration\Manage_Locks\Permission</text:p>
          </table:table-cell>
          <table:table-cell table:style-name="ce135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135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135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135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73" office:value-type="string">
            <text:p><text:a xlink:href="https://jira.exoplatform.org/browse/TESTVN-5314">TESTVN-5314</text:a></text:p>
          </table:table-cell>
          <table:table-cell table:number-columns-repeated="242"/>
        </table:table-row>
        <table:table-row table:style-name="ro41" table:number-rows-repeated="10">
          <table:table-cell table:style-name="ce211" table:number-columns-repeated="3"/>
          <table:table-cell table:style-name="ce95" table:number-columns-repeated="2"/>
          <table:table-cell table:number-columns-repeated="251"/>
        </table:table-row>
        <table:table-row table:style-name="ro41">
          <table:table-cell table:style-name="ce211" table:number-columns-repeated="3"/>
          <table:table-cell table:style-name="ce95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6" table:default-cell-style-name="ce178"/>
        <table:table-column table:style-name="co47" table:default-cell-style-name="ce186"/>
        <table:table-column table:style-name="co48" table:default-cell-style-name="ce187"/>
        <table:table-column table:style-name="co49" table:default-cell-style-name="ce187"/>
        <table:table-column table:style-name="co10" table:default-cell-style-name="ce191"/>
        <table:table-column table:style-name="co10" table:default-cell-style-name="ce143"/>
        <table:table-row table:style-name="ro53">
          <table:table-cell table:style-name="ce175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7" office:value-type="string" table:number-columns-spanned="1" table:number-rows-spanned="3">
            <text:p>Total cases</text:p>
          </table:table-cell>
          <table:table-cell table:style-name="ce126" table:number-columns-repeated="245"/>
        </table:table-row>
        <table:table-row table:style-name="ro54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90"/>
          <table:table-cell table:style-name="ce44" table:number-columns-repeated="245"/>
        </table:table-row>
        <table:table-row table:style-name="ro55">
          <table:table-cell table:style-name="ce177" office:value-type="string">
            <text:p>Id</text:p>
          </table:table-cell>
          <table:table-cell table:style-name="ce177" office:value-type="string">
            <text:p>Functional Group</text:p>
          </table:table-cell>
          <table:table-cell table:style-name="ce177" office:value-type="string">
            <text:p>Functionality</text:p>
          </table:table-cell>
          <table:table-cell table:style-name="ce177" office:value-type="string">
            <text:p>Functionality summary</text:p>
          </table:table-cell>
          <table:covered-table-cell table:style-name="ce190"/>
          <table:table-cell table:style-name="ce126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82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83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79" office:value-type="string">
            <text:p>FNC_ECMS_ADM_CAT_01</text:p>
          </table:table-cell>
          <table:table-cell table:style-name="ce184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6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87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87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56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57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57">
          <table:table-cell office:value-type="string">
            <text:p>FNC_ECMS_ADM_LOC_02</text:p>
          </table:table-cell>
          <table:table-cell table:style-name="ce188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58">
          <table:table-cell table:style-name="ce180" office:value-type="string" table:number-columns-spanned="4" table:number-rows-spanned="1">
            <text:p>Total</text:p>
          </table:table-cell>
          <table:covered-table-cell table:style-name="ce189"/>
          <table:covered-table-cell table:style-name="ce189"/>
          <table:covered-table-cell table:style-name="ce189"/>
          <table:table-cell table:style-name="ce189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2" table:target-range-address="Manage_Tags.A6:Manage_Tags.N37" table:display-filter-buttons="true"/>
        <table:database-range table:name="__Anonymous_Sheet_DB__3" table:target-range-address="Manage_Categories.A6:Manage_Categories.N131" table:display-filter-buttons="true"/>
        <table:database-range table:name="__Anonymous_Sheet_DB__4" table:target-range-address="Manage_Template.A6:Manage_Template.N111" table:display-filter-buttons="true"/>
        <table:database-range table:name="__Anonymous_Sheet_DB__5" table:target-range-address="Manage_Metadata.A6:Manage_Metadata.N13" table:display-filter-buttons="true"/>
        <table:database-range table:name="__Anonymous_Sheet_DB__6" table:target-range-address="Manage_Views.A6:Manage_Views.N86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7" table:target-range-address="Manage_Drive.A6:Manage_Drive.N50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8" table:target-range-address="Namespace_Registry.A6:Namespace_Registry.N26" table:display-filter-buttons="true"/>
        <table:database-range table:name="__Anonymous_Sheet_DB__9" table:target-range-address="Manage_Node_Type.A6:Manage_Node_Type.N99" table:display-filter-buttons="true"/>
        <table:database-range table:name="__Anonymous_Sheet_DB__10" table:target-range-address="Manage_Query.A6:Manage_Query.N44" table:display-filter-buttons="true"/>
        <table:database-range table:name="__Anonymous_Sheet_DB__11" table:target-range-address="Manage_Script.A6:Manage_Script.N29" table:display-filter-buttons="true"/>
        <table:database-range table:name="__Anonymous_Sheet_DB__12" table:target-range-address="Manage_Action.A6:Manage_Action.N23" table:display-filter-buttons="true"/>
        <table:database-range table:name="__Anonymous_Sheet_DB__13" table:target-range-address="Manage_Locks.A6:Manage_Locks.N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currency-style style:name="N2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3P0"/>
    </number:currency-style>
    <number:number-style style:name="N234">
      <number:text>12344.1</number:text>
    </number:number-style>
    <number:number-style style:name="N235">
      <number:text>2</number:text>
      <number:number number:decimal-places="1" number:min-integer-digits="0"/>
    </number:number-style>
    <number:date-style style:name="N236">
      <number:day number:style="long"/>
      <number:text>/</number:text>
      <number:month number:style="long"/>
      <number:text>/</number:text>
      <number:year/>
    </number:date-style>
    <number:date-style style:name="N237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7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Tuan Nguyen</meta:initial-creator>
    <meta:creation-date>2008-10-28T10:56:09</meta:creation-date>
    <dc:date>2012-04-20T17:08:28</dc:date>
    <dc:language>en-US</dc:language>
    <meta:editing-cycles>433</meta:editing-cycles>
    <meta:editing-duration>P3DT22H32M42S</meta:editing-duration>
    <dc:creator>exoplatform </dc:creator>
    <meta:document-statistic meta:table-count="15" meta:cell-count="7091" meta:object-count="1"/>
    <meta:user-defined meta:name="Info 1"/>
    <meta:user-defined meta:name="Info 2"/>
    <meta:user-defined meta:name="Info 3"/>
    <meta:user-defined meta:name="Info 4"/>
  </office:meta>
</office:document-meta>
</file>